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1" style:font-name-asian="Arial11" style:font-name-complex="Arial11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size="9pt" style:font-size-asian="9pt" style:font-size-complex="9pt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1" style:font-name-asian="Arial11" style:font-name-complex="Arial11" fo:font-size="9pt" style:font-size-asian="9pt" style:font-size-complex="9pt"/>
    </style:style>
    <style:style style:name="ce6" style:family="table-cell" style:parent-style-name="Hyperlink" style:data-style-name="N36">
      <style:table-cell-properties style:vertical-align="automatic" fo:background-color="transparent" style:cell-protect="protected"/>
      <style:text-properties fo:color="#0000FF" style:font-name="Arial11" style:font-name-asian="Arial11" style:font-name-complex="Arial11" fo:font-size="9pt" style:font-size-asian="9pt" style:font-size-complex="9pt" style:text-underline-style="solid" style:text-underline-type="single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1" style:font-name-asian="Arial11" style:font-name-complex="Arial11" fo:font-size="9pt" style:font-size-asian="9pt" style:font-size-complex="9pt" fo:font-style="italic" style:font-style-asian="italic" style:font-style-complex="italic"/>
    </style:style>
    <style:style style:name="ce8" style:family="table-cell" style:parent-style-name="Hyperlink" style:data-style-name="N36">
      <style:table-cell-properties style:vertical-align="automatic" fo:background-color="transparent" style:cell-protect="protected"/>
      <style:text-properties fo:color="#0000FF" style:font-name="Arial11" style:font-name-asian="Arial11" style:font-name-complex="Arial11" fo:font-size="9pt" style:font-size-asian="9pt" style:font-size-complex="9pt" style:text-underline-style="none" style:text-underline-type="none"/>
    </style:style>
    <style:style style:name="ce9" style:family="table-cell" style:parent-style-name="Hyperlink" style:data-style-name="N36">
      <style:table-cell-properties style:vertical-align="automatic" fo:background-color="transparent" style:cell-protect="protected"/>
      <style:text-properties fo:color="#0000FF" style:font-name="Arial11" style:font-name-asian="Arial11" style:font-name-complex="Arial11" style:text-underline-style="solid" style:text-underline-type="single"/>
    </style:style>
    <style:style style:name="ce10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Arial11" style:font-name-asian="Arial11" style:font-name-complex="Arial11"/>
    </style:style>
    <style:style style:name="ce11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12" style:family="table-cell" style:parent-style-name="Hyperlink" style:data-style-name="N36">
      <style:table-cell-properties style:vertical-align="automatic" fo:background-color="transparent" style:cell-protect="protected"/>
      <style:text-properties fo:color="#0000FF" style:font-name="Arial11" style:font-name-asian="Arial11" style:font-name-complex="Arial11" fo:font-size="9pt" style:font-size-asian="9pt" style:font-size-complex="9pt" style:text-underline-style="solid" style:text-underline-type="singl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190625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778125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93145833333333cm"/>
    </style:style>
    <style:style style:name="ro1" style:family="table-row">
      <style:table-row-properties style:row-height="12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95pt" style:use-optimal-row-height="true" fo:break-before="auto"/>
    </style:style>
    <style:style style:name="ro5" style:family="table-row">
      <style:table-row-properties style:row-height="10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Master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1" table:number-columns-repeated="1012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 (cm)</text:p>
          </table:table-cell>
          <table:table-cell office:value-type="string" table:style-name="ce2">
            <text:p>H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office:value-type="string" table:style-name="ce3">
            <text:p>Notes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orses and Riders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5.6" table:style-name="ce5">
            <text:p>45.6</text:p>
          </table:table-cell>
          <table:table-cell office:value-type="float" office:value="21.6" table:style-name="ce5">
            <text:p>21.6</text:p>
          </table:table-cell>
          <table:table-cell office:value-type="float" office:value="984.96" table:style-name="ce5">
            <text:p>984.96</text:p>
          </table:table-cell>
          <table:table-cell office:value-type="string" table:style-name="ce6">
            <text:p><text:a xlink:href="http://ichef.bbci.co.uk/arts/yourpaintings/images/paintings/nlw/large/nlw_nlw_kwf00391_large.jpg">http://ichef.bbci.co.uk/arts/yourpaintings/images/paintings/nlw/large/nlw_nlw_kwf00391_large.jpg</text:a></text:p>
          </table:table-cell>
          <table:table-cell office:value-type="string" table:style-name="ce5">
            <text:p>http://www.bbc.co.uk/arts/yourpaintings/paintings/horses-and-riders-120430</text:p>
          </table:table-cell>
          <table:table-cell office:value-type="string" table:style-name="ce5">
            <text:p>nlw_nlw_kwf00391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rucifixion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" table:style-name="ce5">
            <text:p>76</text:p>
          </table:table-cell>
          <table:table-cell office:value-type="float" office:value="61" table:style-name="ce5">
            <text:p>61</text:p>
          </table:table-cell>
          <table:table-cell office:value-type="float" office:value="4636" table:style-name="ce5">
            <text:p>4636</text:p>
          </table:table-cell>
          <table:table-cell office:value-type="string" table:style-name="ce6">
            <text:p><text:a xlink:href="http://ichef.bbci.co.uk/arts/yourpaintings/images/paintings/nlw/large/nlw_nlw_kwf00074_large.jpg">http://ichef.bbci.co.uk/arts/yourpaintings/images/paintings/nlw/large/nlw_nlw_kwf00074_large.jpg</text:a></text:p>
          </table:table-cell>
          <table:table-cell office:value-type="string" table:style-name="ce5">
            <text:p>http://www.bbc.co.uk/arts/yourpaintings/paintings/crucifixion-120532</text:p>
          </table:table-cell>
          <table:table-cell office:value-type="string" table:style-name="ce5">
            <text:p>nlw_nlw_kwf00074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epositi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152.6" table:style-name="ce5">
            <text:p>152.6</text:p>
          </table:table-cell>
          <table:table-cell office:value-type="float" office:value="76" table:style-name="ce5">
            <text:p>76</text:p>
          </table:table-cell>
          <table:table-cell office:value-type="float" office:value="11597.6" table:style-name="ce5">
            <text:p>11597.6</text:p>
          </table:table-cell>
          <table:table-cell office:value-type="string" table:style-name="ce6">
            <text:p><text:a xlink:href="http://ichef.bbci.co.uk/arts/yourpaintings/images/paintings/nlw/large/nlw_nlw_kwf00102_large.jpg">http://ichef.bbci.co.uk/arts/yourpaintings/images/paintings/nlw/large/nlw_nlw_kwf00102_large.jpg</text:a></text:p>
          </table:table-cell>
          <table:table-cell office:value-type="string" table:style-name="ce5">
            <text:p>http://www.bbc.co.uk/arts/yourpaintings/paintings/deposition-120448</text:p>
          </table:table-cell>
          <table:table-cell office:value-type="string" table:style-name="ce5">
            <text:p>nlw_nlw_kwf00102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Sheepdog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1" table:style-name="ce5">
            <text:p>51</text:p>
          </table:table-cell>
          <table:table-cell office:value-type="float" office:value="3876" table:style-name="ce5">
            <text:p>3876</text:p>
          </table:table-cell>
          <table:table-cell office:value-type="string" table:style-name="ce6">
            <text:p><text:a xlink:href="http://ichef.bbci.co.uk/arts/yourpaintings/images/paintings/nlw/large/nlw_nlw_kwf00050_large.jpg">http://ichef.bbci.co.uk/arts/yourpaintings/images/paintings/nlw/large/nlw_nlw_kwf00050_large.jpg</text:a></text:p>
          </table:table-cell>
          <table:table-cell office:value-type="string" table:style-name="ce5">
            <text:p>http://www.bbc.co.uk/arts/yourpaintings/paintings/welsh-sheepdog-120564</text:p>
          </table:table-cell>
          <table:table-cell office:value-type="string" table:style-name="ce5">
            <text:p>nlw_nlw_kwf00050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Black Bull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71.2" table:style-name="ce5">
            <text:p>71.2</text:p>
          </table:table-cell>
          <table:table-cell office:value-type="float" office:value="91.2" table:style-name="ce5">
            <text:p>91.2</text:p>
          </table:table-cell>
          <table:table-cell office:value-type="float" office:value="6493.44" table:style-name="ce5">
            <text:p>6493.44</text:p>
          </table:table-cell>
          <table:table-cell office:value-type="string" table:style-name="ce6">
            <text:p><text:a xlink:href="http://ichef.bbci.co.uk/arts/yourpaintings/images/paintings/nlw/large/nlw_nlw_kwf00064_large.jpg">http://ichef.bbci.co.uk/arts/yourpaintings/images/paintings/nlw/large/nlw_nlw_kwf00064_large.jpg</text:a></text:p>
          </table:table-cell>
          <table:table-cell office:value-type="string" table:style-name="ce5">
            <text:p>http://www.bbc.co.uk/arts/yourpaintings/paintings/welsh-black-bull-120522</text:p>
          </table:table-cell>
          <table:table-cell office:value-type="string" table:style-name="ce5">
            <text:p>nlw_nlw_kwf00064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Italian Ruin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Italy</text:p>
          </table:table-cell>
          <table:table-cell table:number-columns-repeated="2" table:style-name="ce5"/>
          <table:table-cell office:value-type="float" office:value="40.799999999999997" table:style-name="ce5">
            <text:p>40.8</text:p>
          </table:table-cell>
          <table:table-cell office:value-type="float" office:value="26.3" table:style-name="ce5">
            <text:p>26.3</text:p>
          </table:table-cell>
          <table:table-cell office:value-type="float" office:value="1073.04" table:style-name="ce5">
            <text:p>1073.04</text:p>
          </table:table-cell>
          <table:table-cell office:value-type="string" table:style-name="ce6">
            <text:p><text:a xlink:href="http://ichef.bbci.co.uk/arts/yourpaintings/images/paintings/nlw/large/nlw_nlw_kwf00395_large.jpg">http://ichef.bbci.co.uk/arts/yourpaintings/images/paintings/nlw/large/nlw_nlw_kwf00395_large.jpg</text:a></text:p>
          </table:table-cell>
          <table:table-cell office:value-type="string" table:style-name="ce5">
            <text:p>http://www.bbc.co.uk/arts/yourpaintings/paintings/italian-ruin-120453</text:p>
          </table:table-cell>
          <table:table-cell office:value-type="string" table:style-name="ce5">
            <text:p>nlw_nlw_kwf00395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andscape with Cattle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float" office:value="1160" table:style-name="ce5">
            <text:p>1160</text:p>
          </table:table-cell>
          <table:table-cell office:value-type="string" table:style-name="ce6">
            <text:p><text:a xlink:href="http://ichef.bbci.co.uk/arts/yourpaintings/images/paintings/nlw/large/nlw_nlw_gcf02988_large.jpg">http://ichef.bbci.co.uk/arts/yourpaintings/images/paintings/nlw/large/nlw_nlw_gcf02988_large.jpg</text:a></text:p>
          </table:table-cell>
          <table:table-cell office:value-type="string" table:style-name="ce5">
            <text:p>http://www.bbc.co.uk/arts/yourpaintings/paintings/landscape-with-cattle-121162</text:p>
          </table:table-cell>
          <table:table-cell office:value-type="string" table:style-name="ce5">
            <text:p>nlw_nlw_gcf02988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yn-y-Cau, Cader Idris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-y-cau, Cader Idris</text:p>
          </table:table-cell>
          <table:table-cell table:number-columns-repeated="2" table:style-name="ce5"/>
          <table:table-cell office:value-type="float" office:value="75.3" table:style-name="ce5">
            <text:p>75.3</text:p>
          </table:table-cell>
          <table:table-cell office:value-type="float" office:value="37.299999999999997" table:style-name="ce5">
            <text:p>37.3</text:p>
          </table:table-cell>
          <table:table-cell office:value-type="float" office:value="2808.69" table:style-name="ce5">
            <text:p>2808.69</text:p>
          </table:table-cell>
          <table:table-cell office:value-type="string" table:style-name="ce6">
            <text:p><text:a xlink:href="http://ichef.bbci.co.uk/arts/yourpaintings/images/paintings/nlw/large/nlw_nlw_gcf02341_large.jpg">http://ichef.bbci.co.uk/arts/yourpaintings/images/paintings/nlw/large/nlw_nlw_gcf02341_large.jpg</text:a></text:p>
          </table:table-cell>
          <table:table-cell office:value-type="string" table:style-name="ce5">
            <text:p>http://www.bbc.co.uk/arts/yourpaintings/paintings/llyn-y-cau-cader-idris-120630</text:p>
          </table:table-cell>
          <table:table-cell office:value-type="string" table:style-name="ce5">
            <text:p>nlw_nlw_gcf02341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rows and Storm Coming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0.8" table:style-name="ce5">
            <text:p>50.8</text:p>
          </table:table-cell>
          <table:table-cell office:value-type="float" office:value="3870.96" table:style-name="ce5">
            <text:p>3870.96</text:p>
          </table:table-cell>
          <table:table-cell office:value-type="string" table:style-name="ce6">
            <text:p><text:a xlink:href="http://ichef.bbci.co.uk/arts/yourpaintings/images/paintings/nlw/large/nlw_nlw_kwf00037_large.jpg">http://ichef.bbci.co.uk/arts/yourpaintings/images/paintings/nlw/large/nlw_nlw_kwf00037_large.jpg</text:a></text:p>
          </table:table-cell>
          <table:table-cell office:value-type="string" table:style-name="ce5">
            <text:p>http://www.bbc.co.uk/arts/yourpaintings/paintings/crows-and-storm-coming-120490</text:p>
          </table:table-cell>
          <table:table-cell office:value-type="string" table:style-name="ce5">
            <text:p>nlw_nlw_kwf00037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rey Sky and Dark Mountains</text:p>
          </table:table-cell>
          <table:table-cell office:value-type="float" office:value="1965" table:style-name="ce7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7" table:style-name="ce5">
            <text:p>60.7</text:p>
          </table:table-cell>
          <table:table-cell office:value-type="float" office:value="50.5" table:style-name="ce5">
            <text:p>50.5</text:p>
          </table:table-cell>
          <table:table-cell office:value-type="float" office:value="3065.35" table:style-name="ce5">
            <text:p>3065.35</text:p>
          </table:table-cell>
          <table:table-cell office:value-type="string" table:style-name="ce6">
            <text:p><text:a xlink:href="http://ichef.bbci.co.uk/arts/yourpaintings/images/paintings/nlw/large/nlw_nlw_kwf00319_large.jpg">http://ichef.bbci.co.uk/arts/yourpaintings/images/paintings/nlw/large/nlw_nlw_kwf00319_large.jpg</text:a></text:p>
          </table:table-cell>
          <table:table-cell office:value-type="string" table:style-name="ce5">
            <text:p>http://www.bbc.co.uk/arts/yourpaintings/paintings/grey-sky-and-dark-mountains-120458</text:p>
          </table:table-cell>
          <table:table-cell office:value-type="string" table:style-name="ce5">
            <text:p>nlw_nlw_kwf00319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 Summits, Snowdonia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91.3" table:style-name="ce5">
            <text:p>91.3</text:p>
          </table:table-cell>
          <table:table-cell office:value-type="float" office:value="50.2" table:style-name="ce5">
            <text:p>50.2</text:p>
          </table:table-cell>
          <table:table-cell office:value-type="float" office:value="4583.26" table:style-name="ce5">
            <text:p>4583.26</text:p>
          </table:table-cell>
          <table:table-cell office:value-type="string" table:style-name="ce6">
            <text:p><text:a xlink:href="http://ichef.bbci.co.uk/arts/yourpaintings/images/paintings/nlw/large/nlw_nlw_kwf00052_large.jpg">http://ichef.bbci.co.uk/arts/yourpaintings/images/paintings/nlw/large/nlw_nlw_kwf00052_large.jpg</text:a></text:p>
          </table:table-cell>
          <table:table-cell office:value-type="string" table:style-name="ce5">
            <text:p>http://www.bbc.co.uk/arts/yourpaintings/paintings/mountain-summits-snowdonia-120498</text:p>
          </table:table-cell>
          <table:table-cell office:value-type="string" table:style-name="ce5">
            <text:p>nlw_nlw_kwf00052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r Hyd y Ffo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" table:style-name="ce5">
            <text:p>91</text:p>
          </table:table-cell>
          <table:table-cell office:value-type="float" office:value="121.5" table:style-name="ce5">
            <text:p>121.5</text:p>
          </table:table-cell>
          <table:table-cell office:value-type="float" office:value="11056.5" table:style-name="ce5">
            <text:p>11056.5</text:p>
          </table:table-cell>
          <table:table-cell office:value-type="string" table:style-name="ce6">
            <text:p><text:a xlink:href="http://ichef.bbci.co.uk/arts/yourpaintings/images/paintings/nlw/624x544/nlw_nlw_kwf00140_624x544.jpg">http://ichef.bbci.co.uk/arts/yourpaintings/images/paintings/nlw/624x544/nlw_nlw_kwf00140_624x544.jpg</text:a></text:p>
          </table:table-cell>
          <table:table-cell office:value-type="string" table:style-name="ce5">
            <text:p>http://www.bbc.co.uk/arts/yourpaintings/paintings/ar-hyd-y-ffos-120464</text:p>
          </table:table-cell>
          <table:table-cell office:value-type="string" table:style-name="ce5">
            <text:p>nlw_nlw_kwf00140_624x544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arn in a Patagonian Landscape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0.7" table:style-name="ce5">
            <text:p>50.7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322_large.jpg">http://ichef.bbci.co.uk/arts/yourpaintings/images/paintings/nlw/large/nlw_nlw_kwf00322_large.jpg</text:a></text:p>
          </table:table-cell>
          <table:table-cell office:value-type="string" table:style-name="ce5">
            <text:p>http://www.bbc.co.uk/arts/yourpaintings/paintings/barn-in-a-patagonian-landscape-120431</text:p>
          </table:table-cell>
          <table:table-cell office:value-type="string" table:style-name="ce5">
            <text:p>nlw_nlw_kwf00322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uildings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326_large.jpg">http://ichef.bbci.co.uk/arts/yourpaintings/images/paintings/nlw/large/nlw_nlw_kwf00326_large.jpg</text:a></text:p>
          </table:table-cell>
          <table:table-cell office:value-type="string" table:style-name="ce5">
            <text:p>http://www.bbc.co.uk/arts/yourpaintings/paintings/buildings-patagonia-120584</text:p>
          </table:table-cell>
          <table:table-cell office:value-type="string" table:style-name="ce5">
            <text:p>nlw_nlw_kwf00326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eg-y-Ffo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eg-y-Ffos</text:p>
          </table:table-cell>
          <table:table-cell table:number-columns-repeated="2" table:style-name="ce5"/>
          <table:table-cell office:value-type="float" office:value="25" table:style-name="ce5">
            <text:p>25</text:p>
          </table:table-cell>
          <table:table-cell office:value-type="float" office:value="17.5" table:style-name="ce5">
            <text:p>17.5</text:p>
          </table:table-cell>
          <table:table-cell office:value-type="float" office:value="437.5" table:style-name="ce5">
            <text:p>437.5</text:p>
          </table:table-cell>
          <table:table-cell office:value-type="string" table:style-name="ce6">
            <text:p><text:a xlink:href="http://ichef.bbci.co.uk/arts/yourpaintings/images/paintings/nlw/large/nlw_nlw_gcf05262_large.jpg">http://ichef.bbci.co.uk/arts/yourpaintings/images/paintings/nlw/large/nlw_nlw_gcf05262_large.jpg</text:a></text:p>
          </table:table-cell>
          <table:table-cell office:value-type="string" table:style-name="ce5">
            <text:p>http://www.bbc.co.uk/arts/yourpaintings/paintings/ceg-y-ffos-121314</text:p>
          </table:table-cell>
          <table:table-cell office:value-type="string" table:style-name="ce5">
            <text:p>nlw_nlw_gcf05262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122" table:style-name="ce5">
            <text:p>122</text:p>
          </table:table-cell>
          <table:table-cell office:value-type="float" office:value="92" table:style-name="ce5">
            <text:p>92</text:p>
          </table:table-cell>
          <table:table-cell office:value-type="float" office:value="11224" table:style-name="ce5">
            <text:p>11224</text:p>
          </table:table-cell>
          <table:table-cell office:value-type="string" table:style-name="ce6">
            <text:p><text:a xlink:href="http://ichef.bbci.co.uk/arts/yourpaintings/images/paintings/nlw/large/nlw_nlw_gcf00136_large.jpg">http://ichef.bbci.co.uk/arts/yourpaintings/images/paintings/nlw/large/nlw_nlw_gcf00136_large.jpg</text:a></text:p>
          </table:table-cell>
          <table:table-cell office:value-type="string" table:style-name="ce5">
            <text:p>http://www.bbc.co.uk/arts/yourpaintings/paintings/lle-cul-patagonia-120055</text:p>
          </table:table-cell>
          <table:table-cell office:value-type="string" table:style-name="ce5">
            <text:p>nlw_nlw_gcf0013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60" table:style-name="ce5">
            <text:p>60</text:p>
          </table:table-cell>
          <table:table-cell office:value-type="float" office:value="49.9" table:style-name="ce5">
            <text:p>49.9</text:p>
          </table:table-cell>
          <table:table-cell office:value-type="float" office:value="2994" table:style-name="ce5">
            <text:p>2994</text:p>
          </table:table-cell>
          <table:table-cell office:value-type="string" table:style-name="ce6">
            <text:p><text:a xlink:href="http://ichef.bbci.co.uk/arts/yourpaintings/images/paintings/nlw/large/nlw_nlw_gcf05256_large.jpg">http://ichef.bbci.co.uk/arts/yourpaintings/images/paintings/nlw/large/nlw_nlw_gcf05256_large.jpg</text:a></text:p>
          </table:table-cell>
          <table:table-cell office:value-type="string" table:style-name="ce5">
            <text:p>http://www.bbc.co.uk/arts/yourpaintings/paintings/lle-cul-patagonia-121262</text:p>
          </table:table-cell>
          <table:table-cell office:value-type="string" table:style-name="ce5">
            <text:p>nlw_nlw_gcf0525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60" table:style-name="ce5">
            <text:p>60</text:p>
          </table:table-cell>
          <table:table-cell office:value-type="float" office:value="49.5" table:style-name="ce5">
            <text:p>49.5</text:p>
          </table:table-cell>
          <table:table-cell office:value-type="float" office:value="2970" table:style-name="ce5">
            <text:p>2970</text:p>
          </table:table-cell>
          <table:table-cell office:value-type="string" table:style-name="ce6">
            <text:p><text:a xlink:href="http://ichef.bbci.co.uk/arts/yourpaintings/images/paintings/nlw/large/nlw_nlw_gcf05255_large.jpg">http://ichef.bbci.co.uk/arts/yourpaintings/images/paintings/nlw/large/nlw_nlw_gcf05255_large.jpg</text:a></text:p>
          </table:table-cell>
          <table:table-cell office:value-type="string" table:style-name="ce5">
            <text:p>http://www.bbc.co.uk/arts/yourpaintings/paintings/lle-cul-patagonia-121261</text:p>
          </table:table-cell>
          <table:table-cell office:value-type="string" table:style-name="ce5">
            <text:p>nlw_nlw_gcf0525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89.5" table:style-name="ce5">
            <text:p>89.5</text:p>
          </table:table-cell>
          <table:table-cell office:value-type="float" office:value="89.5" table:style-name="ce5">
            <text:p>89.5</text:p>
          </table:table-cell>
          <table:table-cell office:value-type="float" office:value="8010.25" table:style-name="ce5">
            <text:p>8010.25</text:p>
          </table:table-cell>
          <table:table-cell office:value-type="string" table:style-name="ce6">
            <text:p><text:a xlink:href="http://ichef.bbci.co.uk/arts/yourpaintings/images/paintings/nlw/large/nlw_nlw_gcf00016_large.jpg">http://ichef.bbci.co.uk/arts/yourpaintings/images/paintings/nlw/large/nlw_nlw_gcf00016_large.jpg</text:a></text:p>
          </table:table-cell>
          <table:table-cell office:value-type="string" table:style-name="ce5">
            <text:p>http://www.bbc.co.uk/arts/yourpaintings/paintings/lle-cul-patagonia-119976</text:p>
          </table:table-cell>
          <table:table-cell office:value-type="string" table:style-name="ce5">
            <text:p>nlw_nlw_gcf0001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aith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ith</text:p>
          </table:table-cell>
          <table:table-cell table:number-columns-repeated="2" table:style-name="ce5"/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325_large.jpg">http://ichef.bbci.co.uk/arts/yourpaintings/images/paintings/nlw/large/nlw_nlw_kwf00325_large.jpg</text:a></text:p>
          </table:table-cell>
          <table:table-cell office:value-type="string" table:style-name="ce5">
            <text:p>http://www.bbc.co.uk/arts/yourpaintings/paintings/paith-patagonia-120580</text:p>
          </table:table-cell>
          <table:table-cell office:value-type="string" table:style-name="ce5">
            <text:p>nlw_nlw_kwf0032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atagonian Landscape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5" table:style-name="ce5">
            <text:p>65</text:p>
          </table:table-cell>
          <table:table-cell office:value-type="float" office:value="65" table:style-name="ce5">
            <text:p>65</text:p>
          </table:table-cell>
          <table:table-cell office:value-type="float" office:value="4225" table:style-name="ce5">
            <text:p>4225</text:p>
          </table:table-cell>
          <table:table-cell office:value-type="string" table:style-name="ce6">
            <text:p><text:a xlink:href="http://ichef.bbci.co.uk/arts/yourpaintings/images/paintings/nlw/large/nlw_nlw_kwf00103_large.jpg">http://ichef.bbci.co.uk/arts/yourpaintings/images/paintings/nlw/large/nlw_nlw_kwf00103_large.jpg</text:a></text:p>
          </table:table-cell>
          <table:table-cell office:value-type="string" table:style-name="ce5">
            <text:p>http://www.bbc.co.uk/arts/yourpaintings/paintings/patagonian-landscape-120506</text:p>
          </table:table-cell>
          <table:table-cell office:value-type="string" table:style-name="ce5">
            <text:p>nlw_nlw_kwf0010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New Road to the Valley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.5" table:style-name="ce5">
            <text:p>91.5</text:p>
          </table:table-cell>
          <table:table-cell office:value-type="float" office:value="8326.5" table:style-name="ce5">
            <text:p>8326.5</text:p>
          </table:table-cell>
          <table:table-cell office:value-type="string" table:style-name="ce6">
            <text:p><text:a xlink:href="http://ichef.bbci.co.uk/arts/yourpaintings/images/paintings/nlw/large/nlw_nlw_gcf07221_large.jpg">http://ichef.bbci.co.uk/arts/yourpaintings/images/paintings/nlw/large/nlw_nlw_gcf07221_large.jpg</text:a></text:p>
          </table:table-cell>
          <table:table-cell office:value-type="string" table:style-name="ce5">
            <text:p>http://www.bbc.co.uk/arts/yourpaintings/paintings/the-new-road-to-the-valley-121320</text:p>
          </table:table-cell>
          <table:table-cell office:value-type="string" table:style-name="ce5">
            <text:p>nlw_nlw_gcf0722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eserea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eserea</text:p>
          </table:table-cell>
          <table:table-cell table:number-columns-repeated="2" table:style-name="ce5"/>
          <table:table-cell office:value-type="float" office:value="99.5" table:style-name="ce5">
            <text:p>99.5</text:p>
          </table:table-cell>
          <table:table-cell office:value-type="float" office:value="47.1" table:style-name="ce5">
            <text:p>47.1</text:p>
          </table:table-cell>
          <table:table-cell office:value-type="float" office:value="4686.45" table:style-name="ce5">
            <text:p>4686.45</text:p>
          </table:table-cell>
          <table:table-cell office:value-type="string" table:style-name="ce6">
            <text:p><text:a xlink:href="http://ichef.bbci.co.uk/arts/yourpaintings/images/paintings/nlw/large/nlw_nlw_kwf00442_large.jpg">http://ichef.bbci.co.uk/arts/yourpaintings/images/paintings/nlw/large/nlw_nlw_kwf00442_large.jpg</text:a></text:p>
          </table:table-cell>
          <table:table-cell office:value-type="string" table:style-name="ce5">
            <text:p>http://www.bbc.co.uk/arts/yourpaintings/paintings/ceserea-120474</text:p>
          </table:table-cell>
          <table:table-cell office:value-type="string" table:style-name="ce5">
            <text:p>nlw_nlw_kwf0044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fridd Llwyn Gorful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wyn Gorful</text:p>
          </table:table-cell>
          <table:table-cell table:number-columns-repeated="2" table:style-name="ce5"/>
          <table:table-cell office:value-type="float" office:value="88" table:style-name="ce5">
            <text:p>88</text:p>
          </table:table-cell>
          <table:table-cell office:value-type="float" office:value="62" table:style-name="ce5">
            <text:p>62</text:p>
          </table:table-cell>
          <table:table-cell office:value-type="float" office:value="5456" table:style-name="ce5">
            <text:p>5456</text:p>
          </table:table-cell>
          <table:table-cell office:value-type="string" table:style-name="ce6">
            <text:p><text:a xlink:href="http://ichef.bbci.co.uk/arts/yourpaintings/images/paintings/nlw/large/nlw_nlw_gcf00134_large.jpg">http://ichef.bbci.co.uk/arts/yourpaintings/images/paintings/nlw/large/nlw_nlw_gcf00134_large.jpg</text:a></text:p>
          </table:table-cell>
          <table:table-cell office:value-type="string" table:style-name="ce5">
            <text:p>http://www.bbc.co.uk/arts/yourpaintings/paintings/ffridd-llwyn-gorful-120053</text:p>
          </table:table-cell>
          <table:table-cell office:value-type="string" table:style-name="ce5">
            <text:p>nlw_nlw_gcf0013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Landscape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0.5" table:style-name="ce5">
            <text:p>50.5</text:p>
          </table:table-cell>
          <table:table-cell office:value-type="float" office:value="3459.25" table:style-name="ce5">
            <text:p>3459.25</text:p>
          </table:table-cell>
          <table:table-cell office:value-type="string" table:style-name="ce6">
            <text:p><text:a xlink:href="http://ichef.bbci.co.uk/arts/yourpaintings/images/paintings/nlw/large/nlw_nlw_gcf02285_large.jpg">http://ichef.bbci.co.uk/arts/yourpaintings/images/paintings/nlw/large/nlw_nlw_gcf02285_large.jpg</text:a></text:p>
          </table:table-cell>
          <table:table-cell office:value-type="string" table:style-name="ce5">
            <text:p>http://www.bbc.co.uk/arts/yourpaintings/paintings/welsh-landscape-121030</text:p>
          </table:table-cell>
          <table:table-cell office:value-type="string" table:style-name="ce5">
            <text:p>nlw_nlw_gcf0228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, Llanfairynghornwy</text:p>
          </table:table-cell>
          <table:table-cell office:value-type="float" office:value="1975" table:style-name="ce5">
            <text:p>197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anfairynghornwy</text:p>
          </table:table-cell>
          <table:table-cell table:number-columns-repeated="2" table:style-name="ce5"/>
          <table:table-cell office:value-type="float" office:value="49.9" table:style-name="ce5">
            <text:p>49.9</text:p>
          </table:table-cell>
          <table:table-cell office:value-type="float" office:value="39.5" table:style-name="ce5">
            <text:p>39.5</text:p>
          </table:table-cell>
          <table:table-cell office:value-type="float" office:value="1971.05" table:style-name="ce5">
            <text:p>1971.05</text:p>
          </table:table-cell>
          <table:table-cell office:value-type="string" table:style-name="ce6">
            <text:p><text:a xlink:href="http://ichef.bbci.co.uk/arts/yourpaintings/images/paintings/nlw/large/nlw_nlw_gcf02283_large.jpg">http://ichef.bbci.co.uk/arts/yourpaintings/images/paintings/nlw/large/nlw_nlw_gcf02283_large.jpg</text:a></text:p>
          </table:table-cell>
          <table:table-cell office:value-type="string" table:style-name="ce5">
            <text:p>http://www.bbc.co.uk/arts/yourpaintings/paintings/farm-llanfairynghornwy-120766</text:p>
          </table:table-cell>
          <table:table-cell office:value-type="string" table:style-name="ce5">
            <text:p>nlw_nlw_gcf0228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 Eryri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8" table:style-name="ce5">
            <text:p>50.8</text:p>
          </table:table-cell>
          <table:table-cell office:value-type="float" office:value="61.3" table:style-name="ce5">
            <text:p>61.3</text:p>
          </table:table-cell>
          <table:table-cell office:value-type="float" office:value="3114.04" table:style-name="ce5">
            <text:p>3114.04</text:p>
          </table:table-cell>
          <table:table-cell office:value-type="string" table:style-name="ce6">
            <text:p><text:a xlink:href="http://ichef.bbci.co.uk/arts/yourpaintings/images/paintings/nlw/large/nlw_nlw_kwf00006_large.jpg">http://ichef.bbci.co.uk/arts/yourpaintings/images/paintings/nlw/large/nlw_nlw_kwf00006_large.jpg</text:a></text:p>
          </table:table-cell>
          <table:table-cell office:value-type="string" table:style-name="ce5">
            <text:p>http://www.bbc.co.uk/arts/yourpaintings/paintings/farm-eryri-120482</text:p>
          </table:table-cell>
          <table:table-cell office:value-type="string" table:style-name="ce5">
            <text:p>nlw_nlw_kwf0000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 near Nanhoron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anhoron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60.7" table:style-name="ce5">
            <text:p>60.7</text:p>
          </table:table-cell>
          <table:table-cell office:value-type="float" office:value="4631.41" table:style-name="ce5">
            <text:p>4631.41</text:p>
          </table:table-cell>
          <table:table-cell office:value-type="string" table:style-name="ce6">
            <text:p><text:a xlink:href="http://ichef.bbci.co.uk/arts/yourpaintings/images/paintings/nlw/large/nlw_nlw_kwf00069_large.jpg">http://ichef.bbci.co.uk/arts/yourpaintings/images/paintings/nlw/large/nlw_nlw_kwf00069_large.jpg</text:a></text:p>
          </table:table-cell>
          <table:table-cell office:value-type="string" table:style-name="ce5">
            <text:p>http://www.bbc.co.uk/arts/yourpaintings/paintings/farm-near-nanhoron-120538</text:p>
          </table:table-cell>
          <table:table-cell office:value-type="string" table:style-name="ce5">
            <text:p>nlw_nlw_kwf0006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reen Fields and Grey Mountains, Snowdonia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76.3" table:style-name="ce5">
            <text:p>76.3</text:p>
          </table:table-cell>
          <table:table-cell office:value-type="float" office:value="5821.69" table:style-name="ce5">
            <text:p>5821.69</text:p>
          </table:table-cell>
          <table:table-cell office:value-type="string" table:style-name="ce6">
            <text:p><text:a xlink:href="http://ichef.bbci.co.uk/arts/yourpaintings/images/paintings/nlw/large/nlw_nlw_kwf00092_large.jpg">http://ichef.bbci.co.uk/arts/yourpaintings/images/paintings/nlw/large/nlw_nlw_kwf00092_large.jpg</text:a></text:p>
          </table:table-cell>
          <table:table-cell office:value-type="string" table:style-name="ce5">
            <text:p>http://www.bbc.co.uk/arts/yourpaintings/paintings/green-fields-and-grey-mountains-snowdonia-120546</text:p>
          </table:table-cell>
          <table:table-cell office:value-type="string" table:style-name="ce5">
            <text:p>nlw_nlw_kwf0009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amlet in the Trees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.2" table:style-name="ce5">
            <text:p>61.2</text:p>
          </table:table-cell>
          <table:table-cell office:value-type="float" office:value="77" table:style-name="ce5">
            <text:p>77</text:p>
          </table:table-cell>
          <table:table-cell office:value-type="float" office:value="4712.3999999999996" table:style-name="ce5">
            <text:p>4712.4</text:p>
          </table:table-cell>
          <table:table-cell office:value-type="string" table:style-name="ce6">
            <text:p><text:a xlink:href="http://ichef.bbci.co.uk/arts/yourpaintings/images/paintings/nlw/large/nlw_nlw_kwf00327_large.jpg">http://ichef.bbci.co.uk/arts/yourpaintings/images/paintings/nlw/large/nlw_nlw_kwf00327_large.jpg</text:a></text:p>
          </table:table-cell>
          <table:table-cell office:value-type="string" table:style-name="ce5">
            <text:p>http://www.bbc.co.uk/arts/yourpaintings/paintings/hamlet-in-the-trees-120530</text:p>
          </table:table-cell>
          <table:table-cell office:value-type="string" table:style-name="ce5">
            <text:p>nlw_nlw_kwf0032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Blacks Grazing on Snowdonia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8" table:style-name="ce5">
            <text:p>50.8</text:p>
          </table:table-cell>
          <table:table-cell office:value-type="float" office:value="3088.64" table:style-name="ce5">
            <text:p>3088.64</text:p>
          </table:table-cell>
          <table:table-cell office:value-type="string" table:style-name="ce6">
            <text:p><text:a xlink:href="http://ichef.bbci.co.uk/arts/yourpaintings/images/paintings/nlw/large/nlw_nlw_kwf00078_large.jpg">http://ichef.bbci.co.uk/arts/yourpaintings/images/paintings/nlw/large/nlw_nlw_kwf00078_large.jpg</text:a></text:p>
          </table:table-cell>
          <table:table-cell office:value-type="string" table:style-name="ce5">
            <text:p>http://www.bbc.co.uk/arts/yourpaintings/paintings/welsh-blacks-grazing-on-snowdonia-120554</text:p>
          </table:table-cell>
          <table:table-cell office:value-type="string" table:style-name="ce5">
            <text:p>nlw_nlw_kwf0007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arreg Cennen no.1</text:p>
          </table:table-cell>
          <table:table-cell office:value-type="float" office:value="1982" table:style-name="ce5">
            <text:p>1982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reg Cennen</text:p>
          </table:table-cell>
          <table:table-cell table:number-columns-repeated="2" table:style-name="ce5"/>
          <table:table-cell office:value-type="float" office:value="75.5" table:style-name="ce5">
            <text:p>75.5</text:p>
          </table:table-cell>
          <table:table-cell office:value-type="float" office:value="75.5" table:style-name="ce5">
            <text:p>75.5</text:p>
          </table:table-cell>
          <table:table-cell office:value-type="float" office:value="5700.25" table:style-name="ce5">
            <text:p>5700.25</text:p>
          </table:table-cell>
          <table:table-cell office:value-type="string" table:style-name="ce6">
            <text:p><text:a xlink:href="http://ichef.bbci.co.uk/arts/yourpaintings/images/paintings/nlw/large/nlw_nlw_gcf02719_large.jpg">http://ichef.bbci.co.uk/arts/yourpaintings/images/paintings/nlw/large/nlw_nlw_gcf02719_large.jpg</text:a></text:p>
          </table:table-cell>
          <table:table-cell office:value-type="string" table:style-name="ce5">
            <text:p>http://www.bbc.co.uk/arts/yourpaintings/paintings/carreg-cennen-no-1-120991</text:p>
          </table:table-cell>
          <table:table-cell office:value-type="string" table:style-name="ce5">
            <text:p>nlw_nlw_gcf0271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bove Carneddi, no.2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neddi</text:p>
          </table:table-cell>
          <table:table-cell table:number-columns-repeated="2" table:style-name="ce5"/>
          <table:table-cell office:value-type="float" office:value="75" table:style-name="ce5">
            <text:p>75</text:p>
          </table:table-cell>
          <table:table-cell office:value-type="float" office:value="50" table:style-name="ce5">
            <text:p>50</text:p>
          </table:table-cell>
          <table:table-cell office:value-type="float" office:value="3750" table:style-name="ce5">
            <text:p>3750</text:p>
          </table:table-cell>
          <table:table-cell office:value-type="string" table:style-name="ce6">
            <text:p><text:a xlink:href="http://ichef.bbci.co.uk/arts/yourpaintings/images/paintings/nlw/large/nlw_nlw_gcf02373_large.jpg">http://ichef.bbci.co.uk/arts/yourpaintings/images/paintings/nlw/large/nlw_nlw_gcf02373_large.jpg</text:a></text:p>
          </table:table-cell>
          <table:table-cell office:value-type="string" table:style-name="ce5">
            <text:p>http://www.bbc.co.uk/arts/yourpaintings/paintings/above-carneddi-no-2-120767</text:p>
          </table:table-cell>
          <table:table-cell office:value-type="string" table:style-name="ce5">
            <text:p>nlw_nlw_gcf0237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Carmel no.1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mel</text:p>
          </table:table-cell>
          <table:table-cell table:number-columns-repeated="2" table:style-name="ce5"/>
          <table:table-cell office:value-type="float" office:value="117" table:style-name="ce5">
            <text:p>117</text:p>
          </table:table-cell>
          <table:table-cell office:value-type="float" office:value="49.7" table:style-name="ce5">
            <text:p>49.7</text:p>
          </table:table-cell>
          <table:table-cell office:value-type="float" office:value="5814.9" table:style-name="ce5">
            <text:p>5814.9</text:p>
          </table:table-cell>
          <table:table-cell office:value-type="string" table:style-name="ce6">
            <text:p><text:a xlink:href="http://ichef.bbci.co.uk/arts/yourpaintings/images/paintings/nlw/large/nlw_nlw_gcf02376_large.jpg">http://ichef.bbci.co.uk/arts/yourpaintings/images/paintings/nlw/large/nlw_nlw_gcf02376_large.jpg</text:a></text:p>
          </table:table-cell>
          <table:table-cell office:value-type="string" table:style-name="ce5">
            <text:p>http://www.bbc.co.uk/arts/yourpaintings/paintings/cottages-carmel-no-1-121054</text:p>
          </table:table-cell>
          <table:table-cell office:value-type="string" table:style-name="ce5">
            <text:p>nlw_nlw_gcf0237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olwyddelan Castle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Dolwyddelan</text:p>
          </table:table-cell>
          <table:table-cell table:number-columns-repeated="2" table:style-name="ce5"/>
          <table:table-cell office:value-type="float" office:value="75" table:style-name="ce5">
            <text:p>75</text:p>
          </table:table-cell>
          <table:table-cell office:value-type="float" office:value="75" table:style-name="ce5">
            <text:p>75</text:p>
          </table:table-cell>
          <table:table-cell office:value-type="float" office:value="5625" table:style-name="ce5">
            <text:p>5625</text:p>
          </table:table-cell>
          <table:table-cell office:value-type="string" table:style-name="ce6">
            <text:p><text:a xlink:href="http://ichef.bbci.co.uk/arts/yourpaintings/images/paintings/nlw/large/nlw_nlw_gcf02370_large.jpg">http://ichef.bbci.co.uk/arts/yourpaintings/images/paintings/nlw/large/nlw_nlw_gcf02370_large.jpg</text:a></text:p>
          </table:table-cell>
          <table:table-cell office:value-type="string" table:style-name="ce5">
            <text:p>http://www.bbc.co.uk/arts/yourpaintings/paintings/dolwyddelan-castle-121053</text:p>
          </table:table-cell>
          <table:table-cell office:value-type="string" table:style-name="ce5">
            <text:p>nlw_nlw_gcf0237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orth Swtan, Sir Fon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orth Swtan</text:p>
          </table:table-cell>
          <table:table-cell table:number-columns-repeated="2" table:style-name="ce5"/>
          <table:table-cell office:value-type="float" office:value="89.8" table:style-name="ce5">
            <text:p>89.8</text:p>
          </table:table-cell>
          <table:table-cell office:value-type="float" office:value="49.8" table:style-name="ce5">
            <text:p>49.8</text:p>
          </table:table-cell>
          <table:table-cell office:value-type="float" office:value="4472.04" table:style-name="ce5">
            <text:p>4472.04</text:p>
          </table:table-cell>
          <table:table-cell office:value-type="string" table:style-name="ce6">
            <text:p><text:a xlink:href="http://ichef.bbci.co.uk/arts/yourpaintings/images/paintings/nlw/large/nlw_nlw_gcf02284_large.jpg">http://ichef.bbci.co.uk/arts/yourpaintings/images/paintings/nlw/large/nlw_nlw_gcf02284_large.jpg</text:a></text:p>
          </table:table-cell>
          <table:table-cell office:value-type="string" table:style-name="ce5">
            <text:p>http://www.bbc.co.uk/arts/yourpaintings/paintings/porth-swtan-sir-fon-120938</text:p>
          </table:table-cell>
          <table:table-cell office:value-type="string" table:style-name="ce5">
            <text:p>nlw_nlw_gcf0228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Landscape</text:p>
          </table:table-cell>
          <table:table-cell office:value-type="float" office:value="1987" table:style-name="ce5">
            <text:p>198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2.5" table:style-name="ce5">
            <text:p>12.5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6">
            <text:p><text:a xlink:href="http://ichef.bbci.co.uk/arts/yourpaintings/images/paintings/nlw/large/nlw_nlw_gcf02331_large.jpg">http://ichef.bbci.co.uk/arts/yourpaintings/images/paintings/nlw/large/nlw_nlw_gcf02331_large.jpg</text:a></text:p>
          </table:table-cell>
          <table:table-cell office:value-type="string" table:style-name="ce5">
            <text:p>http://www.bbc.co.uk/arts/yourpaintings/paintings/mountain-landscape-121520</text:p>
          </table:table-cell>
          <table:table-cell office:value-type="string" table:style-name="ce5">
            <text:p>nlw_nlw_gcf0233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yn-y-Cau, Cader Idris</text:p>
          </table:table-cell>
          <table:table-cell office:value-type="float" office:value="1990" table:style-name="ce5">
            <text:p>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-y-cau, Cader Idris</text:p>
          </table:table-cell>
          <table:table-cell table:number-columns-repeated="4" table:style-name="ce5"/>
          <table:table-cell office:value-type="float" office:value="0" table:style-name="ce5">
            <text:p>0</text:p>
          </table:table-cell>
          <table:table-cell office:value-type="string" table:style-name="ce6">
            <text:p><text:a xlink:href="http://ichef.bbci.co.uk/arts/yourpaintings/images/paintings/nlw/large/nlw_nlw_gcf05061_large.jpg">http://ichef.bbci.co.uk/arts/yourpaintings/images/paintings/nlw/large/nlw_nlw_gcf05061_large.jpg</text:a></text:p>
          </table:table-cell>
          <table:table-cell office:value-type="string" table:style-name="ce5">
            <text:p>http://www.bbc.co.uk/arts/yourpaintings/paintings/llyn-y-cau-cader-idris-121258</text:p>
          </table:table-cell>
          <table:table-cell office:value-type="string" table:style-name="ce5">
            <text:p>nlw_nlw_gcf0506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lyn Conwy</text:p>
          </table:table-cell>
          <table:table-cell office:value-type="float" office:value="1996" table:style-name="ce5">
            <text:p>199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 Conwy</text:p>
          </table:table-cell>
          <table:table-cell table:number-columns-repeated="2" table:style-name="ce5"/>
          <table:table-cell office:value-type="float" office:value="131" table:style-name="ce5">
            <text:p>131</text:p>
          </table:table-cell>
          <table:table-cell office:value-type="float" office:value="54" table:style-name="ce5">
            <text:p>54</text:p>
          </table:table-cell>
          <table:table-cell office:value-type="float" office:value="7074" table:style-name="ce5">
            <text:p>7074</text:p>
          </table:table-cell>
          <table:table-cell office:value-type="string" table:style-name="ce6">
            <text:p><text:a xlink:href="http://ichef.bbci.co.uk/arts/yourpaintings/images/paintings/nlw/large/nlw_nlw_gcf00135_large.jpg">http://ichef.bbci.co.uk/arts/yourpaintings/images/paintings/nlw/large/nlw_nlw_gcf00135_large.jpg</text:a></text:p>
          </table:table-cell>
          <table:table-cell office:value-type="string" table:style-name="ce5">
            <text:p>http://www.bbc.co.uk/arts/yourpaintings/paintings/llyn-conwy-119873</text:p>
          </table:table-cell>
          <table:table-cell office:value-type="string" table:style-name="ce5">
            <text:p>nlw_nlw_gcf0013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engwyryd</text:p>
          </table:table-cell>
          <table:table-cell office:value-type="float" office:value="1999" table:style-name="ce5">
            <text:p>199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-y-Gwryd</text:p>
          </table:table-cell>
          <table:table-cell table:number-columns-repeated="2" table:style-name="ce5"/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4400" table:style-name="ce5">
            <text:p>14400</text:p>
          </table:table-cell>
          <table:table-cell office:value-type="string" table:style-name="ce6">
            <text:p><text:a xlink:href="http://ichef.bbci.co.uk/arts/yourpaintings/images/paintings/nlw/large/nlw_nlw_gcf06690_large.jpg">http://ichef.bbci.co.uk/arts/yourpaintings/images/paintings/nlw/large/nlw_nlw_gcf06690_large.jpg</text:a></text:p>
          </table:table-cell>
          <table:table-cell office:value-type="string" table:style-name="ce5">
            <text:p>http://www.bbc.co.uk/arts/yourpaintings/paintings/pengwyryd-119963</text:p>
          </table:table-cell>
          <table:table-cell office:value-type="string" table:style-name="ce5">
            <text:p>nlw_nlw_gcf0669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ryn Cader Faner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 cader Faner</text:p>
          </table:table-cell>
          <table:table-cell table:number-columns-repeated="2" table:style-name="ce5"/>
          <table:table-cell office:value-type="float" office:value="120.3" table:style-name="ce5">
            <text:p>120.3</text:p>
          </table:table-cell>
          <table:table-cell office:value-type="float" office:value="120.3" table:style-name="ce5">
            <text:p>120.3</text:p>
          </table:table-cell>
          <table:table-cell office:value-type="float" office:value="14472.09" table:style-name="ce5">
            <text:p>14472.09</text:p>
          </table:table-cell>
          <table:table-cell office:value-type="string" table:style-name="ce6">
            <text:p><text:a xlink:href="http://ichef.bbci.co.uk/arts/yourpaintings/images/paintings/nlw/large/nlw_nlw_gcf00244_large.jpg">http://ichef.bbci.co.uk/arts/yourpaintings/images/paintings/nlw/large/nlw_nlw_gcf00244_large.jpg</text:a></text:p>
          </table:table-cell>
          <table:table-cell office:value-type="string" table:style-name="ce5">
            <text:p>http://www.bbc.co.uk/arts/yourpaintings/paintings/bryn-cader-faner-120019</text:p>
          </table:table-cell>
          <table:table-cell office:value-type="string" table:style-name="ce5">
            <text:p>nlw_nlw_gcf0024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hapel at Dinorwic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Dinorwig</text:p>
          </table:table-cell>
          <table:table-cell table:number-columns-repeated="2" table:style-name="ce5"/>
          <table:table-cell office:value-type="float" office:value="110" table:style-name="ce5">
            <text:p>110</text:p>
          </table:table-cell>
          <table:table-cell office:value-type="float" office:value="110" table:style-name="ce5">
            <text:p>110</text:p>
          </table:table-cell>
          <table:table-cell office:value-type="float" office:value="12100" table:style-name="ce5">
            <text:p>12100</text:p>
          </table:table-cell>
          <table:table-cell office:value-type="string" table:style-name="ce6">
            <text:p><text:a xlink:href="http://ichef.bbci.co.uk/arts/yourpaintings/images/paintings/nlw/large/nlw_nlw_gcf10056_large.jpg">http://ichef.bbci.co.uk/arts/yourpaintings/images/paintings/nlw/large/nlw_nlw_gcf10056_large.jpg</text:a></text:p>
          </table:table-cell>
          <table:table-cell office:value-type="string" table:style-name="ce5">
            <text:p>http://www.bbc.co.uk/arts/yourpaintings/paintings/chapel-at-dinorwic-119795</text:p>
          </table:table-cell>
          <table:table-cell office:value-type="string" table:style-name="ce5">
            <text:p>nlw_nlw_gcf1005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attle in the Fiel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0.5" table:style-name="ce5">
            <text:p>30.5</text:p>
          </table:table-cell>
          <table:table-cell office:value-type="float" office:value="40.6" table:style-name="ce5">
            <text:p>40.6</text:p>
          </table:table-cell>
          <table:table-cell office:value-type="float" office:value="1238.3" table:style-name="ce5">
            <text:p>1238.3</text:p>
          </table:table-cell>
          <table:table-cell office:value-type="string" table:style-name="ce6">
            <text:p><text:a xlink:href="http://ichef.bbci.co.uk/arts/yourpaintings/images/paintings/nlw/large/nlw_nlw_kwf00333_large.jpg">http://ichef.bbci.co.uk/arts/yourpaintings/images/paintings/nlw/large/nlw_nlw_kwf00333_large.jpg</text:a></text:p>
          </table:table-cell>
          <table:table-cell office:value-type="string" table:style-name="ce5">
            <text:p>http://www.bbc.co.uk/arts/yourpaintings/paintings/cattle-in-the-field-120499</text:p>
          </table:table-cell>
          <table:table-cell office:value-type="string" table:style-name="ce5">
            <text:p>nlw_nlw_kwf0033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loudy Day in Snowdonia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30.9" table:style-name="ce5">
            <text:p>30.9</text:p>
          </table:table-cell>
          <table:table-cell office:value-type="float" office:value="22.9" table:style-name="ce5">
            <text:p>22.9</text:p>
          </table:table-cell>
          <table:table-cell office:value-type="float" office:value="707.61" table:style-name="ce5">
            <text:p>707.61</text:p>
          </table:table-cell>
          <table:table-cell office:value-type="string" table:style-name="ce6">
            <text:p><text:a xlink:href="http://ichef.bbci.co.uk/arts/yourpaintings/images/paintings/nlw/large/nlw_nlw_kwf00389_large.jpg">http://ichef.bbci.co.uk/arts/yourpaintings/images/paintings/nlw/large/nlw_nlw_kwf00389_large.jpg</text:a></text:p>
          </table:table-cell>
          <table:table-cell office:value-type="string" table:style-name="ce5">
            <text:p>http://www.bbc.co.uk/arts/yourpaintings/paintings/cloudy-day-in-snowdonia-120578</text:p>
          </table:table-cell>
          <table:table-cell office:value-type="string" table:style-name="ce5">
            <text:p>nlw_nlw_kwf0038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and Cottages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61" table:style-name="ce5">
            <text:p>61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042_large.jpg">http://ichef.bbci.co.uk/arts/yourpaintings/images/paintings/nlw/large/nlw_nlw_kwf00042_large.jpg</text:a></text:p>
          </table:table-cell>
          <table:table-cell office:value-type="string" table:style-name="ce5">
            <text:p>http://www.bbc.co.uk/arts/yourpaintings/paintings/farmer-and-cottages-120471</text:p>
          </table:table-cell>
          <table:table-cell office:value-type="string" table:style-name="ce5">
            <text:p>nlw_nlw_kwf0004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resians in the Field with the Coast Beyon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1" table:style-name="ce5">
            <text:p>51</text:p>
          </table:table-cell>
          <table:table-cell office:value-type="float" office:value="3493.5" table:style-name="ce5">
            <text:p>3493.5</text:p>
          </table:table-cell>
          <table:table-cell office:value-type="string" table:style-name="ce6">
            <text:p><text:a xlink:href="http://ichef.bbci.co.uk/arts/yourpaintings/images/paintings/nlw/large/nlw_nlw_kwf00100_large.jpg">http://ichef.bbci.co.uk/arts/yourpaintings/images/paintings/nlw/large/nlw_nlw_kwf00100_large.jpg</text:a></text:p>
          </table:table-cell>
          <table:table-cell office:value-type="string" table:style-name="ce5">
            <text:p>http://www.bbc.co.uk/arts/yourpaintings/paintings/fresians-in-a-field-with-the-coast-beyond-120503</text:p>
          </table:table-cell>
          <table:table-cell office:value-type="string" table:style-name="ce5">
            <text:p>nlw_nlw_kwf0010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ampstead Heath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Hampstead Heath</text:p>
          </table:table-cell>
          <table:table-cell table:number-columns-repeated="2" table:style-name="ce5"/>
          <table:table-cell office:value-type="float" office:value="34.1" table:style-name="ce5">
            <text:p>34.1</text:p>
          </table:table-cell>
          <table:table-cell office:value-type="float" office:value="18.2" table:style-name="ce5">
            <text:p>18.2</text:p>
          </table:table-cell>
          <table:table-cell office:value-type="float" office:value="620.62" table:style-name="ce5">
            <text:p>620.62</text:p>
          </table:table-cell>
          <table:table-cell office:value-type="string" table:style-name="ce6">
            <text:p><text:a xlink:href="http://ichef.bbci.co.uk/arts/yourpaintings/images/paintings/nlw/large/nlw_nlw_kwf00332_large.jpg">http://ichef.bbci.co.uk/arts/yourpaintings/images/paintings/nlw/large/nlw_nlw_kwf00332_large.jpg</text:a></text:p>
          </table:table-cell>
          <table:table-cell office:value-type="string" table:style-name="ce5">
            <text:p>http://www.bbc.co.uk/arts/yourpaintings/paintings/hampstead-heath-120488</text:p>
          </table:table-cell>
          <table:table-cell office:value-type="string" table:style-name="ce5">
            <text:p>nlw_nlw_kwf0033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Torren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2075.6999999999998" table:style-name="ce5">
            <text:p>2075.7</text:p>
          </table:table-cell>
          <table:table-cell office:value-type="string" table:style-name="ce6">
            <text:p><text:a xlink:href="http://ichef.bbci.co.uk/arts/yourpaintings/images/paintings/nlw/large/nlw_nlw_kwf00121_large.jpg">http://ichef.bbci.co.uk/arts/yourpaintings/images/paintings/nlw/large/nlw_nlw_kwf00121_large.jpg</text:a></text:p>
          </table:table-cell>
          <table:table-cell office:value-type="string" table:style-name="ce5">
            <text:p>http://www.bbc.co.uk/arts/yourpaintings/paintings/mountain-torrent-120587?r=1343744397662</text:p>
          </table:table-cell>
          <table:table-cell office:value-type="string" table:style-name="ce5">
            <text:p>nlw_nlw_kwf0012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Valley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3.6" table:style-name="ce5">
            <text:p>33.6</text:p>
          </table:table-cell>
          <table:table-cell office:value-type="float" office:value="12" table:style-name="ce5">
            <text:p>12</text:p>
          </table:table-cell>
          <table:table-cell office:value-type="float" office:value="403.2" table:style-name="ce5">
            <text:p>403.2</text:p>
          </table:table-cell>
          <table:table-cell office:value-type="string" table:style-name="ce6">
            <text:p><text:a xlink:href="http://ichef.bbci.co.uk/arts/yourpaintings/images/paintings/nlw/large/nlw_nlw_kwf00335_large.jpg">http://ichef.bbci.co.uk/arts/yourpaintings/images/paintings/nlw/large/nlw_nlw_kwf00335_large.jpg</text:a></text:p>
          </table:table-cell>
          <table:table-cell office:value-type="string" table:style-name="ce5">
            <text:p>http://www.bbc.co.uk/arts/yourpaintings/paintings/mountain-valley-120519</text:p>
          </table:table-cell>
          <table:table-cell office:value-type="string" table:style-name="ce5">
            <text:p>nlw_nlw_kwf0033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Valley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126_large.jpg">http://ichef.bbci.co.uk/arts/yourpaintings/images/paintings/nlw/large/nlw_nlw_kwf00126_large.jpg</text:a></text:p>
          </table:table-cell>
          <table:table-cell office:value-type="string" table:style-name="ce5">
            <text:p>http://www.bbc.co.uk/arts/yourpaintings/paintings/mountain-valley-120583</text:p>
          </table:table-cell>
          <table:table-cell office:value-type="string" table:style-name="ce5">
            <text:p>nlw_nlw_kwf0012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oadside Cottage, Eryri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style-name="ce2"/>
          <table:table-cell table:style-name="ce5"/>
          <table:table-cell office:value-type="float" office:value="61" table:style-name="ce5">
            <text:p>61</text:p>
          </table:table-cell>
          <table:table-cell office:value-type="float" office:value="50.5" table:style-name="ce5">
            <text:p>50.5</text:p>
          </table:table-cell>
          <table:table-cell office:value-type="float" office:value="3080.5" table:style-name="ce5">
            <text:p>3080.5</text:p>
          </table:table-cell>
          <table:table-cell office:value-type="string" table:style-name="ce6">
            <text:p><text:a xlink:href="http://ichef.bbci.co.uk/arts/yourpaintings/images/paintings/nlw/large/nlw_nlw_kwf00123_large.jpg">http://ichef.bbci.co.uk/arts/yourpaintings/images/paintings/nlw/large/nlw_nlw_kwf00123_large.jpg</text:a></text:p>
          </table:table-cell>
          <table:table-cell office:value-type="string" table:style-name="ce5">
            <text:p>http://www.bbc.co.uk/arts/yourpaintings/paintings/roadside-cottage-eryri-120433</text:p>
          </table:table-cell>
          <table:table-cell office:value-type="string" table:style-name="ce5">
            <text:p>nlw_nlw_kwf0012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unflowers with Mountain Beyon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29.8" table:style-name="ce5">
            <text:p>29.8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1215.8399999999999" table:style-name="ce5">
            <text:p>1215.84</text:p>
          </table:table-cell>
          <table:table-cell office:value-type="string" table:style-name="ce6">
            <text:p><text:a xlink:href="http://ichef.bbci.co.uk/arts/yourpaintings/images/paintings/nlw/large/nlw_nlw_kwf00334_large.jpg">http://ichef.bbci.co.uk/arts/yourpaintings/images/paintings/nlw/large/nlw_nlw_kwf00334_large.jpg</text:a></text:p>
          </table:table-cell>
          <table:table-cell office:value-type="string" table:style-name="ce5">
            <text:p>http://www.bbc.co.uk/arts/yourpaintings/paintings/sunflowers-with-mountains-beyond-120512</text:p>
          </table:table-cell>
          <table:table-cell office:value-type="string" table:style-name="ce5">
            <text:p>nlw_nlw_kwf0033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Black on Rocky Outcrop above the Coas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1" table:style-name="ce5">
            <text:p>51</text:p>
          </table:table-cell>
          <table:table-cell office:value-type="float" office:value="3493.5" table:style-name="ce5">
            <text:p>3493.5</text:p>
          </table:table-cell>
          <table:table-cell office:value-type="string" table:style-name="ce6">
            <text:p><text:a xlink:href="http://ichef.bbci.co.uk/arts/yourpaintings/images/paintings/nlw/large/nlw_nlw_kwf00099_large.jpg">http://ichef.bbci.co.uk/arts/yourpaintings/images/paintings/nlw/large/nlw_nlw_kwf00099_large.jpg</text:a></text:p>
          </table:table-cell>
          <table:table-cell office:value-type="string" table:style-name="ce5">
            <text:p>http://www.bbc.co.uk/arts/yourpaintings/paintings/welsh-black-on-rocky-outcrop-above-the-coast-120502</text:p>
          </table:table-cell>
          <table:table-cell office:value-type="string" table:style-name="ce5">
            <text:p>nlw_nlw_kwf0009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 ruined classical building</text:p>
          </table:table-cell>
          <table:table-cell office:value-type="string" table:style-name="ce5">
            <text:p>194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30.5" table:style-name="ce5">
            <text:p>30.5</text:p>
          </table:table-cell>
          <table:table-cell office:value-type="float" office:value="1241.3499999999999" table:style-name="ce5">
            <text:p>1241.35</text:p>
          </table:table-cell>
          <table:table-cell office:value-type="string" table:style-name="ce6">
            <text:p><text:a xlink:href="http://ichef.bbci.co.uk/arts/yourpaintings/images/paintings/nlw/large/nlw_nlw_kwf00393_large.jpg">http://ichef.bbci.co.uk/arts/yourpaintings/images/paintings/nlw/large/nlw_nlw_kwf00393_large.jpg</text:a></text:p>
          </table:table-cell>
          <table:table-cell office:value-type="string" table:style-name="ce5">
            <text:p>http://www.bbc.co.uk/arts/yourpaintings/paintings/a-ruined-classical-building-120441</text:p>
          </table:table-cell>
          <table:table-cell office:value-type="string" table:style-name="ce5">
            <text:p>nlw_nlw_kwf0039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usk in the Mountains</text:p>
          </table:table-cell>
          <table:table-cell office:value-type="string" table:style-name="ce5">
            <text:p>194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2.5" table:style-name="ce5">
            <text:p>42.5</text:p>
          </table:table-cell>
          <table:table-cell office:value-type="float" office:value="22" table:style-name="ce5">
            <text:p>22</text:p>
          </table:table-cell>
          <table:table-cell office:value-type="float" office:value="935" table:style-name="ce5">
            <text:p>935</text:p>
          </table:table-cell>
          <table:table-cell office:value-type="string" table:style-name="ce6">
            <text:p><text:a xlink:href="http://ichef.bbci.co.uk/arts/yourpaintings/images/paintings/nlw/large/nlw_nlw_kwf00388_large.jpg">http://ichef.bbci.co.uk/arts/yourpaintings/images/paintings/nlw/large/nlw_nlw_kwf00388_large.jpg</text:a></text:p>
          </table:table-cell>
          <table:table-cell office:value-type="string" table:style-name="ce5">
            <text:p>http://www.bbc.co.uk/arts/yourpaintings/paintings/dusk-in-the-mountains-120567</text:p>
          </table:table-cell>
          <table:table-cell office:value-type="string" table:style-name="ce5">
            <text:p>nlw_nlw_kwf0038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 Chapel in the Tyrol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yrol</text:p>
          </table:table-cell>
          <table:table-cell table:number-columns-repeated="2" table:style-name="ce5"/>
          <table:table-cell office:value-type="float" office:value="29.8" table:style-name="ce5">
            <text:p>29.8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1212.8599999999999" table:style-name="ce5">
            <text:p>1212.86</text:p>
          </table:table-cell>
          <table:table-cell office:value-type="string" table:style-name="ce6">
            <text:p><text:a xlink:href="http://ichef.bbci.co.uk/arts/yourpaintings/images/paintings/nlw/large/nlw_nlw_kwf00394_large.jpg">http://ichef.bbci.co.uk/arts/yourpaintings/images/paintings/nlw/large/nlw_nlw_kwf00394_large.jpg</text:a></text:p>
          </table:table-cell>
          <table:table-cell office:value-type="string" table:style-name="ce5">
            <text:p>http://www.bbc.co.uk/arts/yourpaintings/paintings/a-chapel-in-the-tyrol-120447</text:p>
          </table:table-cell>
          <table:table-cell office:value-type="string" table:style-name="ce5">
            <text:p>nlw_nlw_kwf0039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lpine Mountain Landscape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5" table:style-name="ce5">
            <text:p>50.5</text:p>
          </table:table-cell>
          <table:table-cell office:value-type="float" office:value="60.8" table:style-name="ce5">
            <text:p>60.8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125_large.jpg">http://ichef.bbci.co.uk/arts/yourpaintings/images/paintings/nlw/large/nlw_nlw_kwf00125_large.jpg</text:a></text:p>
          </table:table-cell>
          <table:table-cell office:value-type="string" table:style-name="ce5">
            <text:p>http://www.bbc.co.uk/arts/yourpaintings/paintings/alpine-mountain-landscape-120590</text:p>
          </table:table-cell>
          <table:table-cell office:value-type="string" table:style-name="ce5">
            <text:p>nlw_nlw_kwf0012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utumn Road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3" table:style-name="ce5">
            <text:p>76.3</text:p>
          </table:table-cell>
          <table:table-cell office:value-type="float" office:value="61" table:style-name="ce5">
            <text:p>61</text:p>
          </table:table-cell>
          <table:table-cell office:value-type="float" office:value="4654.3" table:style-name="ce5">
            <text:p>4654.3</text:p>
          </table:table-cell>
          <table:table-cell office:value-type="string" table:style-name="ce6">
            <text:p><text:a xlink:href="http://ichef.bbci.co.uk/arts/yourpaintings/images/paintings/nlw/large/nlw_nlw_kwf00073_large.jpg">http://ichef.bbci.co.uk/arts/yourpaintings/images/paintings/nlw/large/nlw_nlw_kwf00073_large.jpg</text:a></text:p>
          </table:table-cell>
          <table:table-cell office:value-type="string" table:style-name="ce5">
            <text:p>http://www.bbc.co.uk/arts/yourpaintings/paintings/autumn-road-120533</text:p>
          </table:table-cell>
          <table:table-cell office:value-type="string" table:style-name="ce5">
            <text:p>nlw_nlw_kwf0007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hurch and Cottage, North Wales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127" table:style-name="ce5">
            <text:p>127</text:p>
          </table:table-cell>
          <table:table-cell office:value-type="float" office:value="76" table:style-name="ce5">
            <text:p>76</text:p>
          </table:table-cell>
          <table:table-cell office:value-type="float" office:value="9652" table:style-name="ce5">
            <text:p>9652</text:p>
          </table:table-cell>
          <table:table-cell office:value-type="string" table:style-name="ce6">
            <text:p><text:a xlink:href="http://ichef.bbci.co.uk/arts/yourpaintings/images/paintings/nlw/large/nlw_nlw_kwf00094_large.jpg">http://ichef.bbci.co.uk/arts/yourpaintings/images/paintings/nlw/large/nlw_nlw_kwf00094_large.jpg</text:a></text:p>
          </table:table-cell>
          <table:table-cell office:value-type="string" table:style-name="ce5">
            <text:p>http://www.bbc.co.uk/arts/yourpaintings/paintings/church-and-cottage-north-wales-120566</text:p>
          </table:table-cell>
          <table:table-cell office:value-type="string" table:style-name="ce5">
            <text:p>nlw_nlw_kwf0009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loud and Mist, Eryri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02_large.jpg">http://ichef.bbci.co.uk/arts/yourpaintings/images/paintings/nlw/large/nlw_nlw_kwf00002_large.jpg</text:a></text:p>
          </table:table-cell>
          <table:table-cell office:value-type="string" table:style-name="ce5">
            <text:p>http://www.bbc.co.uk/arts/yourpaintings/paintings/cloud-and-mist-eryri-120478</text:p>
          </table:table-cell>
          <table:table-cell office:value-type="string" table:style-name="ce5">
            <text:p>nlw_nlw_kwf0000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nt Blanc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Mont Blanc</text:p>
          </table:table-cell>
          <table:table-cell table:number-columns-repeated="2" table:style-name="ce5"/>
          <table:table-cell office:value-type="float" office:value="37.6" table:style-name="ce5">
            <text:p>37.6</text:p>
          </table:table-cell>
          <table:table-cell office:value-type="float" office:value="21.4" table:style-name="ce5">
            <text:p>21.4</text:p>
          </table:table-cell>
          <table:table-cell office:value-type="float" office:value="804.64" table:style-name="ce5">
            <text:p>804.64</text:p>
          </table:table-cell>
          <table:table-cell office:value-type="string" table:style-name="ce6">
            <text:p><text:a xlink:href="http://ichef.bbci.co.uk/arts/yourpaintings/images/paintings/nlw/large/nlw_nlw_kwf00390_large.jpg">http://ichef.bbci.co.uk/arts/yourpaintings/images/paintings/nlw/large/nlw_nlw_kwf00390_large.jpg</text:a></text:p>
          </table:table-cell>
          <table:table-cell office:value-type="string" table:style-name="ce5">
            <text:p>http://www.bbc.co.uk/arts/yourpaintings/paintings/mont-blanc-120585</text:p>
          </table:table-cell>
          <table:table-cell office:value-type="string" table:style-name="ce5">
            <text:p>nlw_nlw_kwf0039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 and Rocks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40.5" table:style-name="ce5">
            <text:p>40.5</text:p>
          </table:table-cell>
          <table:table-cell office:value-type="float" office:value="2053.35" table:style-name="ce5">
            <text:p>2053.35</text:p>
          </table:table-cell>
          <table:table-cell office:value-type="string" table:style-name="ce6">
            <text:p><text:a xlink:href="http://ichef.bbci.co.uk/arts/yourpaintings/images/paintings/nlw/large/nlw_nlw_kwf00008_large.jpg">http://ichef.bbci.co.uk/arts/yourpaintings/images/paintings/nlw/large/nlw_nlw_kwf00008_large.jpg</text:a></text:p>
          </table:table-cell>
          <table:table-cell office:value-type="string" table:style-name="ce5">
            <text:p>http://www.bbc.co.uk/arts/yourpaintings/paintings/mountains-and-rocks-120484</text:p>
          </table:table-cell>
          <table:table-cell office:value-type="string" table:style-name="ce5">
            <text:p>nlw_nlw_kwf0000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 Snowdonia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8.5" table:style-name="ce5">
            <text:p>68.5</text:p>
          </table:table-cell>
          <table:table-cell office:value-type="float" office:value="50.7" table:style-name="ce5">
            <text:p>50.7</text:p>
          </table:table-cell>
          <table:table-cell office:value-type="float" office:value="3472.95" table:style-name="ce5">
            <text:p>3472.95</text:p>
          </table:table-cell>
          <table:table-cell office:value-type="string" table:style-name="ce6">
            <text:p><text:a xlink:href="http://ichef.bbci.co.uk/arts/yourpaintings/images/paintings/nlw/large/nlw_nlw_kwf00323_large.jpg">http://ichef.bbci.co.uk/arts/yourpaintings/images/paintings/nlw/large/nlw_nlw_kwf00323_large.jpg</text:a></text:p>
          </table:table-cell>
          <table:table-cell office:value-type="string" table:style-name="ce5">
            <text:p>http://www.bbc.co.uk/arts/yourpaintings/paintings/mountains-snowdonia-120581</text:p>
          </table:table-cell>
          <table:table-cell office:value-type="string" table:style-name="ce5">
            <text:p>nlw_nlw_kwf0032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ange of Mountains, Snowdonia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099999999999994" table:style-name="ce5">
            <text:p>76.1</text:p>
          </table:table-cell>
          <table:table-cell office:value-type="float" office:value="50.3" table:style-name="ce5">
            <text:p>50.3</text:p>
          </table:table-cell>
          <table:table-cell office:value-type="float" office:value="3827.83" table:style-name="ce5">
            <text:p>3827.83</text:p>
          </table:table-cell>
          <table:table-cell office:value-type="string" table:style-name="ce6">
            <text:p><text:a xlink:href="http://ichef.bbci.co.uk/arts/yourpaintings/images/paintings/nlw/large/nlw_nlw_kwf00034_large.jpg">http://ichef.bbci.co.uk/arts/yourpaintings/images/paintings/nlw/large/nlw_nlw_kwf00034_large.jpg</text:a></text:p>
          </table:table-cell>
          <table:table-cell office:value-type="string" table:style-name="ce5">
            <text:p>http://www.bbc.co.uk/arts/yourpaintings/paintings/range-of-mountains-snowdonia-120487</text:p>
          </table:table-cell>
          <table:table-cell office:value-type="string" table:style-name="ce5">
            <text:p>nlw_nlw_kwf0003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.2" table:style-name="ce5">
            <text:p>61.2</text:p>
          </table:table-cell>
          <table:table-cell office:value-type="float" office:value="51" table:style-name="ce5">
            <text:p>51</text:p>
          </table:table-cell>
          <table:table-cell office:value-type="float" office:value="3121.2" table:style-name="ce5">
            <text:p>3121.2</text:p>
          </table:table-cell>
          <table:table-cell office:value-type="string" table:style-name="ce6">
            <text:p><text:a xlink:href="http://ichef.bbci.co.uk/arts/yourpaintings/images/paintings/nlw/large/nlw_nlw_kwf00122_large.jpg">http://ichef.bbci.co.uk/arts/yourpaintings/images/paintings/nlw/large/nlw_nlw_kwf00122_large.jpg</text:a></text:p>
          </table:table-cell>
          <table:table-cell office:value-type="string" table:style-name="ce5">
            <text:p>http://www.bbc.co.uk/arts/yourpaintings/paintings/storm-120589</text:p>
          </table:table-cell>
          <table:table-cell office:value-type="string" table:style-name="ce5">
            <text:p>nlw_nlw_kwf0012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Yellow fields under a grey sky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60.8" table:style-name="ce5">
            <text:p>60.8</text:p>
          </table:table-cell>
          <table:table-cell office:value-type="float" office:value="5563.2" table:style-name="ce5">
            <text:p>5563.2</text:p>
          </table:table-cell>
          <table:table-cell office:value-type="string" table:style-name="ce6">
            <text:p><text:a xlink:href="http://ichef.bbci.co.uk/arts/yourpaintings/images/paintings/nlw/large/nlw_nlw_kwf00128_large.jpg">http://ichef.bbci.co.uk/arts/yourpaintings/images/paintings/nlw/large/nlw_nlw_kwf00128_large.jpg</text:a></text:p>
          </table:table-cell>
          <table:table-cell office:value-type="string" table:style-name="ce5">
            <text:p>http://www.bbc.co.uk/arts/yourpaintings/paintings/yellow-fields-under-a-grey-sky-120449</text:p>
          </table:table-cell>
          <table:table-cell office:value-type="string" table:style-name="ce5">
            <text:p>nlw_nlw_kwf0012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Yr Wyddfa a Grib Goch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Wyddfa, Crib Goch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60.7" table:style-name="ce5">
            <text:p>60.7</text:p>
          </table:table-cell>
          <table:table-cell office:value-type="float" office:value="4613.2" table:style-name="ce5">
            <text:p>4613.2</text:p>
          </table:table-cell>
          <table:table-cell office:value-type="string" table:style-name="ce6">
            <text:p><text:a xlink:href="http://ichef.bbci.co.uk/arts/yourpaintings/images/paintings/nlw/large/nlw_nlw_kwf00129_large.jpg">http://ichef.bbci.co.uk/arts/yourpaintings/images/paintings/nlw/large/nlw_nlw_kwf00129_large.jpg</text:a></text:p>
          </table:table-cell>
          <table:table-cell office:value-type="string" table:style-name="ce5">
            <text:p>http://www.bbc.co.uk/arts/yourpaintings/paintings/yr-wyddfa-a-grib-goch-120528</text:p>
          </table:table-cell>
          <table:table-cell office:value-type="string" table:style-name="ce5">
            <text:p>nlw_nlw_kwf0012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North Wale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50.5" table:style-name="ce5">
            <text:p>50.5</text:p>
          </table:table-cell>
          <table:table-cell office:value-type="float" office:value="61.3" table:style-name="ce5">
            <text:p>61.3</text:p>
          </table:table-cell>
          <table:table-cell office:value-type="float" office:value="3095.65" table:style-name="ce5">
            <text:p>3095.65</text:p>
          </table:table-cell>
          <table:table-cell office:value-type="string" table:style-name="ce6">
            <text:p><text:a xlink:href="http://ichef.bbci.co.uk/arts/yourpaintings/images/paintings/nlw/large/nlw_nlw_kwf00007_large.jpg">http://ichef.bbci.co.uk/arts/yourpaintings/images/paintings/nlw/large/nlw_nlw_kwf00007_large.jpg</text:a></text:p>
          </table:table-cell>
          <table:table-cell office:value-type="string" table:style-name="ce5">
            <text:p>http://www.bbc.co.uk/arts/yourpaintings/paintings/cottages-north-wales-120483</text:p>
          </table:table-cell>
          <table:table-cell office:value-type="string" table:style-name="ce5">
            <text:p>nlw_nlw_kwf0000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ark Mountains, Blue Sky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52.5" table:style-name="ce5">
            <text:p>152.5</text:p>
          </table:table-cell>
          <table:table-cell office:value-type="float" office:value="76" table:style-name="ce5">
            <text:p>76</text:p>
          </table:table-cell>
          <table:table-cell office:value-type="float" office:value="11590" table:style-name="ce5">
            <text:p>11590</text:p>
          </table:table-cell>
          <table:table-cell office:value-type="string" table:style-name="ce6">
            <text:p><text:a xlink:href="http://ichef.bbci.co.uk/arts/yourpaintings/images/paintings/nlw/large/nlw_nlw_kwf00152_large.jpg">http://ichef.bbci.co.uk/arts/yourpaintings/images/paintings/nlw/large/nlw_nlw_kwf00152_large.jpg</text:a></text:p>
          </table:table-cell>
          <table:table-cell office:value-type="string" table:style-name="ce5">
            <text:p>http://www.bbc.co.uk/arts/yourpaintings/paintings/dark-mountains-blue-sky-120446</text:p>
          </table:table-cell>
          <table:table-cell office:value-type="string" table:style-name="ce5">
            <text:p>nlw_nlw_kwf0015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iudecca, Venic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iudecca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63.1" table:style-name="ce5">
            <text:p>63.1</text:p>
          </table:table-cell>
          <table:table-cell office:value-type="float" office:value="4795.6000000000004" table:style-name="ce5">
            <text:p>4795.6</text:p>
          </table:table-cell>
          <table:table-cell office:value-type="string" table:style-name="ce6">
            <text:p><text:a xlink:href="http://ichef.bbci.co.uk/arts/yourpaintings/images/paintings/nlw/large/nlw_nlw_kwf00448_large.jpg">http://ichef.bbci.co.uk/arts/yourpaintings/images/paintings/nlw/large/nlw_nlw_kwf00448_large.jpg</text:a></text:p>
          </table:table-cell>
          <table:table-cell office:value-type="string" table:style-name="ce5">
            <text:p>http://www.bbc.co.uk/arts/yourpaintings/paintings/giudecca-venice-120501</text:p>
          </table:table-cell>
          <table:table-cell office:value-type="string" table:style-name="ce5">
            <text:p>nlw_nlw_kwf0044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reen Mountain Landscap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2080.8000000000002" table:style-name="ce5">
            <text:p>2080.8</text:p>
          </table:table-cell>
          <table:table-cell office:value-type="string" table:style-name="ce6">
            <text:p><text:a xlink:href="http://ichef.bbci.co.uk/arts/yourpaintings/images/paintings/nlw/large/nlw_nlw_kwf00111_large.jpg">http://ichef.bbci.co.uk/arts/yourpaintings/images/paintings/nlw/large/nlw_nlw_kwf00111_large.jpg</text:a></text:p>
          </table:table-cell>
          <table:table-cell office:value-type="string" table:style-name="ce5">
            <text:p>http://www.bbc.co.uk/arts/yourpaintings/paintings/green-mountain-landscape-120516</text:p>
          </table:table-cell>
          <table:table-cell office:value-type="string" table:style-name="ce5">
            <text:p>nlw_nlw_kwf0011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reen Trees and Fields Beneath a Dark Mountai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137_large.jpg">http://ichef.bbci.co.uk/arts/yourpaintings/images/paintings/nlw/large/nlw_nlw_kwf00137_large.jpg</text:a></text:p>
          </table:table-cell>
          <table:table-cell office:value-type="string" table:style-name="ce5">
            <text:p>http://www.bbc.co.uk/arts/yourpaintings/paintings/green-trees-and-fields-beneath-a-dark-mountain-120492</text:p>
          </table:table-cell>
          <table:table-cell office:value-type="string" table:style-name="ce5">
            <text:p>nlw_nlw_kwf0013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, North Wale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63.1" table:style-name="ce5">
            <text:p>63.1</text:p>
          </table:table-cell>
          <table:table-cell office:value-type="float" office:value="76" table:style-name="ce5">
            <text:p>76</text:p>
          </table:table-cell>
          <table:table-cell office:value-type="float" office:value="4795.6000000000004" table:style-name="ce5">
            <text:p>4795.6</text:p>
          </table:table-cell>
          <table:table-cell office:value-type="string" table:style-name="ce6">
            <text:p><text:a xlink:href="http://ichef.bbci.co.uk/arts/yourpaintings/images/paintings/nlw/large/nlw_nlw_kwf00447_large.jpg">http://ichef.bbci.co.uk/arts/yourpaintings/images/paintings/nlw/large/nlw_nlw_kwf00447_large.jpg</text:a></text:p>
          </table:table-cell>
          <table:table-cell office:value-type="string" table:style-name="ce5">
            <text:p>http://www.bbc.co.uk/arts/yourpaintings/paintings/mountains-north-wales-120500</text:p>
          </table:table-cell>
          <table:table-cell office:value-type="string" table:style-name="ce5">
            <text:p>nlw_nlw_kwf0044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 and Cloud, Snowdonia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5" table:style-name="ce5">
            <text:p>76.5</text:p>
          </table:table-cell>
          <table:table-cell office:value-type="float" office:value="61" table:style-name="ce5">
            <text:p>61</text:p>
          </table:table-cell>
          <table:table-cell office:value-type="float" office:value="4666.5" table:style-name="ce5">
            <text:p>4666.5</text:p>
          </table:table-cell>
          <table:table-cell office:value-type="string" table:style-name="ce6">
            <text:p><text:a xlink:href="http://ichef.bbci.co.uk/arts/yourpaintings/images/paintings/nlw/large/nlw_nlw_kwf00138_large.jpg">http://ichef.bbci.co.uk/arts/yourpaintings/images/paintings/nlw/large/nlw_nlw_kwf00138_large.jpg</text:a></text:p>
          </table:table-cell>
          <table:table-cell office:value-type="string" table:style-name="ce5">
            <text:p>http://www.bbc.co.uk/arts/yourpaintings/paintings/snow-and-cloud-snowdonia-120463</text:p>
          </table:table-cell>
          <table:table-cell office:value-type="string" table:style-name="ce5">
            <text:p>nlw_nlw_kwf0013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 Rang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68.599999999999994" table:style-name="ce5">
            <text:p>68.6</text:p>
          </table:table-cell>
          <table:table-cell office:value-type="float" office:value="51" table:style-name="ce5">
            <text:p>51</text:p>
          </table:table-cell>
          <table:table-cell office:value-type="float" office:value="3498.6" table:style-name="ce5">
            <text:p>3498.6</text:p>
          </table:table-cell>
          <table:table-cell office:value-type="string" table:style-name="ce6">
            <text:p><text:a xlink:href="http://ichef.bbci.co.uk/arts/yourpaintings/images/paintings/nlw/large/nlw_nlw_kwf00004_large.jpg">http://ichef.bbci.co.uk/arts/yourpaintings/images/paintings/nlw/large/nlw_nlw_kwf00004_large.jpg</text:a></text:p>
          </table:table-cell>
          <table:table-cell office:value-type="string" table:style-name="ce5">
            <text:p>http://www.bbc.co.uk/arts/yourpaintings/paintings/snowdon-range-120480</text:p>
          </table:table-cell>
          <table:table-cell office:value-type="string" table:style-name="ce5">
            <text:p>nlw_nlw_kwf0000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ryfa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yfan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40.5" table:style-name="ce5">
            <text:p>40.5</text:p>
          </table:table-cell>
          <table:table-cell office:value-type="float" office:value="6232.2" table:style-name="ce5">
            <text:p>6232.2</text:p>
          </table:table-cell>
          <table:table-cell office:value-type="string" table:style-name="ce6">
            <text:p><text:a xlink:href="http://ichef.bbci.co.uk/arts/yourpaintings/images/paintings/nlw/large/nlw_nlw_kwf00109_large.jpg">http://ichef.bbci.co.uk/arts/yourpaintings/images/paintings/nlw/large/nlw_nlw_kwf00109_large.jpg</text:a></text:p>
          </table:table-cell>
          <table:table-cell office:value-type="string" table:style-name="ce5">
            <text:p>http://www.bbc.co.uk/arts/yourpaintings/paintings/tryfan-120517</text:p>
          </table:table-cell>
          <table:table-cell office:value-type="string" table:style-name="ce5">
            <text:p>nlw_nlw_kwf0010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loud on Foel Goch</text:p>
          </table:table-cell>
          <table:table-cell office:value-type="string" table:style-name="ce5">
            <text:p>1960-1961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Foel Goch</text:p>
          </table:table-cell>
          <table:table-cell table:number-columns-repeated="2" table:style-name="ce5"/>
          <table:table-cell office:value-type="float" office:value="112.8" table:style-name="ce5">
            <text:p>112.8</text:p>
          </table:table-cell>
          <table:table-cell office:value-type="float" office:value="91.3" table:style-name="ce5">
            <text:p>91.3</text:p>
          </table:table-cell>
          <table:table-cell office:value-type="float" office:value="10298.64" table:style-name="ce5">
            <text:p>10298.64</text:p>
          </table:table-cell>
          <table:table-cell office:value-type="string" table:style-name="ce6">
            <text:p><text:a xlink:href="http://ichef.bbci.co.uk/arts/yourpaintings/images/paintings/nlw/large/nlw_nlw_kwf00145_large.jpg">http://ichef.bbci.co.uk/arts/yourpaintings/images/paintings/nlw/large/nlw_nlw_kwf00145_large.jpg</text:a></text:p>
          </table:table-cell>
          <table:table-cell office:value-type="string" table:style-name="ce5">
            <text:p>http://www.bbc.co.uk/arts/yourpaintings/paintings/cloud-on-foel-goch-120537</text:p>
          </table:table-cell>
          <table:table-cell office:value-type="string" table:style-name="ce5">
            <text:p>nlw_nlw_kwf0014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hapel with a Mountain Behin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71.2" table:style-name="ce5">
            <text:p>71.2</text:p>
          </table:table-cell>
          <table:table-cell office:value-type="float" office:value="6521.92" table:style-name="ce5">
            <text:p>6521.92</text:p>
          </table:table-cell>
          <table:table-cell office:value-type="string" table:style-name="ce6">
            <text:p><text:a xlink:href="http://ichef.bbci.co.uk/arts/yourpaintings/images/paintings/nlw/large/nlw_nlw_kwf00398_large.jpg">http://ichef.bbci.co.uk/arts/yourpaintings/images/paintings/nlw/large/nlw_nlw_kwf00398_large.jpg</text:a></text:p>
          </table:table-cell>
          <table:table-cell office:value-type="string" table:style-name="ce5">
            <text:p>http://www.bbc.co.uk/arts/yourpaintings/paintings/chapel-with-a-mountain-behind-120524</text:p>
          </table:table-cell>
          <table:table-cell office:value-type="string" table:style-name="ce5">
            <text:p>nlw_nlw_kwf0039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nicht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nicht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317_large.jpg">http://ichef.bbci.co.uk/arts/yourpaintings/images/paintings/nlw/large/nlw_nlw_kwf00317_large.jpg</text:a></text:p>
          </table:table-cell>
          <table:table-cell office:value-type="string" table:style-name="ce5">
            <text:p>http://www.bbc.co.uk/arts/yourpaintings/paintings/cnicht-120457</text:p>
          </table:table-cell>
          <table:table-cell office:value-type="string" table:style-name="ce5">
            <text:p>nlw_nlw_kwf0031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Snowdoni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84_large.jpg">http://ichef.bbci.co.uk/arts/yourpaintings/images/paintings/nlw/large/nlw_nlw_kwf00084_large.jpg</text:a></text:p>
          </table:table-cell>
          <table:table-cell office:value-type="string" table:style-name="ce5">
            <text:p>http://www.bbc.co.uk/arts/yourpaintings/paintings/cottages-snowdonia-120547</text:p>
          </table:table-cell>
          <table:table-cell office:value-type="string" table:style-name="ce5">
            <text:p>nlw_nlw_kwf0008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Eryri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8" table:style-name="ce5">
            <text:p>50.8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2072.64" table:style-name="ce5">
            <text:p>2072.64</text:p>
          </table:table-cell>
          <table:table-cell office:value-type="string" table:style-name="ce6">
            <text:p><text:a xlink:href="http://ichef.bbci.co.uk/arts/yourpaintings/images/paintings/nlw/large/nlw_nlw_kwf00120_large.jpg">http://ichef.bbci.co.uk/arts/yourpaintings/images/paintings/nlw/large/nlw_nlw_kwf00120_large.jpg</text:a></text:p>
          </table:table-cell>
          <table:table-cell office:value-type="string" table:style-name="ce5">
            <text:p>http://www.bbc.co.uk/arts/yourpaintings/paintings/eryri-120588</text:p>
          </table:table-cell>
          <table:table-cell office:value-type="string" table:style-name="ce5">
            <text:p>nlw_nlw_kwf0012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 Building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5" table:style-name="ce5">
            <text:p>40.5</text:p>
          </table:table-cell>
          <table:table-cell office:value-type="float" office:value="2065.5" table:style-name="ce5">
            <text:p>2065.5</text:p>
          </table:table-cell>
          <table:table-cell office:value-type="string" table:style-name="ce6">
            <text:p><text:a xlink:href="http://ichef.bbci.co.uk/arts/yourpaintings/images/paintings/nlw/large/nlw_nlw_kwf00110_large.jpg">http://ichef.bbci.co.uk/arts/yourpaintings/images/paintings/nlw/large/nlw_nlw_kwf00110_large.jpg</text:a></text:p>
          </table:table-cell>
          <table:table-cell office:value-type="string" table:style-name="ce5">
            <text:p>http://www.bbc.co.uk/arts/yourpaintings/paintings/farm-buildings-120507</text:p>
          </table:table-cell>
          <table:table-cell office:value-type="string" table:style-name="ce5">
            <text:p>nlw_nlw_kwf0011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house on the horizon in rugged groun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8" table:style-name="ce5">
            <text:p>91.8</text:p>
          </table:table-cell>
          <table:table-cell office:value-type="float" office:value="61" table:style-name="ce5">
            <text:p>61</text:p>
          </table:table-cell>
          <table:table-cell office:value-type="float" office:value="5599.8" table:style-name="ce5">
            <text:p>5599.8</text:p>
          </table:table-cell>
          <table:table-cell office:value-type="string" table:style-name="ce6">
            <text:p><text:a xlink:href="http://ichef.bbci.co.uk/arts/yourpaintings/images/paintings/nlw/large/nlw_nlw_kwf00146_large.jpg">http://ichef.bbci.co.uk/arts/yourpaintings/images/paintings/nlw/large/nlw_nlw_kwf00146_large.jpg</text:a></text:p>
          </table:table-cell>
          <table:table-cell office:value-type="string" table:style-name="ce5">
            <text:p>http://www.bbc.co.uk/arts/yourpaintings/paintings/farmhouse-on-the-horizon-in-rugged-land-120576</text:p>
          </table:table-cell>
          <table:table-cell office:value-type="string" table:style-name="ce5">
            <text:p>nlw_nlw_kwf0014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illside Cottage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6" table:style-name="ce5">
            <text:p>50.6</text:p>
          </table:table-cell>
          <table:table-cell office:value-type="float" office:value="50.5" table:style-name="ce5">
            <text:p>50.5</text:p>
          </table:table-cell>
          <table:table-cell office:value-type="float" office:value="2555.3000000000002" table:style-name="ce5">
            <text:p>2555.3</text:p>
          </table:table-cell>
          <table:table-cell office:value-type="string" table:style-name="ce6">
            <text:p><text:a xlink:href="http://ichef.bbci.co.uk/arts/yourpaintings/images/paintings/nlw/large/nlw_nlw_kwf00315_large.jpg">http://ichef.bbci.co.uk/arts/yourpaintings/images/paintings/nlw/large/nlw_nlw_kwf00315_large.jpg</text:a></text:p>
          </table:table-cell>
          <table:table-cell office:value-type="string" table:style-name="ce5">
            <text:p>http://www.bbc.co.uk/arts/yourpaintings/paintings/hillside-cottages-120459</text:p>
          </table:table-cell>
          <table:table-cell office:value-type="string" table:style-name="ce5">
            <text:p>nlw_nlw_kwf0031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illside with Trees on the Horiz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71.2" table:style-name="ce5">
            <text:p>71.2</text:p>
          </table:table-cell>
          <table:table-cell office:value-type="float" office:value="6493.44" table:style-name="ce5">
            <text:p>6493.44</text:p>
          </table:table-cell>
          <table:table-cell office:value-type="string" table:style-name="ce6">
            <text:p><text:a xlink:href="http://ichef.bbci.co.uk/arts/yourpaintings/images/paintings/nlw/large/nlw_nlw_kwf00329_large.jpg">http://ichef.bbci.co.uk/arts/yourpaintings/images/paintings/nlw/large/nlw_nlw_kwf00329_large.jpg</text:a></text:p>
          </table:table-cell>
          <table:table-cell office:value-type="string" table:style-name="ce5">
            <text:p>http://www.bbc.co.uk/arts/yourpaintings/paintings/hillside-with-trees-on-the-horizon-120445</text:p>
          </table:table-cell>
          <table:table-cell office:value-type="string" table:style-name="ce5">
            <text:p>nlw_nlw_kwf0032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ist on the Mountain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5.5" table:style-name="ce5">
            <text:p>55.5</text:p>
          </table:table-cell>
          <table:table-cell office:value-type="float" office:value="4218" table:style-name="ce5">
            <text:p>4218</text:p>
          </table:table-cell>
          <table:table-cell office:value-type="string" table:style-name="ce6">
            <text:p><text:a xlink:href="http://ichef.bbci.co.uk/arts/yourpaintings/images/paintings/nlw/large/nlw_nlw_kwf00059_large.jpg">http://ichef.bbci.co.uk/arts/yourpaintings/images/paintings/nlw/large/nlw_nlw_kwf00059_large.jpg</text:a></text:p>
          </table:table-cell>
          <table:table-cell office:value-type="string" table:style-name="ce5">
            <text:p>http://www.bbc.co.uk/arts/yourpaintings/paintings/mist-on-the-mountains-120572</text:p>
          </table:table-cell>
          <table:table-cell office:value-type="string" table:style-name="ce5">
            <text:p>nlw_nlw_kwf0005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elwyn Bach from Tanygrisiau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anygrisiau</text:p>
          </table:table-cell>
          <table:table-cell table:number-columns-repeated="2" table:style-name="ce5"/>
          <table:table-cell office:value-type="float" office:value="68" table:style-name="ce5">
            <text:p>68</text:p>
          </table:table-cell>
          <table:table-cell office:value-type="float" office:value="50.5" table:style-name="ce5">
            <text:p>50.5</text:p>
          </table:table-cell>
          <table:table-cell office:value-type="float" office:value="3434" table:style-name="ce5">
            <text:p>3434</text:p>
          </table:table-cell>
          <table:table-cell office:value-type="string" table:style-name="ce6">
            <text:p><text:a xlink:href="http://ichef.bbci.co.uk/arts/yourpaintings/images/paintings/nlw/large/nlw_nlw_kwf00124_large.jpg">http://ichef.bbci.co.uk/arts/yourpaintings/images/paintings/nlw/large/nlw_nlw_kwf00124_large.jpg</text:a></text:p>
          </table:table-cell>
          <table:table-cell office:value-type="string" table:style-name="ce5">
            <text:p>http://www.bbc.co.uk/arts/yourpaintings/paintings/moelwyn-bach-from-tanygrisiau-120582</text:p>
          </table:table-cell>
          <table:table-cell office:value-type="string" table:style-name="ce5">
            <text:p>nlw_nlw_kwf0012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Summit with low clou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71" table:style-name="ce5">
            <text:p>71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6">
            <text:p><text:a xlink:href="http://ichef.bbci.co.uk/arts/yourpaintings/images/paintings/nlw/large/nlw_nlw_kwf00063_large.jpg">http://ichef.bbci.co.uk/arts/yourpaintings/images/paintings/nlw/large/nlw_nlw_kwf00063_large.jpg</text:a></text:p>
          </table:table-cell>
          <table:table-cell office:value-type="string" table:style-name="ce5">
            <text:p>http://www.bbc.co.uk/arts/yourpaintings/paintings/mountain-summit-with-low-cloud-120521</text:p>
          </table:table-cell>
          <table:table-cell office:value-type="string" table:style-name="ce5">
            <text:p>nlw_nlw_kwf0006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Summits, Snowdoni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91.3" table:style-name="ce5">
            <text:p>91.3</text:p>
          </table:table-cell>
          <table:table-cell office:value-type="float" office:value="50.2" table:style-name="ce5">
            <text:p>50.2</text:p>
          </table:table-cell>
          <table:table-cell office:value-type="float" office:value="4583.26" table:style-name="ce5">
            <text:p>4583.26</text:p>
          </table:table-cell>
          <table:table-cell office:value-type="string" table:style-name="ce6">
            <text:p><text:a xlink:href="http://ichef.bbci.co.uk/arts/yourpaintings/images/paintings/nlw/large/nlw_nlw_kwf00052_large.jpg">http://ichef.bbci.co.uk/arts/yourpaintings/images/paintings/nlw/large/nlw_nlw_kwf00052_large.jpg</text:a></text:p>
          </table:table-cell>
          <table:table-cell office:value-type="string" table:style-name="ce5">
            <text:p>http://www.bbc.co.uk/arts/yourpaintings/paintings/mountain-summits-snowdonia-120498</text:p>
          </table:table-cell>
          <table:table-cell office:value-type="string" table:style-name="ce5">
            <text:p>nlw_nlw_kwf0005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Nant Ffranc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ant Ffrancon</text:p>
          </table:table-cell>
          <table:table-cell table:number-columns-repeated="2" table:style-name="ce5"/>
          <table:table-cell office:value-type="float" office:value="127.4" table:style-name="ce5">
            <text:p>127.4</text:p>
          </table:table-cell>
          <table:table-cell office:value-type="float" office:value="76" table:style-name="ce5">
            <text:p>76</text:p>
          </table:table-cell>
          <table:table-cell office:value-type="float" office:value="9682.4" table:style-name="ce5">
            <text:p>9682.4</text:p>
          </table:table-cell>
          <table:table-cell office:value-type="string" table:style-name="ce6">
            <text:p><text:a xlink:href="http://ichef.bbci.co.uk/arts/yourpaintings/images/paintings/nlw/large/nlw_nlw_kwf00098_large.jpg">http://ichef.bbci.co.uk/arts/yourpaintings/images/paintings/nlw/large/nlw_nlw_kwf00098_large.jpg</text:a></text:p>
          </table:table-cell>
          <table:table-cell office:value-type="string" table:style-name="ce5">
            <text:p>http://www.bbc.co.uk/arts/yourpaintings/paintings/nant-ffrancon-120456</text:p>
          </table:table-cell>
          <table:table-cell office:value-type="string" table:style-name="ce5">
            <text:p>nlw_nlw_kwf0009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onies at Dusk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3" table:style-name="ce5">
            <text:p>91.3</text:p>
          </table:table-cell>
          <table:table-cell office:value-type="float" office:value="55.8" table:style-name="ce5">
            <text:p>55.8</text:p>
          </table:table-cell>
          <table:table-cell office:value-type="float" office:value="5094.54" table:style-name="ce5">
            <text:p>5094.54</text:p>
          </table:table-cell>
          <table:table-cell office:value-type="string" table:style-name="ce6">
            <text:p><text:a xlink:href="http://ichef.bbci.co.uk/arts/yourpaintings/images/paintings/nlw/large/nlw_nlw_kwf00032_large.jpg">http://ichef.bbci.co.uk/arts/yourpaintings/images/paintings/nlw/large/nlw_nlw_kwf00032_large.jpg</text:a></text:p>
          </table:table-cell>
          <table:table-cell office:value-type="string" table:style-name="ce5">
            <text:p>http://www.bbc.co.uk/arts/yourpaintings/paintings/ponies-at-dusk-120496</text:p>
          </table:table-cell>
          <table:table-cell office:value-type="string" table:style-name="ce5">
            <text:p>nlw_nlw_kwf0003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hosybol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Rhosybol</text:p>
          </table:table-cell>
          <table:table-cell table:number-columns-repeated="2" table:style-name="ce5"/>
          <table:table-cell office:value-type="float" office:value="121.7" table:style-name="ce5">
            <text:p>121.7</text:p>
          </table:table-cell>
          <table:table-cell office:value-type="float" office:value="91" table:style-name="ce5">
            <text:p>91</text:p>
          </table:table-cell>
          <table:table-cell office:value-type="float" office:value="11074.7" table:style-name="ce5">
            <text:p>11074.7</text:p>
          </table:table-cell>
          <table:table-cell office:value-type="string" table:style-name="ce6">
            <text:p><text:a xlink:href="http://ichef.bbci.co.uk/arts/yourpaintings/images/paintings/nlw/large/nlw_nlw_kwf00095_large.jpg">http://ichef.bbci.co.uk/arts/yourpaintings/images/paintings/nlw/large/nlw_nlw_kwf00095_large.jpg</text:a></text:p>
          </table:table-cell>
          <table:table-cell office:value-type="string" table:style-name="ce5">
            <text:p>http://www.bbc.co.uk/arts/yourpaintings/paintings/rhosybol-120440</text:p>
          </table:table-cell>
          <table:table-cell office:value-type="string" table:style-name="ce5">
            <text:p>nlw_nlw_kwf0009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ocamdour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Rocamdour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.2" table:style-name="ce5">
            <text:p>61.2</text:p>
          </table:table-cell>
          <table:table-cell office:value-type="float" office:value="3121.2" table:style-name="ce5">
            <text:p>3121.2</text:p>
          </table:table-cell>
          <table:table-cell office:value-type="string" table:style-name="ce6">
            <text:p><text:a xlink:href="http://ichef.bbci.co.uk/arts/yourpaintings/images/paintings/nlw/large/nlw_nlw_kwf00082_large.jpg">http://ichef.bbci.co.uk/arts/yourpaintings/images/paintings/nlw/large/nlw_nlw_kwf00082_large.jpg</text:a></text:p>
          </table:table-cell>
          <table:table-cell office:value-type="string" table:style-name="ce5">
            <text:p>http://www.bbc.co.uk/arts/yourpaintings/paintings/rocamdour-120551</text:p>
          </table:table-cell>
          <table:table-cell office:value-type="string" table:style-name="ce5">
            <text:p>nlw_nlw_kwf0008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 on the Mountains, Eryri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61.2" table:style-name="ce5">
            <text:p>61.2</text:p>
          </table:table-cell>
          <table:table-cell office:value-type="float" office:value="4669.5600000000004" table:style-name="ce5">
            <text:p>4669.56</text:p>
          </table:table-cell>
          <table:table-cell office:value-type="string" table:style-name="ce6">
            <text:p><text:a xlink:href="http://ichef.bbci.co.uk/arts/yourpaintings/images/paintings/nlw/large/nlw_nlw_kwf00070_large.jpg">http://ichef.bbci.co.uk/arts/yourpaintings/images/paintings/nlw/large/nlw_nlw_kwf00070_large.jpg</text:a></text:p>
          </table:table-cell>
          <table:table-cell office:value-type="string" table:style-name="ce5">
            <text:p>http://www.bbc.co.uk/arts/yourpaintings/paintings/snow-on-the-mountains-eryri-120536</text:p>
          </table:table-cell>
          <table:table-cell office:value-type="string" table:style-name="ce5">
            <text:p>nlw_nlw_kwf0007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 from Gelli Iago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elli Iago, Snowdon</text:p>
          </table:table-cell>
          <table:table-cell table:number-columns-repeated="2" table:style-name="ce5"/>
          <table:table-cell office:value-type="float" office:value="91.6" table:style-name="ce5">
            <text:p>91.6</text:p>
          </table:table-cell>
          <table:table-cell office:value-type="float" office:value="121.7" table:style-name="ce5">
            <text:p>121.7</text:p>
          </table:table-cell>
          <table:table-cell office:value-type="float" office:value="11147.72" table:style-name="ce5">
            <text:p>11147.72</text:p>
          </table:table-cell>
          <table:table-cell office:value-type="string" table:style-name="ce6">
            <text:p><text:a xlink:href="http://ichef.bbci.co.uk/arts/yourpaintings/images/paintings/nlw/large/nlw_nlw_kwf00097_large.jpg">http://ichef.bbci.co.uk/arts/yourpaintings/images/paintings/nlw/large/nlw_nlw_kwf00097_large.jpg</text:a></text:p>
          </table:table-cell>
          <table:table-cell office:value-type="string" table:style-name="ce5">
            <text:p>http://www.bbc.co.uk/arts/yourpaintings/paintings/snowdon-from-gelli-iago-120460</text:p>
          </table:table-cell>
          <table:table-cell office:value-type="string" table:style-name="ce5">
            <text:p>nlw_nlw_kwf0009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 from Ty Obry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, Ty Obry</text:p>
          </table:table-cell>
          <table:table-cell table:number-columns-repeated="2" table:style-name="ce5"/>
          <table:table-cell office:value-type="float" office:value="240" table:style-name="ce5">
            <text:p>240</text:p>
          </table:table-cell>
          <table:table-cell office:value-type="float" office:value="120" table:style-name="ce5">
            <text:p>120</text:p>
          </table:table-cell>
          <table:table-cell office:value-type="float" office:value="28800" table:style-name="ce5">
            <text:p>28800</text:p>
          </table:table-cell>
          <table:table-cell office:value-type="string" table:style-name="ce6">
            <text:p><text:a xlink:href="http://ichef.bbci.co.uk/arts/yourpaintings/images/paintings/nlw/large/nlw_nlw_gcf04927_large.jpg">http://ichef.bbci.co.uk/arts/yourpaintings/images/paintings/nlw/large/nlw_nlw_gcf04927_large.jpg</text:a></text:p>
          </table:table-cell>
          <table:table-cell office:value-type="string" table:style-name="ce5">
            <text:p>http://www.bbc.co.uk/arts/yourpaintings/paintings/snowdon-from-t-obry-121594</text:p>
          </table:table-cell>
          <table:table-cell office:value-type="string" table:style-name="ce5">
            <text:p>nlw_nlw_gcf0492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 Clouds over the Mountain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56" table:style-name="ce5">
            <text:p>56</text:p>
          </table:table-cell>
          <table:table-cell office:value-type="float" office:value="5129.6000000000004" table:style-name="ce5">
            <text:p>5129.6</text:p>
          </table:table-cell>
          <table:table-cell office:value-type="string" table:style-name="ce6">
            <text:p><text:a xlink:href="http://ichef.bbci.co.uk/arts/yourpaintings/images/paintings/nlw/large/nlw_nlw_kwf00147_large.jpg">http://ichef.bbci.co.uk/arts/yourpaintings/images/paintings/nlw/large/nlw_nlw_kwf00147_large.jpg</text:a></text:p>
          </table:table-cell>
          <table:table-cell office:value-type="string" table:style-name="ce5">
            <text:p>http://www.bbc.co.uk/arts/yourpaintings/paintings/storm-clouds-over-the-mountains-120577</text:p>
          </table:table-cell>
          <table:table-cell office:value-type="string" table:style-name="ce5">
            <text:p>nlw_nlw_kwf0014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Blacks, Llanddon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anddon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3721" table:style-name="ce5">
            <text:p>3721</text:p>
          </table:table-cell>
          <table:table-cell office:value-type="string" table:style-name="ce6">
            <text:p><text:a xlink:href="http://ichef.bbci.co.uk/arts/yourpaintings/images/paintings/nlw/large/nlw_nlw_kwf00101_large.jpg">http://ichef.bbci.co.uk/arts/yourpaintings/images/paintings/nlw/large/nlw_nlw_kwf00101_large.jpg</text:a></text:p>
          </table:table-cell>
          <table:table-cell office:value-type="string" table:style-name="ce5">
            <text:p>http://www.bbc.co.uk/arts/yourpaintings/paintings/welsh-blacks-llanddona-120504</text:p>
          </table:table-cell>
          <table:table-cell office:value-type="string" table:style-name="ce5">
            <text:p>nlw_nlw_kwf0010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elsh Pony Grazing at the Coast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3" table:style-name="ce5">
            <text:p>76.3</text:p>
          </table:table-cell>
          <table:table-cell office:value-type="float" office:value="56" table:style-name="ce5">
            <text:p>56</text:p>
          </table:table-cell>
          <table:table-cell office:value-type="float" office:value="4272.8" table:style-name="ce5">
            <text:p>4272.8</text:p>
          </table:table-cell>
          <table:table-cell office:value-type="string" table:style-name="ce6">
            <text:p><text:a xlink:href="http://ichef.bbci.co.uk/arts/yourpaintings/images/paintings/nlw/large/nlw_nlw_kwf00057_large.jpg">http://ichef.bbci.co.uk/arts/yourpaintings/images/paintings/nlw/large/nlw_nlw_kwf00057_large.jpg</text:a></text:p>
          </table:table-cell>
          <table:table-cell office:value-type="string" table:style-name="ce5">
            <text:p>http://www.bbc.co.uk/arts/yourpaintings/paintings/welsh-pony-grazing-at-the-coast-120571</text:p>
          </table:table-cell>
          <table:table-cell office:value-type="string" table:style-name="ce5">
            <text:p>nlw_nlw_kwf0005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utumn Sunset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60.5" table:style-name="ce5">
            <text:p>60.5</text:p>
          </table:table-cell>
          <table:table-cell office:value-type="float" office:value="4610.1000000000004" table:style-name="ce5">
            <text:p>4610.1</text:p>
          </table:table-cell>
          <table:table-cell office:value-type="string" table:style-name="ce6">
            <text:p><text:a xlink:href="http://ichef.bbci.co.uk/arts/yourpaintings/images/paintings/nlw/large/nlw_nlw_kwf00060_large.jpg">http://ichef.bbci.co.uk/arts/yourpaintings/images/paintings/nlw/large/nlw_nlw_kwf00060_large.jpg</text:a></text:p>
          </table:table-cell>
          <table:table-cell office:value-type="string" table:style-name="ce5">
            <text:p>http://www.bbc.co.uk/arts/yourpaintings/paintings/autumn-sunset-120573</text:p>
          </table:table-cell>
          <table:table-cell office:value-type="string" table:style-name="ce5">
            <text:p>nlw_nlw_kwf0006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l des Aravis, Haute Savoie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ol des Aravis, Haute Savoie</text:p>
          </table:table-cell>
          <table:table-cell table:number-columns-repeated="2" table:style-name="ce5"/>
          <table:table-cell office:value-type="float" office:value="60.7" table:style-name="ce5">
            <text:p>60.7</text:p>
          </table:table-cell>
          <table:table-cell office:value-type="float" office:value="45.7" table:style-name="ce5">
            <text:p>45.7</text:p>
          </table:table-cell>
          <table:table-cell office:value-type="float" office:value="2773.99" table:style-name="ce5">
            <text:p>2773.99</text:p>
          </table:table-cell>
          <table:table-cell office:value-type="string" table:style-name="ce6">
            <text:p><text:a xlink:href="http://ichef.bbci.co.uk/arts/yourpaintings/images/paintings/nlw/large/nlw_nlw_kwf00005_large.jpg">http://ichef.bbci.co.uk/arts/yourpaintings/images/paintings/nlw/large/nlw_nlw_kwf00005_large.jpg</text:a></text:p>
          </table:table-cell>
          <table:table-cell office:value-type="string" table:style-name="ce5">
            <text:p>http://www.bbc.co.uk/arts/yourpaintings/paintings/col-des-aravis-haute-savoie-120481</text:p>
          </table:table-cell>
          <table:table-cell office:value-type="string" table:style-name="ce5">
            <text:p>nlw_nlw_kwf0000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45.7" table:style-name="ce5">
            <text:p>45.7</text:p>
          </table:table-cell>
          <table:table-cell office:value-type="float" office:value="75.8" table:style-name="ce5">
            <text:p>75.8</text:p>
          </table:table-cell>
          <table:table-cell office:value-type="float" office:value="3464.06" table:style-name="ce5">
            <text:p>3464.06</text:p>
          </table:table-cell>
          <table:table-cell office:value-type="string" table:style-name="ce6">
            <text:p><text:a xlink:href="http://ichef.bbci.co.uk/arts/yourpaintings/images/paintings/nlw/large/nlw_nlw_kwf00132_large.jpg">http://ichef.bbci.co.uk/arts/yourpaintings/images/paintings/nlw/large/nlw_nlw_kwf00132_large.jpg</text:a></text:p>
          </table:table-cell>
          <table:table-cell office:value-type="string" table:style-name="ce5">
            <text:p>http://www.bbc.co.uk/arts/yourpaintings/paintings/cottages-eryri-120432</text:p>
          </table:table-cell>
          <table:table-cell office:value-type="string" table:style-name="ce5">
            <text:p>nlw_nlw_kwf0013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5.8" table:style-name="ce5">
            <text:p>75.8</text:p>
          </table:table-cell>
          <table:table-cell office:value-type="float" office:value="45.7" table:style-name="ce5">
            <text:p>45.7</text:p>
          </table:table-cell>
          <table:table-cell office:value-type="float" office:value="3464.06" table:style-name="ce5">
            <text:p>3464.06</text:p>
          </table:table-cell>
          <table:table-cell office:value-type="string" table:style-name="ce6">
            <text:p><text:a xlink:href="http://ichef.bbci.co.uk/arts/yourpaintings/images/paintings/nlw/large/nlw_nlw_kwf00132_large.jpg">http://ichef.bbci.co.uk/arts/yourpaintings/images/paintings/nlw/large/nlw_nlw_kwf00132_large.jpg</text:a></text:p>
          </table:table-cell>
          <table:table-cell office:value-type="string" table:style-name="ce5">
            <text:p>http://www.bbc.co.uk/arts/yourpaintings/paintings/cottages-eryri-120432</text:p>
          </table:table-cell>
          <table:table-cell office:value-type="string" table:style-name="ce5">
            <text:p>nlw_nlw_kwf0013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5" table:style-name="ce5">
            <text:p>50.5</text:p>
          </table:table-cell>
          <table:table-cell office:value-type="float" office:value="60.5" table:style-name="ce5">
            <text:p>60.5</text:p>
          </table:table-cell>
          <table:table-cell office:value-type="float" office:value="3055.25" table:style-name="ce5">
            <text:p>3055.25</text:p>
          </table:table-cell>
          <table:table-cell office:value-type="string" table:style-name="ce6">
            <text:p><text:a xlink:href="http://ichef.bbci.co.uk/arts/yourpaintings/images/paintings/nlw/large/nlw_nlw_kwf00316_large.jpg">http://ichef.bbci.co.uk/arts/yourpaintings/images/paintings/nlw/large/nlw_nlw_kwf00316_large.jpg</text:a></text:p>
          </table:table-cell>
          <table:table-cell office:value-type="string" table:style-name="ce5">
            <text:p>http://www.bbc.co.uk/arts/yourpaintings/paintings/cottages-eryri-120434</text:p>
          </table:table-cell>
          <table:table-cell office:value-type="string" table:style-name="ce5">
            <text:p>nlw_nlw_kwf0031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Landscape with Trees and a Field in the Foreground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5" table:style-name="ce5">
            <text:p>76.5</text:p>
          </table:table-cell>
          <table:table-cell office:value-type="float" office:value="50.5" table:style-name="ce5">
            <text:p>50.5</text:p>
          </table:table-cell>
          <table:table-cell office:value-type="float" office:value="3863.25" table:style-name="ce5">
            <text:p>3863.25</text:p>
          </table:table-cell>
          <table:table-cell office:value-type="string" table:style-name="ce6">
            <text:p><text:a xlink:href="http://ichef.bbci.co.uk/arts/yourpaintings/images/paintings/nlw/large/nlw_nlw_kwf00035_large.jpg">http://ichef.bbci.co.uk/arts/yourpaintings/images/paintings/nlw/large/nlw_nlw_kwf00035_large.jpg</text:a></text:p>
          </table:table-cell>
          <table:table-cell office:value-type="string" table:style-name="ce5">
            <text:p>http://www.bbc.co.uk/arts/yourpaintings/paintings/mountain-landscape-with-trees-and-a-field-in-the-foregrou120486</text:p>
          </table:table-cell>
          <table:table-cell office:value-type="string" table:style-name="ce5">
            <text:p>nlw_nlw_kwf0003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, Snowdonia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099999999999994" table:style-name="ce5">
            <text:p>76.1</text:p>
          </table:table-cell>
          <table:table-cell office:value-type="float" office:value="60.7" table:style-name="ce5">
            <text:p>60.7</text:p>
          </table:table-cell>
          <table:table-cell office:value-type="float" office:value="4619.2700000000004" table:style-name="ce5">
            <text:p>4619.27</text:p>
          </table:table-cell>
          <table:table-cell office:value-type="string" table:style-name="ce6">
            <text:p><text:a xlink:href="http://ichef.bbci.co.uk/arts/yourpaintings/images/paintings/nlw/large/nlw_nlw_kwf00130_large.jpg">http://ichef.bbci.co.uk/arts/yourpaintings/images/paintings/nlw/large/nlw_nlw_kwf00130_large.jpg</text:a></text:p>
          </table:table-cell>
          <table:table-cell office:value-type="string" table:style-name="ce5">
            <text:p>http://www.bbc.co.uk/arts/yourpaintings/paintings/mountains-snowdonia-120529</text:p>
          </table:table-cell>
          <table:table-cell office:value-type="string" table:style-name="ce5">
            <text:p>nlw_nlw_kwf0013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Near Capel Curig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pel Curig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029_large.jpg">http://ichef.bbci.co.uk/arts/yourpaintings/images/paintings/nlw/large/nlw_nlw_kwf00029_large.jpg</text:a></text:p>
          </table:table-cell>
          <table:table-cell office:value-type="string" table:style-name="ce5">
            <text:p>http://www.bbc.co.uk/arts/yourpaintings/paintings/near-capel-curig-120493</text:p>
          </table:table-cell>
          <table:table-cell office:value-type="string" table:style-name="ce5">
            <text:p>nlw_nlw_kwf0002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enmon Coast and Ynys Seiriol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mon, Ynys Seiriol</text:p>
          </table:table-cell>
          <table:table-cell table:number-columns-repeated="2" table:style-name="ce5"/>
          <table:table-cell office:value-type="float" office:value="91.5" table:style-name="ce5">
            <text:p>91.5</text:p>
          </table:table-cell>
          <table:table-cell office:value-type="float" office:value="55.3" table:style-name="ce5">
            <text:p>55.3</text:p>
          </table:table-cell>
          <table:table-cell office:value-type="float" office:value="5059.95" table:style-name="ce5">
            <text:p>5059.95</text:p>
          </table:table-cell>
          <table:table-cell office:value-type="string" table:style-name="ce6">
            <text:p><text:a xlink:href="http://ichef.bbci.co.uk/arts/yourpaintings/images/paintings/nlw/large/nlw_nlw_kwf00030_large.jpg">http://ichef.bbci.co.uk/arts/yourpaintings/images/paintings/nlw/large/nlw_nlw_kwf00030_large.jpg</text:a></text:p>
          </table:table-cell>
          <table:table-cell office:value-type="string" table:style-name="ce5">
            <text:p>http://www.bbc.co.uk/arts/yourpaintings/paintings/penmon-coast-and-ynys-seiriol-120494</text:p>
          </table:table-cell>
          <table:table-cell office:value-type="string" table:style-name="ce5">
            <text:p>nlw_nlw_kwf0003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owards the Mountains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320_large.jpg">http://ichef.bbci.co.uk/arts/yourpaintings/images/paintings/nlw/large/nlw_nlw_kwf00320_large.jpg</text:a></text:p>
          </table:table-cell>
          <table:table-cell office:value-type="string" table:style-name="ce5">
            <text:p>http://www.bbc.co.uk/arts/yourpaintings/paintings/towards-the-mountains-120437</text:p>
          </table:table-cell>
          <table:table-cell office:value-type="string" table:style-name="ce5">
            <text:p>nlw_nlw_kwf0032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ryfan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yfan</text:p>
          </table:table-cell>
          <table:table-cell table:number-columns-repeated="2" table:style-name="ce5"/>
          <table:table-cell office:value-type="float" office:value="122.2" table:style-name="ce5">
            <text:p>122.2</text:p>
          </table:table-cell>
          <table:table-cell office:value-type="float" office:value="91.2" table:style-name="ce5">
            <text:p>91.2</text:p>
          </table:table-cell>
          <table:table-cell office:value-type="float" office:value="11144.64" table:style-name="ce5">
            <text:p>11144.64</text:p>
          </table:table-cell>
          <table:table-cell office:value-type="string" table:style-name="ce6">
            <text:p><text:a xlink:href="http://ichef.bbci.co.uk/arts/yourpaintings/images/paintings/nlw/large/nlw_nlw_kwf00135_large.jpg">http://ichef.bbci.co.uk/arts/yourpaintings/images/paintings/nlw/large/nlw_nlw_kwf00135_large.jpg</text:a></text:p>
          </table:table-cell>
          <table:table-cell office:value-type="string" table:style-name="ce5">
            <text:p>http://www.bbc.co.uk/arts/yourpaintings/paintings/tryfan-120517</text:p>
          </table:table-cell>
          <table:table-cell office:value-type="string" table:style-name="ce5">
            <text:p>nlw_nlw_kwf0013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Landscape with High Sun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76.3" table:style-name="ce5">
            <text:p>76.3</text:p>
          </table:table-cell>
          <table:table-cell office:value-type="float" office:value="5814.06" table:style-name="ce5">
            <text:p>5814.06</text:p>
          </table:table-cell>
          <table:table-cell office:value-type="string" table:style-name="ce6">
            <text:p><text:a xlink:href="http://ichef.bbci.co.uk/arts/yourpaintings/images/paintings/nlw/large/nlw_nlw_kwf00090_large.jpg">http://ichef.bbci.co.uk/arts/yourpaintings/images/paintings/nlw/large/nlw_nlw_kwf00090_large.jpg</text:a></text:p>
          </table:table-cell>
          <table:table-cell office:value-type="string" table:style-name="ce5">
            <text:p>http://www.bbc.co.uk/arts/yourpaintings/paintings/mountain-landscape-with-high-sun-120544</text:p>
          </table:table-cell>
          <table:table-cell office:value-type="string" table:style-name="ce5">
            <text:p>nlw_nlw_kwf0009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entrepella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trepella</text:p>
          </table:table-cell>
          <table:table-cell table:number-columns-repeated="2" table:style-name="ce5"/>
          <table:table-cell office:value-type="float" office:value="76.599999999999994" table:style-name="ce5">
            <text:p>76.6</text:p>
          </table:table-cell>
          <table:table-cell office:value-type="float" office:value="178" table:style-name="ce5">
            <text:p>178</text:p>
          </table:table-cell>
          <table:table-cell office:value-type="float" office:value="13634.8" table:style-name="ce5">
            <text:p>13634.8</text:p>
          </table:table-cell>
          <table:table-cell office:value-type="string" table:style-name="ce6">
            <text:p><text:a xlink:href="http://ichef.bbci.co.uk/arts/yourpaintings/images/paintings/nlw/large/nlw_nlw_gcf04965_large.jpg">http://ichef.bbci.co.uk/arts/yourpaintings/images/paintings/nlw/large/nlw_nlw_gcf04965_large.jpg</text:a></text:p>
          </table:table-cell>
          <table:table-cell office:value-type="string" table:style-name="ce5">
            <text:p>http://www.bbc.co.uk/arts/yourpaintings/paintings/pentrepella-121383</text:p>
          </table:table-cell>
          <table:table-cell office:value-type="string" table:style-name="ce5">
            <text:p>nlw_nlw_gcf0496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lue Sky with Brown Hill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55.5" table:style-name="ce5">
            <text:p>55.5</text:p>
          </table:table-cell>
          <table:table-cell office:value-type="float" office:value="5061.6000000000004" table:style-name="ce5">
            <text:p>5061.6</text:p>
          </table:table-cell>
          <table:table-cell office:value-type="string" table:style-name="ce6">
            <text:p><text:a xlink:href="http://ichef.bbci.co.uk/arts/yourpaintings/images/paintings/nlw/large/nlw_nlw_kwf00031_large.jpg">http://ichef.bbci.co.uk/arts/yourpaintings/images/paintings/nlw/large/nlw_nlw_kwf00031_large.jpg</text:a></text:p>
          </table:table-cell>
          <table:table-cell office:value-type="string" table:style-name="ce5">
            <text:p>http://www.bbc.co.uk/arts/yourpaintings/paintings/blue-sky-with-brown-hill-120495</text:p>
          </table:table-cell>
          <table:table-cell office:value-type="string" table:style-name="ce5">
            <text:p>nlw_nlw_kwf0003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ryn yr Hen Bobl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 yr Hen Bobl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3721" table:style-name="ce5">
            <text:p>3721</text:p>
          </table:table-cell>
          <table:table-cell office:value-type="string" table:style-name="ce6">
            <text:p><text:a xlink:href="http://ichef.bbci.co.uk/arts/yourpaintings/images/paintings/nlw/large/nlw_nlw_kwf00089_large.jpg">http://ichef.bbci.co.uk/arts/yourpaintings/images/paintings/nlw/large/nlw_nlw_kwf00089_large.jpg</text:a></text:p>
          </table:table-cell>
          <table:table-cell office:value-type="string" table:style-name="ce5">
            <text:p>http://www.bbc.co.uk/arts/yourpaintings/paintings/bryn-yr-hen-bobl-120557</text:p>
          </table:table-cell>
          <table:table-cell office:value-type="string" table:style-name="ce5">
            <text:p>nlw_nlw_kwf0008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loud on the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1.5" table:style-name="ce5">
            <text:p>91.5</text:p>
          </table:table-cell>
          <table:table-cell office:value-type="float" office:value="71" table:style-name="ce5">
            <text:p>71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6">
            <text:p><text:a xlink:href="http://ichef.bbci.co.uk/arts/yourpaintings/images/paintings/nlw/large/nlw_nlw_kwf00328_large.jpg">http://ichef.bbci.co.uk/arts/yourpaintings/images/paintings/nlw/large/nlw_nlw_kwf00328_large.jpg</text:a></text:p>
          </table:table-cell>
          <table:table-cell office:value-type="string" table:style-name="ce5">
            <text:p>http://www.bbc.co.uk/arts/yourpaintings/paintings/cloud-on-the-mountains-120444</text:p>
          </table:table-cell>
          <table:table-cell office:value-type="string" table:style-name="ce5">
            <text:p>nlw_nlw_kwf0032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loud over Crib Coch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Coch</text:p>
          </table:table-cell>
          <table:table-cell table:number-columns-repeated="2" table:style-name="ce5"/>
          <table:table-cell office:value-type="float" office:value="60.5" table:style-name="ce5">
            <text:p>60.5</text:p>
          </table:table-cell>
          <table:table-cell office:value-type="float" office:value="60.5" table:style-name="ce5">
            <text:p>60.5</text:p>
          </table:table-cell>
          <table:table-cell office:value-type="float" office:value="3660.25" table:style-name="ce5">
            <text:p>3660.25</text:p>
          </table:table-cell>
          <table:table-cell office:value-type="string" table:style-name="ce6">
            <text:p><text:a xlink:href="http://ichef.bbci.co.uk/arts/yourpaintings/images/paintings/nlw/large/nlw_nlw_kwf00150_large.jpg">http://ichef.bbci.co.uk/arts/yourpaintings/images/paintings/nlw/large/nlw_nlw_kwf00150_large.jpg</text:a></text:p>
          </table:table-cell>
          <table:table-cell office:value-type="string" table:style-name="ce5">
            <text:p>http://www.bbc.co.uk/arts/yourpaintings/paintings/cloud-over-crib-goch-120505</text:p>
          </table:table-cell>
          <table:table-cell office:value-type="string" table:style-name="ce5">
            <text:p>nlw_nlw_kwf0015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raggs and Tree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5" table:style-name="ce5">
            <text:p>60.5</text:p>
          </table:table-cell>
          <table:table-cell office:value-type="float" office:value="76" table:style-name="ce5">
            <text:p>76</text:p>
          </table:table-cell>
          <table:table-cell office:value-type="float" office:value="4598" table:style-name="ce5">
            <text:p>4598</text:p>
          </table:table-cell>
          <table:table-cell office:value-type="string" table:style-name="ce6">
            <text:p><text:a xlink:href="http://ichef.bbci.co.uk/arts/yourpaintings/images/paintings/nlw/large/nlw_nlw_kwf00131_large.jpg">http://ichef.bbci.co.uk/arts/yourpaintings/images/paintings/nlw/large/nlw_nlw_kwf00131_large.jpg</text:a></text:p>
          </table:table-cell>
          <table:table-cell office:value-type="string" table:style-name="ce5">
            <text:p>http://www.bbc.co.uk/arts/yourpaintings/paintings/craggs-and-trees-120531</text:p>
          </table:table-cell>
          <table:table-cell office:value-type="string" table:style-name="ce5">
            <text:p>nlw_nlw_kwf0013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rib Goch with a Blue Sky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83_large.jpg">http://ichef.bbci.co.uk/arts/yourpaintings/images/paintings/nlw/large/nlw_nlw_kwf00083_large.jpg</text:a></text:p>
          </table:table-cell>
          <table:table-cell office:value-type="string" table:style-name="ce5">
            <text:p>http://www.bbc.co.uk/arts/yourpaintings/paintings/crib-goch-with-a-blue-sky-120549</text:p>
          </table:table-cell>
          <table:table-cell office:value-type="string" table:style-name="ce5">
            <text:p>nlw_nlw_kwf0008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wm Hetiau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182.9" table:style-name="ce5">
            <text:p>182.9</text:p>
          </table:table-cell>
          <table:table-cell office:value-type="float" office:value="121.2" table:style-name="ce5">
            <text:p>121.2</text:p>
          </table:table-cell>
          <table:table-cell office:value-type="float" office:value="22167.48" table:style-name="ce5">
            <text:p>22167.48</text:p>
          </table:table-cell>
          <table:table-cell office:value-type="string" table:style-name="ce6">
            <text:p><text:a xlink:href="http://ichef.bbci.co.uk/arts/yourpaintings/images/paintings/nlw/large/nlw_nlw_kwf00149_large.jpg">http://ichef.bbci.co.uk/arts/yourpaintings/images/paintings/nlw/large/nlw_nlw_kwf00149_large.jpg</text:a></text:p>
          </table:table-cell>
          <table:table-cell office:value-type="string" table:style-name="ce5">
            <text:p>http://www.bbc.co.uk/arts/yourpaintings/paintings/cwm-hetiau-120452</text:p>
          </table:table-cell>
          <table:table-cell office:value-type="string" table:style-name="ce5">
            <text:p>nlw_nlw_kwf0014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ark Mountains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1.2" table:style-name="ce5">
            <text:p>91.2</text:p>
          </table:table-cell>
          <table:table-cell office:value-type="float" office:value="70.7" table:style-name="ce5">
            <text:p>70.7</text:p>
          </table:table-cell>
          <table:table-cell office:value-type="float" office:value="6447.84" table:style-name="ce5">
            <text:p>6447.84</text:p>
          </table:table-cell>
          <table:table-cell office:value-type="string" table:style-name="ce6">
            <text:p><text:a xlink:href="http://ichef.bbci.co.uk/arts/yourpaintings/images/paintings/nlw/large/nlw_nlw_kwf00314_large.jpg">http://ichef.bbci.co.uk/arts/yourpaintings/images/paintings/nlw/large/nlw_nlw_kwf00314_large.jpg</text:a></text:p>
          </table:table-cell>
          <table:table-cell office:value-type="string" table:style-name="ce5">
            <text:p>http://www.bbc.co.uk/arts/yourpaintings/paintings/dark-mountains-eryri-120526</text:p>
          </table:table-cell>
          <table:table-cell office:value-type="string" table:style-name="ce5">
            <text:p>nlw_nlw_kwf0031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 Building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5.7" table:style-name="ce5">
            <text:p>75.7</text:p>
          </table:table-cell>
          <table:table-cell office:value-type="float" office:value="50.5" table:style-name="ce5">
            <text:p>50.5</text:p>
          </table:table-cell>
          <table:table-cell office:value-type="float" office:value="3822.85" table:style-name="ce5">
            <text:p>3822.85</text:p>
          </table:table-cell>
          <table:table-cell office:value-type="string" table:style-name="ce6">
            <text:p><text:a xlink:href="http://ichef.bbci.co.uk/arts/yourpaintings/images/paintings/nlw/large/nlw_nlw_kwf00051_large.jpg">http://ichef.bbci.co.uk/arts/yourpaintings/images/paintings/nlw/large/nlw_nlw_kwf00051_large.jpg</text:a></text:p>
          </table:table-cell>
          <table:table-cell office:value-type="string" table:style-name="ce5">
            <text:p>http://www.bbc.co.uk/arts/yourpaintings/paintings/farm-building-eryri-120535</text:p>
          </table:table-cell>
          <table:table-cell office:value-type="string" table:style-name="ce5">
            <text:p>nlw_nlw_kwf0005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at Dusk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68.3" table:style-name="ce5">
            <text:p>68.3</text:p>
          </table:table-cell>
          <table:table-cell office:value-type="float" office:value="3462.81" table:style-name="ce5">
            <text:p>3462.81</text:p>
          </table:table-cell>
          <table:table-cell office:value-type="string" table:style-name="ce6">
            <text:p><text:a xlink:href="http://ichef.bbci.co.uk/arts/yourpaintings/images/paintings/nlw/large/nlw_nlw_kwf00127_large.jpg">http://ichef.bbci.co.uk/arts/yourpaintings/images/paintings/nlw/large/nlw_nlw_kwf00127_large.jpg</text:a></text:p>
          </table:table-cell>
          <table:table-cell office:value-type="string" table:style-name="ce5">
            <text:p>http://www.bbc.co.uk/arts/yourpaintings/paintings/farmer-at-dusk-120586</text:p>
          </table:table-cell>
          <table:table-cell office:value-type="string" table:style-name="ce5">
            <text:p>nlw_nlw_kwf0012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rey Cloud and Sun over the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0.8" table:style-name="ce5">
            <text:p>50.8</text:p>
          </table:table-cell>
          <table:table-cell office:value-type="float" office:value="3479.8" table:style-name="ce5">
            <text:p>3479.8</text:p>
          </table:table-cell>
          <table:table-cell office:value-type="string" table:style-name="ce6">
            <text:p><text:a xlink:href="http://ichef.bbci.co.uk/arts/yourpaintings/images/paintings/nlw/large/nlw_nlw_kwf00003_large.jpg">http://ichef.bbci.co.uk/arts/yourpaintings/images/paintings/nlw/large/nlw_nlw_kwf00003_large.jpg</text:a></text:p>
          </table:table-cell>
          <table:table-cell office:value-type="string" table:style-name="ce5">
            <text:p>http://www.bbc.co.uk/arts/yourpaintings/paintings/grey-cloud-and-sun-over-the-mountains-120479</text:p>
          </table:table-cell>
          <table:table-cell office:value-type="string" table:style-name="ce5">
            <text:p>nlw_nlw_kwf0000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owlight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76" table:style-name="ce5">
            <text:p>76</text:p>
          </table:table-cell>
          <table:table-cell office:value-type="float" office:value="5776" table:style-name="ce5">
            <text:p>5776</text:p>
          </table:table-cell>
          <table:table-cell office:value-type="string" table:style-name="ce6">
            <text:p><text:a xlink:href="http://ichef.bbci.co.uk/arts/yourpaintings/images/paintings/nlw/large/nlw_nlw_kwf00091_large.jpg">http://ichef.bbci.co.uk/arts/yourpaintings/images/paintings/nlw/large/nlw_nlw_kwf00091_large.jpg</text:a></text:p>
          </table:table-cell>
          <table:table-cell office:value-type="string" table:style-name="ce5">
            <text:p>http://www.bbc.co.uk/arts/yourpaintings/paintings/lowlight-eryri-120542</text:p>
          </table:table-cell>
          <table:table-cell office:value-type="string" table:style-name="ce5">
            <text:p>nlw_nlw_kwf0009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eadows, Mist and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5.5" table:style-name="ce5">
            <text:p>55.5</text:p>
          </table:table-cell>
          <table:table-cell office:value-type="float" office:value="45.6" table:style-name="ce5">
            <text:p>45.6</text:p>
          </table:table-cell>
          <table:table-cell office:value-type="float" office:value="2530.8000000000002" table:style-name="ce5">
            <text:p>2530.8</text:p>
          </table:table-cell>
          <table:table-cell office:value-type="string" table:style-name="ce6">
            <text:p><text:a xlink:href="http://ichef.bbci.co.uk/arts/yourpaintings/images/paintings/nlw/large/nlw_nlw_kwf00033_large.jpg">http://ichef.bbci.co.uk/arts/yourpaintings/images/paintings/nlw/large/nlw_nlw_kwf00033_large.jpg</text:a></text:p>
          </table:table-cell>
          <table:table-cell office:value-type="string" table:style-name="ce5">
            <text:p>http://www.bbc.co.uk/arts/yourpaintings/paintings/meadows-mist-and-mountains-120515</text:p>
          </table:table-cell>
          <table:table-cell office:value-type="string" table:style-name="ce5">
            <text:p>nlw_nlw_kwf0003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Stream with Tree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" table:style-name="ce5">
            <text:p>68</text:p>
          </table:table-cell>
          <table:table-cell office:value-type="float" office:value="55.5" table:style-name="ce5">
            <text:p>55.5</text:p>
          </table:table-cell>
          <table:table-cell office:value-type="float" office:value="3774" table:style-name="ce5">
            <text:p>3774</text:p>
          </table:table-cell>
          <table:table-cell office:value-type="string" table:style-name="ce6">
            <text:p><text:a xlink:href="http://ichef.bbci.co.uk/arts/yourpaintings/images/paintings/nlw/large/nlw_nlw_kwf00044_large.jpg">http://ichef.bbci.co.uk/arts/yourpaintings/images/paintings/nlw/large/nlw_nlw_kwf00044_large.jpg</text:a></text:p>
          </table:table-cell>
          <table:table-cell office:value-type="string" table:style-name="ce5">
            <text:p>http://www.bbc.co.uk/arts/yourpaintings/paintings/mountain-stream-with-trees-120518</text:p>
          </table:table-cell>
          <table:table-cell office:value-type="string" table:style-name="ce5">
            <text:p>nlw_nlw_kwf0004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 with Blue Sky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6" table:style-name="ce5">
            <text:p>56</text:p>
          </table:table-cell>
          <table:table-cell office:value-type="float" office:value="4267.2" table:style-name="ce5">
            <text:p>4267.2</text:p>
          </table:table-cell>
          <table:table-cell office:value-type="string" table:style-name="ce6">
            <text:p><text:a xlink:href="http://ichef.bbci.co.uk/arts/yourpaintings/images/paintings/nlw/large/nlw_nlw_kwf00056_large.jpg">http://ichef.bbci.co.uk/arts/yourpaintings/images/paintings/nlw/large/nlw_nlw_kwf00056_large.jpg</text:a></text:p>
          </table:table-cell>
          <table:table-cell office:value-type="string" table:style-name="ce5">
            <text:p>http://www.bbc.co.uk/arts/yourpaintings/paintings/mountains-with-blue-sky-120570</text:p>
          </table:table-cell>
          <table:table-cell office:value-type="string" table:style-name="ce5">
            <text:p>nlw_nlw_kwf0005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, Eryri, with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0.7" table:style-name="ce5">
            <text:p>90.7</text:p>
          </table:table-cell>
          <table:table-cell office:value-type="float" office:value="91.5" table:style-name="ce5">
            <text:p>91.5</text:p>
          </table:table-cell>
          <table:table-cell office:value-type="float" office:value="8299.0499999999993" table:style-name="ce5">
            <text:p>8299.05</text:p>
          </table:table-cell>
          <table:table-cell table:style-name="ce6"/>
          <table:table-cell office:value-type="string" table:style-name="ce5">
            <text:p>http://www.bbc.co.uk/arts/yourpaintings/paintings/mountains-eryri-with-cloud-120462</text:p>
          </table:table-cell>
          <table:table-cell office:value-type="string" table:style-name="ce5">
            <text:p>nlw_nlw_kwf0013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s, Eryri, with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0.7" table:style-name="ce5">
            <text:p>90.7</text:p>
          </table:table-cell>
          <table:table-cell office:value-type="float" office:value="91.5" table:style-name="ce5">
            <text:p>91.5</text:p>
          </table:table-cell>
          <table:table-cell office:value-type="float" office:value="8299.0499999999993" table:style-name="ce5">
            <text:p>8299.05</text:p>
          </table:table-cell>
          <table:table-cell office:value-type="string" table:style-name="ce6">
            <text:p><text:a xlink:href="http://ichef.bbci.co.uk/arts/yourpaintings/images/paintings/nlw/large/nlw_nlw_kwf00139_large.jpg">http://ichef.bbci.co.uk/arts/yourpaintings/images/paintings/nlw/large/nlw_nlw_kwf00139_large.jpg</text:a></text:p>
          </table:table-cell>
          <table:table-cell office:value-type="string" table:style-name="ce5">
            <text:p>http://www.bbc.co.uk/arts/yourpaintings/paintings/mountains-eryri-with-cloud-120462</text:p>
          </table:table-cell>
          <table:table-cell office:value-type="string" table:style-name="ce5">
            <text:p>nlw_nlw_kwf0013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ynydd Mawr a'r Wyddfa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Wyddfa</text:p>
          </table:table-cell>
          <table:table-cell table:number-columns-repeated="2" table:style-name="ce5"/>
          <table:table-cell office:value-type="float" office:value="91.5" table:style-name="ce5">
            <text:p>91.5</text:p>
          </table:table-cell>
          <table:table-cell office:value-type="float" office:value="61" table:style-name="ce5">
            <text:p>61</text:p>
          </table:table-cell>
          <table:table-cell office:value-type="float" office:value="5581.5" table:style-name="ce5">
            <text:p>5581.5</text:p>
          </table:table-cell>
          <table:table-cell office:value-type="string" table:style-name="ce6">
            <text:p><text:a xlink:href="http://ichef.bbci.co.uk/arts/yourpaintings/images/paintings/nlw/large/nlw_nlw_kwf00148_large.jpg">http://ichef.bbci.co.uk/arts/yourpaintings/images/paintings/nlw/large/nlw_nlw_kwf00148_large.jpg</text:a></text:p>
          </table:table-cell>
          <table:table-cell office:value-type="string" table:style-name="ce5">
            <text:p>http://www.bbc.co.uk/arts/yourpaintings/paintings/mynydd-mawr-ar-wyddfa-120579</text:p>
          </table:table-cell>
          <table:table-cell office:value-type="string" table:style-name="ce5">
            <text:p>nlw_nlw_kwf0014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ath beneath Crib Goch</text:p>
          </table:table-cell>
          <table:table-cell office:value-type="string" table:style-name="ce7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Coch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76" table:style-name="ce5">
            <text:p>76</text:p>
          </table:table-cell>
          <table:table-cell office:value-type="float" office:value="5776" table:style-name="ce5">
            <text:p>5776</text:p>
          </table:table-cell>
          <table:table-cell office:value-type="string" table:style-name="ce6">
            <text:p><text:a xlink:href="http://ichef.bbci.co.uk/arts/yourpaintings/images/paintings/nlw/large/nlw_nlw_kwf00076_large.jpg">http://ichef.bbci.co.uk/arts/yourpaintings/images/paintings/nlw/large/nlw_nlw_kwf00076_large.jpg</text:a></text:p>
          </table:table-cell>
          <table:table-cell office:value-type="string" table:style-name="ce5">
            <text:p>http://www.bbc.co.uk/arts/yourpaintings/paintings/path-below-crib-goch-120545</text:p>
          </table:table-cell>
          <table:table-cell office:value-type="string" table:style-name="ce5">
            <text:p>nlw_nlw_kwf0007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oad to the Farm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/ Llanfairynghornwy</text:p>
          </table:table-cell>
          <table:table-cell table:number-columns-repeated="2" table:style-name="ce5"/>
          <table:table-cell office:value-type="float" office:value="76.2" table:style-name="ce5">
            <text:p>76.2</text:p>
          </table:table-cell>
          <table:table-cell office:value-type="float" office:value="50.5" table:style-name="ce5">
            <text:p>50.5</text:p>
          </table:table-cell>
          <table:table-cell office:value-type="float" office:value="3848.1" table:style-name="ce5">
            <text:p>3848.1</text:p>
          </table:table-cell>
          <table:table-cell office:value-type="string" table:style-name="ce6">
            <text:p><text:a xlink:href="http://ichef.bbci.co.uk/arts/yourpaintings/images/paintings/nlw/large/nlw_nlw_kwf00036_large.jpg">http://ichef.bbci.co.uk/arts/yourpaintings/images/paintings/nlw/large/nlw_nlw_kwf00036_large.jpg</text:a></text:p>
          </table:table-cell>
          <table:table-cell office:value-type="string" table:style-name="ce5">
            <text:p>http://www.bbc.co.uk/arts/yourpaintings/paintings/road-to-the-farm-120489</text:p>
          </table:table-cell>
          <table:table-cell office:value-type="string" table:style-name="ce5">
            <text:p>nlw_nlw_kwf0003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ugged Mountains with Low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91.3" table:style-name="ce5">
            <text:p>91.3</text:p>
          </table:table-cell>
          <table:table-cell office:value-type="float" office:value="8363.08" table:style-name="ce5">
            <text:p>8363.08</text:p>
          </table:table-cell>
          <table:table-cell office:value-type="string" table:style-name="ce6">
            <text:p><text:a xlink:href="http://ichef.bbci.co.uk/arts/yourpaintings/images/paintings/nlw/large/nlw_nlw_kwf00134_large.jpg">http://ichef.bbci.co.uk/arts/yourpaintings/images/paintings/nlw/large/nlw_nlw_kwf00134_large.jpg</text:a></text:p>
          </table:table-cell>
          <table:table-cell office:value-type="string" table:style-name="ce5">
            <text:p>http://www.bbc.co.uk/arts/yourpaintings/paintings/rugged-mountains-with-low-cloud-120443</text:p>
          </table:table-cell>
          <table:table-cell office:value-type="string" table:style-name="ce5">
            <text:p>nlw_nlw_kwf0013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ian Summit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5_large.jpg">http://ichef.bbci.co.uk/arts/yourpaintings/images/paintings/nlw/large/nlw_nlw_kwf00045_large.jpg</text:a></text:p>
          </table:table-cell>
          <table:table-cell office:value-type="string" table:style-name="ce5">
            <text:p>http://www.bbc.co.uk/arts/yourpaintings/paintings/snowdonian-summits-120559</text:p>
          </table:table-cell>
          <table:table-cell office:value-type="string" table:style-name="ce5">
            <text:p>nlw_nlw_kwf0004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ummer, Snowdonia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76" table:style-name="ce5">
            <text:p>76</text:p>
          </table:table-cell>
          <table:table-cell office:value-type="float" office:value="4636" table:style-name="ce5">
            <text:p>4636</text:p>
          </table:table-cell>
          <table:table-cell office:value-type="string" table:style-name="ce6">
            <text:p><text:a xlink:href="http://ichef.bbci.co.uk/arts/yourpaintings/images/paintings/nlw/large/nlw_nlw_kwf00067_large.jpg">http://ichef.bbci.co.uk/arts/yourpaintings/images/paintings/nlw/large/nlw_nlw_kwf00067_large.jpg</text:a></text:p>
          </table:table-cell>
          <table:table-cell office:value-type="string" table:style-name="ce5">
            <text:p>http://www.bbc.co.uk/arts/yourpaintings/paintings/summer-snowdonia-120540</text:p>
          </table:table-cell>
          <table:table-cell office:value-type="string" table:style-name="ce5">
            <text:p>nlw_nlw_kwf0006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Path from the Shore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91.5" table:style-name="ce5">
            <text:p>91.5</text:p>
          </table:table-cell>
          <table:table-cell office:value-type="float" office:value="8344.7999999999993" table:style-name="ce5">
            <text:p>8344.8</text:p>
          </table:table-cell>
          <table:table-cell office:value-type="string" table:style-name="ce6">
            <text:p><text:a xlink:href="http://ichef.bbci.co.uk/arts/yourpaintings/images/paintings/nlw/large/nlw_nlw_kwf00055_large.jpg">http://ichef.bbci.co.uk/arts/yourpaintings/images/paintings/nlw/large/nlw_nlw_kwf00055_large.jpg</text:a></text:p>
          </table:table-cell>
          <table:table-cell office:value-type="string" table:style-name="ce5">
            <text:p>http://www.bbc.co.uk/arts/yourpaintings/paintings/the-path-from-the-shore-120569</text:p>
          </table:table-cell>
          <table:table-cell office:value-type="string" table:style-name="ce5">
            <text:p>nlw_nlw_kwf0005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raeth Coch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aeth Coch</text:p>
          </table:table-cell>
          <table:table-cell table:number-columns-repeated="2" table:style-name="ce5"/>
          <table:table-cell office:value-type="float" office:value="127.2" table:style-name="ce5">
            <text:p>127.2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9679.92" table:style-name="ce5">
            <text:p>9679.92</text:p>
          </table:table-cell>
          <table:table-cell office:value-type="string" table:style-name="ce6">
            <text:p><text:a xlink:href="http://ichef.bbci.co.uk/arts/yourpaintings/images/paintings/nlw/large/nlw_nlw_kwf00114_large.jpg">http://ichef.bbci.co.uk/arts/yourpaintings/images/paintings/nlw/large/nlw_nlw_kwf00114_large.jpg</text:a></text:p>
          </table:table-cell>
          <table:table-cell office:value-type="string" table:style-name="ce5">
            <text:p>http://www.bbc.co.uk/arts/yourpaintings/paintings/traeth-coch-120568</text:p>
          </table:table-cell>
          <table:table-cell office:value-type="string" table:style-name="ce5">
            <text:p>nlw_nlw_kwf0011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lpine Mountains/Y Grib Goch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081_large.jpg">http://ichef.bbci.co.uk/arts/yourpaintings/images/paintings/nlw/large/nlw_nlw_kwf00081_large.jpg</text:a></text:p>
          </table:table-cell>
          <table:table-cell office:value-type="string" table:style-name="ce5">
            <text:p>http://www.bbc.co.uk/arts/yourpaintings/paintings/alpine-mountainsy-grib-goch-120552</text:p>
          </table:table-cell>
          <table:table-cell office:value-type="string" table:style-name="ce5">
            <text:p>nlw_nlw_kwf0008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 in the Field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7" table:style-name="ce5">
            <text:p>60.7</text:p>
          </table:table-cell>
          <table:table-cell office:value-type="float" office:value="50.5" table:style-name="ce5">
            <text:p>50.5</text:p>
          </table:table-cell>
          <table:table-cell office:value-type="float" office:value="3065.35" table:style-name="ce5">
            <text:p>3065.35</text:p>
          </table:table-cell>
          <table:table-cell office:value-type="string" table:style-name="ce6">
            <text:p><text:a xlink:href="http://ichef.bbci.co.uk/arts/yourpaintings/images/paintings/nlw/large/nlw_nlw_kwf00079_large.jpg">http://ichef.bbci.co.uk/arts/yourpaintings/images/paintings/nlw/large/nlw_nlw_kwf00079_large.jpg</text:a></text:p>
          </table:table-cell>
          <table:table-cell office:value-type="string" table:style-name="ce5">
            <text:p>http://www.bbc.co.uk/arts/yourpaintings/paintings/cottage-in-the-fields-120553</text:p>
          </table:table-cell>
          <table:table-cell office:value-type="string" table:style-name="ce5">
            <text:p>nlw_nlw_kwf0007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yrn La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yrn Las</text:p>
          </table:table-cell>
          <table:table-cell table:number-columns-repeated="2" table:style-name="ce5"/>
          <table:table-cell office:value-type="float" office:value="76.2" table:style-name="ce5">
            <text:p>76.2</text:p>
          </table:table-cell>
          <table:table-cell office:value-type="float" office:value="50.3" table:style-name="ce5">
            <text:p>50.3</text:p>
          </table:table-cell>
          <table:table-cell office:value-type="float" office:value="3832.86" table:style-name="ce5">
            <text:p>3832.86</text:p>
          </table:table-cell>
          <table:table-cell office:value-type="string" table:style-name="ce6">
            <text:p><text:a xlink:href="http://ichef.bbci.co.uk/arts/yourpaintings/images/paintings/nlw/large/nlw_nlw_kwf00048_large.jpg">http://ichef.bbci.co.uk/arts/yourpaintings/images/paintings/nlw/large/nlw_nlw_kwf00048_large.jpg</text:a></text:p>
          </table:table-cell>
          <table:table-cell office:value-type="string" table:style-name="ce5">
            <text:p>http://www.bbc.co.uk/arts/yourpaintings/paintings/gyrn-las-120563</text:p>
          </table:table-cell>
          <table:table-cell office:value-type="string" table:style-name="ce5">
            <text:p>nlw_nlw_kwf0004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Lone Cottage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0.7" table:style-name="ce5">
            <text:p>50.7</text:p>
          </table:table-cell>
          <table:table-cell office:value-type="float" office:value="3863.34" table:style-name="ce5">
            <text:p>3863.34</text:p>
          </table:table-cell>
          <table:table-cell office:value-type="string" table:style-name="ce6">
            <text:p><text:a xlink:href="http://ichef.bbci.co.uk/arts/yourpaintings/images/paintings/nlw/large/nlw_nlw_kwf00075_large.jpg">http://ichef.bbci.co.uk/arts/yourpaintings/images/paintings/nlw/large/nlw_nlw_kwf00075_large.jpg</text:a></text:p>
          </table:table-cell>
          <table:table-cell office:value-type="string" table:style-name="ce5">
            <text:p>http://www.bbc.co.uk/arts/yourpaintings/paintings/lone-cottage-120508</text:p>
          </table:table-cell>
          <table:table-cell office:value-type="string" table:style-name="ce5">
            <text:p>nlw_nlw_kwf0007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onlight above Gwynant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wynant</text:p>
          </table:table-cell>
          <table:table-cell table:number-columns-repeated="2" table:style-name="ce5"/>
          <table:table-cell office:value-type="float" office:value="121.9" table:style-name="ce5">
            <text:p>121.9</text:p>
          </table:table-cell>
          <table:table-cell office:value-type="float" office:value="121.9" table:style-name="ce5">
            <text:p>121.9</text:p>
          </table:table-cell>
          <table:table-cell office:value-type="float" office:value="14859.61" table:style-name="ce5">
            <text:p>14859.61</text:p>
          </table:table-cell>
          <table:table-cell office:value-type="string" table:style-name="ce6">
            <text:p><text:a xlink:href="http://ichef.bbci.co.uk/arts/yourpaintings/images/paintings/nlw/large/nlw_nlw_kwf00105_large.jpg">http://ichef.bbci.co.uk/arts/yourpaintings/images/paintings/nlw/large/nlw_nlw_kwf00105_large.jpg</text:a></text:p>
          </table:table-cell>
          <table:table-cell office:value-type="string" table:style-name="ce5">
            <text:p>http://www.bbc.co.uk/arts/yourpaintings/paintings/moonlight-above-gwynant-120451</text:p>
          </table:table-cell>
          <table:table-cell office:value-type="string" table:style-name="ce5">
            <text:p>nlw_nlw_kwf0010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untain Valley Cottage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1.2" table:style-name="ce5">
            <text:p>71.2</text:p>
          </table:table-cell>
          <table:table-cell office:value-type="float" office:value="91.5" table:style-name="ce5">
            <text:p>91.5</text:p>
          </table:table-cell>
          <table:table-cell office:value-type="float" office:value="6514.8" table:style-name="ce5">
            <text:p>6514.8</text:p>
          </table:table-cell>
          <table:table-cell office:value-type="string" table:style-name="ce6">
            <text:p><text:a xlink:href="http://ichef.bbci.co.uk/arts/yourpaintings/images/paintings/nlw/large/nlw_nlw_kwf00065_large.jpg">http://ichef.bbci.co.uk/arts/yourpaintings/images/paintings/nlw/large/nlw_nlw_kwf00065_large.jpg</text:a></text:p>
          </table:table-cell>
          <table:table-cell office:value-type="string" table:style-name="ce5">
            <text:p>http://www.bbc.co.uk/arts/yourpaintings/paintings/mountain-valley-cottages-120523</text:p>
          </table:table-cell>
          <table:table-cell office:value-type="string" table:style-name="ce5">
            <text:p>nlw_nlw_kwf0006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onies on Sea Cliff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5783.6" table:style-name="ce5">
            <text:p>5783.6</text:p>
          </table:table-cell>
          <table:table-cell office:value-type="string" table:style-name="ce6">
            <text:p><text:a xlink:href="http://ichef.bbci.co.uk/arts/yourpaintings/images/paintings/nlw/large/nlw_nlw_kwf00077_large.jpg">http://ichef.bbci.co.uk/arts/yourpaintings/images/paintings/nlw/large/nlw_nlw_kwf00077_large.jpg</text:a></text:p>
          </table:table-cell>
          <table:table-cell office:value-type="string" table:style-name="ce5">
            <text:p>http://www.bbc.co.uk/arts/yourpaintings/paintings/ponies-on-a-sea-cliff-120541</text:p>
          </table:table-cell>
          <table:table-cell office:value-type="string" table:style-name="ce5">
            <text:p>nlw_nlw_kwf0007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 range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126.3" table:style-name="ce5">
            <text:p>126.3</text:p>
          </table:table-cell>
          <table:table-cell office:value-type="float" office:value="76.2" table:style-name="ce5">
            <text:p>76.2</text:p>
          </table:table-cell>
          <table:table-cell office:value-type="float" office:value="9624.06" table:style-name="ce5">
            <text:p>9624.06</text:p>
          </table:table-cell>
          <table:table-cell office:value-type="string" table:style-name="ce6">
            <text:p><text:a xlink:href="http://ichef.bbci.co.uk/arts/yourpaintings/images/paintings/nlw/large/nlw_nlw_kwf00141_large.jpg">http://ichef.bbci.co.uk/arts/yourpaintings/images/paintings/nlw/large/nlw_nlw_kwf00141_large.jpg</text:a></text:p>
          </table:table-cell>
          <table:table-cell office:value-type="string" table:style-name="ce5">
            <text:p>http://www.bbc.co.uk/arts/yourpaintings/paintings/snowdon-range-120465</text:p>
          </table:table-cell>
          <table:table-cell office:value-type="string" table:style-name="ce5">
            <text:p>nlw_nlw_kwf0014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 Approaching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0.9" table:style-name="ce5">
            <text:p>90.9</text:p>
          </table:table-cell>
          <table:table-cell office:value-type="float" office:value="90.9" table:style-name="ce5">
            <text:p>90.9</text:p>
          </table:table-cell>
          <table:table-cell office:value-type="float" office:value="8262.81" table:style-name="ce5">
            <text:p>8262.81</text:p>
          </table:table-cell>
          <table:table-cell office:value-type="string" table:style-name="ce6">
            <text:p><text:a xlink:href="http://ichef.bbci.co.uk/arts/yourpaintings/images/paintings/nlw/large/nlw_nlw_kwf00093_large.jpg">http://ichef.bbci.co.uk/arts/yourpaintings/images/paintings/nlw/large/nlw_nlw_kwf00093_large.jpg</text:a></text:p>
          </table:table-cell>
          <table:table-cell office:value-type="string" table:style-name="ce5">
            <text:p>http://www.bbc.co.uk/arts/yourpaintings/paintings/storm-approaching-120565</text:p>
          </table:table-cell>
          <table:table-cell office:value-type="string" table:style-name="ce5">
            <text:p>nlw_nlw_kwf0009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 Approaching, Eryri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7_large.jpg">http://ichef.bbci.co.uk/arts/yourpaintings/images/paintings/nlw/large/nlw_nlw_kwf00047_large.jpg</text:a></text:p>
          </table:table-cell>
          <table:table-cell office:value-type="string" table:style-name="ce5">
            <text:p>http://www.bbc.co.uk/arts/yourpaintings/paintings/storm-approaching-eryri-120561</text:p>
          </table:table-cell>
          <table:table-cell office:value-type="string" table:style-name="ce5">
            <text:p>nlw_nlw_kwf0004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Way to the Cottage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60.7" table:style-name="ce5">
            <text:p>60.7</text:p>
          </table:table-cell>
          <table:table-cell office:value-type="float" office:value="5535.84" table:style-name="ce5">
            <text:p>5535.84</text:p>
          </table:table-cell>
          <table:table-cell office:value-type="string" table:style-name="ce6">
            <text:p><text:a xlink:href="http://ichef.bbci.co.uk/arts/yourpaintings/images/paintings/nlw/large/nlw_nlw_kwf00062_large.jpg">http://ichef.bbci.co.uk/arts/yourpaintings/images/paintings/nlw/large/nlw_nlw_kwf00062_large.jpg</text:a></text:p>
          </table:table-cell>
          <table:table-cell office:value-type="string" table:style-name="ce5">
            <text:p>http://www.bbc.co.uk/arts/yourpaintings/paintings/the-way-to-the-cottages-120575</text:p>
          </table:table-cell>
          <table:table-cell office:value-type="string" table:style-name="ce5">
            <text:p>nlw_nlw_kwf0006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nservatory, Highgate</text:p>
          </table:table-cell>
          <table:table-cell office:value-type="float" office:value="1944" table:style-name="ce5">
            <text:p>1944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Highgate</text:p>
          </table:table-cell>
          <table:table-cell table:number-columns-repeated="2" table:style-name="ce5"/>
          <table:table-cell office:value-type="float" office:value="59.5" table:style-name="ce5">
            <text:p>59.5</text:p>
          </table:table-cell>
          <table:table-cell office:value-type="float" office:value="60" table:style-name="ce5">
            <text:p>60</text:p>
          </table:table-cell>
          <table:table-cell office:value-type="float" office:value="3570" table:style-name="ce5">
            <text:p>3570</text:p>
          </table:table-cell>
          <table:table-cell office:value-type="string" table:style-name="ce6">
            <text:p><text:a xlink:href="http://ichef.bbci.co.uk/arts/yourpaintings/images/paintings/nlw/large/nlw_nlw_gcf05125_large.jpg">http://ichef.bbci.co.uk/arts/yourpaintings/images/paintings/nlw/large/nlw_nlw_gcf05125_large.jpg</text:a></text:p>
          </table:table-cell>
          <table:table-cell office:value-type="string" table:style-name="ce5">
            <text:p>http://www.bbc.co.uk/arts/yourpaintings/paintings/conservatory-highgate-119906</text:p>
          </table:table-cell>
          <table:table-cell office:value-type="string" table:style-name="ce5">
            <text:p>nlw_nlw_gcf0512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Euros Hughes Irrigating his Field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2500" table:style-name="ce5">
            <text:p>2500</text:p>
          </table:table-cell>
          <table:table-cell office:value-type="string" table:style-name="ce6">
            <text:p><text:a xlink:href="http://ichef.bbci.co.uk/arts/yourpaintings/images/paintings/nlw/large/nlw_nlw_gcf02713_large.jpg">http://ichef.bbci.co.uk/arts/yourpaintings/images/paintings/nlw/large/nlw_nlw_gcf02713_large.jpg</text:a></text:p>
          </table:table-cell>
          <table:table-cell office:value-type="string" table:style-name="ce5">
            <text:p>http://www.bbc.co.uk/arts/yourpaintings/paintings/euros-hughes-irrigating-his-fields-120727</text:p>
          </table:table-cell>
          <table:table-cell office:value-type="string" table:style-name="ce5">
            <text:p>nlw_nlw_gcf0271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enry Roberts, Bryngwyn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gwyn, Patagonia</text:p>
          </table:table-cell>
          <table:table-cell table:number-columns-repeated="2" table:style-name="ce5"/>
          <table:table-cell office:value-type="float" office:value="120.5" table:style-name="ce5">
            <text:p>120.5</text:p>
          </table:table-cell>
          <table:table-cell office:value-type="float" office:value="120.5" table:style-name="ce5">
            <text:p>120.5</text:p>
          </table:table-cell>
          <table:table-cell office:value-type="float" office:value="14520.25" table:style-name="ce5">
            <text:p>14520.25</text:p>
          </table:table-cell>
          <table:table-cell office:value-type="string" table:style-name="ce6">
            <text:p><text:a xlink:href="http://ichef.bbci.co.uk/arts/yourpaintings/images/paintings/nlw/624x544/nlw_nlw_gcf06830_624x544.jpg">http://ichef.bbci.co.uk/arts/yourpaintings/images/paintings/nlw/624x544/nlw_nlw_gcf06830_624x544.jpg</text:a></text:p>
          </table:table-cell>
          <table:table-cell office:value-type="string" table:style-name="ce5">
            <text:p>http://www.bbc.co.uk/arts/yourpaintings/paintings/henry-roberts-bryngwyn-patagonia-120104</text:p>
          </table:table-cell>
          <table:table-cell office:value-type="string" table:style-name="ce5">
            <text:p>nlw_nlw_gcf06830_624x544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an and horse in the desert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98" table:style-name="ce5">
            <text:p>98</text:p>
          </table:table-cell>
          <table:table-cell office:value-type="float" office:value="90.2" table:style-name="ce5">
            <text:p>90.2</text:p>
          </table:table-cell>
          <table:table-cell office:value-type="float" office:value="8839.6" table:style-name="ce5">
            <text:p>8839.6</text:p>
          </table:table-cell>
          <table:table-cell office:value-type="string" table:style-name="ce6">
            <text:p><text:a xlink:href="http://ichef.bbci.co.uk/arts/yourpaintings/images/paintings/nlw/large/nlw_nlw_gcf02740_large.jpg">http://ichef.bbci.co.uk/arts/yourpaintings/images/paintings/nlw/large/nlw_nlw_gcf02740_large.jpg</text:a></text:p>
          </table:table-cell>
          <table:table-cell office:value-type="string" table:style-name="ce5">
            <text:p>http://www.bbc.co.uk/arts/yourpaintings/paintings/man-and-horse-in-the-desert-120726</text:p>
          </table:table-cell>
          <table:table-cell office:value-type="string" table:style-name="ce5">
            <text:p>nlw_nlw_gcf0274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s on the Moelwyns: Llwybr Iddew Mawr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wybr Iddew Mawr</text:p>
          </table:table-cell>
          <table:table-cell table:number-columns-repeated="2" table:style-name="ce5"/>
          <table:table-cell office:value-type="float" office:value="121" table:style-name="ce5">
            <text:p>121</text:p>
          </table:table-cell>
          <table:table-cell office:value-type="float" office:value="182" table:style-name="ce5">
            <text:p>182</text:p>
          </table:table-cell>
          <table:table-cell office:value-type="float" office:value="22022" table:style-name="ce5">
            <text:p>22022</text:p>
          </table:table-cell>
          <table:table-cell office:value-type="string" table:style-name="ce6">
            <text:p><text:a xlink:href="http://ichef.bbci.co.uk/arts/yourpaintings/images/paintings/nlw/large/nlw_nlw_gcf00223_large.jpg">http://ichef.bbci.co.uk/arts/yourpaintings/images/paintings/nlw/large/nlw_nlw_gcf00223_large.jpg</text:a></text:p>
          </table:table-cell>
          <table:table-cell office:value-type="string" table:style-name="ce5">
            <text:p>http://www.bbc.co.uk/arts/yourpaintings/paintings/farmers-on-the-moelwyns-llwybr-iddew-mawr-120058</text:p>
          </table:table-cell>
          <table:table-cell office:value-type="string" table:style-name="ce5">
            <text:p>nlw_nlw_gcf0022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ardeners at Work, near Church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2.9" table:style-name="ce5">
            <text:p>32.9</text:p>
          </table:table-cell>
          <table:table-cell office:value-type="float" office:value="40" table:style-name="ce5">
            <text:p>40</text:p>
          </table:table-cell>
          <table:table-cell office:value-type="float" office:value="1316" table:style-name="ce5">
            <text:p>1316</text:p>
          </table:table-cell>
          <table:table-cell office:value-type="string" table:style-name="ce6">
            <text:p><text:a xlink:href="http://ichef.bbci.co.uk/arts/yourpaintings/images/paintings/nlw/large/nlw_nlw_kwf00392_large.jpg">http://ichef.bbci.co.uk/arts/yourpaintings/images/paintings/nlw/large/nlw_nlw_kwf00392_large.jpg</text:a></text:p>
          </table:table-cell>
          <table:table-cell office:value-type="string" table:style-name="ce5">
            <text:p>http://www.bbc.co.uk/arts/yourpaintings/paintings/gardener-at-work-near-a-church-120438</text:p>
          </table:table-cell>
          <table:table-cell office:value-type="string" table:style-name="ce5">
            <text:p>nlw_nlw_kwf0039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and Dog Climbing a Rocky path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5.7" table:style-name="ce5">
            <text:p>65.7</text:p>
          </table:table-cell>
          <table:table-cell office:value-type="float" office:value="50.6" table:style-name="ce5">
            <text:p>50.6</text:p>
          </table:table-cell>
          <table:table-cell office:value-type="float" office:value="3324.42" table:style-name="ce5">
            <text:p>3324.42</text:p>
          </table:table-cell>
          <table:table-cell office:value-type="string" table:style-name="ce6">
            <text:p><text:a xlink:href="http://ichef.bbci.co.uk/arts/yourpaintings/images/paintings/nlw/large/nlw_nlw_kwf00088_large.jpg">http://ichef.bbci.co.uk/arts/yourpaintings/images/paintings/nlw/large/nlw_nlw_kwf00088_large.jpg</text:a></text:p>
          </table:table-cell>
          <table:table-cell office:value-type="string" table:style-name="ce5">
            <text:p>http://www.bbc.co.uk/arts/yourpaintings/paintings/farmer-and-dog-climbing-a-rocky-path-120555</text:p>
          </table:table-cell>
          <table:table-cell office:value-type="string" table:style-name="ce5">
            <text:p>nlw_nlw_kwf0008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and Dog in the Mountain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7.7" table:style-name="ce5">
            <text:p>77.7</text:p>
          </table:table-cell>
          <table:table-cell office:value-type="float" office:value="61.2" table:style-name="ce5">
            <text:p>61.2</text:p>
          </table:table-cell>
          <table:table-cell office:value-type="float" office:value="4755.24" table:style-name="ce5">
            <text:p>4755.24</text:p>
          </table:table-cell>
          <table:table-cell office:value-type="string" table:style-name="ce6">
            <text:p><text:a xlink:href="http://ichef.bbci.co.uk/arts/yourpaintings/images/paintings/nlw/large/nlw_nlw_kwf00068_large.jpg">http://ichef.bbci.co.uk/arts/yourpaintings/images/paintings/nlw/large/nlw_nlw_kwf00068_large.jpg</text:a></text:p>
          </table:table-cell>
          <table:table-cell office:value-type="string" table:style-name="ce5">
            <text:p>http://www.bbc.co.uk/arts/yourpaintings/paintings/farmer-and-dog-in-the-mountains-120539</text:p>
          </table:table-cell>
          <table:table-cell office:value-type="string" table:style-name="ce5">
            <text:p>nlw_nlw_kwf0006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ree Farmers on a Mountain Path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7" table:style-name="ce5">
            <text:p>68.7</text:p>
          </table:table-cell>
          <table:table-cell office:value-type="float" office:value="50.7" table:style-name="ce5">
            <text:p>50.7</text:p>
          </table:table-cell>
          <table:table-cell office:value-type="float" office:value="3483.09" table:style-name="ce5">
            <text:p>3483.09</text:p>
          </table:table-cell>
          <table:table-cell office:value-type="string" table:style-name="ce6">
            <text:p><text:a xlink:href="http://ichef.bbci.co.uk/arts/yourpaintings/images/paintings/nlw/large/nlw_nlw_kwf00106_large.jpg">http://ichef.bbci.co.uk/arts/yourpaintings/images/paintings/nlw/large/nlw_nlw_kwf00106_large.jpg</text:a></text:p>
          </table:table-cell>
          <table:table-cell office:value-type="string" table:style-name="ce5">
            <text:p>http://www.bbc.co.uk/arts/yourpaintings/paintings/three-farmers-on-a-mountain-path-120510</text:p>
          </table:table-cell>
          <table:table-cell office:value-type="string" table:style-name="ce5">
            <text:p>nlw_nlw_kwf0010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amlet on the Horizon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40.5" table:style-name="ce5">
            <text:p>40.5</text:p>
          </table:table-cell>
          <table:table-cell office:value-type="float" office:value="2053.35" table:style-name="ce5">
            <text:p>2053.35</text:p>
          </table:table-cell>
          <table:table-cell office:value-type="string" table:style-name="ce6">
            <text:p><text:a xlink:href="http://ichef.bbci.co.uk/arts/yourpaintings/images/paintings/nlw/large/nlw_nlw_kwf00446_large.jpg">http://ichef.bbci.co.uk/arts/yourpaintings/images/paintings/nlw/large/nlw_nlw_kwf00446_large.jpg</text:a></text:p>
          </table:table-cell>
          <table:table-cell office:value-type="string" table:style-name="ce5">
            <text:p>http://www.bbc.co.uk/arts/yourpaintings/paintings/hamlet-on-the-horizon-120485</text:p>
          </table:table-cell>
          <table:table-cell office:value-type="string" table:style-name="ce5">
            <text:p>nlw_nlw_kwf0044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in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60.7" table:style-name="ce5">
            <text:p>60.7</text:p>
          </table:table-cell>
          <table:table-cell office:value-type="float" office:value="50.7" table:style-name="ce5">
            <text:p>50.7</text:p>
          </table:table-cell>
          <table:table-cell office:value-type="float" office:value="3077.49" table:style-name="ce5">
            <text:p>3077.49</text:p>
          </table:table-cell>
          <table:table-cell office:value-type="string" table:style-name="ce6">
            <text:p><text:a xlink:href="http://ichef.bbci.co.uk/arts/yourpaintings/images/paintings/nlw/large/nlw_nlw_kwf00080_large.jpg">http://ichef.bbci.co.uk/arts/yourpaintings/images/paintings/nlw/large/nlw_nlw_kwf00080_large.jpg</text:a></text:p>
          </table:table-cell>
          <table:table-cell office:value-type="string" table:style-name="ce5">
            <text:p>http://www.bbc.co.uk/arts/yourpaintings/paintings/farmer-in-eryri-120550</text:p>
          </table:table-cell>
          <table:table-cell office:value-type="string" table:style-name="ce5">
            <text:p>nlw_nlw_kwf0008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Gathering (Farmers on Glyder Fach)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lyder Fach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2" table:style-name="ce5">
            <text:p>122</text:p>
          </table:table-cell>
          <table:table-cell office:value-type="float" office:value="22326" table:style-name="ce5">
            <text:p>22326</text:p>
          </table:table-cell>
          <table:table-cell office:value-type="string" table:style-name="ce6">
            <text:p><text:a xlink:href="http://ichef.bbci.co.uk/arts/yourpaintings/images/paintings/nlw/large/nlw_nlw_gcf02358_large.jpg">http://ichef.bbci.co.uk/arts/yourpaintings/images/paintings/nlw/large/nlw_nlw_gcf02358_large.jpg</text:a></text:p>
          </table:table-cell>
          <table:table-cell office:value-type="string" table:style-name="ce5">
            <text:p>http://www.bbc.co.uk/arts/yourpaintings/paintings/the-gathering-farmers-on-glyder-fach-120999</text:p>
          </table:table-cell>
          <table:table-cell office:value-type="string" table:style-name="ce5">
            <text:p>nlw_nlw_gcf0235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on the Mountain</text:p>
          </table:table-cell>
          <table:table-cell office:value-type="string" table:style-name="ce5">
            <text:p>1984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21.7" table:style-name="ce5">
            <text:p>121.7</text:p>
          </table:table-cell>
          <table:table-cell office:value-type="float" office:value="91.4" table:style-name="ce5">
            <text:p>91.4</text:p>
          </table:table-cell>
          <table:table-cell office:value-type="float" office:value="11123.38" table:style-name="ce5">
            <text:p>11123.38</text:p>
          </table:table-cell>
          <table:table-cell office:value-type="string" table:style-name="ce6">
            <text:p><text:a xlink:href="http://ichef.bbci.co.uk/arts/yourpaintings/images/paintings/nlw/large/nlw_nlw_kwf00096_large.jpg">http://ichef.bbci.co.uk/arts/yourpaintings/images/paintings/nlw/large/nlw_nlw_kwf00096_large.jpg</text:a></text:p>
          </table:table-cell>
          <table:table-cell office:value-type="string" table:style-name="ce5">
            <text:p>http://www.bbc.co.uk/arts/yourpaintings/paintings/farmer-on-the-mountain-120454</text:p>
          </table:table-cell>
          <table:table-cell office:value-type="string" table:style-name="ce5">
            <text:p>nlw_nlw_kwf0009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with Following Dog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60.8" table:style-name="ce5">
            <text:p>60.8</text:p>
          </table:table-cell>
          <table:table-cell office:value-type="float" office:value="3708.8" table:style-name="ce5">
            <text:p>3708.8</text:p>
          </table:table-cell>
          <table:table-cell office:value-type="string" table:style-name="ce6">
            <text:p><text:a xlink:href="http://ichef.bbci.co.uk/arts/yourpaintings/images/paintings/nlw/large/nlw_nlw_kwf00085_large.jpg">http://ichef.bbci.co.uk/arts/yourpaintings/images/paintings/nlw/large/nlw_nlw_kwf00085_large.jpg</text:a></text:p>
          </table:table-cell>
          <table:table-cell office:value-type="string" table:style-name="ce5">
            <text:p>http://www.bbc.co.uk/arts/yourpaintings/paintings/farmer-with-following-dog-120556</text:p>
          </table:table-cell>
          <table:table-cell office:value-type="string" table:style-name="ce5">
            <text:p>nlw_nlw_kwf0008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 Amongst the Rock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" table:style-name="ce5">
            <text:p>91</text:p>
          </table:table-cell>
          <table:table-cell office:value-type="float" office:value="60.7" table:style-name="ce5">
            <text:p>60.7</text:p>
          </table:table-cell>
          <table:table-cell office:value-type="float" office:value="5523.7" table:style-name="ce5">
            <text:p>5523.7</text:p>
          </table:table-cell>
          <table:table-cell office:value-type="string" table:style-name="ce6">
            <text:p><text:a xlink:href="http://ichef.bbci.co.uk/arts/yourpaintings/images/paintings/nlw/large/nlw_nlw_kwf00061_large.jpg">http://ichef.bbci.co.uk/arts/yourpaintings/images/paintings/nlw/large/nlw_nlw_kwf00061_large.jpg</text:a></text:p>
          </table:table-cell>
          <table:table-cell office:value-type="string" table:style-name="ce5">
            <text:p>http://www.bbc.co.uk/arts/yourpaintings/paintings/farmer-amongst-the-rocks-120574</text:p>
          </table:table-cell>
          <table:table-cell office:value-type="string" table:style-name="ce5">
            <text:p>nlw_nlw_kwf0006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n Officer of the Royal Welch Fusiliers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40.5" table:style-name="ce5">
            <text:p>40.5</text:p>
          </table:table-cell>
          <table:table-cell office:value-type="float" office:value="60.7" table:style-name="ce5">
            <text:p>60.7</text:p>
          </table:table-cell>
          <table:table-cell office:value-type="float" office:value="2458.35" table:style-name="ce5">
            <text:p>2458.35</text:p>
          </table:table-cell>
          <table:table-cell office:value-type="string" table:style-name="ce6">
            <text:p><text:a xlink:href="http://ichef.bbci.co.uk/arts/yourpaintings/images/paintings/nlw/large/nlw_nlw_kwf00117_large.jpg">http://ichef.bbci.co.uk/arts/yourpaintings/images/paintings/nlw/large/nlw_nlw_kwf00117_large.jpg</text:a></text:p>
          </table:table-cell>
          <table:table-cell office:value-type="string" table:style-name="ce6">
            <text:p><text:a xlink:href="http://www.bbc.co.uk/arts/yourpaintings/paintings/an-officer-of-the-royal-welch-fusiliers-120436">http://www.bbc.co.uk/arts/yourpaintings/paintings/an-officer-of-the-royal-welch-fusiliers-120436</text:a></text:p>
          </table:table-cell>
          <table:table-cell office:value-type="string" table:style-name="ce5">
            <text:p>nlw_nlw_kwf0011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John Dafydd Evans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36.5" table:style-name="ce5">
            <text:p>36.5</text:p>
          </table:table-cell>
          <table:table-cell office:value-type="float" office:value="25.5" table:style-name="ce5">
            <text:p>25.5</text:p>
          </table:table-cell>
          <table:table-cell office:value-type="float" office:value="930.75" table:style-name="ce5">
            <text:p>930.75</text:p>
          </table:table-cell>
          <table:table-cell office:value-type="string" table:style-name="ce6">
            <text:p><text:a xlink:href="http://ichef.bbci.co.uk/arts/yourpaintings/images/paintings/nlw/large/nlw_nlw_gcf06929_large.jpg">http://ichef.bbci.co.uk/arts/yourpaintings/images/paintings/nlw/large/nlw_nlw_gcf06929_large.jpg</text:a></text:p>
          </table:table-cell>
          <table:table-cell office:value-type="string" table:style-name="ce5">
            <text:p>http://www.bbc.co.uk/arts/yourpaintings/paintings/john-dafydd-evans-19001984-121286</text:p>
          </table:table-cell>
          <table:table-cell office:value-type="string" table:style-name="ce5">
            <text:p>nlw_nlw_gcf0692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Young Woman Looking Forward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60.9" table:style-name="ce5">
            <text:p>60.9</text:p>
          </table:table-cell>
          <table:table-cell office:value-type="float" office:value="2478.63" table:style-name="ce5">
            <text:p>2478.63</text:p>
          </table:table-cell>
          <table:table-cell office:value-type="string" table:style-name="ce6">
            <text:p><text:a xlink:href="http://ichef.bbci.co.uk/arts/yourpaintings/images/paintings/nlw/large/nlw_nlw_kwf00108_large.jpg">http://ichef.bbci.co.uk/arts/yourpaintings/images/paintings/nlw/large/nlw_nlw_kwf00108_large.jpg</text:a></text:p>
          </table:table-cell>
          <table:table-cell office:value-type="string" table:style-name="ce5">
            <text:p>http://www.bbc.co.uk/arts/yourpaintings/paintings/young-woman-looking-forward-120514</text:p>
          </table:table-cell>
          <table:table-cell office:value-type="string" table:style-name="ce5">
            <text:p>nlw_nlw_kwf0010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float" office:value="1953" table:style-name="ce5">
            <text:p>1953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13" table:style-name="ce5">
            <text:p>13</text:p>
          </table:table-cell>
          <table:table-cell office:value-type="float" office:value="32" table:style-name="ce5">
            <text:p>32</text:p>
          </table:table-cell>
          <table:table-cell office:value-type="float" office:value="416" table:style-name="ce5">
            <text:p>416</text:p>
          </table:table-cell>
          <table:table-cell office:value-type="string" table:style-name="ce6">
            <text:p><text:a xlink:href="http://ichef.bbci.co.uk/arts/yourpaintings/images/paintings/nlw/large/nlw_nlw_gcf10359_large.jpg">http://ichef.bbci.co.uk/arts/yourpaintings/images/paintings/nlw/large/nlw_nlw_gcf10359_large.jpg</text:a></text:p>
          </table:table-cell>
          <table:table-cell office:value-type="string" table:style-name="ce5">
            <text:p>http://www.bbc.co.uk/arts/yourpaintings/paintings/self-portrait-119806</text:p>
          </table:table-cell>
          <table:table-cell office:value-type="string" table:style-name="ce5">
            <text:p>nlw_nlw_gcf1035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red Ulhman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gcf05257_large.jpg">http://ichef.bbci.co.uk/arts/yourpaintings/images/paintings/nlw/large/nlw_nlw_gcf05257_large.jpg</text:a></text:p>
          </table:table-cell>
          <table:table-cell office:value-type="string" table:style-name="ce5">
            <text:p>http://www.bbc.co.uk/arts/yourpaintings/paintings/fred-uhlman-19011985-119867</text:p>
          </table:table-cell>
          <table:table-cell office:value-type="string" table:style-name="ce5">
            <text:p>nlw_nlw_gcf0525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arie Levy, nee Wooler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" table:style-name="ce5">
            <text:p>50</text:p>
          </table:table-cell>
          <table:table-cell office:value-type="float" office:value="60" table:style-name="ce5">
            <text:p>60</text:p>
          </table:table-cell>
          <table:table-cell office:value-type="float" office:value="3000" table:style-name="ce5">
            <text:p>3000</text:p>
          </table:table-cell>
          <table:table-cell office:value-type="string" table:style-name="ce6">
            <text:p><text:a xlink:href="http://ichef.bbci.co.uk/arts/yourpaintings/images/paintings/nlw/large/nlw_nlw_gcf05212_large.jpg">http://ichef.bbci.co.uk/arts/yourpaintings/images/paintings/nlw/large/nlw_nlw_gcf05212_large.jpg</text:a></text:p>
          </table:table-cell>
          <table:table-cell office:value-type="string" table:style-name="ce5">
            <text:p>http://www.bbc.co.uk/arts/yourpaintings/paintings/marie-levy-nee-wooler-121318</text:p>
          </table:table-cell>
          <table:table-cell office:value-type="string" table:style-name="ce5">
            <text:p>nlw_nlw_gcf0521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harles Evans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1.5" table:style-name="ce5">
            <text:p>51.5</text:p>
          </table:table-cell>
          <table:table-cell office:value-type="float" office:value="61.1" table:style-name="ce5">
            <text:p>61.1</text:p>
          </table:table-cell>
          <table:table-cell office:value-type="float" office:value="3146.65" table:style-name="ce5">
            <text:p>3146.65</text:p>
          </table:table-cell>
          <table:table-cell office:value-type="string" table:style-name="ce6">
            <text:p><text:a xlink:href="http://ichef.bbci.co.uk/arts/yourpaintings/images/paintings/nlw/large/nlw_nlw_gcf05024_large.jpg">http://ichef.bbci.co.uk/arts/yourpaintings/images/paintings/nlw/large/nlw_nlw_gcf05024_large.jpg</text:a></text:p>
          </table:table-cell>
          <table:table-cell office:value-type="string" table:style-name="ce5">
            <text:p>http://www.bbc.co.uk/arts/yourpaintings/paintings/charles-evans-121285</text:p>
          </table:table-cell>
          <table:table-cell office:value-type="string" table:style-name="ce5">
            <text:p>nlw_nlw_gcf0502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Jack Raymond Jone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5" table:style-name="ce5">
            <text:p>55</text:p>
          </table:table-cell>
          <table:table-cell office:value-type="float" office:value="90.5" table:style-name="ce5">
            <text:p>90.5</text:p>
          </table:table-cell>
          <table:table-cell office:value-type="float" office:value="4977.5" table:style-name="ce5">
            <text:p>4977.5</text:p>
          </table:table-cell>
          <table:table-cell office:value-type="string" table:style-name="ce6">
            <text:p><text:a xlink:href="http://ichef.bbci.co.uk/arts/yourpaintings/images/paintings/nlw/large/nlw_nlw_gcf04445_large.jpg">http://ichef.bbci.co.uk/arts/yourpaintings/images/paintings/nlw/large/nlw_nlw_gcf04445_large.jpg</text:a></text:p>
          </table:table-cell>
          <table:table-cell office:value-type="string" table:style-name="ce5">
            <text:p>http://www.bbc.co.uk/arts/yourpaintings/paintings/jack-raymond-jones-121243</text:p>
          </table:table-cell>
          <table:table-cell office:value-type="string" table:style-name="ce5">
            <text:p>nlw_nlw_gcf0444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nn Griffiths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9.7" table:style-name="ce5">
            <text:p>49.7</text:p>
          </table:table-cell>
          <table:table-cell office:value-type="float" office:value="54.3" table:style-name="ce5">
            <text:p>54.3</text:p>
          </table:table-cell>
          <table:table-cell office:value-type="float" office:value="2698.71" table:style-name="ce5">
            <text:p>2698.71</text:p>
          </table:table-cell>
          <table:table-cell office:value-type="string" table:style-name="ce6">
            <text:p><text:a xlink:href="http://ichef.bbci.co.uk/arts/yourpaintings/images/paintings/nlw/large/nlw_nlw_gcf02540_large.jpg">http://ichef.bbci.co.uk/arts/yourpaintings/images/paintings/nlw/large/nlw_nlw_gcf02540_large.jpg</text:a></text:p>
          </table:table-cell>
          <table:table-cell office:value-type="string" table:style-name="ce5">
            <text:p>http://www.bbc.co.uk/arts/yourpaintings/paintings/ann-griffiths-b-1935-121002</text:p>
          </table:table-cell>
          <table:table-cell office:value-type="string" table:style-name="ce5">
            <text:p>nlw_nlw_gcf0254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r Alun Oldfield Davies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1.5" table:style-name="ce5">
            <text:p>91.5</text:p>
          </table:table-cell>
          <table:table-cell office:value-type="float" office:value="121.5" table:style-name="ce5">
            <text:p>121.5</text:p>
          </table:table-cell>
          <table:table-cell office:value-type="float" office:value="11117.25" table:style-name="ce5">
            <text:p>11117.25</text:p>
          </table:table-cell>
          <table:table-cell office:value-type="string" table:style-name="ce6">
            <text:p><text:a xlink:href="http://ichef.bbci.co.uk/arts/yourpaintings/images/paintings/nlw/large/nlw_nlw_gcf05254_large.jpg">http://ichef.bbci.co.uk/arts/yourpaintings/images/paintings/nlw/large/nlw_nlw_gcf05254_large.jpg</text:a></text:p>
          </table:table-cell>
          <table:table-cell office:value-type="string" table:style-name="ce5">
            <text:p>http://www.bbc.co.uk/arts/yourpaintings/paintings/dr-alun-oldfield-davies-19051988-cbe-119868</text:p>
          </table:table-cell>
          <table:table-cell office:value-type="string" table:style-name="ce5">
            <text:p>nlw_nlw_gcf0525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ir Thomas Parry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0.5" table:style-name="ce5">
            <text:p>90.5</text:p>
          </table:table-cell>
          <table:table-cell office:value-type="float" office:value="75.5" table:style-name="ce5">
            <text:p>75.5</text:p>
          </table:table-cell>
          <table:table-cell office:value-type="float" office:value="6832.75" table:style-name="ce5">
            <text:p>6832.75</text:p>
          </table:table-cell>
          <table:table-cell office:value-type="string" table:style-name="ce6">
            <text:p><text:a xlink:href="http://ichef.bbci.co.uk/arts/yourpaintings/images/paintings/nlw/large/nlw_nlw_gcf01567_large.jpg">http://ichef.bbci.co.uk/arts/yourpaintings/images/paintings/nlw/large/nlw_nlw_gcf01567_large.jpg</text:a></text:p>
          </table:table-cell>
          <table:table-cell office:value-type="string" table:style-name="ce5">
            <text:p>http://www.bbc.co.uk/arts/yourpaintings/paintings/sir-thomas-parry-19041985-121468</text:p>
          </table:table-cell>
          <table:table-cell office:value-type="string" table:style-name="ce5">
            <text:p>nlw_nlw_gcf0156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illiam Moelwyn Merchant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8100" table:style-name="ce5">
            <text:p>8100</text:p>
          </table:table-cell>
          <table:table-cell office:value-type="string" table:style-name="ce6">
            <text:p><text:a xlink:href="http://ichef.bbci.co.uk/arts/yourpaintings/images/paintings/nlw/large/nlw_nlw_gcf05062_large.jpg">http://ichef.bbci.co.uk/arts/yourpaintings/images/paintings/nlw/large/nlw_nlw_gcf05062_large.jpg</text:a></text:p>
          </table:table-cell>
          <table:table-cell office:value-type="string" table:style-name="ce5">
            <text:p>http://www.bbc.co.uk/arts/yourpaintings/paintings/william-moelwyn-merchant-19131997-121229</text:p>
          </table:table-cell>
          <table:table-cell office:value-type="string" table:style-name="ce5">
            <text:p>nlw_nlw_gcf0506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iss Parry</text:p>
          </table:table-cell>
          <table:table-cell office:value-type="float" office:value="1979" table:style-name="ce5">
            <text:p>197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9.2" table:style-name="ce5">
            <text:p>49.2</text:p>
          </table:table-cell>
          <table:table-cell office:value-type="float" office:value="110" table:style-name="ce5">
            <text:p>110</text:p>
          </table:table-cell>
          <table:table-cell office:value-type="float" office:value="5412" table:style-name="ce5">
            <text:p>5412</text:p>
          </table:table-cell>
          <table:table-cell office:value-type="string" table:style-name="ce6">
            <text:p><text:a xlink:href="http://ichef.bbci.co.uk/arts/yourpaintings/images/paintings/nlw/large/nlw_nlw_gcf03772_large.jpg">http://ichef.bbci.co.uk/arts/yourpaintings/images/paintings/nlw/large/nlw_nlw_gcf03772_large.jpg</text:a></text:p>
          </table:table-cell>
          <table:table-cell office:value-type="string" table:style-name="ce5">
            <text:p>http://www.bbc.co.uk/arts/yourpaintings/paintings/miss-parry-121196</text:p>
          </table:table-cell>
          <table:table-cell office:value-type="string" table:style-name="ce5">
            <text:p>nlw_nlw_gcf0377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R.S. Thomas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6">
            <text:p><text:a xlink:href="http://ichef.bbci.co.uk/arts/yourpaintings/images/paintings/nlw/large/nlw_nlw_gcf05222_large.jpg">http://ichef.bbci.co.uk/arts/yourpaintings/images/paintings/nlw/large/nlw_nlw_gcf05222_large.jpg</text:a></text:p>
          </table:table-cell>
          <table:table-cell office:value-type="string" table:style-name="ce5">
            <text:p>http://www.bbc.co.uk/arts/yourpaintings/paintings/r-s-thomas-19132000-119943</text:p>
          </table:table-cell>
          <table:table-cell office:value-type="string" table:style-name="ce5">
            <text:p>nlw_nlw_gcf0522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oman with a Duster</text:p>
          </table:table-cell>
          <table:table-cell office:value-type="float" office:value="1990" table:style-name="ce5">
            <text:p>199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1" table:style-name="ce5">
            <text:p>91</text:p>
          </table:table-cell>
          <table:table-cell office:value-type="float" office:value="121.5" table:style-name="ce5">
            <text:p>121.5</text:p>
          </table:table-cell>
          <table:table-cell office:value-type="float" office:value="11056.5" table:style-name="ce5">
            <text:p>11056.5</text:p>
          </table:table-cell>
          <table:table-cell office:value-type="string" table:style-name="ce6">
            <text:p><text:a xlink:href="http://ichef.bbci.co.uk/arts/yourpaintings/images/paintings/nlw/large/nlw_nlw_kwf00104_large.jpg">http://ichef.bbci.co.uk/arts/yourpaintings/images/paintings/nlw/large/nlw_nlw_kwf00104_large.jpg</text:a></text:p>
          </table:table-cell>
          <table:table-cell office:value-type="string" table:style-name="ce8">
            <text:p><text:a xlink:href="http://www.bbc.co.uk/arts/yourpaintings/paintings/grey-sky-and-dark-mountains-120458">http://www.bbc.co.uk/arts/yourpaintings/paintings/grey-sky-and-dark-mountains-120458</text:a></text:p>
          </table:table-cell>
          <table:table-cell office:value-type="string" table:style-name="ce5">
            <text:p>nlw_nlw_kwf0010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float" office:value="1997" table:style-name="ce5">
            <text:p>1997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4.7" table:style-name="ce5">
            <text:p>74.7</text:p>
          </table:table-cell>
          <table:table-cell office:value-type="float" office:value="124.5" table:style-name="ce5">
            <text:p>124.5</text:p>
          </table:table-cell>
          <table:table-cell office:value-type="float" office:value="9300.15" table:style-name="ce5">
            <text:p>9300.15</text:p>
          </table:table-cell>
          <table:table-cell office:value-type="string" table:style-name="ce6">
            <text:p><text:a xlink:href="http://ichef.bbci.co.uk/arts/yourpaintings/images/paintings/nlw/large/nlw_nlw_gcf00113_large.jpg">http://ichef.bbci.co.uk/arts/yourpaintings/images/paintings/nlw/large/nlw_nlw_gcf00113_large.jpg</text:a></text:p>
          </table:table-cell>
          <table:table-cell office:value-type="string" table:style-name="ce5">
            <text:p>http://www.bbc.co.uk/arts/yourpaintings/paintings/self-portrait-120020</text:p>
          </table:table-cell>
          <table:table-cell office:value-type="string" table:style-name="ce5">
            <text:p>nlw_nlw_gcf0011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olfer Resting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26.7" table:style-name="ce5">
            <text:p>26.7</text:p>
          </table:table-cell>
          <table:table-cell office:value-type="float" office:value="20.3" table:style-name="ce5">
            <text:p>20.3</text:p>
          </table:table-cell>
          <table:table-cell office:value-type="float" office:value="542.01" table:style-name="ce5">
            <text:p>542.01</text:p>
          </table:table-cell>
          <table:table-cell office:value-type="string" table:style-name="ce6">
            <text:p><text:a xlink:href="http://ichef.bbci.co.uk/arts/yourpaintings/images/paintings/nlw/large/nlw_nlw_kwf00331_large.jpg">http://ichef.bbci.co.uk/arts/yourpaintings/images/paintings/nlw/large/nlw_nlw_kwf00331_large.jpg</text:a></text:p>
          </table:table-cell>
          <table:table-cell office:value-type="string" table:style-name="ce5">
            <text:p>http://www.bbc.co.uk/arts/yourpaintings/paintings/golfer-resting-120477</text:p>
          </table:table-cell>
          <table:table-cell office:value-type="string" table:style-name="ce5">
            <text:p>nlw_nlw_kwf0033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29.4" table:style-name="ce5">
            <text:p>29.4</text:p>
          </table:table-cell>
          <table:table-cell office:value-type="float" office:value="34.700000000000003" table:style-name="ce5">
            <text:p>34.7</text:p>
          </table:table-cell>
          <table:table-cell office:value-type="float" office:value="1020.18" table:style-name="ce5">
            <text:p>1020.18</text:p>
          </table:table-cell>
          <table:table-cell office:value-type="string" table:style-name="ce6">
            <text:p><text:a xlink:href="http://ichef.bbci.co.uk/arts/yourpaintings/images/paintings/nlw/large/nlw_nlw_kwf00396_large.jpg">http://ichef.bbci.co.uk/arts/yourpaintings/images/paintings/nlw/large/nlw_nlw_kwf00396_large.jpg</text:a></text:p>
          </table:table-cell>
          <table:table-cell office:value-type="string" table:style-name="ce5">
            <text:p>http://www.bbc.co.uk/arts/yourpaintings/paintings/self-portrait-120461</text:p>
          </table:table-cell>
          <table:table-cell office:value-type="string" table:style-name="ce5">
            <text:p>nlw_nlw_kwf0039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Cleric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61.2" table:style-name="ce5">
            <text:p>61.2</text:p>
          </table:table-cell>
          <table:table-cell office:value-type="float" office:value="91.3" table:style-name="ce5">
            <text:p>91.3</text:p>
          </table:table-cell>
          <table:table-cell office:value-type="float" office:value="5587.56" table:style-name="ce5">
            <text:p>5587.56</text:p>
          </table:table-cell>
          <table:table-cell office:value-type="string" table:style-name="ce6">
            <text:p><text:a xlink:href="http://ichef.bbci.co.uk/arts/yourpaintings/images/paintings/nlw/large/nlw_nlw_kwf00053_large.jpg">http://ichef.bbci.co.uk/arts/yourpaintings/images/paintings/nlw/large/nlw_nlw_kwf00053_large.jpg</text:a></text:p>
          </table:table-cell>
          <table:table-cell office:value-type="string" table:style-name="ce5">
            <text:p>http://www.bbc.co.uk/arts/yourpaintings/paintings/the-cleric-120468</text:p>
          </table:table-cell>
          <table:table-cell office:value-type="string" table:style-name="ce5">
            <text:p>nlw_nlw_kwf00053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Nun at a Crucifix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61.5" table:style-name="ce5">
            <text:p>61.5</text:p>
          </table:table-cell>
          <table:table-cell office:value-type="float" office:value="76.8" table:style-name="ce5">
            <text:p>76.8</text:p>
          </table:table-cell>
          <table:table-cell office:value-type="float" office:value="4723.2" table:style-name="ce5">
            <text:p>4723.2</text:p>
          </table:table-cell>
          <table:table-cell office:value-type="string" table:style-name="ce6">
            <text:p><text:a xlink:href="http://ichef.bbci.co.uk/arts/yourpaintings/images/paintings/nlw/large/nlw_nlw_kwf00071_large.jpg">http://ichef.bbci.co.uk/arts/yourpaintings/images/paintings/nlw/large/nlw_nlw_kwf00071_large.jpg</text:a></text:p>
          </table:table-cell>
          <table:table-cell office:value-type="string" table:style-name="ce5">
            <text:p>http://www.bbc.co.uk/arts/yourpaintings/paintings/nun-at-a-crucifix-120534</text:p>
          </table:table-cell>
          <table:table-cell office:value-type="string" table:style-name="ce5">
            <text:p>nlw_nlw_kwf0007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ichell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.5" table:style-name="ce5">
            <text:p>50.5</text:p>
          </table:table-cell>
          <table:table-cell office:value-type="float" office:value="60.5" table:style-name="ce5">
            <text:p>60.5</text:p>
          </table:table-cell>
          <table:table-cell office:value-type="float" office:value="3055.25" table:style-name="ce5">
            <text:p>3055.25</text:p>
          </table:table-cell>
          <table:table-cell office:value-type="string" table:style-name="ce6">
            <text:p><text:a xlink:href="http://ichef.bbci.co.uk/arts/yourpaintings/images/paintings/nlw/large/nlw_nlw_kwf00028_large.jpg">http://ichef.bbci.co.uk/arts/yourpaintings/images/paintings/nlw/large/nlw_nlw_kwf00028_large.jpg</text:a></text:p>
          </table:table-cell>
          <table:table-cell office:value-type="string" table:style-name="ce5">
            <text:p>http://www.bbc.co.uk/arts/yourpaintings/paintings/michelle-120491</text:p>
          </table:table-cell>
          <table:table-cell office:value-type="string" table:style-name="ce5">
            <text:p>nlw_nlw_kwf0002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ortrait of a Young Woman Looking Left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01_large.jpg">http://ichef.bbci.co.uk/arts/yourpaintings/images/paintings/nlw/large/nlw_nlw_kwf00001_large.jpg</text:a></text:p>
          </table:table-cell>
          <table:table-cell office:value-type="string" table:style-name="ce5">
            <text:p>http://www.bbc.co.uk/arts/yourpaintings/paintings/portrait-of-a-young-woman-looking-left-120476</text:p>
          </table:table-cell>
          <table:table-cell office:value-type="string" table:style-name="ce5">
            <text:p>nlw_nlw_kwf0000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Young Girl with a Black Dress, Standing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0_large.jpg">http://ichef.bbci.co.uk/arts/yourpaintings/images/paintings/nlw/large/nlw_nlw_kwf00040_large.jpg</text:a></text:p>
          </table:table-cell>
          <table:table-cell office:value-type="string" table:style-name="ce5">
            <text:p>http://www.bbc.co.uk/arts/yourpaintings/paintings/young-girl-with-a-black-dress-standing-120469</text:p>
          </table:table-cell>
          <table:table-cell office:value-type="string" table:style-name="ce5">
            <text:p>nlw_nlw_kwf0004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r Llywellyn Wyn Griffith</text:p>
          </table:table-cell>
          <table:table-cell office:value-type="string" table:style-name="ce5">
            <text:p>1960-197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6300" table:style-name="ce5">
            <text:p>6300</text:p>
          </table:table-cell>
          <table:table-cell office:value-type="string" table:style-name="ce6">
            <text:p><text:a xlink:href="http://ichef.bbci.co.uk/arts/yourpaintings/images/paintings/nlw/large/nlw_nlw_gcf06814_large.jpg">http://ichef.bbci.co.uk/arts/yourpaintings/images/paintings/nlw/large/nlw_nlw_gcf06814_large.jpg</text:a></text:p>
          </table:table-cell>
          <table:table-cell office:value-type="string" table:style-name="ce5">
            <text:p>http://www.bbc.co.uk/arts/yourpaintings/paintings/dr-llewellyn-wyn-griffith-18901977-120062</text:p>
          </table:table-cell>
          <table:table-cell office:value-type="string" table:style-name="ce5">
            <text:p>nlw_nlw_gcf0681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Keith Andrew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4.5" table:style-name="ce5">
            <text:p>74.5</text:p>
          </table:table-cell>
          <table:table-cell office:value-type="float" office:value="74.5" table:style-name="ce5">
            <text:p>74.5</text:p>
          </table:table-cell>
          <table:table-cell office:value-type="float" office:value="5550.25" table:style-name="ce5">
            <text:p>5550.25</text:p>
          </table:table-cell>
          <table:table-cell office:value-type="string" table:style-name="ce6">
            <text:p><text:a xlink:href="http://ichef.bbci.co.uk/arts/yourpaintings/images/paintings/nlw/large/nlw_nlw_gcf02695_large.jpg">http://ichef.bbci.co.uk/arts/yourpaintings/images/paintings/nlw/large/nlw_nlw_gcf02695_large.jpg</text:a></text:p>
          </table:table-cell>
          <table:table-cell office:value-type="string" table:style-name="ce5">
            <text:p>http://www.bbc.co.uk/arts/yourpaintings/paintings/keith-andrew-b-1947-121105</text:p>
          </table:table-cell>
          <table:table-cell office:value-type="string" table:style-name="ce5">
            <text:p>nlw_nlw_gcf02695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irl Guide 1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.2" table:style-name="ce5">
            <text:p>76.2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5798.82" table:style-name="ce5">
            <text:p>5798.82</text:p>
          </table:table-cell>
          <table:table-cell office:value-type="string" table:style-name="ce6">
            <text:p><text:a xlink:href="http://ichef.bbci.co.uk/arts/yourpaintings/images/paintings/nlw/large/nlw_nlw_kwf00116_large.jpg">http://ichef.bbci.co.uk/arts/yourpaintings/images/paintings/nlw/large/nlw_nlw_kwf00116_large.jpg</text:a></text:p>
          </table:table-cell>
          <table:table-cell office:value-type="string" table:style-name="ce5">
            <text:p>http://www.bbc.co.uk/arts/yourpaintings/paintings/girl-guide-1-120511</text:p>
          </table:table-cell>
          <table:table-cell office:value-type="string" table:style-name="ce5">
            <text:p>nlw_nlw_kwf0011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Girl Guide 2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.5" table:style-name="ce5">
            <text:p>76.5</text:p>
          </table:table-cell>
          <table:table-cell office:value-type="float" office:value="76.5" table:style-name="ce5">
            <text:p>76.5</text:p>
          </table:table-cell>
          <table:table-cell office:value-type="float" office:value="5852.25" table:style-name="ce5">
            <text:p>5852.25</text:p>
          </table:table-cell>
          <table:table-cell office:value-type="string" table:style-name="ce6">
            <text:p><text:a xlink:href="http://ichef.bbci.co.uk/arts/yourpaintings/images/paintings/nlw/large/nlw_nlw_kwf00136_large.jpg">http://ichef.bbci.co.uk/arts/yourpaintings/images/paintings/nlw/large/nlw_nlw_kwf00136_large.jpg</text:a></text:p>
          </table:table-cell>
          <table:table-cell office:value-type="string" table:style-name="ce5">
            <text:p>http://www.bbc.co.uk/arts/yourpaintings/paintings/girl-guide-2-120429</text:p>
          </table:table-cell>
          <table:table-cell office:value-type="string" table:style-name="ce5">
            <text:p>nlw_nlw_kwf0013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ugh Rowland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61" table:style-name="ce5">
            <text:p>61</text:p>
          </table:table-cell>
          <table:table-cell office:value-type="float" office:value="50.7" table:style-name="ce5">
            <text:p>50.7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107_large.jpg">http://ichef.bbci.co.uk/arts/yourpaintings/images/paintings/nlw/large/nlw_nlw_kwf00107_large.jpg</text:a></text:p>
          </table:table-cell>
          <table:table-cell office:value-type="string" table:style-name="ce5">
            <text:p>http://www.bbc.co.uk/arts/yourpaintings/paintings/hugh-rowlands-120509</text:p>
          </table:table-cell>
          <table:table-cell office:value-type="string" table:style-name="ce5">
            <text:p>nlw_nlw_kwf0010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enry Williams o Hafotty</text:p>
          </table:table-cell>
          <table:table-cell office:value-type="string" table:style-name="ce5">
            <text:p>s.d.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.5" table:style-name="ce5">
            <text:p>50.5</text:p>
          </table:table-cell>
          <table:table-cell office:value-type="float" office:value="68.5" table:style-name="ce5">
            <text:p>68.5</text:p>
          </table:table-cell>
          <table:table-cell office:value-type="float" office:value="3459.25" table:style-name="ce5">
            <text:p>3459.25</text:p>
          </table:table-cell>
          <table:table-cell office:value-type="string" table:style-name="ce6">
            <text:p><text:a xlink:href="http://ichef.bbci.co.uk/arts/yourpaintings/images/paintings/nlw/large/nlw_nlw_gcf02784_large.jpg">http://ichef.bbci.co.uk/arts/yourpaintings/images/paintings/nlw/large/nlw_nlw_gcf02784_large.jpg</text:a></text:p>
          </table:table-cell>
          <table:table-cell office:value-type="string" table:style-name="ce5">
            <text:p>http://www.bbc.co.uk/arts/yourpaintings/paintings/henry-williams-o-hafotty-18881960-121060</text:p>
          </table:table-cell>
          <table:table-cell office:value-type="string" table:style-name="ce5">
            <text:p>nlw_nlw_gcf0278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, Trearddur</text:p>
          </table:table-cell>
          <table:table-cell office:value-type="float" office:value="1996" table:style-name="ce5">
            <text:p>199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earddur</text:p>
          </table:table-cell>
          <table:table-cell table:number-columns-repeated="2" table:style-name="ce5"/>
          <table:table-cell office:value-type="float" office:value="90.5" table:style-name="ce5">
            <text:p>90.5</text:p>
          </table:table-cell>
          <table:table-cell office:value-type="float" office:value="60" table:style-name="ce5">
            <text:p>60</text:p>
          </table:table-cell>
          <table:table-cell office:value-type="float" office:value="5430" table:style-name="ce5">
            <text:p>5430</text:p>
          </table:table-cell>
          <table:table-cell office:value-type="string" table:style-name="ce6">
            <text:p><text:a xlink:href="http://ichef.bbci.co.uk/arts/yourpaintings/images/paintings/nlw/large/nlw_nlw_gcf06857_large.jpg">http://ichef.bbci.co.uk/arts/yourpaintings/images/paintings/nlw/large/nlw_nlw_gcf06857_large.jpg</text:a></text:p>
          </table:table-cell>
          <table:table-cell office:value-type="string" table:style-name="ce5">
            <text:p>http://www.bbc.co.uk/arts/yourpaintings/paintings/storm-trearddur-119870</text:p>
          </table:table-cell>
          <table:table-cell office:value-type="string" table:style-name="ce5">
            <text:p>nlw_nlw_gcf0685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unset, Anglesey</text:p>
          </table:table-cell>
          <table:table-cell office:value-type="float" office:value="2004" table:style-name="ce5">
            <text:p>2004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Anglesey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6">
            <text:p><text:a xlink:href="http://ichef.bbci.co.uk/arts/yourpaintings/images/paintings/nlw/large/nlw_nlw_gcf08104_large.jpg">http://ichef.bbci.co.uk/arts/yourpaintings/images/paintings/nlw/large/nlw_nlw_gcf08104_large.jpg</text:a></text:p>
          </table:table-cell>
          <table:table-cell office:value-type="string" table:style-name="ce5">
            <text:p>http://www.bbc.co.uk/arts/yourpaintings/paintings/sunset-anglesey-119720</text:p>
          </table:table-cell>
          <table:table-cell office:value-type="string" table:style-name="ce5">
            <text:p>nlw_nlw_gcf0810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ark Hills Across the Water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50.5" table:style-name="ce5">
            <text:p>50.5</text:p>
          </table:table-cell>
          <table:table-cell office:value-type="float" office:value="4620.75" table:style-name="ce5">
            <text:p>4620.75</text:p>
          </table:table-cell>
          <table:table-cell office:value-type="string" table:style-name="ce6">
            <text:p><text:a xlink:href="http://ichef.bbci.co.uk/arts/yourpaintings/images/paintings/nlw/large/nlw_nlw_kwf00151_large.jpg">http://ichef.bbci.co.uk/arts/yourpaintings/images/paintings/nlw/large/nlw_nlw_kwf00151_large.jpg</text:a></text:p>
          </table:table-cell>
          <table:table-cell office:value-type="string" table:style-name="ce5">
            <text:p>http://www.bbc.co.uk/arts/yourpaintings/paintings/dark-hills-across-the-water-120497</text:p>
          </table:table-cell>
          <table:table-cell office:value-type="string" table:style-name="ce5">
            <text:p>nlw_nlw_kwf0015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y Sky and Distant Mountain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0.4" table:style-name="ce5">
            <text:p>50.4</text:p>
          </table:table-cell>
          <table:table-cell office:value-type="float" office:value="3074.4" table:style-name="ce5">
            <text:p>3074.4</text:p>
          </table:table-cell>
          <table:table-cell office:value-type="string" table:style-name="ce6">
            <text:p><text:a xlink:href="http://ichef.bbci.co.uk/arts/yourpaintings/images/paintings/nlw/large/nlw_nlw_kwf00321_large.jpg">http://ichef.bbci.co.uk/arts/yourpaintings/images/paintings/nlw/large/nlw_nlw_kwf00321_large.jpg</text:a></text:p>
          </table:table-cell>
          <table:table-cell office:value-type="string" table:style-name="ce5">
            <text:p>http://www.bbc.co.uk/arts/yourpaintings/paintings/stormy-sky-and-distant-mountain-120435</text:p>
          </table:table-cell>
          <table:table-cell office:value-type="string" table:style-name="ce5">
            <text:p>nlw_nlw_kwf0032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astal Sunset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76.2" table:style-name="ce5">
            <text:p>76.2</text:p>
          </table:table-cell>
          <table:table-cell office:value-type="float" office:value="5806.44" table:style-name="ce5">
            <text:p>5806.44</text:p>
          </table:table-cell>
          <table:table-cell office:value-type="string" table:style-name="ce6">
            <text:p><text:a xlink:href="http://ichef.bbci.co.uk/arts/yourpaintings/images/paintings/nlw/large/nlw_nlw_kwf00010_large.jpg">http://ichef.bbci.co.uk/arts/yourpaintings/images/paintings/nlw/large/nlw_nlw_kwf00010_large.jpg</text:a></text:p>
          </table:table-cell>
          <table:table-cell office:value-type="string" table:style-name="ce5">
            <text:p>http://www.bbc.co.uk/arts/yourpaintings/paintings/coastal-sunset-120543</text:p>
          </table:table-cell>
          <table:table-cell office:value-type="string" table:style-name="ce5">
            <text:p>nlw_nlw_kwf00010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wllde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wllderi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1.3" table:style-name="ce5">
            <text:p>51.3</text:p>
          </table:table-cell>
          <table:table-cell office:value-type="float" office:value="3129.3" table:style-name="ce5">
            <text:p>3129.3</text:p>
          </table:table-cell>
          <table:table-cell office:value-type="string" table:style-name="ce6">
            <text:p><text:a xlink:href="http://ichef.bbci.co.uk/arts/yourpaintings/images/paintings/nlw/large/nlw_nlw_kwf00086_large.jpg">http://ichef.bbci.co.uk/arts/yourpaintings/images/paintings/nlw/large/nlw_nlw_kwf00086_large.jpg</text:a></text:p>
          </table:table-cell>
          <table:table-cell office:value-type="string" table:style-name="ce5">
            <text:p>http://www.bbc.co.uk/arts/yourpaintings/paintings/pwllderi-120548</text:p>
          </table:table-cell>
          <table:table-cell office:value-type="string" table:style-name="ce5">
            <text:p>nlw_nlw_kwf0008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inter Coast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5" table:style-name="ce5">
            <text:p>76.5</text:p>
          </table:table-cell>
          <table:table-cell office:value-type="float" office:value="50.9" table:style-name="ce5">
            <text:p>50.9</text:p>
          </table:table-cell>
          <table:table-cell office:value-type="float" office:value="3893.85" table:style-name="ce5">
            <text:p>3893.85</text:p>
          </table:table-cell>
          <table:table-cell office:value-type="string" table:style-name="ce6">
            <text:p><text:a xlink:href="http://ichef.bbci.co.uk/arts/yourpaintings/images/paintings/nlw/large/nlw_nlw_kwf00038_large.jpg">http://ichef.bbci.co.uk/arts/yourpaintings/images/paintings/nlw/large/nlw_nlw_kwf00038_large.jpg</text:a></text:p>
          </table:table-cell>
          <table:table-cell office:value-type="string" table:style-name="ce5">
            <text:p>http://www.bbc.co.uk/arts/yourpaintings/paintings/winter-coast-120475</text:p>
          </table:table-cell>
          <table:table-cell office:value-type="string" table:style-name="ce5">
            <text:p>nlw_nlw_kwf00038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cross the Water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3" table:style-name="ce5">
            <text:p>50.3</text:p>
          </table:table-cell>
          <table:table-cell office:value-type="float" office:value="3822.8" table:style-name="ce5">
            <text:p>3822.8</text:p>
          </table:table-cell>
          <table:table-cell office:value-type="string" table:style-name="ce6">
            <text:p><text:a xlink:href="http://ichef.bbci.co.uk/arts/yourpaintings/images/paintings/nlw/large/nlw_nlw_kwf00041_large.jpg">http://ichef.bbci.co.uk/arts/yourpaintings/images/paintings/nlw/large/nlw_nlw_kwf00041_large.jpg</text:a></text:p>
          </table:table-cell>
          <table:table-cell office:value-type="string" table:style-name="ce5">
            <text:p>http://www.bbc.co.uk/arts/yourpaintings/paintings/across-the-water-120470</text:p>
          </table:table-cell>
          <table:table-cell office:value-type="string" table:style-name="ce5">
            <text:p>nlw_nlw_kwf00041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astal Sunset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5" table:style-name="ce5">
            <text:p>50.5</text:p>
          </table:table-cell>
          <table:table-cell office:value-type="float" office:value="75.7" table:style-name="ce5">
            <text:p>75.7</text:p>
          </table:table-cell>
          <table:table-cell office:value-type="float" office:value="3822.85" table:style-name="ce5">
            <text:p>3822.85</text:p>
          </table:table-cell>
          <table:table-cell office:value-type="string" table:style-name="ce6">
            <text:p><text:a xlink:href="http://ichef.bbci.co.uk/arts/yourpaintings/images/paintings/nlw/large/nlw_nlw_kwf00046_large.jpg">http://ichef.bbci.co.uk/arts/yourpaintings/images/paintings/nlw/large/nlw_nlw_kwf00046_large.jpg</text:a></text:p>
          </table:table-cell>
          <table:table-cell office:value-type="string" table:style-name="ce5">
            <text:p>http://www.bbc.co.uk/arts/yourpaintings/paintings/coastal-sunset-120560</text:p>
          </table:table-cell>
          <table:table-cell office:value-type="string" table:style-name="ce5">
            <text:p>nlw_nlw_kwf00046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 from the Beach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61" table:style-name="ce5">
            <text:p>61</text:p>
          </table:table-cell>
          <table:table-cell office:value-type="float" office:value="5563.2" table:style-name="ce5">
            <text:p>5563.2</text:p>
          </table:table-cell>
          <table:table-cell office:value-type="string" table:style-name="ce6">
            <text:p><text:a xlink:href="http://ichef.bbci.co.uk/arts/yourpaintings/images/paintings/nlw/large/nlw_nlw_kwf00142_large.jpg">http://ichef.bbci.co.uk/arts/yourpaintings/images/paintings/nlw/large/nlw_nlw_kwf00142_large.jpg</text:a></text:p>
          </table:table-cell>
          <table:table-cell office:value-type="string" table:style-name="ce5">
            <text:p>http://www.bbc.co.uk/arts/yourpaintings/paintings/storm-from-the-beach-120455</text:p>
          </table:table-cell>
          <table:table-cell office:value-type="string" table:style-name="ce5">
            <text:p>nlw_nlw_kwf0014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y Sea<text:s text:c="2"/>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5.5" table:style-name="ce5">
            <text:p>75.5</text:p>
          </table:table-cell>
          <table:table-cell office:value-type="float" office:value="50.5" table:style-name="ce5">
            <text:p>50.5</text:p>
          </table:table-cell>
          <table:table-cell office:value-type="float" office:value="3812.75" table:style-name="ce5">
            <text:p>3812.75</text:p>
          </table:table-cell>
          <table:table-cell office:value-type="string" table:style-name="ce6">
            <text:p><text:a xlink:href="http://ichef.bbci.co.uk/arts/yourpaintings/images/paintings/nlw/large/nlw_nlw_kwf00039_large.jpg">http://ichef.bbci.co.uk/arts/yourpaintings/images/paintings/nlw/large/nlw_nlw_kwf00039_large.jpg</text:a></text:p>
          </table:table-cell>
          <table:table-cell office:value-type="string" table:style-name="ce5">
            <text:p>http://www.bbc.co.uk/arts/yourpaintings/paintings/stormy-sea-120467</text:p>
          </table:table-cell>
          <table:table-cell office:value-type="string" table:style-name="ce5">
            <text:p>nlw_nlw_kwf0003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y Sea under a Dark Sky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09_large.jpg">http://ichef.bbci.co.uk/arts/yourpaintings/images/paintings/nlw/large/nlw_nlw_kwf00009_large.jpg</text:a></text:p>
          </table:table-cell>
          <table:table-cell office:value-type="string" table:style-name="ce5">
            <text:p>http://www.bbc.co.uk/arts/yourpaintings/paintings/stormy-sea-under-a-dark-sky-120558</text:p>
          </table:table-cell>
          <table:table-cell office:value-type="string" table:style-name="ce5">
            <text:p>nlw_nlw_kwf00009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ave on Stormy Sea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60.5" table:style-name="ce5">
            <text:p>60.5</text:p>
          </table:table-cell>
          <table:table-cell office:value-type="float" office:value="5517.6" table:style-name="ce5">
            <text:p>5517.6</text:p>
          </table:table-cell>
          <table:table-cell office:value-type="string" table:style-name="ce6">
            <text:p><text:a xlink:href="http://ichef.bbci.co.uk/arts/yourpaintings/images/paintings/nlw/large/nlw_nlw_kwf00054_large.jpg">http://ichef.bbci.co.uk/arts/yourpaintings/images/paintings/nlw/large/nlw_nlw_kwf00054_large.jpg</text:a></text:p>
          </table:table-cell>
          <table:table-cell office:value-type="string" table:style-name="ce5">
            <text:p>http://www.bbc.co.uk/arts/yourpaintings/paintings/wave-on-stormy-sea-120466</text:p>
          </table:table-cell>
          <table:table-cell office:value-type="string" table:style-name="ce5">
            <text:p>nlw_nlw_kwf00054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ackerel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0" table:style-name="ce5">
            <text:p>90</text:p>
          </table:table-cell>
          <table:table-cell office:value-type="float" office:value="55" table:style-name="ce5">
            <text:p>55</text:p>
          </table:table-cell>
          <table:table-cell office:value-type="float" office:value="4950" table:style-name="ce5">
            <text:p>4950</text:p>
          </table:table-cell>
          <table:table-cell office:value-type="string" table:style-name="ce6">
            <text:p><text:a xlink:href="http://ichef.bbci.co.uk/arts/yourpaintings/images/paintings/nlw/large/nlw_nlw_gcf06607_large.jpg">http://ichef.bbci.co.uk/arts/yourpaintings/images/paintings/nlw/large/nlw_nlw_gcf06607_large.jpg</text:a></text:p>
          </table:table-cell>
          <table:table-cell office:value-type="string" table:style-name="ce5">
            <text:p>http://www.bbc.co.uk/arts/yourpaintings/paintings/mackerel-119905</text:p>
          </table:table-cell>
          <table:table-cell office:value-type="string" table:style-name="ce5">
            <text:p>nlw_nlw_gcf06607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ead hare in brown paper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50.7" table:style-name="ce5">
            <text:p>50.7</text:p>
          </table:table-cell>
          <table:table-cell office:value-type="float" office:value="68.3" table:style-name="ce5">
            <text:p>68.3</text:p>
          </table:table-cell>
          <table:table-cell office:value-type="float" office:value="3462.81" table:style-name="ce5">
            <text:p>3462.81</text:p>
          </table:table-cell>
          <table:table-cell office:value-type="string" table:style-name="ce6">
            <text:p><text:a xlink:href="http://ichef.bbci.co.uk/arts/yourpaintings/images/paintings/nlw/large/nlw_nlw_kwf00112_large.jpg">http://ichef.bbci.co.uk/arts/yourpaintings/images/paintings/nlw/large/nlw_nlw_kwf00112_large.jpg</text:a></text:p>
          </table:table-cell>
          <table:table-cell office:value-type="string" table:style-name="ce5">
            <text:p>http://www.bbc.co.uk/arts/yourpaintings/paintings/dead-hare-in-brown-paper-120513</text:p>
          </table:table-cell>
          <table:table-cell office:value-type="string" table:style-name="ce5">
            <text:p>nlw_nlw_kwf00112_large.jpg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keleton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37.799999999999997" table:style-name="ce5">
            <text:p>37.8</text:p>
          </table:table-cell>
          <table:table-cell office:value-type="float" office:value="28" table:style-name="ce5">
            <text:p>28</text:p>
          </table:table-cell>
          <table:table-cell office:value-type="float" office:value="1058.4000000000001" table:style-name="ce5">
            <text:p>1058.4</text:p>
          </table:table-cell>
          <table:table-cell office:value-type="string" table:style-name="ce6">
            <text:p><text:a xlink:href="http://ichef.bbci.co.uk/arts/yourpaintings/images/paintings/nlw/large/nlw_nlw_kwb01555_large.jpg">http://ichef.bbci.co.uk/arts/yourpaintings/images/paintings/nlw/large/nlw_nlw_kwb01555_large.jpg</text:a></text:p>
          </table:table-cell>
          <table:table-cell office:value-type="string" table:style-name="ce5">
            <text:p>http://www.bbc.co.uk/arts/yourpaintings/paintings/skeleton-120591</text:p>
          </table:table-cell>
          <table:table-cell office:value-type="string" table:style-name="ce5">
            <text:p>nlw_nlw_kwb01555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lucked Chicke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6.5" table:style-name="ce5">
            <text:p>56.5</text:p>
          </table:table-cell>
          <table:table-cell office:value-type="float" office:value="102" table:style-name="ce5">
            <text:p>102</text:p>
          </table:table-cell>
          <table:table-cell office:value-type="float" office:value="5763" table:style-name="ce5">
            <text:p>5763</text:p>
          </table:table-cell>
          <table:table-cell office:value-type="string" table:style-name="ce6">
            <text:p><text:a xlink:href="http://ichef.bbci.co.uk/arts/yourpaintings/images/paintings/nlw/large/nlw_nlw_kwf00115_large.jpg">http://ichef.bbci.co.uk/arts/yourpaintings/images/paintings/nlw/large/nlw_nlw_kwf00115_large.jpg</text:a></text:p>
          </table:table-cell>
          <table:table-cell office:value-type="string" table:style-name="ce5">
            <text:p>http://www.bbc.co.uk/arts/yourpaintings/paintings/plucked-chicken-120527</text:p>
          </table:table-cell>
          <table:table-cell office:value-type="string" table:style-name="ce5">
            <text:p>nlw_nlw_kwf00115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ale Nude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udy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25.3" table:style-name="ce5">
            <text:p>25.3</text:p>
          </table:table-cell>
          <table:table-cell office:value-type="float" office:value="35.5" table:style-name="ce5">
            <text:p>35.5</text:p>
          </table:table-cell>
          <table:table-cell office:value-type="float" office:value="898.15" table:style-name="ce5">
            <text:p>898.15</text:p>
          </table:table-cell>
          <table:table-cell office:value-type="string" table:style-name="ce6">
            <text:p><text:a xlink:href="http://ichef.bbci.co.uk/arts/yourpaintings/images/paintings/nlw/large/nlw_nlw_kwf00330_large.jpg">http://ichef.bbci.co.uk/arts/yourpaintings/images/paintings/nlw/large/nlw_nlw_kwf00330_large.jpg</text:a></text:p>
          </table:table-cell>
          <table:table-cell office:value-type="string" table:style-name="ce5">
            <text:p>http://www.bbc.co.uk/arts/yourpaintings/paintings/male-nude-120472</text:p>
          </table:table-cell>
          <table:table-cell office:value-type="string" table:style-name="ce5">
            <text:p>nlw_nlw_kwf00330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Wave Breaking on Rocks</text:p>
          </table:table-cell>
          <table:table-cell office:value-type="string" table:style-name="ce4">
            <text:p>1950-1970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NLW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91.2" table:style-name="ce4">
            <text:p>91.2</text:p>
          </table:table-cell>
          <table:table-cell office:value-type="float" office:value="70.8" table:style-name="ce4">
            <text:p>70.8</text:p>
          </table:table-cell>
          <table:table-cell office:value-type="float" office:value="6456.96" table:style-name="ce4">
            <text:p>6456.96</text:p>
          </table:table-cell>
          <table:table-cell office:value-type="string" table:style-name="ce4">
            <text:p>http://ichef.bbci.co.uk/arts/yourpaintings/images/paintings/nlw/large/nlw_nlw_kwf00143_large.jpg</text:p>
          </table:table-cell>
          <table:table-cell office:value-type="string" table:style-name="ce4">
            <text:p>http://www.bbc.co.uk/arts/yourpaintings/paintings/wave-breaking-on-rocks-120520</text:p>
          </table:table-cell>
          <table:table-cell office:value-type="string" table:style-name="ce4">
            <text:p>nlw_nlw_kwf00143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s, Cwm Nantlle</text:p>
          </table:table-cell>
          <table:table-cell office:value-type="float" office:value="1947" table:style-name="ce5">
            <text:p>1947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Cwm Nantlle</text:p>
          </table:table-cell>
          <table:table-cell table:number-columns-repeated="2" table:style-name="ce5"/>
          <table:table-cell office:value-type="float" office:value="61.2" table:style-name="ce5">
            <text:p>61.2</text:p>
          </table:table-cell>
          <table:table-cell office:value-type="float" office:value="51.2" table:style-name="ce5">
            <text:p>51.2</text:p>
          </table:table-cell>
          <table:table-cell office:value-type="float" office:value="3133.44" table:style-name="ce5">
            <text:p>3133.44</text:p>
          </table:table-cell>
          <table:table-cell office:value-type="string" table:style-name="ce5">
            <text:p>http://ichef.bbci.co.uk/arts/yourpaintings/images/paintings/acnmw/large/acnmw_acnmw_da001332_large.jpg</text:p>
          </table:table-cell>
          <table:table-cell office:value-type="string" table:style-name="ce5">
            <text:p>http://www.bbc.co.uk/arts/yourpaintings/paintings/farmers-cwm-nantlle</text:p>
          </table:table-cell>
          <table:table-cell office:value-type="string" table:style-name="ce5">
            <text:p>da00133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ir Charles Evans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portrait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1" table:style-name="ce5">
            <text:p>71</text:p>
          </table:table-cell>
          <table:table-cell office:value-type="float" office:value="91" table:style-name="ce5">
            <text:p>91</text:p>
          </table:table-cell>
          <table:table-cell office:value-type="float" office:value="6461" table:style-name="ce5">
            <text:p>6461</text:p>
          </table:table-cell>
          <table:table-cell office:value-type="string" table:style-name="ce5">
            <text:p>http://ichef.bbci.co.uk/arts/yourpaintings/images/paintings/acnmw/large/acnmw_acnmw_nmwa3086_large.jpg</text:p>
          </table:table-cell>
          <table:table-cell office:value-type="string" table:style-name="ce5">
            <text:p>http://www.bbc.co.uk/arts/yourpaintings/paintings/sir-charles-evans-19181995</text:p>
          </table:table-cell>
          <table:table-cell office:value-type="string" table:style-name="ce5">
            <text:p>nmwa3068</text:p>
          </table:table-cell>
          <table:table-cell office:value-type="string" table:style-name="ce5">
            <text:p>Non-colour reprodction</text:p>
          </table:table-cell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oel Hebog</text:p>
          </table:table-cell>
          <table:table-cell office:value-type="float" office:value="1952" table:style-name="ce5">
            <text:p>1952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Moel Hebog</text:p>
          </table:table-cell>
          <table:table-cell table:number-columns-repeated="2" table:style-name="ce5"/>
          <table:table-cell office:value-type="float" office:value="35.5" table:style-name="ce5">
            <text:p>35.5</text:p>
          </table:table-cell>
          <table:table-cell office:value-type="float" office:value="25.4" table:style-name="ce5">
            <text:p>25.4</text:p>
          </table:table-cell>
          <table:table-cell office:value-type="float" office:value="901.7" table:style-name="ce5">
            <text:p>901.7</text:p>
          </table:table-cell>
          <table:table-cell office:value-type="string" table:style-name="ce5">
            <text:p>http://ichef.bbci.co.uk/arts/yourpaintings/images/paintings/acnmw/large/acnmw_acnmw_da001333_large.jpg</text:p>
          </table:table-cell>
          <table:table-cell office:value-type="string" table:style-name="ce5">
            <text:p>http://www.bbc.co.uk/arts/yourpaintings/paintings/sir-charles-evans-19181995</text:p>
          </table:table-cell>
          <table:table-cell office:value-type="string" table:style-name="ce5">
            <text:p>da001333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ers of the Carneddau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Carneddau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1.7" table:style-name="ce5">
            <text:p>121.7</text:p>
          </table:table-cell>
          <table:table-cell office:value-type="float" office:value="22271.1" table:style-name="ce5">
            <text:p>22271.1</text:p>
          </table:table-cell>
          <table:table-cell office:value-type="string" table:style-name="ce5">
            <text:p>http://ichef.bbci.co.uk/arts/yourpaintings/images/paintings/acnmw/large/acnmw_acnmw_da003077_large.jpg</text:p>
          </table:table-cell>
          <table:table-cell office:value-type="string" table:style-name="ce5">
            <text:p>http://www.bbc.co.uk/arts/yourpaintings/paintings/farmers-on-the-carneddau-116913</text:p>
          </table:table-cell>
          <table:table-cell office:value-type="string" table:style-name="ce5">
            <text:p>da003077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Huw T. Edwards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1" table:style-name="ce5">
            <text:p>71</text:p>
          </table:table-cell>
          <table:table-cell office:value-type="float" office:value="91.5" table:style-name="ce5">
            <text:p>91.5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5">
            <text:p>http://ichef.bbci.co.uk/arts/yourpaintings/images/paintings/acnmw/large/acnmw_acnmw_da002998_large.jpg</text:p>
          </table:table-cell>
          <table:table-cell office:value-type="string" table:style-name="ce5">
            <text:p>http://www.bbc.co.uk/arts/yourpaintings/paintings/huw-t-edwards</text:p>
          </table:table-cell>
          <table:table-cell office:value-type="string" table:style-name="ce5">
            <text:p>da002998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Blaen Ffrancon no.1</text:p>
          </table:table-cell>
          <table:table-cell office:value-type="float" office:value="1978" table:style-name="ce5">
            <text:p>1978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Blaen Ffrancon</text:p>
          </table:table-cell>
          <table:table-cell table:number-columns-repeated="2" table:style-name="ce5"/>
          <table:table-cell office:value-type="float" office:value="121.9" table:style-name="ce5">
            <text:p>121.9</text:p>
          </table:table-cell>
          <table:table-cell office:value-type="float" office:value="92.1" table:style-name="ce5">
            <text:p>92.1</text:p>
          </table:table-cell>
          <table:table-cell office:value-type="float" office:value="11226.99" table:style-name="ce5">
            <text:p>11226.99</text:p>
          </table:table-cell>
          <table:table-cell office:value-type="string" table:style-name="ce5">
            <text:p>http://ichef.bbci.co.uk/arts/yourpaintings/images/paintings/acnmw/large/acnmw_acnmw_da000679_large.jpg</text:p>
          </table:table-cell>
          <table:table-cell office:value-type="string" table:style-name="ce5">
            <text:p>http://www.bbc.co.uk/arts/yourpaintings/paintings/blaen-ffrancon-no-1</text:p>
          </table:table-cell>
          <table:table-cell office:value-type="string" table:style-name="ce5">
            <text:p>da000679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The Moelwyns from Aberglaslyn</text:p>
          </table:table-cell>
          <table:table-cell office:value-type="float" office:value="1952" table:style-name="ce5">
            <text:p>1952</text:p>
          </table:table-cell>
          <table:table-cell office:value-type="string" table:style-name="ce5">
            <text:p>portrait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7" table:style-name="ce5">
            <text:p>77</text:p>
          </table:table-cell>
          <table:table-cell office:value-type="float" office:value="38.799999999999997" table:style-name="ce5">
            <text:p>38.8</text:p>
          </table:table-cell>
          <table:table-cell office:value-type="float" office:value="2987.6" table:style-name="ce5">
            <text:p>2987.6</text:p>
          </table:table-cell>
          <table:table-cell office:value-type="string" table:style-name="ce5">
            <text:p>http://ichef.bbci.co.uk/arts/yourpaintings/images/paintings/acnmw/large/acnmw_acnmw_da003078_large.jpg</text:p>
          </table:table-cell>
          <table:table-cell office:value-type="string" table:style-name="ce5">
            <text:p>http://www.bbc.co.uk/arts/yourpaintings/paintings/the-moelwyns-from-aberglaslyn</text:p>
          </table:table-cell>
          <table:table-cell office:value-type="string" table:style-name="ce5">
            <text:p>da003078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torm, Porth Cwyfan</text:p>
          </table:table-cell>
          <table:table-cell office:value-type="float" office:value="1995" table:style-name="ce5">
            <text:p>1995</text:p>
          </table:table-cell>
          <table:table-cell office:value-type="string" table:style-name="ce5">
            <text:p>sea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Porth Cwyfan</text:p>
          </table:table-cell>
          <table:table-cell table:number-columns-repeated="2" table:style-name="ce5"/>
          <table:table-cell office:value-type="float" office:value="145.4" table:style-name="ce5">
            <text:p>145.4</text:p>
          </table:table-cell>
          <table:table-cell office:value-type="float" office:value="94.3" table:style-name="ce5">
            <text:p>94.3</text:p>
          </table:table-cell>
          <table:table-cell office:value-type="float" office:value="13711.22" table:style-name="ce5">
            <text:p>13711.22</text:p>
          </table:table-cell>
          <table:table-cell office:value-type="string" table:style-name="ce5">
            <text:p>http://ichef.bbci.co.uk/arts/yourpaintings/images/paintings/acnmw/large/acnmw_acnmw_da000680_large.jpg</text:p>
          </table:table-cell>
          <table:table-cell office:value-type="string" table:style-name="ce5">
            <text:p>http://www.bbc.co.uk/arts/yourpaintings/paintings/storm-porth-cwyfan</text:p>
          </table:table-cell>
          <table:table-cell office:value-type="string" table:style-name="ce5">
            <text:p>da000680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Mary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portrait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5">
            <text:p>http://ichef.bbci.co.uk/arts/yourpaintings/images/paintings/acnmw/large/acnmw_acnmw_da003971_large.jpg</text:p>
          </table:table-cell>
          <table:table-cell office:value-type="string" table:style-name="ce5">
            <text:p>http://www.bbc.co.uk/arts/yourpaintings/paintings/mary-160711</text:p>
          </table:table-cell>
          <table:table-cell office:value-type="string" table:style-name="ce5">
            <text:p>da00397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Duffryncamwy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Duffryn Camwy</text:p>
          </table:table-cell>
          <table:table-cell table:number-columns-repeated="2" table:style-name="ce5"/>
          <table:table-cell office:value-type="float" office:value="121.3" table:style-name="ce5">
            <text:p>121.3</text:p>
          </table:table-cell>
          <table:table-cell office:value-type="float" office:value="121.3" table:style-name="ce5">
            <text:p>121.3</text:p>
          </table:table-cell>
          <table:table-cell office:value-type="float" office:value="14713.69" table:style-name="ce5">
            <text:p>14713.69</text:p>
          </table:table-cell>
          <table:table-cell office:value-type="string" table:style-name="ce5">
            <text:p>http://ichef.bbci.co.uk/arts/yourpaintings/images/paintings/acnmw/large/acnmw_acnmw_da001089_large.jpg</text:p>
          </table:table-cell>
          <table:table-cell office:value-type="string" table:style-name="ce5">
            <text:p>http://www.bbc.co.uk/arts/yourpaintings/paintings/duffryncamwy-patagonia</text:p>
          </table:table-cell>
          <table:table-cell office:value-type="string" table:style-name="ce5">
            <text:p>da001089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illiam Lee</text:p>
          </table:table-cell>
          <table:table-cell office:value-type="float" office:value="1979" table:style-name="ce5">
            <text:p>1979</text:p>
          </table:table-cell>
          <table:table-cell office:value-type="string" table:style-name="ce5">
            <text:p>portrait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5">
            <text:p>http://ichef.bbci.co.uk/arts/yourpaintings/images/paintings/acnmw/large/acnmw_acnmw_da003972_large.jpg</text:p>
          </table:table-cell>
          <table:table-cell office:value-type="string" table:style-name="ce5">
            <text:p>http://www.bbc.co.uk/arts/yourpaintings/paintings/william-lee</text:p>
          </table:table-cell>
          <table:table-cell office:value-type="string" table:style-name="ce5">
            <text:p>da003972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Cottages, Llanddona</text:p>
          </table:table-cell>
          <table:table-cell office:value-type="float" office:value="1955" table:style-name="ce5">
            <text:p>1955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Llanddona</text:p>
          </table:table-cell>
          <table:table-cell table:number-columns-repeated="2" table:style-name="ce5"/>
          <table:table-cell office:value-type="float" office:value="76.5" table:style-name="ce5">
            <text:p>76.5</text:p>
          </table:table-cell>
          <table:table-cell office:value-type="float" office:value="50.8" table:style-name="ce5">
            <text:p>50.8</text:p>
          </table:table-cell>
          <table:table-cell office:value-type="float" office:value="3886.2" table:style-name="ce5">
            <text:p>3886.2</text:p>
          </table:table-cell>
          <table:table-cell office:value-type="string" table:style-name="ce5">
            <text:p>http://ichef.bbci.co.uk/arts/yourpaintings/images/paintings/acnmw/large/acnmw_acnmw_da001330_large.jpg</text:p>
          </table:table-cell>
          <table:table-cell office:value-type="string" table:style-name="ce5">
            <text:p>http://www.bbc.co.uk/arts/yourpaintings/paintings/cottages-llanddona</text:p>
          </table:table-cell>
          <table:table-cell office:value-type="string" table:style-name="ce5">
            <text:p>da001330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don from Llyn Nantle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49.5" table:style-name="ce5">
            <text:p>49.5</text:p>
          </table:table-cell>
          <table:table-cell office:value-type="float" office:value="39.4" table:style-name="ce5">
            <text:p>39.4</text:p>
          </table:table-cell>
          <table:table-cell office:value-type="float" office:value="1950.3" table:style-name="ce5">
            <text:p>1950.3</text:p>
          </table:table-cell>
          <table:table-cell office:value-type="string" table:style-name="ce5">
            <text:p>http://ichef.bbci.co.uk/arts/yourpaintings/images/paintings/acnmw/large/acnmw_acnmw_da006778_02_large.jpg</text:p>
          </table:table-cell>
          <table:table-cell office:value-type="string" table:style-name="ce5">
            <text:p>http://www.bbc.co.uk/arts/yourpaintings/paintings/snowdon-from-llyn-nantle</text:p>
          </table:table-cell>
          <table:table-cell office:value-type="string" table:style-name="ce5">
            <text:p>da006778_02_large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Anglesey Cottages with Cattle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Anglesey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9.8" table:style-name="ce5">
            <text:p>59.8</text:p>
          </table:table-cell>
          <table:table-cell office:value-type="float" office:value="4544.8" table:style-name="ce5">
            <text:p>4544.8</text:p>
          </table:table-cell>
          <table:table-cell office:value-type="string" table:style-name="ce5">
            <text:p>http://ichef.bbci.co.uk/arts/yourpaintings/images/paintings/acnmw/large/acnmw_acnmw_da001331_large.jpg</text:p>
          </table:table-cell>
          <table:table-cell office:value-type="string" table:style-name="ce5">
            <text:p>http://www.bbc.co.uk/arts/yourpaintings/paintings/anglesey-cottages-with-cattle</text:p>
          </table:table-cell>
          <table:table-cell office:value-type="string" table:style-name="ce5">
            <text:p>da001331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Snow on Siabod</text:p>
          </table:table-cell>
          <table:table-cell office:value-type="float" office:value="1968" table:style-name="ce5">
            <text:p>1968</text:p>
          </table:table-cell>
          <table:table-cell office:value-type="string" table:style-name="ce5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5">
            <text:p>Siabod</text:p>
          </table:table-cell>
          <table:table-cell table:number-columns-repeated="2" table:style-name="ce5"/>
          <table:table-cell office:value-type="float" office:value="50.9" table:style-name="ce5">
            <text:p>50.9</text:p>
          </table:table-cell>
          <table:table-cell office:value-type="float" office:value="40.6" table:style-name="ce5">
            <text:p>40.6</text:p>
          </table:table-cell>
          <table:table-cell office:value-type="float" office:value="2066.54" table:style-name="ce5">
            <text:p>2066.54</text:p>
          </table:table-cell>
          <table:table-cell office:value-type="string" table:style-name="ce5">
            <text:p>http://ichef.bbci.co.uk/arts/yourpaintings/images/paintings/acnmw/large/acnmw_acnmw_da001329_large.jpg</text:p>
          </table:table-cell>
          <table:table-cell office:value-type="string" table:style-name="ce5">
            <text:p>http://www.bbc.co.uk/arts/yourpaintings/paintings/snow-on-siabod</text:p>
          </table:table-cell>
          <table:table-cell office:value-type="string" table:style-name="ce5">
            <text:p>da001329</text:p>
          </table:table-cell>
          <table:table-cell table:style-name="ce5"/>
          <table:table-cell table:number-columns-repeated="16369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Winter at Fachwen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Fachwen</text:p>
          </table:table-cell>
          <table:table-cell table:number-columns-repeated="2" table:style-name="ce5"/>
          <table:table-cell office:value-type="float" office:value="244" table:style-name="ce5">
            <text:p>244</text:p>
          </table:table-cell>
          <table:table-cell office:value-type="float" office:value="122" table:style-name="ce5">
            <text:p>122</text:p>
          </table:table-cell>
          <table:table-cell office:value-type="float" office:value="29768" table:formula="msoxl:=I228*J228" table:style-name="ce5">
            <text:p>29768</text:p>
          </table:table-cell>
          <table:table-cell office:value-type="string" table:style-name="ce5">
            <text:p>http://ichef.bbci.co.uk/arts/yourpaintings/images/paintings/gac/large/gac_gac_11014_large.jpg</text:p>
          </table:table-cell>
          <table:table-cell office:value-type="string" table:style-name="ce5">
            <text:p>http://www.bbc.co.uk/arts/yourpaintings/paintings/winter-at-fachwen-29568</text:p>
          </table:table-cell>
          <table:table-cell office:value-type="string" table:style-name="ce5">
            <text:p>gac_gac_11014_large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 below Crib Goch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2" table:style-name="ce5">
            <text:p>122</text:p>
          </table:table-cell>
          <table:table-cell office:value-type="float" office:value="22326" table:formula="msoxl:=I229*J229" table:style-name="ce5">
            <text:p>22326</text:p>
          </table:table-cell>
          <table:table-cell office:value-type="string" table:style-name="ce5">
            <text:p>http://ichef.bbci.co.uk/arts/yourpaintings/images/paintings/gac/large/gac_gac_11015_large.jpg</text:p>
          </table:table-cell>
          <table:table-cell office:value-type="string" table:style-name="ce5">
            <text:p>http://www.bbc.co.uk/arts/yourpaintings/paintings/farm-below-crib-goch-29569</text:p>
          </table:table-cell>
          <table:table-cell office:value-type="string" table:style-name="ce5">
            <text:p>gac_gac_11015_large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Nant Ffrancon from Llandegfan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Nant Ffrancon</text:p>
          </table:table-cell>
          <table:table-cell table:number-columns-repeated="2" table:style-name="ce5"/>
          <table:table-cell office:value-type="float" office:value="76.400000000000006" table:style-name="ce5">
            <text:p>76.4</text:p>
          </table:table-cell>
          <table:table-cell office:value-type="float" office:value="30.8" table:style-name="ce5">
            <text:p>30.8</text:p>
          </table:table-cell>
          <table:table-cell office:value-type="float" office:value="2353.1200000000003" table:formula="msoxl:=I230*J230" table:style-name="ce5">
            <text:p>2353.12</text:p>
          </table:table-cell>
          <table:table-cell office:value-type="string" table:style-name="ce5">
            <text:p>http://ichef.bbci.co.uk/arts/yourpaintings/images/paintings/gac/large/gac_gac_13839_large.jpg</text:p>
          </table:table-cell>
          <table:table-cell office:value-type="string" table:style-name="ce5">
            <text:p>http://www.bbc.co.uk/arts/yourpaintings/paintings/nant-ffrancon-from-llandegfan-29571</text:p>
          </table:table-cell>
          <table:table-cell office:value-type="string" table:style-name="ce5">
            <text:p>gac_gac_13839_large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Pontllyfni in Snow</text:p>
          </table:table-cell>
          <table:table-cell office:value-type="float" office:value="1977" table:style-name="ce5">
            <text:p>197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Pontllyfni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formula="msoxl:=I231*J231" table:style-name="ce5">
            <text:p>8281</text:p>
          </table:table-cell>
          <table:table-cell office:value-type="string" table:style-name="ce5">
            <text:p>http://ichef.bbci.co.uk/arts/yourpaintings/images/paintings/gac/large/gac_gac_13782_large.jpg</text:p>
          </table:table-cell>
          <table:table-cell office:value-type="string" table:style-name="ce5">
            <text:p>http://www.bbc.co.uk/arts/yourpaintings/paintings/farms-porth-dafarch-no-1-29570</text:p>
          </table:table-cell>
          <table:table-cell office:value-type="string" table:style-name="ce5">
            <text:p>gac_gac_13782_large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5">
            <text:p>Williams, Kyffin</text:p>
          </table:table-cell>
          <table:table-cell office:value-type="string" table:style-name="ce5">
            <text:p>Farms, Pont Darfach, no.1</text:p>
          </table:table-cell>
          <table:table-cell office:value-type="float" office:value="1977" table:style-name="ce5">
            <text:p>197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Pont Darfach</text:p>
          </table:table-cell>
          <table:table-cell table:number-columns-repeated="2" table:style-name="ce5"/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table:style-name="ce5"/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nowdon, the Traeth and Frightened Horse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Snowdon</text:p>
          </table:table-cell>
          <table:table-cell office:value-type="string" table:style-name="ce4">
            <text:p>N 53° 4' 6''</text:p>
          </table:table-cell>
          <table:table-cell office:value-type="string" table:style-name="ce4">
            <text:p>W 4° 4' 41''</text:p>
          </table:table-cell>
          <table:table-cell office:value-type="float" office:value="183" table:style-name="ce4">
            <text:p>183</text:p>
          </table:table-cell>
          <table:table-cell office:value-type="float" office:value="76.5" table:style-name="ce4">
            <text:p>76.5</text:p>
          </table:table-cell>
          <table:table-cell office:value-type="float" office:value="13999.5" table:style-name="ce4">
            <text:p>13999.5</text:p>
          </table:table-cell>
          <table:table-cell office:value-type="string" table:style-name="ce4">
            <text:p>http://www.bbc.co.uk/arts/yourpaintings/paintings/snowdon-the-traeth-and-frightened-horse-176713</text:p>
          </table:table-cell>
          <table:table-cell office:value-type="string" table:style-name="ce4">
            <text:p>nwm_au_op108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ir David Parry Hughes</text:p>
          </table:table-cell>
          <table:table-cell office:value-type="float" office:value="1954" table:style-name="ce4">
            <text:p>195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71" table:style-name="ce4">
            <text:p>71</text:p>
          </table:table-cell>
          <table:table-cell office:value-type="float" office:value="91" table:style-name="ce4">
            <text:p>91</text:p>
          </table:table-cell>
          <table:table-cell office:value-type="float" office:value="6461" table:style-name="ce4">
            <text:p>6461</text:p>
          </table:table-cell>
          <table:table-cell office:value-type="string" table:style-name="ce4">
            <text:p>http://www.bbc.co.uk/arts/yourpaintings/paintings/sir-david-hughes-parry-18931973-president-19551964-176714</text:p>
          </table:table-cell>
          <table:table-cell office:value-type="string" table:style-name="ce4">
            <text:p>nwm_au_op110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un and Cloud on Lliwedd</text:p>
          </table:table-cell>
          <table:table-cell office:value-type="float" office:value="1973" table:style-name="ce4">
            <text:p>1973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Lliwedd</text:p>
          </table:table-cell>
          <table:table-cell office:value-type="string" table:style-name="ce4">
            <text:p>N 53° 3' 34''</text:p>
          </table:table-cell>
          <table:table-cell office:value-type="string" table:style-name="ce4">
            <text:p>W 4° 3' 25''</text:p>
          </table:table-cell>
          <table:table-cell office:value-type="float" office:value="76.2" table:style-name="ce4">
            <text:p>76.2</text:p>
          </table:table-cell>
          <table:table-cell office:value-type="float" office:value="55.3" table:style-name="ce4">
            <text:p>55.3</text:p>
          </table:table-cell>
          <table:table-cell office:value-type="float" office:value="4213.8599999999997" table:style-name="ce4">
            <text:p>4213.86</text:p>
          </table:table-cell>
          <table:table-cell office:value-type="string" table:style-name="ce4">
            <text:p>http://www.bbc.co.uk/arts/yourpaintings/paintings/sun-and-cloud-on-lliwedd-176715</text:p>
          </table:table-cell>
          <table:table-cell office:value-type="string" table:style-name="ce4">
            <text:p>nwm_au_op109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Yolanta</text:p>
          </table:table-cell>
          <table:table-cell office:value-type="float" office:value="1967" table:style-name="ce4">
            <text:p>1967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91" table:style-name="ce4">
            <text:p>91</text:p>
          </table:table-cell>
          <table:table-cell office:value-type="float" office:value="60" table:style-name="ce4">
            <text:p>60</text:p>
          </table:table-cell>
          <table:table-cell office:value-type="float" office:value="5460" table:style-name="ce4">
            <text:p>5460</text:p>
          </table:table-cell>
          <table:table-cell office:value-type="string" table:style-name="ce4">
            <text:p>http://www.bbc.co.uk/arts/yourpaintings/paintings/yolanta-181342</text:p>
          </table:table-cell>
          <table:table-cell office:value-type="string" table:style-name="ce4">
            <text:p>nwm_oym_8_93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, Llanddona</text:p>
          </table:table-cell>
          <table:table-cell office:value-type="float" office:value="1958" table:style-name="ce4">
            <text:p>195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ddona</text:p>
          </table:table-cell>
          <table:table-cell office:value-type="string" table:style-name="ce4">
            <text:p>N 53° 17' 33''</text:p>
          </table:table-cell>
          <table:table-cell office:value-type="string" table:style-name="ce4">
            <text:p>W 4° 8' 11''</text:p>
          </table:table-cell>
          <table:table-cell office:value-type="float" office:value="62" table:style-name="ce4">
            <text:p>62</text:p>
          </table:table-cell>
          <table:table-cell office:value-type="float" office:value="51.8" table:style-name="ce4">
            <text:p>51.8</text:p>
          </table:table-cell>
          <table:table-cell office:value-type="float" office:value="3211.6" table:style-name="ce4">
            <text:p>3211.6</text:p>
          </table:table-cell>
          <table:table-cell office:value-type="string" table:style-name="ce4">
            <text:p>http://www.bbc.co.uk/arts/yourpaintings/paintings/farm-llanddona-181349</text:p>
          </table:table-cell>
          <table:table-cell office:value-type="string" table:style-name="ce4">
            <text:p>nwm_oym_13_94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er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Hermon (Pembs?)</text:p>
          </table:table-cell>
          <table:table-cell office:value-type="string" table:style-name="ce4">
            <text:p>N 51° 57' 23''</text:p>
          </table:table-cell>
          <table:table-cell office:value-type="string" table:style-name="ce4">
            <text:p>W 4° 36' 33''</text:p>
          </table:table-cell>
          <table:table-cell office:value-type="float" office:value="91" table:style-name="ce4">
            <text:p>91</text:p>
          </table:table-cell>
          <table:table-cell office:value-type="float" office:value="91" table:style-name="ce4">
            <text:p>91</text:p>
          </table:table-cell>
          <table:table-cell office:value-type="float" office:value="8281" table:style-name="ce4">
            <text:p>8281</text:p>
          </table:table-cell>
          <table:table-cell office:value-type="string" table:style-name="ce4">
            <text:p>http://www.bbc.co.uk/arts/yourpaintings/paintings/hermon-181358</text:p>
          </table:table-cell>
          <table:table-cell office:value-type="string" table:style-name="ce4">
            <text:p>nwm_oym_19_01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Lliwedd</text:p>
          </table:table-cell>
          <table:table-cell office:value-type="float" office:value="1978" table:style-name="ce4">
            <text:p>197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iwedd</text:p>
          </table:table-cell>
          <table:table-cell office:value-type="string" table:style-name="ce4">
            <text:p>N 53° 3' 34''</text:p>
          </table:table-cell>
          <table:table-cell office:value-type="string" table:style-name="ce4">
            <text:p>W 4° 3' 25''</text:p>
          </table:table-cell>
          <table:table-cell office:value-type="float" office:value="91" table:style-name="ce4">
            <text:p>91</text:p>
          </table:table-cell>
          <table:table-cell office:value-type="float" office:value="91" table:style-name="ce4">
            <text:p>91</text:p>
          </table:table-cell>
          <table:table-cell office:value-type="float" office:value="8281" table:style-name="ce4">
            <text:p>8281</text:p>
          </table:table-cell>
          <table:table-cell office:value-type="string" table:style-name="ce4">
            <text:p>http://www.bbc.co.uk/arts/yourpaintings/paintings/lliwedd-181343</text:p>
          </table:table-cell>
          <table:table-cell office:value-type="string" table:style-name="ce4">
            <text:p>nwm_oym_6_04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Anglesey Landscape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Anglese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1" table:style-name="ce4">
            <text:p>121</text:p>
          </table:table-cell>
          <table:table-cell office:value-type="float" office:value="90" table:style-name="ce4">
            <text:p>90</text:p>
          </table:table-cell>
          <table:table-cell office:value-type="float" office:value="10890" table:style-name="ce4">
            <text:p>10890</text:p>
          </table:table-cell>
          <table:table-cell office:value-type="string" table:style-name="ce4">
            <text:p>http://www.bbc.co.uk/arts/yourpaintings/paintings/anglesey-landscape-181351</text:p>
          </table:table-cell>
          <table:table-cell office:value-type="string" table:style-name="ce4">
            <text:p>nwm_oym_1_01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oelfre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oelfre (hill)</text:p>
          </table:table-cell>
          <table:table-cell office:value-type="string" table:style-name="ce4">
            <text:p>N 52° 0' 0''</text:p>
          </table:table-cell>
          <table:table-cell office:value-type="string" table:style-name="ce4">
            <text:p>W 4° 26' 25''</text:p>
          </table:table-cell>
          <table:table-cell office:value-type="float" office:value="68" table:style-name="ce4">
            <text:p>68</text:p>
          </table:table-cell>
          <table:table-cell office:value-type="float" office:value="50.5" table:style-name="ce4">
            <text:p>50.5</text:p>
          </table:table-cell>
          <table:table-cell office:value-type="float" office:value="3434" table:style-name="ce4">
            <text:p>3434</text:p>
          </table:table-cell>
          <table:table-cell office:value-type="string" table:style-name="ce4">
            <text:p>http://www.bbc.co.uk/arts/yourpaintings/paintings/moelfre-181359</text:p>
          </table:table-cell>
          <table:table-cell office:value-type="string" table:style-name="ce4">
            <text:p>nwm_oym_3_97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edw, Penrhosllugwy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rhos-Lligwy</text:p>
          </table:table-cell>
          <table:table-cell office:value-type="string" table:style-name="ce4">
            <text:p>N 53° 18' 3.90"</text:p>
          </table:table-cell>
          <table:table-cell office:value-type="string" table:style-name="ce4">
            <text:p>W 4° 36' 0.37"</text:p>
          </table:table-cell>
          <table:table-cell office:value-type="float" office:value="88.5" table:style-name="ce4">
            <text:p>88.5</text:p>
          </table:table-cell>
          <table:table-cell office:value-type="float" office:value="58.5" table:style-name="ce4">
            <text:p>58.5</text:p>
          </table:table-cell>
          <table:table-cell office:value-type="float" office:value="5177.25" table:style-name="ce4">
            <text:p>5177.25</text:p>
          </table:table-cell>
          <table:table-cell office:value-type="string" table:style-name="ce4">
            <text:p>http://www.bbc.co.uk/arts/yourpaintings/paintings/fedw-penrhosllugwy-181324</text:p>
          </table:table-cell>
          <table:table-cell office:value-type="string" table:style-name="ce4">
            <text:p>nwm_oym_5_92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torm at Trearddur</text:p>
          </table:table-cell>
          <table:table-cell office:value-type="float" office:value="1987" table:style-name="ce4">
            <text:p>198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Trearddur</text:p>
          </table:table-cell>
          <table:table-cell office:value-type="string" table:style-name="ce4">
            <text:p>N 53° 17' 34''</text:p>
          </table:table-cell>
          <table:table-cell office:value-type="string" table:style-name="ce4">
            <text:p>W 4° 38' 30''</text:p>
          </table:table-cell>
          <table:table-cell office:value-type="float" office:value="126" table:style-name="ce4">
            <text:p>126</text:p>
          </table:table-cell>
          <table:table-cell office:value-type="float" office:value="95" table:style-name="ce4">
            <text:p>95</text:p>
          </table:table-cell>
          <table:table-cell office:value-type="float" office:value="11970" table:style-name="ce4">
            <text:p>11970</text:p>
          </table:table-cell>
          <table:table-cell office:value-type="string" table:style-name="ce4">
            <text:p>http://www.bbc.co.uk/arts/yourpaintings/paintings/storm-at-trearddur-181345</text:p>
          </table:table-cell>
          <table:table-cell office:value-type="string" table:style-name="ce4">
            <text:p>nwm_oym_39_87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iss Josling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0.5" table:style-name="ce4">
            <text:p>20.5</text:p>
          </table:table-cell>
          <table:table-cell office:value-type="float" office:value="30.5" table:style-name="ce4">
            <text:p>30.5</text:p>
          </table:table-cell>
          <table:table-cell office:value-type="float" office:value="625.25" table:style-name="ce4">
            <text:p>625.25</text:p>
          </table:table-cell>
          <table:table-cell office:value-type="string" table:style-name="ce4">
            <text:p>http://www.bbc.co.uk/arts/yourpaintings/paintings/miss-josling-181352</text:p>
          </table:table-cell>
          <table:table-cell office:value-type="string" table:style-name="ce4">
            <text:p>nwm_oym_15_96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Allt Corn Yd, Llanddon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ddona</text:p>
          </table:table-cell>
          <table:table-cell office:value-type="string" table:style-name="ce4">
            <text:p>N 53° 17' 33''</text:p>
          </table:table-cell>
          <table:table-cell office:value-type="string" table:style-name="ce4">
            <text:p>W 4° 8' 11''</text:p>
          </table:table-cell>
          <table:table-cell office:value-type="float" office:value="91.4" table:style-name="ce4">
            <text:p>91.4</text:p>
          </table:table-cell>
          <table:table-cell office:value-type="float" office:value="61" table:style-name="ce4">
            <text:p>61</text:p>
          </table:table-cell>
          <table:table-cell office:value-type="float" office:value="5575.4" table:style-name="ce4">
            <text:p>5575.4</text:p>
          </table:table-cell>
          <table:table-cell office:value-type="string" table:style-name="ce4">
            <text:p>http://www.bbc.co.uk/arts/yourpaintings/paintings/allt-corn-yd-llanddona-181361</text:p>
          </table:table-cell>
          <table:table-cell office:value-type="string" table:style-name="ce4">
            <text:p>nwm_oym_pcf3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wtan</text:p>
          </table:table-cell>
          <table:table-cell office:value-type="float" office:value="1947" table:style-name="ce4">
            <text:p>194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Swtan</text:p>
          </table:table-cell>
          <table:table-cell office:value-type="string" table:style-name="ce4">
            <text:p>N 53° 22' 17.03"</text:p>
          </table:table-cell>
          <table:table-cell office:value-type="string" table:style-name="ce4">
            <text:p>W4° 33' 16.98</text:p>
          </table:table-cell>
          <table:table-cell office:value-type="float" office:value="50.8" table:style-name="ce4">
            <text:p>50.8</text:p>
          </table:table-cell>
          <table:table-cell office:value-type="float" office:value="44.6" table:style-name="ce4">
            <text:p>44.6</text:p>
          </table:table-cell>
          <table:table-cell office:value-type="float" office:value="2265.6799999999998" table:style-name="ce4">
            <text:p>2265.68</text:p>
          </table:table-cell>
          <table:table-cell office:value-type="string" table:style-name="ce4">
            <text:p>http://www.bbc.co.uk/arts/yourpaintings/paintings/swtan-181337</text:p>
          </table:table-cell>
          <table:table-cell office:value-type="string" table:style-name="ce4">
            <text:p>nwm_oym_1_90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he Chelsea Pensioner</text:p>
          </table:table-cell>
          <table:table-cell office:value-type="float" office:value="1980" table:style-name="ce4">
            <text:p>198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64" table:style-name="ce4">
            <text:p>64</text:p>
          </table:table-cell>
          <table:table-cell office:value-type="float" office:value="95" table:style-name="ce4">
            <text:p>95</text:p>
          </table:table-cell>
          <table:table-cell office:value-type="float" office:value="6080" table:style-name="ce4">
            <text:p>6080</text:p>
          </table:table-cell>
          <table:table-cell office:value-type="string" table:style-name="ce4">
            <text:p>http://www.bbc.co.uk/arts/yourpaintings/paintings/the-chelsea-pensioner-181344</text:p>
          </table:table-cell>
          <table:table-cell office:value-type="string" table:style-name="ce4">
            <text:p>nwm_oym_l1_97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ottages, Mynydd Bodafon</text:p>
          </table:table-cell>
          <table:table-cell office:value-type="float" office:value="1962" table:style-name="ce4">
            <text:p>1962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ynydd Bodafon</text:p>
          </table:table-cell>
          <table:table-cell office:value-type="string" table:style-name="ce4">
            <text:p>N 53° 20' 40.59"</text:p>
          </table:table-cell>
          <table:table-cell office:value-type="string" table:style-name="ce4">
            <text:p>W 4° 17' 45.33"</text:p>
          </table:table-cell>
          <table:table-cell office:value-type="float" office:value="57" table:style-name="ce4">
            <text:p>57</text:p>
          </table:table-cell>
          <table:table-cell office:value-type="float" office:value="77.5" table:style-name="ce4">
            <text:p>77.5</text:p>
          </table:table-cell>
          <table:table-cell office:value-type="float" office:value="4417.5" table:style-name="ce4">
            <text:p>4417.5</text:p>
          </table:table-cell>
          <table:table-cell office:value-type="string" table:style-name="ce4">
            <text:p>http://www.bbc.co.uk/arts/yourpaintings/paintings/cottages-mynydd-bodafon-181353</text:p>
          </table:table-cell>
          <table:table-cell office:value-type="string" table:style-name="ce4">
            <text:p>nwm_oym_3_95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enmon Cros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mon</text:p>
          </table:table-cell>
          <table:table-cell office:value-type="string" table:style-name="ce4">
            <text:p>N 53° 18' 16''</text:p>
          </table:table-cell>
          <table:table-cell office:value-type="string" table:style-name="ce4">
            <text:p>W 4° 3' 27''</text:p>
          </table:table-cell>
          <table:table-cell office:value-type="float" office:value="39.5" table:style-name="ce4">
            <text:p>39.5</text:p>
          </table:table-cell>
          <table:table-cell office:value-type="float" office:value="77.5" table:style-name="ce4">
            <text:p>77.5</text:p>
          </table:table-cell>
          <table:table-cell office:value-type="float" office:value="3061.25" table:style-name="ce4">
            <text:p>3061.25</text:p>
          </table:table-cell>
          <table:table-cell office:value-type="string" table:style-name="ce4">
            <text:p>http://www.bbc.co.uk/arts/yourpaintings/paintings/penmon-cross-181360</text:p>
          </table:table-cell>
          <table:table-cell office:value-type="string" table:style-name="ce4">
            <text:p>nwm_oym_69_94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er and Cattle</text:p>
          </table:table-cell>
          <table:table-cell office:value-type="float" office:value="1957" table:style-name="ce4">
            <text:p>195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8.5" table:style-name="ce4">
            <text:p>58.5</text:p>
          </table:table-cell>
          <table:table-cell office:value-type="float" office:value="128.69999999999999" table:style-name="ce4">
            <text:p>128.7</text:p>
          </table:table-cell>
          <table:table-cell office:value-type="float" office:value="7528.95" table:style-name="ce4">
            <text:p>7528.95</text:p>
          </table:table-cell>
          <table:table-cell office:value-type="string" table:style-name="ce4">
            <text:p>http://www.bbc.co.uk/arts/yourpaintings/paintings/farmer-and-cattle-181339</text:p>
          </table:table-cell>
          <table:table-cell office:value-type="string" table:style-name="ce4">
            <text:p>nwm_oym_1_02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Evan Roberts</text:p>
          </table:table-cell>
          <table:table-cell office:value-type="float" office:value="1990" table:style-name="ce4">
            <text:p>199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float" office:value="5184" table:style-name="ce4">
            <text:p>5184</text:p>
          </table:table-cell>
          <table:table-cell office:value-type="string" table:style-name="ce4">
            <text:p>http://www.bbc.co.uk/arts/yourpaintings/paintings/evan-roberts-19091991-181346</text:p>
          </table:table-cell>
          <table:table-cell office:value-type="string" table:style-name="ce4">
            <text:p>nwm_oym_55_91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ers Below the ridge</text:p>
          </table:table-cell>
          <table:table-cell office:value-type="float" office:value="1983" table:style-name="ce4">
            <text:p>1983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92.8" table:style-name="ce4">
            <text:p>92.8</text:p>
          </table:table-cell>
          <table:table-cell office:value-type="float" office:value="122.5" table:style-name="ce4">
            <text:p>122.5</text:p>
          </table:table-cell>
          <table:table-cell office:value-type="float" office:value="11368" table:style-name="ce4">
            <text:p>11368</text:p>
          </table:table-cell>
          <table:table-cell office:value-type="string" table:style-name="ce4">
            <text:p>http://www.bbc.co.uk/arts/yourpaintings/paintings/farmers-below-the-ridge-181354</text:p>
          </table:table-cell>
          <table:table-cell office:value-type="string" table:style-name="ce4">
            <text:p>nwm_oym_l8_97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 Cesere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Ceserea?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1.5" table:style-name="ce4">
            <text:p>111.5</text:p>
          </table:table-cell>
          <table:table-cell office:value-type="float" office:value="50" table:style-name="ce4">
            <text:p>50</text:p>
          </table:table-cell>
          <table:table-cell office:value-type="float" office:value="5575" table:style-name="ce4">
            <text:p>5575</text:p>
          </table:table-cell>
          <table:table-cell office:value-type="string" table:style-name="ce4">
            <text:p>http://www.bbc.co.uk/arts/yourpaintings/paintings/farm-ceserea-181362</text:p>
          </table:table-cell>
          <table:table-cell office:value-type="string" table:style-name="ce4">
            <text:p>nwm_oym_l1_04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ilot Boat off Moelfre</text:p>
          </table:table-cell>
          <table:table-cell office:value-type="float" office:value="1947" table:style-name="ce4">
            <text:p>1947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Ynys Moelfre</text:p>
          </table:table-cell>
          <table:table-cell office:value-type="string" table:style-name="ce4">
            <text:p>N 53° 21' 0''</text:p>
          </table:table-cell>
          <table:table-cell office:value-type="string" table:style-name="ce4">
            <text:p>W 4° 14' 0''</text:p>
          </table:table-cell>
          <table:table-cell office:value-type="float" office:value="74.5" table:style-name="ce4">
            <text:p>74.5</text:p>
          </table:table-cell>
          <table:table-cell office:value-type="float" office:value="38.5" table:style-name="ce4">
            <text:p>38.5</text:p>
          </table:table-cell>
          <table:table-cell office:value-type="float" office:value="2868.25" table:style-name="ce4">
            <text:p>2868.25</text:p>
          </table:table-cell>
          <table:table-cell office:value-type="string" table:style-name="ce4">
            <text:p>http://www.bbc.co.uk/arts/yourpaintings/paintings/pilot-boat-off-moelfre-181338</text:p>
          </table:table-cell>
          <table:table-cell office:value-type="string" table:style-name="ce4">
            <text:p>nwm_oym_4_92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Llannerchymedd Mill</text:p>
          </table:table-cell>
          <table:table-cell office:value-type="float" office:value="1955" table:style-name="ce4">
            <text:p>1955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erchymedd</text:p>
          </table:table-cell>
          <table:table-cell office:value-type="string" table:style-name="ce4">
            <text:p>N 53° 19' 50''</text:p>
          </table:table-cell>
          <table:table-cell office:value-type="string" table:style-name="ce4">
            <text:p>W 4° 22' 37''</text:p>
          </table:table-cell>
          <table:table-cell office:value-type="float" office:value="69.5" table:style-name="ce4">
            <text:p>69.5</text:p>
          </table:table-cell>
          <table:table-cell office:value-type="float" office:value="52" table:style-name="ce4">
            <text:p>52</text:p>
          </table:table-cell>
          <table:table-cell office:value-type="float" office:value="3614" table:style-name="ce4">
            <text:p>3614</text:p>
          </table:table-cell>
          <table:table-cell office:value-type="string" table:style-name="ce4">
            <text:p>http://www.bbc.co.uk/arts/yourpaintings/paintings/llannerchymedd-mill-181347</text:p>
          </table:table-cell>
          <table:table-cell office:value-type="string" table:style-name="ce4">
            <text:p>nwm_oym_23_95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View from Pwllfanogl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wllfanogl</text:p>
          </table:table-cell>
          <table:table-cell office:value-type="string" table:style-name="ce4">
            <text:p>N 53° 13' 4.04"</text:p>
          </table:table-cell>
          <table:table-cell office:value-type="string" table:style-name="ce4">
            <text:p>W 4° 12' 13.67"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5776" table:style-name="ce4">
            <text:p>5776</text:p>
          </table:table-cell>
          <table:table-cell office:value-type="string" table:style-name="ce4">
            <text:p>http://www.bbc.co.uk/arts/yourpaintings/paintings/view-from-pwllfanogl-181356</text:p>
          </table:table-cell>
          <table:table-cell office:value-type="string" table:style-name="ce4">
            <text:p>nwm_oym_1_98_large.jpg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an-y-Grisiau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Tan-y-grisiau</text:p>
          </table:table-cell>
          <table:table-cell office:value-type="string" table:style-name="ce4">
            <text:p>N 52° 59' 18.20"</text:p>
          </table:table-cell>
          <table:table-cell office:value-type="string" table:style-name="ce4">
            <text:p>W 3° 57' 34.07"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office:value-type="float" office:value="6300" table:style-name="ce4">
            <text:p>6300</text:p>
          </table:table-cell>
          <table:table-cell office:value-type="string" table:style-name="ce4">
            <text:p>http://www.bbc.co.uk/arts/yourpaintings/paintings/tan-y-grislau-181363</text:p>
          </table:table-cell>
          <table:table-cell office:value-type="string" table:style-name="ce4">
            <text:p>nwm_oym_7_98_58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oelwyn Bach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oelwyn Bach</text:p>
          </table:table-cell>
          <table:table-cell office:value-type="string" table:style-name="ce4">
            <text:p>N 52° 58' 0''</text:p>
          </table:table-cell>
          <table:table-cell office:value-type="string" table:style-name="ce4">
            <text:p>W 4° 0' 0''</text:p>
          </table:table-cell>
          <table:table-cell office:value-type="float" office:value="122.5" table:style-name="ce4">
            <text:p>122.5</text:p>
          </table:table-cell>
          <table:table-cell office:value-type="float" office:value="92.2" table:style-name="ce4">
            <text:p>92.2</text:p>
          </table:table-cell>
          <table:table-cell office:value-type="float" office:value="11294.5" table:style-name="ce4">
            <text:p>11294.5</text:p>
          </table:table-cell>
          <table:table-cell office:value-type="string" table:style-name="ce4">
            <text:p>http://www.bbc.co.uk/arts/yourpaintings/paintings/moelwyn-bach-181340</text:p>
          </table:table-cell>
          <table:table-cell office:value-type="string" table:style-name="ce4">
            <text:p>nwm_oym_7_98_57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ottages, Llanrhuddlad</text:p>
          </table:table-cell>
          <table:table-cell office:value-type="float" office:value="1955" table:style-name="ce4">
            <text:p>1955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rhuddlad</text:p>
          </table:table-cell>
          <table:table-cell office:value-type="string" table:style-name="ce4">
            <text:p>N 53° 22' 21.00"</text:p>
          </table:table-cell>
          <table:table-cell office:value-type="string" table:style-name="ce4">
            <text:p>W 4° 30' 35.62"</text:p>
          </table:table-cell>
          <table:table-cell office:value-type="float" office:value="62" table:style-name="ce4">
            <text:p>62</text:p>
          </table:table-cell>
          <table:table-cell office:value-type="float" office:value="51.8" table:style-name="ce4">
            <text:p>51.8</text:p>
          </table:table-cell>
          <table:table-cell office:value-type="float" office:value="3211.6" table:style-name="ce4">
            <text:p>3211.6</text:p>
          </table:table-cell>
          <table:table-cell office:value-type="string" table:style-name="ce4">
            <text:p>http://www.bbc.co.uk/arts/yourpaintings/paintings/cottages-llanrhuddlad-181348</text:p>
          </table:table-cell>
          <table:table-cell office:value-type="string" table:style-name="ce4">
            <text:p>nwm_oym_9_94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rs Rowlands</text:p>
          </table:table-cell>
          <table:table-cell office:value-type="float" office:value="1984" table:style-name="ce4">
            <text:p>198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6.5" table:style-name="ce4">
            <text:p>76.5</text:p>
          </table:table-cell>
          <table:table-cell office:value-type="float" office:value="126" table:style-name="ce4">
            <text:p>126</text:p>
          </table:table-cell>
          <table:table-cell office:value-type="float" office:value="9639" table:style-name="ce4">
            <text:p>9639</text:p>
          </table:table-cell>
          <table:table-cell office:value-type="string" table:style-name="ce4">
            <text:p>http://www.bbc.co.uk/arts/yourpaintings/paintings/mrs-rowlands-181355</text:p>
          </table:table-cell>
          <table:table-cell office:value-type="string" table:style-name="ce4">
            <text:p>nwm_oym_pcf7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nowstorm off Penmon</text:p>
          </table:table-cell>
          <table:table-cell office:value-type="float" office:value="1961" table:style-name="ce4">
            <text:p>1961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mon</text:p>
          </table:table-cell>
          <table:table-cell office:value-type="string" table:style-name="ce4">
            <text:p>N 53° 18' 16''</text:p>
          </table:table-cell>
          <table:table-cell office:value-type="string" table:style-name="ce4">
            <text:p>W 4° 3' 27''</text:p>
          </table:table-cell>
          <table:table-cell office:value-type="float" office:value="122" table:style-name="ce4">
            <text:p>122</text:p>
          </table:table-cell>
          <table:table-cell office:value-type="float" office:value="91.5" table:style-name="ce4">
            <text:p>91.5</text:p>
          </table:table-cell>
          <table:table-cell office:value-type="float" office:value="11163" table:style-name="ce4">
            <text:p>11163</text:p>
          </table:table-cell>
          <table:table-cell office:value-type="string" table:style-name="ce4">
            <text:p>http://www.bbc.co.uk/arts/yourpaintings/paintings/snowstorm-off-penmon-181341</text:p>
          </table:table-cell>
          <table:table-cell office:value-type="string" table:style-name="ce4">
            <text:p>nwm_oym_38_92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apel Carmel</text:p>
          </table:table-cell>
          <table:table-cell office:value-type="float" office:value="1958" table:style-name="ce4">
            <text:p>195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Carmel</text:p>
          </table:table-cell>
          <table:table-cell office:value-type="string" table:style-name="ce4">
            <text:p>N 52° 49' 28.75"</text:p>
          </table:table-cell>
          <table:table-cell office:value-type="string" table:style-name="ce4">
            <text:p>W 4° 43' 39.25"</text:p>
          </table:table-cell>
          <table:table-cell office:value-type="float" office:value="62" table:style-name="ce4">
            <text:p>62</text:p>
          </table:table-cell>
          <table:table-cell office:value-type="float" office:value="51.5" table:style-name="ce4">
            <text:p>51.5</text:p>
          </table:table-cell>
          <table:table-cell office:value-type="float" office:value="3193" table:style-name="ce4">
            <text:p>3193</text:p>
          </table:table-cell>
          <table:table-cell office:value-type="string" table:style-name="ce4">
            <text:p>http://www.bbc.co.uk/arts/yourpaintings/paintings/capel-carmel-181350</text:p>
          </table:table-cell>
          <table:table-cell office:value-type="string" table:style-name="ce4">
            <text:p>nwm_oym_14_94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unset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121.7" table:style-name="ce4">
            <text:p>121.7</text:p>
          </table:table-cell>
          <table:table-cell office:value-type="float" office:value="121.7" table:style-name="ce4">
            <text:p>121.7</text:p>
          </table:table-cell>
          <table:table-cell office:value-type="float" office:value="14810.89" table:style-name="ce4">
            <text:p>14810.89</text:p>
          </table:table-cell>
          <table:table-cell office:value-type="string" table:style-name="ce4">
            <text:p>http://www.bbc.co.uk/arts/yourpaintings/paintings/sunset-181357</text:p>
          </table:table-cell>
          <table:table-cell office:value-type="string" table:style-name="ce4">
            <text:p>nwm_oym_18_01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Dame Eileen Louise Younghusband</text:p>
          </table:table-cell>
          <table:table-cell office:value-type="float" office:value="1965" table:style-name="ce4">
            <text:p>1965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NPG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1.099999999999994" table:style-name="ce4">
            <text:p>71.1</text:p>
          </table:table-cell>
          <table:table-cell office:value-type="float" office:value="91.5" table:style-name="ce4">
            <text:p>91.5</text:p>
          </table:table-cell>
          <table:table-cell office:value-type="float" office:value="6505.65" table:style-name="ce4">
            <text:p>6505.65</text:p>
          </table:table-cell>
          <table:table-cell office:value-type="string" table:style-name="ce6">
            <text:p><text:a xlink:href="http://ichef.bbci.co.uk/arts/yourpaintings/images/paintings/npg/large/npg_npg_6621_large.jpg">http://ichef.bbci.co.uk/arts/yourpaintings/images/paintings/npg/large/npg_npg_6621_large.jpg</text:a></text:p>
          </table:table-cell>
          <table:table-cell office:value-type="string" table:style-name="ce4">
            <text:p>http://www.bbc.co.uk/arts/yourpaintings/paintings/dame-eileen-louise-younghusband</text:p>
          </table:table-cell>
          <table:table-cell office:value-type="string" table:style-name="ce4">
            <text:p>npg_npg_662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ottages, Cilgwy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OMA Wales</text:p>
          </table:table-cell>
          <table:table-cell office:value-type="string" table:style-name="ce4">
            <text:p>Cilgwyn</text:p>
          </table:table-cell>
          <table:table-cell table:number-columns-repeated="2" table:style-name="ce4"/>
          <table:table-cell office:value-type="float" office:value="62" table:style-name="ce4">
            <text:p>62</text:p>
          </table:table-cell>
          <table:table-cell office:value-type="float" office:value="52.2" table:style-name="ce4">
            <text:p>52.2</text:p>
          </table:table-cell>
          <table:table-cell office:value-type="float" office:value="3236.4" table:style-name="ce4">
            <text:p>3236.4</text:p>
          </table:table-cell>
          <table:table-cell table:style-name="ce4"/>
          <table:table-cell office:value-type="string" table:style-name="ce4">
            <text:p>http://www.bbc.co.uk/arts/yourpaintings/paintings/cottages-cilgwyn-182106</text:p>
          </table:table-cell>
          <table:table-cell office:value-type="string" table:style-name="ce4">
            <text:p>nwm_yt_7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Waterfall, Ogwe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OMA Wales</text:p>
          </table:table-cell>
          <table:table-cell office:value-type="string" table:style-name="ce4">
            <text:p>Ogwen</text:p>
          </table:table-cell>
          <table:table-cell table:number-columns-repeated="2" table:style-name="ce4"/>
          <table:table-cell office:value-type="float" office:value="77" table:style-name="ce4">
            <text:p>77</text:p>
          </table:table-cell>
          <table:table-cell office:value-type="float" office:value="127" table:style-name="ce4">
            <text:p>127</text:p>
          </table:table-cell>
          <table:table-cell office:value-type="float" office:value="9779" table:style-name="ce4">
            <text:p>9779</text:p>
          </table:table-cell>
          <table:table-cell table:style-name="ce4"/>
          <table:table-cell office:value-type="string" table:style-name="ce4">
            <text:p>http://www.bbc.co.uk/arts/yourpaintings/paintings/waterfall-ogwen-182107</text:p>
          </table:table-cell>
          <table:table-cell office:value-type="string" table:style-name="ce4">
            <text:p>nwm_yt_42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Dafydd Williams on the Mountain</text:p>
          </table:table-cell>
          <table:table-cell office:value-type="float" office:value="1969" table:style-name="ce4">
            <text:p>1969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1.8" table:style-name="ce4">
            <text:p>121.8</text:p>
          </table:table-cell>
          <table:table-cell office:value-type="float" office:value="91.5" table:style-name="ce4">
            <text:p>91.5</text:p>
          </table:table-cell>
          <table:table-cell office:value-type="float" office:value="11144.699999999999" table:formula="msoxl:=I267*J267" table:style-name="ce4">
            <text:p>11144.7</text:p>
          </table:table-cell>
          <table:table-cell office:value-type="string" table:style-name="ce4">
            <text:p>http://ichef.bbci.co.uk/arts/yourpaintings/images/paintings/raa/large/wmr_raa_pl002115_large.jpg</text:p>
          </table:table-cell>
          <table:table-cell office:value-type="string" table:style-name="ce4">
            <text:p>http://www.bbc.co.uk/arts/yourpaintings/paintings/dafydd-williams-on-the-mountain</text:p>
          </table:table-cell>
          <table:table-cell office:value-type="string" table:style-name="ce4">
            <text:p>wmr_raa_pl002115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Blaen Nant</text:p>
          </table:table-cell>
          <table:table-cell office:value-type="float" office:value="1976" table:style-name="ce4">
            <text:p>1976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Blaen Nant</text:p>
          </table:table-cell>
          <table:table-cell table:number-columns-repeated="2" table:style-name="ce4"/>
          <table:table-cell office:value-type="float" office:value="127" table:style-name="ce4">
            <text:p>127</text:p>
          </table:table-cell>
          <table:table-cell office:value-type="float" office:value="76.7" table:style-name="ce4">
            <text:p>76.7</text:p>
          </table:table-cell>
          <table:table-cell office:value-type="float" office:value="9740.9" table:formula="msoxl:=I268*J268" table:style-name="ce4">
            <text:p>9740.9</text:p>
          </table:table-cell>
          <table:table-cell office:value-type="string" table:style-name="ce4">
            <text:p>http://ichef.bbci.co.uk/arts/yourpaintings/images/paintings/raa/large/wmr_raa_03_580_large.jpg</text:p>
          </table:table-cell>
          <table:table-cell office:value-type="string" table:style-name="ce4">
            <text:p>http://www.bbc.co.uk/arts/yourpaintings/paintings/blaen-nant</text:p>
          </table:table-cell>
          <table:table-cell office:value-type="string" table:style-name="ce4">
            <text:p>wmr_raa_03_580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German Girl</text:p>
          </table:table-cell>
          <table:table-cell office:value-type="float" office:value="1963" table:style-name="ce4">
            <text:p>196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1" table:style-name="ce4">
            <text:p>51</text:p>
          </table:table-cell>
          <table:table-cell office:value-type="float" office:value="61" table:style-name="ce4">
            <text:p>61</text:p>
          </table:table-cell>
          <table:table-cell office:value-type="float" office:value="3111" table:formula="msoxl:=I269*J269" table:style-name="ce4">
            <text:p>3111</text:p>
          </table:table-cell>
          <table:table-cell office:value-type="string" table:style-name="ce4">
            <text:p>http://ichef.bbci.co.uk/arts/yourpaintings/images/paintings/raa/large/wmr_raa_03_579_large.jpg</text:p>
          </table:table-cell>
          <table:table-cell office:value-type="string" table:style-name="ce4">
            <text:p>http://www.bbc.co.uk/arts/yourpaintings/paintings/german-girl</text:p>
          </table:table-cell>
          <table:table-cell office:value-type="string" table:style-name="ce4">
            <text:p>wmr_raa_03_579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ortrait of a Boy</text:p>
          </table:table-cell>
          <table:table-cell office:value-type="float" office:value="1944" table:style-name="ce4">
            <text:p>194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UCL Art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7.9" table:style-name="ce4">
            <text:p>27.9</text:p>
          </table:table-cell>
          <table:table-cell office:value-type="float" office:value="21.6" table:style-name="ce4">
            <text:p>21.6</text:p>
          </table:table-cell>
          <table:table-cell office:value-type="float" office:value="602.64" table:formula="msoxl:=I270*J270" table:style-name="ce4">
            <text:p>602.64</text:p>
          </table:table-cell>
          <table:table-cell office:value-type="string" table:style-name="ce4">
            <text:p>http://ichef.bbci.co.uk/arts/yourpaintings/images/paintings/uclac/large/lducs_uclac_pc5121_large.jpg</text:p>
          </table:table-cell>
          <table:table-cell office:value-type="string" table:style-name="ce4">
            <text:p>http://www.bbc.co.uk/arts/yourpaintings/paintings/portrait-of-a-boy-42574</text:p>
          </table:table-cell>
          <table:table-cell office:value-type="string" table:style-name="ce4">
            <text:p>lducs_uclac_pc512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ortrait of a Grey-Haired Woman</text:p>
          </table:table-cell>
          <table:table-cell office:value-type="float" office:value="1943" table:style-name="ce4">
            <text:p>194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UCL Art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5.4" table:style-name="ce4">
            <text:p>25.4</text:p>
          </table:table-cell>
          <table:table-cell office:value-type="float" office:value="30.5" table:style-name="ce4">
            <text:p>30.5</text:p>
          </table:table-cell>
          <table:table-cell office:value-type="float" office:value="774.69999999999993" table:formula="msoxl:=I271*J271" table:style-name="ce4">
            <text:p>774.7</text:p>
          </table:table-cell>
          <table:table-cell office:value-type="string" table:style-name="ce4">
            <text:p>http://ichef.bbci.co.uk/arts/yourpaintings/images/paintings/uclac/large/lducs_uclac_pc5125_large.jpg</text:p>
          </table:table-cell>
          <table:table-cell office:value-type="string" table:style-name="ce4">
            <text:p>http://www.bbc.co.uk/arts/yourpaintings/paintings/portrait-of-a-grey-haired-woman-42573</text:p>
          </table:table-cell>
          <table:table-cell office:value-type="string" table:style-name="ce4">
            <text:p>lducs_uclac_pc5125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ills above Nant Peri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ant Peris</text:p>
          </table:table-cell>
          <table:table-cell office:value-type="string" table:style-name="ce4">
            <text:p>53° 6' 19.4862"</text:p>
          </table:table-cell>
          <table:table-cell office:value-type="string" table:style-name="ce4">
            <text:p>-4° 5' 8.4366"</text:p>
          </table:table-cell>
          <table:table-cell office:value-type="float" office:value="125" table:style-name="ce4">
            <text:p>125</text:p>
          </table:table-cell>
          <table:table-cell office:value-type="float" office:value="94.4" table:style-name="ce4">
            <text:p>94.4</text:p>
          </table:table-cell>
          <table:table-cell office:value-type="float" office:value="11800" table:style-name="ce4">
            <text:p>11800</text:p>
          </table:table-cell>
          <table:table-cell office:value-type="string" table:style-name="ce4">
            <text:p>http://www.bbc.co.uk/arts/yourpaintings/paintings/hills-above-nant-peris-177969</text:p>
          </table:table-cell>
          <table:table-cell office:value-type="string" table:style-name="ce4">
            <text:p>nwm_bu_ol00225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ugh Thomas, Portrait of a Farmer</text:p>
          </table:table-cell>
          <table:table-cell office:value-type="float" office:value="1950" table:style-name="ce4">
            <text:p>195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49.5" table:style-name="ce4">
            <text:p>49.5</text:p>
          </table:table-cell>
          <table:table-cell office:value-type="float" office:value="59.5" table:style-name="ce4">
            <text:p>59.5</text:p>
          </table:table-cell>
          <table:table-cell office:value-type="float" office:value="2945.25" table:style-name="ce4">
            <text:p>2945.25</text:p>
          </table:table-cell>
          <table:table-cell office:value-type="string" table:style-name="ce4">
            <text:p>http://www.bbc.co.uk/arts/yourpaintings/paintings/hugh-thomas-portrait-of-a-farmer-177962</text:p>
          </table:table-cell>
          <table:table-cell office:value-type="string" table:style-name="ce4">
            <text:p>nwm_bu_op00175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onies at Betws Gar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Betws Garmon</text:p>
          </table:table-cell>
          <table:table-cell office:value-type="string" table:style-name="ce4">
            <text:p>N 53° 4' 16''</text:p>
          </table:table-cell>
          <table:table-cell office:value-type="string" table:style-name="ce4">
            <text:p>W 4° 9' 3''</text:p>
          </table:table-cell>
          <table:table-cell office:value-type="float" office:value="119.6" table:style-name="ce4">
            <text:p>119.6</text:p>
          </table:table-cell>
          <table:table-cell office:value-type="float" office:value="89.5" table:style-name="ce4">
            <text:p>89.5</text:p>
          </table:table-cell>
          <table:table-cell office:value-type="float" office:value="10704.2" table:style-name="ce4">
            <text:p>10704.2</text:p>
          </table:table-cell>
          <table:table-cell office:value-type="string" table:style-name="ce4">
            <text:p>http://www.bbc.co.uk/arts/yourpaintings/paintings/ponies-at-betws-garmon-177970</text:p>
          </table:table-cell>
          <table:table-cell office:value-type="string" table:style-name="ce4">
            <text:p>nwm_bu_ol00226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Dyfryn, Cesere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Ceserea?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6" table:style-name="ce4">
            <text:p>126</text:p>
          </table:table-cell>
          <table:table-cell office:value-type="float" office:value="74" table:style-name="ce4">
            <text:p>74</text:p>
          </table:table-cell>
          <table:table-cell office:value-type="float" office:value="9324" table:style-name="ce4">
            <text:p>9324</text:p>
          </table:table-cell>
          <table:table-cell office:value-type="string" table:style-name="ce4">
            <text:p>http://www.bbc.co.uk/arts/yourpaintings/paintings/dyfryn-cesarea-177963</text:p>
          </table:table-cell>
          <table:table-cell office:value-type="string" table:style-name="ce4">
            <text:p>nwm_bu_ol00227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he Crucifixi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genr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7" table:style-name="ce4">
            <text:p>57</text:p>
          </table:table-cell>
          <table:table-cell office:value-type="float" office:value="125.5" table:style-name="ce4">
            <text:p>125.5</text:p>
          </table:table-cell>
          <table:table-cell office:value-type="float" office:value="7153.5" table:style-name="ce4">
            <text:p>7153.5</text:p>
          </table:table-cell>
          <table:table-cell office:value-type="string" table:style-name="ce4">
            <text:p>http://www.bbc.co.uk/arts/yourpaintings/paintings/the-crucifixion-177971</text:p>
          </table:table-cell>
          <table:table-cell office:value-type="string" table:style-name="ce4">
            <text:p>nwm_bu_op00246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nowdon from Drws y Coed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Drws y Coed</text:p>
          </table:table-cell>
          <table:table-cell office:value-type="string" table:style-name="ce4">
            <text:p>N 53° 2′ 43″</text:p>
          </table:table-cell>
          <table:table-cell office:value-type="string" table:style-name="ce4">
            <text:p>W 4° 9′ 50″</text:p>
          </table:table-cell>
          <table:table-cell office:value-type="float" office:value="181.6" table:style-name="ce4">
            <text:p>181.6</text:p>
          </table:table-cell>
          <table:table-cell office:value-type="float" office:value="119.8" table:style-name="ce4">
            <text:p>119.8</text:p>
          </table:table-cell>
          <table:table-cell office:value-type="float" office:value="21755.68" table:style-name="ce4">
            <text:p>21755.68</text:p>
          </table:table-cell>
          <table:table-cell office:value-type="string" table:style-name="ce4">
            <text:p>http://www.bbc.co.uk/arts/yourpaintings/paintings/snowdon-from-drws-y-coed-177964</text:p>
          </table:table-cell>
          <table:table-cell office:value-type="string" table:style-name="ce4">
            <text:p>nwm_bu_ol00219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er on the Mountain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9.8" table:style-name="ce4">
            <text:p>119.8</text:p>
          </table:table-cell>
          <table:table-cell office:value-type="float" office:value="90.1" table:style-name="ce4">
            <text:p>90.1</text:p>
          </table:table-cell>
          <table:table-cell office:value-type="float" office:value="10793.98" table:style-name="ce4">
            <text:p>10793.98</text:p>
          </table:table-cell>
          <table:table-cell office:value-type="string" table:style-name="ce4">
            <text:p>http://www.bbc.co.uk/arts/yourpaintings/paintings/farmer-on-the-mountains-177966</text:p>
          </table:table-cell>
          <table:table-cell office:value-type="string" table:style-name="ce4">
            <text:p>nwm_bu_ol00222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loud and Hills above the Traeth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Traeth</text:p>
          </table:table-cell>
          <table:table-cell office:value-type="string" table:style-name="ce4">
            <text:p>N 53° 15' 0''</text:p>
          </table:table-cell>
          <table:table-cell office:value-type="string" table:style-name="ce4">
            <text:p>W 4° 3' 0''</text:p>
          </table:table-cell>
          <table:table-cell office:value-type="float" office:value="120.4" table:style-name="ce4">
            <text:p>120.4</text:p>
          </table:table-cell>
          <table:table-cell office:value-type="float" office:value="90.5" table:style-name="ce4">
            <text:p>90.5</text:p>
          </table:table-cell>
          <table:table-cell office:value-type="float" office:value="10896.2" table:style-name="ce4">
            <text:p>10896.2</text:p>
          </table:table-cell>
          <table:table-cell office:value-type="string" table:style-name="ce4">
            <text:p>http://www.bbc.co.uk/arts/yourpaintings/paintings/cloud-and-hills-above-the-traeth-177965</text:p>
          </table:table-cell>
          <table:table-cell office:value-type="string" table:style-name="ce4">
            <text:p>nwm_bu_ol00221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louds above Crib Goch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Crib Goch</text:p>
          </table:table-cell>
          <table:table-cell office:value-type="string" table:style-name="ce4">
            <text:p>N 53° 4' 34''</text:p>
          </table:table-cell>
          <table:table-cell office:value-type="string" table:style-name="ce4">
            <text:p>W 4° 3' 17''</text:p>
          </table:table-cell>
          <table:table-cell office:value-type="float" office:value="93.7" table:style-name="ce4">
            <text:p>93.7</text:p>
          </table:table-cell>
          <table:table-cell office:value-type="float" office:value="89.5" table:style-name="ce4">
            <text:p>89.5</text:p>
          </table:table-cell>
          <table:table-cell office:value-type="float" office:value="8386.15" table:style-name="ce4">
            <text:p>8386.15</text:p>
          </table:table-cell>
          <table:table-cell office:value-type="string" table:style-name="ce4">
            <text:p>http://www.bbc.co.uk/arts/yourpaintings/paintings/clouds-above-crib-goch-177967</text:p>
          </table:table-cell>
          <table:table-cell office:value-type="string" table:style-name="ce4">
            <text:p>nwm_bu_ol00223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illside with Sheep Farmer and Dog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5.2" table:style-name="ce4">
            <text:p>125.2</text:p>
          </table:table-cell>
          <table:table-cell office:value-type="float" office:value="74.5" table:style-name="ce4">
            <text:p>74.5</text:p>
          </table:table-cell>
          <table:table-cell office:value-type="float" office:value="9327.4" table:style-name="ce4">
            <text:p>9327.4</text:p>
          </table:table-cell>
          <table:table-cell office:value-type="string" table:style-name="ce4">
            <text:p>http://www.bbc.co.uk/arts/yourpaintings/paintings/hillside-with-sheep-farmer-and-dog-177968</text:p>
          </table:table-cell>
          <table:table-cell office:value-type="string" table:style-name="ce4">
            <text:p>nwm_bu_ol00224_large.jpg</text:p>
          </table:table-cell>
          <table:table-cell table:number-columns-repeated="16371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usilier Dean (The Depot, Wrexham, 1948)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5" table:style-name="ce4">
            <text:p>75</text:p>
          </table:table-cell>
          <table:table-cell office:value-type="float" office:value="88" table:style-name="ce4">
            <text:p>88</text:p>
          </table:table-cell>
          <table:table-cell office:value-type="float" office:value="6600" table:formula="msoxl:=I282*J282" table:style-name="ce4">
            <text:p>6600</text:p>
          </table:table-cell>
          <table:table-cell office:value-type="string" table:style-name="ce6">
            <text:p><text:a xlink:href="http://ichef.bbci.co.uk/arts/yourpaintings/images/paintings/rwfm/large/nwm_rwfm_4001_large.jpg">http://ichef.bbci.co.uk/arts/yourpaintings/images/paintings/rwfm/large/nwm_rwfm_4001_large.jpg</text:a></text:p>
          </table:table-cell>
          <table:table-cell office:value-type="string" table:style-name="ce4">
            <text:p>http://www.bbc.co.uk/arts/yourpaintings/paintings/fusilier-dean-the-depot-wrexham-1948-181490</text:p>
          </table:table-cell>
          <table:table-cell office:value-type="string" table:style-name="ce4">
            <text:p>nwm_rwfm_4001_large.jpg</text:p>
          </table:table-cell>
          <table:table-cell office:value-type="string" table:style-name="ce4">
            <text:p>narrative- The Depot, Wrexham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Royal Welchman in Scarlet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9.6" table:style-name="ce4">
            <text:p>59.6</text:p>
          </table:table-cell>
          <table:table-cell office:value-type="float" office:value="75.3" table:style-name="ce4">
            <text:p>75.3</text:p>
          </table:table-cell>
          <table:table-cell office:value-type="float" office:value="4487.88" table:formula="msoxl:=I283*J283" table:style-name="ce4">
            <text:p>4487.88</text:p>
          </table:table-cell>
          <table:table-cell office:value-type="string" table:style-name="ce6">
            <text:p><text:a xlink:href="http://ichef.bbci.co.uk/arts/yourpaintings/images/paintings/rwfm/large/nwm_rwfm_5932_large.jpg">http://ichef.bbci.co.uk/arts/yourpaintings/images/paintings/rwfm/large/nwm_rwfm_5932_large.jpg</text:a></text:p>
          </table:table-cell>
          <table:table-cell office:value-type="string" table:style-name="ce4">
            <text:p>http://www.bbc.co.uk/arts/yourpaintings/paintings/royal-welchman-in-scarlet-181492</text:p>
          </table:table-cell>
          <table:table-cell office:value-type="string" table:style-name="ce4">
            <text:p>nwm_rwfm_5932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orpral Norman Pritchard, Goat Major, 3rd Battalion</text:p>
          </table:table-cell>
          <table:table-cell office:value-type="float" office:value="1983" table:style-name="ce4">
            <text:p>198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110" table:style-name="ce4">
            <text:p>110</text:p>
          </table:table-cell>
          <table:table-cell office:value-type="float" office:value="112" table:style-name="ce4">
            <text:p>112</text:p>
          </table:table-cell>
          <table:table-cell office:value-type="float" office:value="12320" table:formula="msoxl:=I284*J284" table:style-name="ce4">
            <text:p>12320</text:p>
          </table:table-cell>
          <table:table-cell office:value-type="string" table:style-name="ce6">
            <text:p><text:a xlink:href="http://ichef.bbci.co.uk/arts/yourpaintings/images/paintings/rwfm/large/nwm_rwfm_8999zz_large.jpg">http://ichef.bbci.co.uk/arts/yourpaintings/images/paintings/rwfm/large/nwm_rwfm_8999zz_large.jpg</text:a></text:p>
          </table:table-cell>
          <table:table-cell office:value-type="string" table:style-name="ce4">
            <text:p>http://www.bbc.co.uk/arts/yourpaintings/paintings/corporal-norman-pritchard-goat-major-3rd-battalion-181494</text:p>
          </table:table-cell>
          <table:table-cell office:value-type="string" table:style-name="ce4">
            <text:p>nwm_rwfm_8999zz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5">
            <text:p>Ferm Fynydd Hill Farm (recto)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wynedd Council Collectio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151.5" table:style-name="ce5">
            <text:p>151.5</text:p>
          </table:table-cell>
          <table:table-cell office:value-type="float" office:value="75.5" table:style-name="ce5">
            <text:p>75.5</text:p>
          </table:table-cell>
          <table:table-cell office:value-type="float" office:value="11438.25" table:style-name="ce5">
            <text:p>11438.25</text:p>
          </table:table-cell>
          <table:table-cell office:value-type="string" table:style-name="ce6">
            <text:p><text:a xlink:href="http://ichef.bbci.co.uk/arts/yourpaintings/images/paintings/gccc/large/nwm_gccc_gccc13b_large.jpg">http://ichef.bbci.co.uk/arts/yourpaintings/images/paintings/gccc/large/nwm_gccc_gccc13b_large.jpg</text:a></text:p>
          </table:table-cell>
          <table:table-cell office:value-type="string" table:style-name="ce5">
            <text:p>http://www.bbc.co.uk/arts/yourpaintings/paintings/fferm-fynydd-hill-farm-183739</text:p>
          </table:table-cell>
          <table:table-cell office:value-type="string" table:style-name="ce5">
            <text:p>nwm_gccc_gccc13b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5">
            <text:p>Ferm Fynydd Hill Farm (verso)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wynedd Council Collection</text:p>
          </table:table-cell>
          <table:table-cell office:value-type="string" table:style-name="ce5">
            <text:p>unknown</text:p>
          </table:table-cell>
          <table:table-cell table:number-columns-repeated="2" table:style-name="ce5"/>
          <table:table-cell office:value-type="float" office:value="151.5" table:style-name="ce5">
            <text:p>151.5</text:p>
          </table:table-cell>
          <table:table-cell office:value-type="float" office:value="75.5" table:style-name="ce5">
            <text:p>75.5</text:p>
          </table:table-cell>
          <table:table-cell office:value-type="float" office:value="11438.25" table:style-name="ce5">
            <text:p>11438.25</text:p>
          </table:table-cell>
          <table:table-cell office:value-type="string" table:style-name="ce6">
            <text:p><text:a xlink:href="http://ichef.bbci.co.uk/arts/yourpaintings/images/paintings/gccc/large/nwm_gccc_gccc13_large.jpg">http://ichef.bbci.co.uk/arts/yourpaintings/images/paintings/gccc/large/nwm_gccc_gccc13_large.jpg</text:a></text:p>
          </table:table-cell>
          <table:table-cell office:value-type="string" table:style-name="ce6">
            <text:p>http://www.bbc.co.uk/arts/yourpaintings/paintings/fferm-fynydd-hill-farm-183740</text:p>
          </table:table-cell>
          <table:table-cell office:value-type="string" table:style-name="ce5">
            <text:p>nwm_gccc_gccc13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5">
            <text:p>Crib Goch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wynedd Council Collection</text:p>
          </table:table-cell>
          <table:table-cell office:value-type="string" table:style-name="ce5">
            <text:p>Crib Coch</text:p>
          </table:table-cell>
          <table:table-cell table:number-columns-repeated="2" table:style-name="ce5"/>
          <table:table-cell office:value-type="float" office:value="122" table:style-name="ce5">
            <text:p>122</text:p>
          </table:table-cell>
          <table:table-cell office:value-type="float" office:value="122" table:style-name="ce5">
            <text:p>122</text:p>
          </table:table-cell>
          <table:table-cell office:value-type="float" office:value="14884" table:style-name="ce5">
            <text:p>14884</text:p>
          </table:table-cell>
          <table:table-cell office:value-type="string" table:style-name="ce6">
            <text:p><text:a xlink:href="http://ichef.bbci.co.uk/arts/yourpaintings/images/paintings/gccc/large/nwm_gccc_gccc009_large.jpg">http://ichef.bbci.co.uk/arts/yourpaintings/images/paintings/gccc/large/nwm_gccc_gccc009_large.jpg</text:a></text:p>
          </table:table-cell>
          <table:table-cell office:value-type="string" table:style-name="ce6">
            <text:p>http://www.bbc.co.uk/arts/yourpaintings/paintings/crib-goch-183743</text:p>
          </table:table-cell>
          <table:table-cell office:value-type="string" table:style-name="ce5">
            <text:p>nwm_gccc_gccc009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rib Coch and Llanberis Pas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ewport Museum and Art Gallery</text:p>
          </table:table-cell>
          <table:table-cell office:value-type="string" table:style-name="ce4">
            <text:p>Crib Goch</text:p>
          </table:table-cell>
          <table:table-cell table:number-columns-repeated="2" table:style-name="ce4"/>
          <table:table-cell office:value-type="float" office:value="152.4" table:style-name="ce4">
            <text:p>152.4</text:p>
          </table:table-cell>
          <table:table-cell office:value-type="float" office:value="75.599999999999994" table:style-name="ce4">
            <text:p>75.6</text:p>
          </table:table-cell>
          <table:table-cell office:value-type="float" office:value="11521.439999999999" table:formula="msoxl:=I288*J288" table:style-name="ce4">
            <text:p>11521.44</text:p>
          </table:table-cell>
          <table:table-cell office:value-type="string" table:style-name="ce12">
            <text:p><text:a xlink:href="http://ichef.bbci.co.uk/arts/yourpaintings/images/paintings/npmag/large/sw_npmag_1960_1_large.jpg">http://ichef.bbci.co.uk/arts/yourpaintings/images/paintings/npmag/large/sw_npmag_1960_1_large.jpg</text:a></text:p>
          </table:table-cell>
          <table:table-cell office:value-type="string" table:style-name="ce4">
            <text:p>http://www.bbc.co.uk/arts/yourpaintings/paintings/crib-coch-and-llanberis-pass-156150</text:p>
          </table:table-cell>
          <table:table-cell office:value-type="string" table:style-name="ce4">
            <text:p>sw_npmag_1960_1_large.jpg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wm Pennant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ewport Museum and Art Gallery</text:p>
          </table:table-cell>
          <table:table-cell office:value-type="string" table:style-name="ce4">
            <text:p>Cwm Pennant</text:p>
          </table:table-cell>
          <table:table-cell table:number-columns-repeated="2" table:style-name="ce4"/>
          <table:table-cell office:value-type="float" office:value="67.2" table:style-name="ce4">
            <text:p>67.2</text:p>
          </table:table-cell>
          <table:table-cell office:value-type="float" office:value="50" table:style-name="ce4">
            <text:p>50</text:p>
          </table:table-cell>
          <table:table-cell office:value-type="float" office:value="3360" table:formula="msoxl:=I289*J289" table:style-name="ce4">
            <text:p>3360</text:p>
          </table:table-cell>
          <table:table-cell office:value-type="string" table:style-name="ce12">
            <text:p><text:a xlink:href="http://ichef.bbci.co.uk/arts/yourpaintings/images/paintings/npmag/large/sw_npmag_1953_78_large.jpg">http://ichef.bbci.co.uk/arts/yourpaintings/images/paintings/npmag/large/sw_npmag_1953_78_large.jpg</text:a></text:p>
          </table:table-cell>
          <table:table-cell office:value-type="string" table:style-name="ce4">
            <text:p>http://www.bbc.co.uk/arts/yourpaintings/paintings/cwm-pennant-156105</text:p>
          </table:table-cell>
          <table:table-cell office:value-type="string" table:style-name="ce4">
            <text:p>sw_npmag_1953_78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Deserted Farm, Llanrhuddlad</text:p>
          </table:table-cell>
          <table:table-cell office:value-type="float" office:value="1970" table:style-name="ce4">
            <text:p>197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Southend Museums Service</text:p>
          </table:table-cell>
          <table:table-cell office:value-type="string" table:style-name="ce4">
            <text:p>Llandrhuddlad</text:p>
          </table:table-cell>
          <table:table-cell table:number-columns-repeated="2" table:style-name="ce4"/>
          <table:table-cell office:value-type="float" office:value="61" table:style-name="ce4">
            <text:p>61</text:p>
          </table:table-cell>
          <table:table-cell office:value-type="float" office:value="51" table:style-name="ce4">
            <text:p>51</text:p>
          </table:table-cell>
          <table:table-cell office:value-type="float" office:value="3111" table:formula="msoxl:=I290*J290" table:style-name="ce4">
            <text:p>3111</text:p>
          </table:table-cell>
          <table:table-cell office:value-type="string" table:style-name="ce12">
            <text:p><text:a xlink:href="http://ichef.bbci.co.uk/arts/yourpaintings/images/paintings/bag/large/esx_bag_souag_s100_large.jpg">http://ichef.bbci.co.uk/arts/yourpaintings/images/paintings/bag/large/esx_bag_souag_s100_large.jpg</text:a></text:p>
          </table:table-cell>
          <table:table-cell office:value-type="string" table:style-name="ce4">
            <text:p>http://www.bbc.co.uk/arts/yourpaintings/paintings/deserted-farm-llanrhuddlad-2750</text:p>
          </table:table-cell>
          <table:table-cell office:value-type="string" table:style-name="ce4">
            <text:p>esx_bag_souag_s100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ea at Trearddur</text:p>
          </table:table-cell>
          <table:table-cell office:value-type="float" office:value="1976" table:style-name="ce4">
            <text:p>1976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Southend Museums Service</text:p>
          </table:table-cell>
          <table:table-cell office:value-type="string" table:style-name="ce4">
            <text:p>Trearddur</text:p>
          </table:table-cell>
          <table:table-cell table:number-columns-repeated="2" table:style-name="ce4"/>
          <table:table-cell office:value-type="float" office:value="50" table:style-name="ce4">
            <text:p>50</text:p>
          </table:table-cell>
          <table:table-cell office:value-type="float" office:value="114" table:style-name="ce4">
            <text:p>114</text:p>
          </table:table-cell>
          <table:table-cell office:value-type="float" office:value="5700" table:formula="msoxl:=I291*J291" table:style-name="ce4">
            <text:p>5700</text:p>
          </table:table-cell>
          <table:table-cell office:value-type="string" table:style-name="ce12">
            <text:p><text:a xlink:href="http://ichef.bbci.co.uk/arts/yourpaintings/images/paintings/bag/large/esx_bag_souag_s159_large.jpg">http://ichef.bbci.co.uk/arts/yourpaintings/images/paintings/bag/large/esx_bag_souag_s159_large.jpg</text:a></text:p>
          </table:table-cell>
          <table:table-cell office:value-type="string" table:style-name="ce4">
            <text:p>http://www.bbc.co.uk/arts/yourpaintings/paintings/sea-at-trearddur-2767</text:p>
          </table:table-cell>
          <table:table-cell office:value-type="string" table:style-name="ce4">
            <text:p>esx_bag_souag_s159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Y Garn a Foel Goch</text:p>
          </table:table-cell>
          <table:table-cell office:value-type="float" office:value="1950" table:style-name="ce4">
            <text:p>195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Scarborough Museums and Gallery</text:p>
          </table:table-cell>
          <table:table-cell office:value-type="string" table:style-name="ce4">
            <text:p>Moel Goch</text:p>
          </table:table-cell>
          <table:table-cell table:number-columns-repeated="2" table:style-name="ce4"/>
          <table:table-cell office:value-type="float" office:value="95.5" table:style-name="ce4">
            <text:p>95.5</text:p>
          </table:table-cell>
          <table:table-cell office:value-type="float" office:value="60.5" table:style-name="ce4">
            <text:p>60.5</text:p>
          </table:table-cell>
          <table:table-cell office:value-type="float" office:value="5777.75" table:formula="msoxl:=I292*J292" table:style-name="ce4">
            <text:p>5777.75</text:p>
          </table:table-cell>
          <table:table-cell office:value-type="string" table:style-name="ce12">
            <text:p><text:a xlink:href="http://ichef.bbci.co.uk/arts/yourpaintings/images/paintings/smg/large/ny_smg_sag_180_large.jpg">http://ichef.bbci.co.uk/arts/yourpaintings/images/paintings/smg/large/ny_smg_sag_180_large.jpg</text:a></text:p>
          </table:table-cell>
          <table:table-cell office:value-type="string" table:style-name="ce4">
            <text:p>http://www.bbc.co.uk/arts/yourpaintings/paintings/y-garn-and-foel-goch-9345</text:p>
          </table:table-cell>
          <table:table-cell office:value-type="string" table:style-name="ce4">
            <text:p>ny_smg_sag_180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Councillor Dora Phyllis Oxenham (1910–1996), CBE, Chair of Northamptonshire County Council (1969–1972)</text:p>
          </table:table-cell>
          <table:table-cell office:value-type="string" table:style-name="ce4">
            <text:p>1960-197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Northamptonshire County Council</text:p>
          </table:table-cell>
          <table:table-cell office:value-type="string" table:style-name="ce4">
            <text:p>n.a.</text:p>
          </table:table-cell>
          <table:table-cell table:number-columns-repeated="2" table:style-name="ce4"/>
          <table:table-cell office:value-type="float" office:value="65" table:style-name="ce4">
            <text:p>65</text:p>
          </table:table-cell>
          <table:table-cell office:value-type="float" office:value="70" table:style-name="ce4">
            <text:p>70</text:p>
          </table:table-cell>
          <table:table-cell office:value-type="float" office:value="4550" table:formula="msoxl:=I293*J293" table:style-name="ce4">
            <text:p>4550</text:p>
          </table:table-cell>
          <table:table-cell office:value-type="string" table:style-name="ce12">
            <text:p><text:a xlink:href="http://ichef.bbci.co.uk/arts/yourpaintings/images/paintings/norcc/large/bcn_norcc_pcf_07_large.jpg">http://ichef.bbci.co.uk/arts/yourpaintings/images/paintings/norcc/large/bcn_norcc_pcf_07_large.jpg</text:a></text:p>
          </table:table-cell>
          <table:table-cell office:value-type="string" table:style-name="ce4">
            <text:p>http://www.bbc.co.uk/arts/yourpaintings/paintings/councillor-dora-phyllis-oxenham-19101996-cbe-chair-of-nort49400</text:p>
          </table:table-cell>
          <table:table-cell office:value-type="string" table:style-name="ce4">
            <text:p>bcn_norcc_pcf_07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ynydd Bodafon, Anglese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Hereford Museum and Art Gallery</text:p>
          </table:table-cell>
          <table:table-cell office:value-type="string" table:style-name="ce4">
            <text:p>Mynydd Bodafon</text:p>
          </table:table-cell>
          <table:table-cell table:number-columns-repeated="2" table:style-name="ce4"/>
          <table:table-cell office:value-type="float" office:value="67" table:style-name="ce4">
            <text:p>67</text:p>
          </table:table-cell>
          <table:table-cell office:value-type="float" office:value="57" table:style-name="ce4">
            <text:p>57</text:p>
          </table:table-cell>
          <table:table-cell office:value-type="float" office:value="3819" table:formula="msoxl:=I294*J294" table:style-name="ce4">
            <text:p>3819</text:p>
          </table:table-cell>
          <table:table-cell office:value-type="string" table:style-name="ce12">
            <text:p><text:a xlink:href="http://ichef.bbci.co.uk/arts/yourpaintings/images/paintings/hmag/large/hsw_hmag_7651_large.jpg">http://ichef.bbci.co.uk/arts/yourpaintings/images/paintings/hmag/large/hsw_hmag_7651_large.jpg</text:a></text:p>
          </table:table-cell>
          <table:table-cell office:value-type="string" table:style-name="ce4">
            <text:p>http://www.bbc.co.uk/arts/yourpaintings/paintings/mynydd-bodafon-anglesey-52909</text:p>
          </table:table-cell>
          <table:table-cell office:value-type="string" table:style-name="ce4">
            <text:p>hsw_hmag_765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alsarn</text:p>
          </table:table-cell>
          <table:table-cell office:value-type="float" office:value="1981" table:style-name="ce4">
            <text:p>1981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Hereford Museum and Art Gallery</text:p>
          </table:table-cell>
          <table:table-cell office:value-type="string" table:style-name="ce4">
            <text:p>Talsarn</text:p>
          </table:table-cell>
          <table:table-cell table:number-columns-repeated="2" table:style-name="ce4"/>
          <table:table-cell office:value-type="float" office:value="58.3" table:style-name="ce4">
            <text:p>58.3</text:p>
          </table:table-cell>
          <table:table-cell office:value-type="float" office:value="58.6" table:style-name="ce4">
            <text:p>58.6</text:p>
          </table:table-cell>
          <table:table-cell office:value-type="float" office:value="3416.38" table:formula="msoxl:=I295*J295" table:style-name="ce4">
            <text:p>3416.38</text:p>
          </table:table-cell>
          <table:table-cell office:value-type="string" table:style-name="ce12">
            <text:p><text:a xlink:href="http://ichef.bbci.co.uk/arts/yourpaintings/images/paintings/hmag/large/hsw_hmag_1986_46_1_large.jpg">http://ichef.bbci.co.uk/arts/yourpaintings/images/paintings/hmag/large/hsw_hmag_1986_46_1_large.jpg</text:a></text:p>
          </table:table-cell>
          <table:table-cell office:value-type="string" table:style-name="ce4">
            <text:p>http://www.bbc.co.uk/arts/yourpaintings/paintings/talsarn-52946</text:p>
          </table:table-cell>
          <table:table-cell office:value-type="string" table:style-name="ce4">
            <text:p>hsw_hmag_1986_46_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ill Farm in Meirioneth</text:p>
          </table:table-cell>
          <table:table-cell office:value-type="string" table:style-name="ce4">
            <text:p>1958 or earlier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Herbert Museum and Art Gallery</text:p>
          </table:table-cell>
          <table:table-cell office:value-type="string" table:style-name="ce4">
            <text:p>Meirioneth</text:p>
          </table:table-cell>
          <table:table-cell table:number-columns-repeated="2" table:style-name="ce4"/>
          <table:table-cell office:value-type="float" office:value="112" table:style-name="ce4">
            <text:p>112</text:p>
          </table:table-cell>
          <table:table-cell office:value-type="float" office:value="51" table:style-name="ce4">
            <text:p>51</text:p>
          </table:table-cell>
          <table:table-cell office:value-type="float" office:value="5712" table:formula="msoxl:=I296*J296" table:style-name="ce4">
            <text:p>5712</text:p>
          </table:table-cell>
          <table:table-cell office:value-type="string" table:style-name="ce12">
            <text:p><text:a xlink:href="http://ichef.bbci.co.uk/arts/yourpaintings/images/paintings/herb/large/war_herb_179_large.jpg">http://ichef.bbci.co.uk/arts/yourpaintings/images/paintings/herb/large/war_herb_179_large.jpg</text:a></text:p>
          </table:table-cell>
          <table:table-cell office:value-type="string" table:style-name="ce4">
            <text:p>http://www.bbc.co.uk/arts/yourpaintings/paintings/hill-farm-in-merioneth-55095</text:p>
          </table:table-cell>
          <table:table-cell office:value-type="string" table:style-name="ce4">
            <text:p>war_herb_179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ony on Llanddwyn Island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Derbyshire and Derby School Library Service</text:p>
          </table:table-cell>
          <table:table-cell office:value-type="string" table:style-name="ce4">
            <text:p>Llanddwyn Island</text:p>
          </table:table-cell>
          <table:table-cell table:number-columns-repeated="2" table:style-name="ce4"/>
          <table:table-cell office:value-type="float" office:value="87.3" table:style-name="ce4">
            <text:p>87.3</text:p>
          </table:table-cell>
          <table:table-cell office:value-type="float" office:value="72.3" table:style-name="ce4">
            <text:p>72.3</text:p>
          </table:table-cell>
          <table:table-cell office:value-type="float" office:value="6311.79" table:formula="msoxl:=I297*J297" table:style-name="ce4">
            <text:p>6311.79</text:p>
          </table:table-cell>
          <table:table-cell office:value-type="string" table:style-name="ce12">
            <text:p><text:a xlink:href="http://ichef.bbci.co.uk/arts/yourpaintings/images/paintings/sls/large/">http://ichef.bbci.co.uk/arts/yourpaintings/images/paintings/sls/large/</text:a></text:p>
          </table:table-cell>
          <table:table-cell office:value-type="string" table:style-name="ce4">
            <text:p>http://www.bbc.co.uk/arts/yourpaintings/paintings/pony-on-llanddwyn-island-60807</text:p>
          </table:table-cell>
          <table:table-cell office:value-type="string" table:style-name="ce4">
            <text:p>dby_sls_f2137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Landscape at Llanelhaearn</text:p>
          </table:table-cell>
          <table:table-cell office:value-type="float" office:value="1947" table:style-name="ce4">
            <text:p>194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rts Council Collection</text:p>
          </table:table-cell>
          <table:table-cell office:value-type="string" table:style-name="ce4">
            <text:p>Llanelhaearn</text:p>
          </table:table-cell>
          <table:table-cell table:number-columns-repeated="2" table:style-name="ce4"/>
          <table:table-cell office:value-type="float" office:value="61" table:style-name="ce4">
            <text:p>61</text:p>
          </table:table-cell>
          <table:table-cell office:value-type="float" office:value="51.1" table:style-name="ce4">
            <text:p>51.1</text:p>
          </table:table-cell>
          <table:table-cell office:value-type="float" office:value="3117.1" table:formula="msoxl:=I298*J298" table:style-name="ce4">
            <text:p>3117.1</text:p>
          </table:table-cell>
          <table:table-cell office:value-type="string" table:style-name="ce12">
            <text:p><text:a xlink:href="http://ichef.bbci.co.uk/arts/yourpaintings/images/paintings/acc/large/acc_acc_ac_48_large.jpg">http://ichef.bbci.co.uk/arts/yourpaintings/images/paintings/acc/large/acc_acc_ac_48_large.jpg</text:a></text:p>
          </table:table-cell>
          <table:table-cell office:value-type="string" table:style-name="ce4">
            <text:p>http://www.bbc.co.uk/arts/yourpaintings/paintings/landscape-at-llanaelhaearn-64319</text:p>
          </table:table-cell>
          <table:table-cell office:value-type="string" table:style-name="ce4">
            <text:p>acc_acc_ac_48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he Old Soldier</text:p>
          </table:table-cell>
          <table:table-cell office:value-type="float" office:value="1951" table:style-name="ce4">
            <text:p>1951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Arts Council Collection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70.5" table:style-name="ce4">
            <text:p>70.5</text:p>
          </table:table-cell>
          <table:table-cell office:value-type="float" office:value="91.4" table:style-name="ce4">
            <text:p>91.4</text:p>
          </table:table-cell>
          <table:table-cell office:value-type="float" office:value="6443.7000000000007" table:formula="msoxl:=I299*J299" table:style-name="ce4">
            <text:p>6443.7</text:p>
          </table:table-cell>
          <table:table-cell office:value-type="string" table:style-name="ce12">
            <text:p><text:a xlink:href="http://ichef.bbci.co.uk/arts/yourpaintings/images/paintings/acc/large/acc_acc_ac_229_large.jpg">http://ichef.bbci.co.uk/arts/yourpaintings/images/paintings/acc/large/acc_acc_ac_229_large.jpg</text:a></text:p>
          </table:table-cell>
          <table:table-cell office:value-type="string" table:style-name="ce4">
            <text:p>http://www.bbc.co.uk/arts/yourpaintings/paintings/the-old-soldier-64320</text:p>
          </table:table-cell>
          <table:table-cell office:value-type="string" table:style-name="ce4">
            <text:p>acc_acc_ac_229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he Dark Lake</text:p>
          </table:table-cell>
          <table:table-cell office:value-type="float" office:value="1951" table:style-name="ce4">
            <text:p>1951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Swindon Art Galler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54.5" table:style-name="ce4">
            <text:p>54.5</text:p>
          </table:table-cell>
          <table:table-cell office:value-type="float" office:value="44.5" table:style-name="ce4">
            <text:p>44.5</text:p>
          </table:table-cell>
          <table:table-cell office:value-type="float" office:value="2425.25" table:formula="msoxl:=I300*J300" table:style-name="ce4">
            <text:p>2425.25</text:p>
          </table:table-cell>
          <table:table-cell office:value-type="string" table:style-name="ce12">
            <text:p><text:a xlink:href="http://ichef.bbci.co.uk/arts/yourpaintings/images/paintings/swag/large/glw_swag_ag1978_24_large.jpg">http://ichef.bbci.co.uk/arts/yourpaintings/images/paintings/swag/large/glw_swag_ag1978_24_large.jpg</text:a></text:p>
          </table:table-cell>
          <table:table-cell office:value-type="string" table:style-name="ce4">
            <text:p>http://www.bbc.co.uk/arts/yourpaintings/paintings/the-dark-lake-64657</text:p>
          </table:table-cell>
          <table:table-cell office:value-type="string" table:style-name="ce4">
            <text:p>glw_swag_ag1978_24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ryfan no.2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tkinson Art Gallery Collection</text:p>
          </table:table-cell>
          <table:table-cell office:value-type="string" table:style-name="ce4">
            <text:p>Tryfan</text:p>
          </table:table-cell>
          <table:table-cell table:number-columns-repeated="2" table:style-name="ce4"/>
          <table:table-cell office:value-type="float" office:value="110" table:style-name="ce4">
            <text:p>110</text:p>
          </table:table-cell>
          <table:table-cell office:value-type="float" office:value="50" table:style-name="ce4">
            <text:p>50</text:p>
          </table:table-cell>
          <table:table-cell office:value-type="float" office:value="5500" table:formula="msoxl:=I301*J301" table:style-name="ce4">
            <text:p>5500</text:p>
          </table:table-cell>
          <table:table-cell office:value-type="string" table:style-name="ce12">
            <text:p><text:a xlink:href="http://ichef.bbci.co.uk/arts/yourpaintings/images/paintings/sec/large/mer_sec_1727_large.jpg">http://ichef.bbci.co.uk/arts/yourpaintings/images/paintings/sec/large/mer_sec_1727_large.jpg</text:a></text:p>
          </table:table-cell>
          <table:table-cell office:value-type="string" table:style-name="ce4">
            <text:p>http://www.bbc.co.uk/arts/yourpaintings/paintings/tryfan-no-2-66446</text:p>
          </table:table-cell>
          <table:table-cell office:value-type="string" table:style-name="ce4">
            <text:p>mer_sec_1727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now above Beddgelert</text:p>
          </table:table-cell>
          <table:table-cell office:value-type="float" office:value="1959" table:style-name="ce4">
            <text:p>1959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ational Museums Liverpool</text:p>
          </table:table-cell>
          <table:table-cell office:value-type="string" table:style-name="ce4">
            <text:p>Beddgelert</text:p>
          </table:table-cell>
          <table:table-cell table:number-columns-repeated="2" table:style-name="ce4"/>
          <table:table-cell office:value-type="float" office:value="122" table:style-name="ce4">
            <text:p>122</text:p>
          </table:table-cell>
          <table:table-cell office:value-type="float" office:value="91.5" table:style-name="ce4">
            <text:p>91.5</text:p>
          </table:table-cell>
          <table:table-cell office:value-type="float" office:value="11163" table:formula="msoxl:=I302*J302" table:style-name="ce4">
            <text:p>11163</text:p>
          </table:table-cell>
          <table:table-cell office:value-type="string" table:style-name="ce12">
            <text:p><text:a xlink:href="http://ichef.bbci.co.uk/arts/yourpaintings/images/paintings/warg/large/nml_warg_wag_4243_large.jpg">http://ichef.bbci.co.uk/arts/yourpaintings/images/paintings/warg/large/nml_warg_wag_4243_large.jpg</text:a></text:p>
          </table:table-cell>
          <table:table-cell office:value-type="string" table:style-name="ce4">
            <text:p>http://www.bbc.co.uk/arts/yourpaintings/paintings/snow-above-beddgelert-98122</text:p>
          </table:table-cell>
          <table:table-cell office:value-type="string" table:style-name="ce4">
            <text:p>nml_warg_wag_4243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he Church and Cottages, Aberffraw</text:p>
          </table:table-cell>
          <table:table-cell office:value-type="string" table:style-name="ce4">
            <text:p>1960s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erthyr Tydfil Museums Service</text:p>
          </table:table-cell>
          <table:table-cell office:value-type="string" table:style-name="ce4">
            <text:p>Aberffraw</text:p>
          </table:table-cell>
          <table:table-cell table:number-columns-repeated="2" table:style-name="ce4"/>
          <table:table-cell office:value-type="float" office:value="75" table:style-name="ce4">
            <text:p>75</text:p>
          </table:table-cell>
          <table:table-cell office:value-type="float" office:value="49.5" table:style-name="ce4">
            <text:p>49.5</text:p>
          </table:table-cell>
          <table:table-cell office:value-type="float" office:value="3712.5" table:formula="msoxl:=I303*J303" table:style-name="ce4">
            <text:p>3712.5</text:p>
          </table:table-cell>
          <table:table-cell office:value-type="string" table:style-name="ce12">
            <text:p><text:a xlink:href="http://ichef.bbci.co.uk/arts/yourpaintings/images/paintings/mtm/large/sw_mtm_2_989_1_large.jpg">http://ichef.bbci.co.uk/arts/yourpaintings/images/paintings/mtm/large/sw_mtm_2_989_1_large.jpg</text:a></text:p>
          </table:table-cell>
          <table:table-cell office:value-type="string" table:style-name="ce4">
            <text:p>http://www.bbc.co.uk/arts/yourpaintings/paintings/the-church-and-cottages-aberffraw-153552</text:p>
          </table:table-cell>
          <table:table-cell office:value-type="string" table:style-name="ce4">
            <text:p>sw_mtm_2_989_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Drwyscoed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erthyr Tydfil Museums Service</text:p>
          </table:table-cell>
          <table:table-cell office:value-type="string" table:style-name="ce4">
            <text:p>Drws y Coed</text:p>
          </table:table-cell>
          <table:table-cell table:number-columns-repeated="2" table:style-name="ce4"/>
          <table:table-cell office:value-type="float" office:value="59.8" table:style-name="ce4">
            <text:p>59.8</text:p>
          </table:table-cell>
          <table:table-cell office:value-type="float" office:value="49.7" table:style-name="ce4">
            <text:p>49.7</text:p>
          </table:table-cell>
          <table:table-cell office:value-type="float" office:value="2972.06" table:formula="msoxl:=I304*J304" table:style-name="ce4">
            <text:p>2972.06</text:p>
          </table:table-cell>
          <table:table-cell office:value-type="string" table:style-name="ce12">
            <text:p><text:a xlink:href="http://ichef.bbci.co.uk/arts/yourpaintings/images/paintings/mtm/large/sw_mtm_760_992_large.jpg">http://ichef.bbci.co.uk/arts/yourpaintings/images/paintings/mtm/large/sw_mtm_760_992_large.jpg</text:a></text:p>
          </table:table-cell>
          <table:table-cell office:value-type="string" table:style-name="ce4">
            <text:p>http://www.bbc.co.uk/arts/yourpaintings/paintings/drwsycoed-153554</text:p>
          </table:table-cell>
          <table:table-cell office:value-type="string" table:style-name="ce4">
            <text:p>sw_mtm_760_992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Mountain Landscape</text:p>
          </table:table-cell>
          <table:table-cell office:value-type="float" office:value="1957" table:style-name="ce4">
            <text:p>195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erthyr Tydfil Museums Service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55" table:style-name="ce4">
            <text:p>55</text:p>
          </table:table-cell>
          <table:table-cell office:value-type="float" office:value="45.5" table:style-name="ce4">
            <text:p>45.5</text:p>
          </table:table-cell>
          <table:table-cell office:value-type="float" office:value="2502.5" table:formula="msoxl:=I305*J305" table:style-name="ce4">
            <text:p>2502.5</text:p>
          </table:table-cell>
          <table:table-cell office:value-type="string" table:style-name="ce12">
            <text:p><text:a xlink:href="http://ichef.bbci.co.uk/arts/yourpaintings/images/paintings/mtm/large/sw_mtm_210_990_large.jpg">http://ichef.bbci.co.uk/arts/yourpaintings/images/paintings/mtm/large/sw_mtm_210_990_large.jpg</text:a></text:p>
          </table:table-cell>
          <table:table-cell office:value-type="string" table:style-name="ce4">
            <text:p>http://www.bbc.co.uk/arts/yourpaintings/paintings/mountain-landscape-153553</text:p>
          </table:table-cell>
          <table:table-cell office:value-type="string" table:style-name="ce4">
            <text:p>sw_mtm_210_990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Snowd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lun School</text:p>
          </table:table-cell>
          <table:table-cell office:value-type="string" table:style-name="ce4">
            <text:p>Snowdon</text:p>
          </table:table-cell>
          <table:table-cell table:number-columns-repeated="2" table:style-name="ce4"/>
          <table:table-cell office:value-type="float" office:value="80" table:style-name="ce4">
            <text:p>80</text:p>
          </table:table-cell>
          <table:table-cell office:value-type="float" office:value="50" table:style-name="ce4">
            <text:p>50</text:p>
          </table:table-cell>
          <table:table-cell office:value-type="float" office:value="4000" table:formula="msoxl:=I306*J306" table:style-name="ce4">
            <text:p>4000</text:p>
          </table:table-cell>
          <table:table-cell office:value-type="string" table:style-name="ce12">
            <text:p><text:a xlink:href="http://ichef.bbci.co.uk/arts/yourpaintings/images/paintings/alu/large/nwm_alu_pcf1_large.jpg">http://ichef.bbci.co.uk/arts/yourpaintings/images/paintings/alu/large/nwm_alu_pcf1_large.jpg</text:a></text:p>
          </table:table-cell>
          <table:table-cell office:value-type="string" table:style-name="ce4">
            <text:p>http://www.bbc.co.uk/arts/yourpaintings/paintings/snowdon-176493</text:p>
          </table:table-cell>
          <table:table-cell office:value-type="string" table:style-name="ce4">
            <text:p>nwm_alu_pcf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Tom Owen</text:p>
          </table:table-cell>
          <table:table-cell office:value-type="float" office:value="1951" table:style-name="ce4">
            <text:p>1951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Carmarthenshire Museums Service Collecti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74" table:style-name="ce4">
            <text:p>74</text:p>
          </table:table-cell>
          <table:table-cell office:value-type="float" office:value="83" table:style-name="ce4">
            <text:p>83</text:p>
          </table:table-cell>
          <table:table-cell office:value-type="float" office:value="6142" table:formula="msoxl:=I307*J307" table:style-name="ce4">
            <text:p>6142</text:p>
          </table:table-cell>
          <table:table-cell office:value-type="string" table:style-name="ce12">
            <text:p><text:a xlink:href="http://ichef.bbci.co.uk/arts/yourpaintings/images/paintings/chcc/large/nwm_chcc_2002_0733_large.jpg">http://ichef.bbci.co.uk/arts/yourpaintings/images/paintings/chcc/large/nwm_chcc_2002_0733_large.jpg</text:a></text:p>
          </table:table-cell>
          <table:table-cell office:value-type="string" table:style-name="ce4">
            <text:p>http://www.bbc.co.uk/arts/yourpaintings/paintings/tom-owen-177599</text:p>
          </table:table-cell>
          <table:table-cell office:value-type="string" table:style-name="ce4">
            <text:p>nwm_chcc_2002_0733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Hill Farmer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Bodelwyddan Castle Trust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137" table:style-name="ce4">
            <text:p>137</text:p>
          </table:table-cell>
          <table:table-cell office:value-type="float" office:value="91.5" table:style-name="ce4">
            <text:p>91.5</text:p>
          </table:table-cell>
          <table:table-cell office:value-type="float" office:value="12535.5" table:formula="msoxl:=I308*J308" table:style-name="ce4">
            <text:p>12535.5</text:p>
          </table:table-cell>
          <table:table-cell office:value-type="string" table:style-name="ce12">
            <text:p><text:a xlink:href="http://ichef.bbci.co.uk/arts/yourpaintings/images/paintings/bct/large/nwm_bct_bct_2009_193_large.jpg">http://ichef.bbci.co.uk/arts/yourpaintings/images/paintings/bct/large/nwm_bct_bct_2009_193_large.jpg</text:a></text:p>
          </table:table-cell>
          <table:table-cell office:value-type="string" table:style-name="ce4">
            <text:p>http://www.bbc.co.uk/arts/yourpaintings/paintings/hill-farmers-178318</text:p>
          </table:table-cell>
          <table:table-cell office:value-type="string" table:style-name="ce4">
            <text:p>nwm_bct_bct_2009_193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arm Behind Harlech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mgueddfa Ceredigion Museum</text:p>
          </table:table-cell>
          <table:table-cell office:value-type="string" table:style-name="ce4">
            <text:p>Harlech</text:p>
          </table:table-cell>
          <table:table-cell table:number-columns-repeated="2" table:style-name="ce4"/>
          <table:table-cell office:value-type="float" office:value="75" table:style-name="ce4">
            <text:p>75</text:p>
          </table:table-cell>
          <table:table-cell office:value-type="float" office:value="29" table:style-name="ce4">
            <text:p>29</text:p>
          </table:table-cell>
          <table:table-cell office:value-type="float" office:value="2175" table:formula="msoxl:=I309*J309" table:style-name="ce4">
            <text:p>2175</text:p>
          </table:table-cell>
          <table:table-cell office:value-type="string" table:style-name="ce12">
            <text:p><text:a xlink:href="http://ichef.bbci.co.uk/arts/yourpaintings/images/paintings/cdgm/large/nwm_cdgm_pcf300_large.jpg">http://ichef.bbci.co.uk/arts/yourpaintings/images/paintings/cdgm/large/nwm_cdgm_pcf300_large.jpg</text:a></text:p>
          </table:table-cell>
          <table:table-cell office:value-type="string" table:style-name="ce4">
            <text:p>http://www.bbc.co.uk/arts/yourpaintings/paintings/farm-behind-harlech-182306</text:p>
          </table:table-cell>
          <table:table-cell office:value-type="string" table:style-name="ce4">
            <text:p>nwm_cdgm_pcf300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Welsh Landscape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Cardiff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9.5" table:style-name="ce4">
            <text:p>119.5</text:p>
          </table:table-cell>
          <table:table-cell office:value-type="float" office:value="119.5" table:style-name="ce4">
            <text:p>119.5</text:p>
          </table:table-cell>
          <table:table-cell office:value-type="float" office:value="14280.25" table:formula="msoxl:=I310*J310" table:style-name="ce4">
            <text:p>14280.25</text:p>
          </table:table-cell>
          <table:table-cell office:value-type="string" table:style-name="ce12">
            <text:p><text:a xlink:href="http://ichef.bbci.co.uk/arts/yourpaintings/images/paintings/cuniv/large/sw_cuniv_132_large.jpg">http://ichef.bbci.co.uk/arts/yourpaintings/images/paintings/cuniv/large/sw_cuniv_132_large.jpg</text:a></text:p>
          </table:table-cell>
          <table:table-cell office:value-type="string" table:style-name="ce4">
            <text:p>http://www.bbc.co.uk/arts/yourpaintings/paintings/welsh-landscape-159232</text:p>
          </table:table-cell>
          <table:table-cell office:value-type="string" table:style-name="ce4">
            <text:p>sw_cuniv_132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Welsh Landscape with Farmer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Cardiff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3.5" table:style-name="ce4">
            <text:p>113.5</text:p>
          </table:table-cell>
          <table:table-cell office:value-type="float" office:value="49.5" table:style-name="ce4">
            <text:p>49.5</text:p>
          </table:table-cell>
          <table:table-cell office:value-type="float" office:value="5618.25" table:formula="msoxl:=I311*J311" table:style-name="ce4">
            <text:p>5618.25</text:p>
          </table:table-cell>
          <table:table-cell office:value-type="string" table:style-name="ce12">
            <text:p><text:a xlink:href="http://ichef.bbci.co.uk/arts/yourpaintings/images/paintings/cuniv/large/sw_cuniv_207_large.jpg">http://ichef.bbci.co.uk/arts/yourpaintings/images/paintings/cuniv/large/sw_cuniv_207_large.jpg</text:a></text:p>
          </table:table-cell>
          <table:table-cell office:value-type="string" table:style-name="ce4">
            <text:p>http://www.bbc.co.uk/arts/yourpaintings/paintings/welsh-landscape-with-farmers-159259</text:p>
          </table:table-cell>
          <table:table-cell office:value-type="string" table:style-name="ce4">
            <text:p>sw_cuniv_207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en Carnen, Ty Ddewi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4">
            <text:p>Pen Carnen, Ty Ddewi</text:p>
          </table:table-cell>
          <table:table-cell table:number-columns-repeated="2" table:style-name="ce4"/>
          <table:table-cell office:value-type="float" office:value="126" table:style-name="ce4">
            <text:p>126</text:p>
          </table:table-cell>
          <table:table-cell office:value-type="float" office:value="57.3" table:style-name="ce4">
            <text:p>57.3</text:p>
          </table:table-cell>
          <table:table-cell office:value-type="float" office:value="7219.7999999999993" table:formula="msoxl:=I312*J312" table:style-name="ce4">
            <text:p>7219.8</text:p>
          </table:table-cell>
          <table:table-cell office:value-type="string" table:style-name="ce12">
            <text:p><text:a xlink:href="http://ichef.bbci.co.uk/arts/yourpaintings/images/paintings/acnmw/large/acnmw_acnmw_b2_large.jpg">http://ichef.bbci.co.uk/arts/yourpaintings/images/paintings/acnmw/large/acnmw_acnmw_b2_large.jpg</text:a></text:p>
          </table:table-cell>
          <table:table-cell office:value-type="string" table:style-name="ce4">
            <text:p>http://www.bbc.co.uk/arts/yourpaintings/paintings/pen-carnen-ty-ddewi</text:p>
          </table:table-cell>
          <table:table-cell office:value-type="string" table:style-name="ce4">
            <text:p>acnmw_acnmw_b2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Pencamedd Llansadwr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4">
            <text:p>Pencamedd, Llansadwrn</text:p>
          </table:table-cell>
          <table:table-cell table:number-columns-repeated="2" table:style-name="ce4"/>
          <table:table-cell office:value-type="float" office:value="79" table:style-name="ce4">
            <text:p>79</text:p>
          </table:table-cell>
          <table:table-cell office:value-type="float" office:value="58" table:style-name="ce4">
            <text:p>58</text:p>
          </table:table-cell>
          <table:table-cell office:value-type="float" office:value="4582" table:formula="msoxl:=I313*J313" table:style-name="ce4">
            <text:p>4582</text:p>
          </table:table-cell>
          <table:table-cell office:value-type="string" table:style-name="ce12">
            <text:p><text:a xlink:href="http://ichef.bbci.co.uk/arts/yourpaintings/images/paintings/acnmw/large/acnmw_acnmw_p_260_1_large.jpg">http://ichef.bbci.co.uk/arts/yourpaintings/images/paintings/acnmw/large/acnmw_acnmw_p_260_1_large.jpg</text:a></text:p>
          </table:table-cell>
          <table:table-cell office:value-type="string" table:style-name="ce4">
            <text:p>http://www.bbc.co.uk/arts/yourpaintings/paintings/pencamedd-llansadwm</text:p>
          </table:table-cell>
          <table:table-cell office:value-type="string" table:style-name="ce4">
            <text:p>acnmw_acnmw_p_260_1_large.jpg</text:p>
          </table:table-cell>
          <table:table-cell table:number-columns-repeated="16370"/>
        </table:table-row>
        <table:table-row table:style-name="ro1">
          <table:table-cell office:value-type="string" table:style-name="ce4">
            <text:p>Williams, Kyffin</text:p>
          </table:table-cell>
          <table:table-cell office:value-type="string" table:style-name="ce4">
            <text:p>Figure and Mountains (verso)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ational Museum of Wales/ Amgueddfa Cymru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6" table:style-name="ce4">
            <text:p>126</text:p>
          </table:table-cell>
          <table:table-cell office:value-type="float" office:value="57.3" table:style-name="ce4">
            <text:p>57.3</text:p>
          </table:table-cell>
          <table:table-cell office:value-type="float" office:value="7219.7999999999993" table:formula="msoxl:=I314*J314" table:style-name="ce4">
            <text:p>7219.8</text:p>
          </table:table-cell>
          <table:table-cell office:value-type="string" table:style-name="ce12">
            <text:p><text:a xlink:href="http://ichef.bbci.co.uk/arts/yourpaintings/images/paintings/acnmw/large/acnmw_acnmw_b2r_large.jpg">http://ichef.bbci.co.uk/arts/yourpaintings/images/paintings/acnmw/large/acnmw_acnmw_b2r_large.jpg</text:a></text:p>
          </table:table-cell>
          <table:table-cell office:value-type="string" table:style-name="ce4">
            <text:p>http://www.bbc.co.uk/arts/yourpaintings/paintings/figure-and-mountains</text:p>
          </table:table-cell>
          <table:table-cell office:value-type="string" table:style-name="ce4">
            <text:p>acnmw_acnmw_b2r_large.jpg</text:p>
          </table:table-cell>
          <table:table-cell table:number-columns-repeated="16370"/>
        </table:table-row>
        <table:table-row table:number-rows-repeated="1048262" table:style-name="ro1">
          <table:table-cell table:number-columns-repeated="16384"/>
        </table:table-row>
      </table:table>
      <table:table table:name="NLW" table:style-name="ta2">
        <table:table-column table:style-name="co7" table:default-cell-style-name="ce5"/>
        <table:table-column table:style-name="co8" table:number-columns-repeated="11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1009" table:default-cell-style-name="ce5"/>
        <table:table-column table:style-name="co8" table:default-cell-style-name="ce1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3" table:style-name="ce5"/>
          <table:table-cell table:number-columns-repeated="13" table:style-name="ce2"/>
          <table:table-cell table:number-columns-repeated="15364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orses and Riders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5.6" table:style-name="ce5">
            <text:p>45.6</text:p>
          </table:table-cell>
          <table:table-cell office:value-type="float" office:value="21.6" table:style-name="ce5">
            <text:p>21.6</text:p>
          </table:table-cell>
          <table:table-cell office:value-type="float" office:value="984.96" table:style-name="ce5">
            <text:p>984.96</text:p>
          </table:table-cell>
          <table:table-cell office:value-type="string" table:style-name="ce6">
            <text:p><text:a xlink:href="http://ichef.bbci.co.uk/arts/yourpaintings/images/paintings/nlw/large/nlw_nlw_kwf00391_large.jpg">http://ichef.bbci.co.uk/arts/yourpaintings/images/paintings/nlw/large/nlw_nlw_kwf00391_large.jpg</text:a></text:p>
          </table:table-cell>
          <table:table-cell office:value-type="string" table:style-name="ce5">
            <text:p>http://www.bbc.co.uk/arts/yourpaintings/paintings/horses-and-riders-120430</text:p>
          </table:table-cell>
          <table:table-cell office:value-type="string" table:style-name="ce5">
            <text:p>nlw_nlw_kwf00391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rucifixion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" table:style-name="ce5">
            <text:p>76</text:p>
          </table:table-cell>
          <table:table-cell office:value-type="float" office:value="61" table:style-name="ce5">
            <text:p>61</text:p>
          </table:table-cell>
          <table:table-cell office:value-type="float" office:value="4636" table:style-name="ce5">
            <text:p>4636</text:p>
          </table:table-cell>
          <table:table-cell office:value-type="string" table:style-name="ce6">
            <text:p><text:a xlink:href="http://ichef.bbci.co.uk/arts/yourpaintings/images/paintings/nlw/large/nlw_nlw_kwf00074_large.jpg">http://ichef.bbci.co.uk/arts/yourpaintings/images/paintings/nlw/large/nlw_nlw_kwf00074_large.jpg</text:a></text:p>
          </table:table-cell>
          <table:table-cell office:value-type="string" table:style-name="ce5">
            <text:p>http://www.bbc.co.uk/arts/yourpaintings/paintings/crucifixion-120532</text:p>
          </table:table-cell>
          <table:table-cell office:value-type="string" table:style-name="ce5">
            <text:p>nlw_nlw_kwf00074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3">
          <table:table-cell office:value-type="string" table:style-name="ce5">
            <text:p>Williams, Kyffin</text:p>
          </table:table-cell>
          <table:table-cell office:value-type="string" table:style-name="ce5">
            <text:p>Depositi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152.6" table:style-name="ce5">
            <text:p>152.6</text:p>
          </table:table-cell>
          <table:table-cell office:value-type="float" office:value="76" table:style-name="ce5">
            <text:p>76</text:p>
          </table:table-cell>
          <table:table-cell office:value-type="float" office:value="11597.6" table:style-name="ce5">
            <text:p>11597.6</text:p>
          </table:table-cell>
          <table:table-cell office:value-type="string" table:style-name="ce6">
            <text:p><text:a xlink:href="http://ichef.bbci.co.uk/arts/yourpaintings/images/paintings/nlw/large/nlw_nlw_kwf00102_large.jpg">http://ichef.bbci.co.uk/arts/yourpaintings/images/paintings/nlw/large/nlw_nlw_kwf00102_large.jpg</text:a></text:p>
          </table:table-cell>
          <table:table-cell office:value-type="string" table:style-name="ce5">
            <text:p>http://www.bbc.co.uk/arts/yourpaintings/paintings/deposition-120448</text:p>
          </table:table-cell>
          <table:table-cell office:value-type="string" table:style-name="ce5">
            <text:p>nlw_nlw_kwf00102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Sheepdog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1" table:style-name="ce5">
            <text:p>51</text:p>
          </table:table-cell>
          <table:table-cell office:value-type="float" office:value="3876" table:style-name="ce5">
            <text:p>3876</text:p>
          </table:table-cell>
          <table:table-cell office:value-type="string" table:style-name="ce6">
            <text:p><text:a xlink:href="http://ichef.bbci.co.uk/arts/yourpaintings/images/paintings/nlw/large/nlw_nlw_kwf00050_large.jpg">http://ichef.bbci.co.uk/arts/yourpaintings/images/paintings/nlw/large/nlw_nlw_kwf00050_large.jpg</text:a></text:p>
          </table:table-cell>
          <table:table-cell office:value-type="string" table:style-name="ce5">
            <text:p>http://www.bbc.co.uk/arts/yourpaintings/paintings/welsh-sheepdog-120564</text:p>
          </table:table-cell>
          <table:table-cell office:value-type="string" table:style-name="ce5">
            <text:p>nlw_nlw_kwf00050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Black Bull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Genr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71.2" table:style-name="ce5">
            <text:p>71.2</text:p>
          </table:table-cell>
          <table:table-cell office:value-type="float" office:value="91.2" table:style-name="ce5">
            <text:p>91.2</text:p>
          </table:table-cell>
          <table:table-cell office:value-type="float" office:value="6493.44" table:style-name="ce5">
            <text:p>6493.44</text:p>
          </table:table-cell>
          <table:table-cell office:value-type="string" table:style-name="ce6">
            <text:p><text:a xlink:href="http://ichef.bbci.co.uk/arts/yourpaintings/images/paintings/nlw/large/nlw_nlw_kwf00064_large.jpg">http://ichef.bbci.co.uk/arts/yourpaintings/images/paintings/nlw/large/nlw_nlw_kwf00064_large.jpg</text:a></text:p>
          </table:table-cell>
          <table:table-cell office:value-type="string" table:style-name="ce5">
            <text:p>http://www.bbc.co.uk/arts/yourpaintings/paintings/welsh-black-bull-120522</text:p>
          </table:table-cell>
          <table:table-cell office:value-type="string" table:style-name="ce5">
            <text:p>nlw_nlw_kwf00064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Italian Ruin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Italy</text:p>
          </table:table-cell>
          <table:table-cell table:number-columns-repeated="2" table:style-name="ce5"/>
          <table:table-cell office:value-type="float" office:value="40.799999999999997" table:style-name="ce5">
            <text:p>40.8</text:p>
          </table:table-cell>
          <table:table-cell office:value-type="float" office:value="26.3" table:style-name="ce5">
            <text:p>26.3</text:p>
          </table:table-cell>
          <table:table-cell office:value-type="float" office:value="1073.04" table:style-name="ce5">
            <text:p>1073.04</text:p>
          </table:table-cell>
          <table:table-cell office:value-type="string" table:style-name="ce6">
            <text:p><text:a xlink:href="http://ichef.bbci.co.uk/arts/yourpaintings/images/paintings/nlw/large/nlw_nlw_kwf00395_large.jpg">http://ichef.bbci.co.uk/arts/yourpaintings/images/paintings/nlw/large/nlw_nlw_kwf00395_large.jpg</text:a></text:p>
          </table:table-cell>
          <table:table-cell office:value-type="string" table:style-name="ce5">
            <text:p>http://www.bbc.co.uk/arts/yourpaintings/paintings/italian-ruin-120453</text:p>
          </table:table-cell>
          <table:table-cell office:value-type="string" table:style-name="ce5">
            <text:p>nlw_nlw_kwf00395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andscape with Cattle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float" office:value="1160" table:style-name="ce5">
            <text:p>1160</text:p>
          </table:table-cell>
          <table:table-cell office:value-type="string" table:style-name="ce6">
            <text:p><text:a xlink:href="http://ichef.bbci.co.uk/arts/yourpaintings/images/paintings/nlw/large/nlw_nlw_gcf02988_large.jpg">http://ichef.bbci.co.uk/arts/yourpaintings/images/paintings/nlw/large/nlw_nlw_gcf02988_large.jpg</text:a></text:p>
          </table:table-cell>
          <table:table-cell office:value-type="string" table:style-name="ce5">
            <text:p>http://www.bbc.co.uk/arts/yourpaintings/paintings/landscape-with-cattle-121162</text:p>
          </table:table-cell>
          <table:table-cell office:value-type="string" table:style-name="ce5">
            <text:p>nlw_nlw_gcf02988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yn-y-Cau, Cader Idris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-y-cau, Cader Idris</text:p>
          </table:table-cell>
          <table:table-cell table:number-columns-repeated="2" table:style-name="ce5"/>
          <table:table-cell office:value-type="float" office:value="75.3" table:style-name="ce5">
            <text:p>75.3</text:p>
          </table:table-cell>
          <table:table-cell office:value-type="float" office:value="37.299999999999997" table:style-name="ce5">
            <text:p>37.3</text:p>
          </table:table-cell>
          <table:table-cell office:value-type="float" office:value="2808.69" table:style-name="ce5">
            <text:p>2808.69</text:p>
          </table:table-cell>
          <table:table-cell office:value-type="string" table:style-name="ce6">
            <text:p><text:a xlink:href="http://ichef.bbci.co.uk/arts/yourpaintings/images/paintings/nlw/large/nlw_nlw_gcf02341_large.jpg">http://ichef.bbci.co.uk/arts/yourpaintings/images/paintings/nlw/large/nlw_nlw_gcf02341_large.jpg</text:a></text:p>
          </table:table-cell>
          <table:table-cell office:value-type="string" table:style-name="ce5">
            <text:p>http://www.bbc.co.uk/arts/yourpaintings/paintings/llyn-y-cau-cader-idris-120630</text:p>
          </table:table-cell>
          <table:table-cell office:value-type="string" table:style-name="ce5">
            <text:p>nlw_nlw_gcf02341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rows and Storm Coming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0.8" table:style-name="ce5">
            <text:p>50.8</text:p>
          </table:table-cell>
          <table:table-cell office:value-type="float" office:value="3870.96" table:style-name="ce5">
            <text:p>3870.96</text:p>
          </table:table-cell>
          <table:table-cell office:value-type="string" table:style-name="ce6">
            <text:p><text:a xlink:href="http://ichef.bbci.co.uk/arts/yourpaintings/images/paintings/nlw/large/nlw_nlw_kwf00037_large.jpg">http://ichef.bbci.co.uk/arts/yourpaintings/images/paintings/nlw/large/nlw_nlw_kwf00037_large.jpg</text:a></text:p>
          </table:table-cell>
          <table:table-cell office:value-type="string" table:style-name="ce5">
            <text:p>http://www.bbc.co.uk/arts/yourpaintings/paintings/crows-and-storm-coming-120490</text:p>
          </table:table-cell>
          <table:table-cell office:value-type="string" table:style-name="ce5">
            <text:p>nlw_nlw_kwf00037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rey Sky and Dark Mountains</text:p>
          </table:table-cell>
          <table:table-cell office:value-type="float" office:value="1965" table:style-name="ce7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7" table:style-name="ce5">
            <text:p>60.7</text:p>
          </table:table-cell>
          <table:table-cell office:value-type="float" office:value="50.5" table:style-name="ce5">
            <text:p>50.5</text:p>
          </table:table-cell>
          <table:table-cell office:value-type="float" office:value="3065.35" table:style-name="ce5">
            <text:p>3065.35</text:p>
          </table:table-cell>
          <table:table-cell office:value-type="string" table:style-name="ce6">
            <text:p><text:a xlink:href="http://ichef.bbci.co.uk/arts/yourpaintings/images/paintings/nlw/large/nlw_nlw_kwf00319_large.jpg">http://ichef.bbci.co.uk/arts/yourpaintings/images/paintings/nlw/large/nlw_nlw_kwf00319_large.jpg</text:a></text:p>
          </table:table-cell>
          <table:table-cell office:value-type="string" table:style-name="ce5">
            <text:p>http://www.bbc.co.uk/arts/yourpaintings/paintings/grey-sky-and-dark-mountains-120458</text:p>
          </table:table-cell>
          <table:table-cell office:value-type="string" table:style-name="ce5">
            <text:p>nlw_nlw_kwf00319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 Summits, Snowdonia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91.3" table:style-name="ce5">
            <text:p>91.3</text:p>
          </table:table-cell>
          <table:table-cell office:value-type="float" office:value="50.2" table:style-name="ce5">
            <text:p>50.2</text:p>
          </table:table-cell>
          <table:table-cell office:value-type="float" office:value="4583.26" table:style-name="ce5">
            <text:p>4583.26</text:p>
          </table:table-cell>
          <table:table-cell office:value-type="string" table:style-name="ce6">
            <text:p><text:a xlink:href="http://ichef.bbci.co.uk/arts/yourpaintings/images/paintings/nlw/large/nlw_nlw_kwf00052_large.jpg">http://ichef.bbci.co.uk/arts/yourpaintings/images/paintings/nlw/large/nlw_nlw_kwf00052_large.jpg</text:a></text:p>
          </table:table-cell>
          <table:table-cell office:value-type="string" table:style-name="ce5">
            <text:p>http://www.bbc.co.uk/arts/yourpaintings/paintings/mountain-summits-snowdonia-120498</text:p>
          </table:table-cell>
          <table:table-cell office:value-type="string" table:style-name="ce5">
            <text:p>nlw_nlw_kwf00052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r Hyd y Ffo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" table:style-name="ce5">
            <text:p>91</text:p>
          </table:table-cell>
          <table:table-cell office:value-type="float" office:value="121.5" table:style-name="ce5">
            <text:p>121.5</text:p>
          </table:table-cell>
          <table:table-cell office:value-type="float" office:value="11056.5" table:style-name="ce5">
            <text:p>11056.5</text:p>
          </table:table-cell>
          <table:table-cell office:value-type="string" table:style-name="ce6">
            <text:p><text:a xlink:href="http://ichef.bbci.co.uk/arts/yourpaintings/images/paintings/nlw/624x544/nlw_nlw_kwf00140_624x544.jpg">http://ichef.bbci.co.uk/arts/yourpaintings/images/paintings/nlw/624x544/nlw_nlw_kwf00140_624x544.jpg</text:a></text:p>
          </table:table-cell>
          <table:table-cell office:value-type="string" table:style-name="ce5">
            <text:p>http://www.bbc.co.uk/arts/yourpaintings/paintings/ar-hyd-y-ffos-120464</text:p>
          </table:table-cell>
          <table:table-cell office:value-type="string" table:style-name="ce5">
            <text:p>nlw_nlw_kwf00140_624x544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arn in a Patagonian Landscape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0.7" table:style-name="ce5">
            <text:p>50.7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322_large.jpg">http://ichef.bbci.co.uk/arts/yourpaintings/images/paintings/nlw/large/nlw_nlw_kwf00322_large.jpg</text:a></text:p>
          </table:table-cell>
          <table:table-cell office:value-type="string" table:style-name="ce5">
            <text:p>http://www.bbc.co.uk/arts/yourpaintings/paintings/barn-in-a-patagonian-landscape-120431</text:p>
          </table:table-cell>
          <table:table-cell office:value-type="string" table:style-name="ce5">
            <text:p>nlw_nlw_kwf00322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uildings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326_large.jpg">http://ichef.bbci.co.uk/arts/yourpaintings/images/paintings/nlw/large/nlw_nlw_kwf00326_large.jpg</text:a></text:p>
          </table:table-cell>
          <table:table-cell office:value-type="string" table:style-name="ce5">
            <text:p>http://www.bbc.co.uk/arts/yourpaintings/paintings/buildings-patagonia-120584</text:p>
          </table:table-cell>
          <table:table-cell office:value-type="string" table:style-name="ce5">
            <text:p>nlw_nlw_kwf00326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eg-y-Ffo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eg-y-Ffos</text:p>
          </table:table-cell>
          <table:table-cell table:number-columns-repeated="2" table:style-name="ce5"/>
          <table:table-cell office:value-type="float" office:value="25" table:style-name="ce5">
            <text:p>25</text:p>
          </table:table-cell>
          <table:table-cell office:value-type="float" office:value="17.5" table:style-name="ce5">
            <text:p>17.5</text:p>
          </table:table-cell>
          <table:table-cell office:value-type="float" office:value="437.5" table:style-name="ce5">
            <text:p>437.5</text:p>
          </table:table-cell>
          <table:table-cell office:value-type="string" table:style-name="ce6">
            <text:p><text:a xlink:href="http://ichef.bbci.co.uk/arts/yourpaintings/images/paintings/nlw/large/nlw_nlw_gcf05262_large.jpg">http://ichef.bbci.co.uk/arts/yourpaintings/images/paintings/nlw/large/nlw_nlw_gcf05262_large.jpg</text:a></text:p>
          </table:table-cell>
          <table:table-cell office:value-type="string" table:style-name="ce5">
            <text:p>http://www.bbc.co.uk/arts/yourpaintings/paintings/ceg-y-ffos-121314</text:p>
          </table:table-cell>
          <table:table-cell office:value-type="string" table:style-name="ce5">
            <text:p>nlw_nlw_gcf05262_large.jpg</text:p>
          </table:table-cell>
          <table:table-cell table:number-columns-repeated="1009" table:style-name="ce5"/>
          <table:table-cell table:number-columns-repeated="15361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122" table:style-name="ce5">
            <text:p>122</text:p>
          </table:table-cell>
          <table:table-cell office:value-type="float" office:value="92" table:style-name="ce5">
            <text:p>92</text:p>
          </table:table-cell>
          <table:table-cell office:value-type="float" office:value="11224" table:style-name="ce5">
            <text:p>11224</text:p>
          </table:table-cell>
          <table:table-cell office:value-type="string" table:style-name="ce6">
            <text:p><text:a xlink:href="http://ichef.bbci.co.uk/arts/yourpaintings/images/paintings/nlw/large/nlw_nlw_gcf00136_large.jpg">http://ichef.bbci.co.uk/arts/yourpaintings/images/paintings/nlw/large/nlw_nlw_gcf00136_large.jpg</text:a></text:p>
          </table:table-cell>
          <table:table-cell office:value-type="string" table:style-name="ce5">
            <text:p>http://www.bbc.co.uk/arts/yourpaintings/paintings/lle-cul-patagonia-120055</text:p>
          </table:table-cell>
          <table:table-cell office:value-type="string" table:style-name="ce5">
            <text:p>nlw_nlw_gcf0013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60" table:style-name="ce5">
            <text:p>60</text:p>
          </table:table-cell>
          <table:table-cell office:value-type="float" office:value="49.9" table:style-name="ce5">
            <text:p>49.9</text:p>
          </table:table-cell>
          <table:table-cell office:value-type="float" office:value="2994" table:style-name="ce5">
            <text:p>2994</text:p>
          </table:table-cell>
          <table:table-cell office:value-type="string" table:style-name="ce6">
            <text:p><text:a xlink:href="http://ichef.bbci.co.uk/arts/yourpaintings/images/paintings/nlw/large/nlw_nlw_gcf05256_large.jpg">http://ichef.bbci.co.uk/arts/yourpaintings/images/paintings/nlw/large/nlw_nlw_gcf05256_large.jpg</text:a></text:p>
          </table:table-cell>
          <table:table-cell office:value-type="string" table:style-name="ce5">
            <text:p>http://www.bbc.co.uk/arts/yourpaintings/paintings/lle-cul-patagonia-121262</text:p>
          </table:table-cell>
          <table:table-cell office:value-type="string" table:style-name="ce5">
            <text:p>nlw_nlw_gcf0525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60" table:style-name="ce5">
            <text:p>60</text:p>
          </table:table-cell>
          <table:table-cell office:value-type="float" office:value="49.5" table:style-name="ce5">
            <text:p>49.5</text:p>
          </table:table-cell>
          <table:table-cell office:value-type="float" office:value="2970" table:style-name="ce5">
            <text:p>2970</text:p>
          </table:table-cell>
          <table:table-cell office:value-type="string" table:style-name="ce6">
            <text:p><text:a xlink:href="http://ichef.bbci.co.uk/arts/yourpaintings/images/paintings/nlw/large/nlw_nlw_gcf05255_large.jpg">http://ichef.bbci.co.uk/arts/yourpaintings/images/paintings/nlw/large/nlw_nlw_gcf05255_large.jpg</text:a></text:p>
          </table:table-cell>
          <table:table-cell office:value-type="string" table:style-name="ce5">
            <text:p>http://www.bbc.co.uk/arts/yourpaintings/paintings/lle-cul-patagonia-121261</text:p>
          </table:table-cell>
          <table:table-cell office:value-type="string" table:style-name="ce5">
            <text:p>nlw_nlw_gcf0525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e Cul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e Cul</text:p>
          </table:table-cell>
          <table:table-cell table:number-columns-repeated="2" table:style-name="ce5"/>
          <table:table-cell office:value-type="float" office:value="89.5" table:style-name="ce5">
            <text:p>89.5</text:p>
          </table:table-cell>
          <table:table-cell office:value-type="float" office:value="89.5" table:style-name="ce5">
            <text:p>89.5</text:p>
          </table:table-cell>
          <table:table-cell office:value-type="float" office:value="8010.25" table:style-name="ce5">
            <text:p>8010.25</text:p>
          </table:table-cell>
          <table:table-cell office:value-type="string" table:style-name="ce6">
            <text:p><text:a xlink:href="http://ichef.bbci.co.uk/arts/yourpaintings/images/paintings/nlw/large/nlw_nlw_gcf00016_large.jpg">http://ichef.bbci.co.uk/arts/yourpaintings/images/paintings/nlw/large/nlw_nlw_gcf00016_large.jpg</text:a></text:p>
          </table:table-cell>
          <table:table-cell office:value-type="string" table:style-name="ce5">
            <text:p>http://www.bbc.co.uk/arts/yourpaintings/paintings/lle-cul-patagonia-119976</text:p>
          </table:table-cell>
          <table:table-cell office:value-type="string" table:style-name="ce5">
            <text:p>nlw_nlw_gcf0001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aith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ith</text:p>
          </table:table-cell>
          <table:table-cell table:number-columns-repeated="2" table:style-name="ce5"/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325_large.jpg">http://ichef.bbci.co.uk/arts/yourpaintings/images/paintings/nlw/large/nlw_nlw_kwf00325_large.jpg</text:a></text:p>
          </table:table-cell>
          <table:table-cell office:value-type="string" table:style-name="ce5">
            <text:p>http://www.bbc.co.uk/arts/yourpaintings/paintings/paith-patagonia-120580</text:p>
          </table:table-cell>
          <table:table-cell office:value-type="string" table:style-name="ce5">
            <text:p>nlw_nlw_kwf0032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atagonian Landscape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65" table:style-name="ce5">
            <text:p>65</text:p>
          </table:table-cell>
          <table:table-cell office:value-type="float" office:value="65" table:style-name="ce5">
            <text:p>65</text:p>
          </table:table-cell>
          <table:table-cell office:value-type="float" office:value="4225" table:style-name="ce5">
            <text:p>4225</text:p>
          </table:table-cell>
          <table:table-cell office:value-type="string" table:style-name="ce6">
            <text:p><text:a xlink:href="http://ichef.bbci.co.uk/arts/yourpaintings/images/paintings/nlw/large/nlw_nlw_kwf00103_large.jpg">http://ichef.bbci.co.uk/arts/yourpaintings/images/paintings/nlw/large/nlw_nlw_kwf00103_large.jpg</text:a></text:p>
          </table:table-cell>
          <table:table-cell office:value-type="string" table:style-name="ce5">
            <text:p>http://www.bbc.co.uk/arts/yourpaintings/paintings/patagonian-landscape-120506</text:p>
          </table:table-cell>
          <table:table-cell office:value-type="string" table:style-name="ce5">
            <text:p>nlw_nlw_kwf0010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New Road to the Valley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.5" table:style-name="ce5">
            <text:p>91.5</text:p>
          </table:table-cell>
          <table:table-cell office:value-type="float" office:value="8326.5" table:style-name="ce5">
            <text:p>8326.5</text:p>
          </table:table-cell>
          <table:table-cell office:value-type="string" table:style-name="ce6">
            <text:p><text:a xlink:href="http://ichef.bbci.co.uk/arts/yourpaintings/images/paintings/nlw/large/nlw_nlw_gcf07221_large.jpg">http://ichef.bbci.co.uk/arts/yourpaintings/images/paintings/nlw/large/nlw_nlw_gcf07221_large.jpg</text:a></text:p>
          </table:table-cell>
          <table:table-cell office:value-type="string" table:style-name="ce5">
            <text:p>http://www.bbc.co.uk/arts/yourpaintings/paintings/the-new-road-to-the-valley-121320</text:p>
          </table:table-cell>
          <table:table-cell office:value-type="string" table:style-name="ce5">
            <text:p>nlw_nlw_gcf0722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eserea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eserea</text:p>
          </table:table-cell>
          <table:table-cell table:number-columns-repeated="2" table:style-name="ce5"/>
          <table:table-cell office:value-type="float" office:value="99.5" table:style-name="ce5">
            <text:p>99.5</text:p>
          </table:table-cell>
          <table:table-cell office:value-type="float" office:value="47.1" table:style-name="ce5">
            <text:p>47.1</text:p>
          </table:table-cell>
          <table:table-cell office:value-type="float" office:value="4686.45" table:style-name="ce5">
            <text:p>4686.45</text:p>
          </table:table-cell>
          <table:table-cell office:value-type="string" table:style-name="ce6">
            <text:p><text:a xlink:href="http://ichef.bbci.co.uk/arts/yourpaintings/images/paintings/nlw/large/nlw_nlw_kwf00442_large.jpg">http://ichef.bbci.co.uk/arts/yourpaintings/images/paintings/nlw/large/nlw_nlw_kwf00442_large.jpg</text:a></text:p>
          </table:table-cell>
          <table:table-cell office:value-type="string" table:style-name="ce5">
            <text:p>http://www.bbc.co.uk/arts/yourpaintings/paintings/ceserea-120474</text:p>
          </table:table-cell>
          <table:table-cell office:value-type="string" table:style-name="ce5">
            <text:p>nlw_nlw_kwf0044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fridd Llwyn Gorful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wyn Gorful</text:p>
          </table:table-cell>
          <table:table-cell table:number-columns-repeated="2" table:style-name="ce5"/>
          <table:table-cell office:value-type="float" office:value="88" table:style-name="ce5">
            <text:p>88</text:p>
          </table:table-cell>
          <table:table-cell office:value-type="float" office:value="62" table:style-name="ce5">
            <text:p>62</text:p>
          </table:table-cell>
          <table:table-cell office:value-type="float" office:value="5456" table:style-name="ce5">
            <text:p>5456</text:p>
          </table:table-cell>
          <table:table-cell office:value-type="string" table:style-name="ce6">
            <text:p><text:a xlink:href="http://ichef.bbci.co.uk/arts/yourpaintings/images/paintings/nlw/large/nlw_nlw_gcf00134_large.jpg">http://ichef.bbci.co.uk/arts/yourpaintings/images/paintings/nlw/large/nlw_nlw_gcf00134_large.jpg</text:a></text:p>
          </table:table-cell>
          <table:table-cell office:value-type="string" table:style-name="ce5">
            <text:p>http://www.bbc.co.uk/arts/yourpaintings/paintings/ffridd-llwyn-gorful-120053</text:p>
          </table:table-cell>
          <table:table-cell office:value-type="string" table:style-name="ce5">
            <text:p>nlw_nlw_gcf0013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Landscape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0.5" table:style-name="ce5">
            <text:p>50.5</text:p>
          </table:table-cell>
          <table:table-cell office:value-type="float" office:value="3459.25" table:style-name="ce5">
            <text:p>3459.25</text:p>
          </table:table-cell>
          <table:table-cell office:value-type="string" table:style-name="ce6">
            <text:p><text:a xlink:href="http://ichef.bbci.co.uk/arts/yourpaintings/images/paintings/nlw/large/nlw_nlw_gcf02285_large.jpg">http://ichef.bbci.co.uk/arts/yourpaintings/images/paintings/nlw/large/nlw_nlw_gcf02285_large.jpg</text:a></text:p>
          </table:table-cell>
          <table:table-cell office:value-type="string" table:style-name="ce5">
            <text:p>http://www.bbc.co.uk/arts/yourpaintings/paintings/welsh-landscape-121030</text:p>
          </table:table-cell>
          <table:table-cell office:value-type="string" table:style-name="ce5">
            <text:p>nlw_nlw_gcf0228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, Llanfairynghornwy</text:p>
          </table:table-cell>
          <table:table-cell office:value-type="float" office:value="1975" table:style-name="ce5">
            <text:p>197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anfairynghornwy</text:p>
          </table:table-cell>
          <table:table-cell table:number-columns-repeated="2" table:style-name="ce5"/>
          <table:table-cell office:value-type="float" office:value="49.9" table:style-name="ce5">
            <text:p>49.9</text:p>
          </table:table-cell>
          <table:table-cell office:value-type="float" office:value="39.5" table:style-name="ce5">
            <text:p>39.5</text:p>
          </table:table-cell>
          <table:table-cell office:value-type="float" office:value="1971.05" table:style-name="ce5">
            <text:p>1971.05</text:p>
          </table:table-cell>
          <table:table-cell office:value-type="string" table:style-name="ce6">
            <text:p><text:a xlink:href="http://ichef.bbci.co.uk/arts/yourpaintings/images/paintings/nlw/large/nlw_nlw_gcf02283_large.jpg">http://ichef.bbci.co.uk/arts/yourpaintings/images/paintings/nlw/large/nlw_nlw_gcf02283_large.jpg</text:a></text:p>
          </table:table-cell>
          <table:table-cell office:value-type="string" table:style-name="ce5">
            <text:p>http://www.bbc.co.uk/arts/yourpaintings/paintings/farm-llanfairynghornwy-120766</text:p>
          </table:table-cell>
          <table:table-cell office:value-type="string" table:style-name="ce5">
            <text:p>nlw_nlw_gcf0228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 Eryri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8" table:style-name="ce5">
            <text:p>50.8</text:p>
          </table:table-cell>
          <table:table-cell office:value-type="float" office:value="61.3" table:style-name="ce5">
            <text:p>61.3</text:p>
          </table:table-cell>
          <table:table-cell office:value-type="float" office:value="3114.04" table:style-name="ce5">
            <text:p>3114.04</text:p>
          </table:table-cell>
          <table:table-cell office:value-type="string" table:style-name="ce6">
            <text:p><text:a xlink:href="http://ichef.bbci.co.uk/arts/yourpaintings/images/paintings/nlw/large/nlw_nlw_kwf00006_large.jpg">http://ichef.bbci.co.uk/arts/yourpaintings/images/paintings/nlw/large/nlw_nlw_kwf00006_large.jpg</text:a></text:p>
          </table:table-cell>
          <table:table-cell office:value-type="string" table:style-name="ce5">
            <text:p>http://www.bbc.co.uk/arts/yourpaintings/paintings/farm-eryri-120482</text:p>
          </table:table-cell>
          <table:table-cell office:value-type="string" table:style-name="ce5">
            <text:p>nlw_nlw_kwf0000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 near Nanhoron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anhoron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60.7" table:style-name="ce5">
            <text:p>60.7</text:p>
          </table:table-cell>
          <table:table-cell office:value-type="float" office:value="4631.41" table:style-name="ce5">
            <text:p>4631.41</text:p>
          </table:table-cell>
          <table:table-cell office:value-type="string" table:style-name="ce6">
            <text:p><text:a xlink:href="http://ichef.bbci.co.uk/arts/yourpaintings/images/paintings/nlw/large/nlw_nlw_kwf00069_large.jpg">http://ichef.bbci.co.uk/arts/yourpaintings/images/paintings/nlw/large/nlw_nlw_kwf00069_large.jpg</text:a></text:p>
          </table:table-cell>
          <table:table-cell office:value-type="string" table:style-name="ce5">
            <text:p>http://www.bbc.co.uk/arts/yourpaintings/paintings/farm-near-nanhoron-120538</text:p>
          </table:table-cell>
          <table:table-cell office:value-type="string" table:style-name="ce5">
            <text:p>nlw_nlw_kwf0006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reen Fields and Grey Mountains, Snowdonia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76.3" table:style-name="ce5">
            <text:p>76.3</text:p>
          </table:table-cell>
          <table:table-cell office:value-type="float" office:value="5821.69" table:style-name="ce5">
            <text:p>5821.69</text:p>
          </table:table-cell>
          <table:table-cell office:value-type="string" table:style-name="ce6">
            <text:p><text:a xlink:href="http://ichef.bbci.co.uk/arts/yourpaintings/images/paintings/nlw/large/nlw_nlw_kwf00092_large.jpg">http://ichef.bbci.co.uk/arts/yourpaintings/images/paintings/nlw/large/nlw_nlw_kwf00092_large.jpg</text:a></text:p>
          </table:table-cell>
          <table:table-cell office:value-type="string" table:style-name="ce5">
            <text:p>http://www.bbc.co.uk/arts/yourpaintings/paintings/green-fields-and-grey-mountains-snowdonia-120546</text:p>
          </table:table-cell>
          <table:table-cell office:value-type="string" table:style-name="ce5">
            <text:p>nlw_nlw_kwf0009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amlet in the Trees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.2" table:style-name="ce5">
            <text:p>61.2</text:p>
          </table:table-cell>
          <table:table-cell office:value-type="float" office:value="77" table:style-name="ce5">
            <text:p>77</text:p>
          </table:table-cell>
          <table:table-cell office:value-type="float" office:value="4712.3999999999996" table:style-name="ce5">
            <text:p>4712.4</text:p>
          </table:table-cell>
          <table:table-cell office:value-type="string" table:style-name="ce6">
            <text:p><text:a xlink:href="http://ichef.bbci.co.uk/arts/yourpaintings/images/paintings/nlw/large/nlw_nlw_kwf00327_large.jpg">http://ichef.bbci.co.uk/arts/yourpaintings/images/paintings/nlw/large/nlw_nlw_kwf00327_large.jpg</text:a></text:p>
          </table:table-cell>
          <table:table-cell office:value-type="string" table:style-name="ce5">
            <text:p>http://www.bbc.co.uk/arts/yourpaintings/paintings/hamlet-in-the-trees-120530</text:p>
          </table:table-cell>
          <table:table-cell office:value-type="string" table:style-name="ce5">
            <text:p>nlw_nlw_kwf0032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Blacks Grazing on Snowdonia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8" table:style-name="ce5">
            <text:p>50.8</text:p>
          </table:table-cell>
          <table:table-cell office:value-type="float" office:value="3088.64" table:style-name="ce5">
            <text:p>3088.64</text:p>
          </table:table-cell>
          <table:table-cell office:value-type="string" table:style-name="ce6">
            <text:p><text:a xlink:href="http://ichef.bbci.co.uk/arts/yourpaintings/images/paintings/nlw/large/nlw_nlw_kwf00078_large.jpg">http://ichef.bbci.co.uk/arts/yourpaintings/images/paintings/nlw/large/nlw_nlw_kwf00078_large.jpg</text:a></text:p>
          </table:table-cell>
          <table:table-cell office:value-type="string" table:style-name="ce5">
            <text:p>http://www.bbc.co.uk/arts/yourpaintings/paintings/welsh-blacks-grazing-on-snowdonia-120554</text:p>
          </table:table-cell>
          <table:table-cell office:value-type="string" table:style-name="ce5">
            <text:p>nlw_nlw_kwf0007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arreg Cennen no.1</text:p>
          </table:table-cell>
          <table:table-cell office:value-type="float" office:value="1982" table:style-name="ce5">
            <text:p>1982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reg Cennen</text:p>
          </table:table-cell>
          <table:table-cell table:number-columns-repeated="2" table:style-name="ce5"/>
          <table:table-cell office:value-type="float" office:value="75.5" table:style-name="ce5">
            <text:p>75.5</text:p>
          </table:table-cell>
          <table:table-cell office:value-type="float" office:value="75.5" table:style-name="ce5">
            <text:p>75.5</text:p>
          </table:table-cell>
          <table:table-cell office:value-type="float" office:value="5700.25" table:style-name="ce5">
            <text:p>5700.25</text:p>
          </table:table-cell>
          <table:table-cell office:value-type="string" table:style-name="ce6">
            <text:p><text:a xlink:href="http://ichef.bbci.co.uk/arts/yourpaintings/images/paintings/nlw/large/nlw_nlw_gcf02719_large.jpg">http://ichef.bbci.co.uk/arts/yourpaintings/images/paintings/nlw/large/nlw_nlw_gcf02719_large.jpg</text:a></text:p>
          </table:table-cell>
          <table:table-cell office:value-type="string" table:style-name="ce5">
            <text:p>http://www.bbc.co.uk/arts/yourpaintings/paintings/carreg-cennen-no-1-120991</text:p>
          </table:table-cell>
          <table:table-cell office:value-type="string" table:style-name="ce5">
            <text:p>nlw_nlw_gcf0271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bove Carneddi, no.2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neddi</text:p>
          </table:table-cell>
          <table:table-cell table:number-columns-repeated="2" table:style-name="ce5"/>
          <table:table-cell office:value-type="float" office:value="75" table:style-name="ce5">
            <text:p>75</text:p>
          </table:table-cell>
          <table:table-cell office:value-type="float" office:value="50" table:style-name="ce5">
            <text:p>50</text:p>
          </table:table-cell>
          <table:table-cell office:value-type="float" office:value="3750" table:style-name="ce5">
            <text:p>3750</text:p>
          </table:table-cell>
          <table:table-cell office:value-type="string" table:style-name="ce6">
            <text:p><text:a xlink:href="http://ichef.bbci.co.uk/arts/yourpaintings/images/paintings/nlw/large/nlw_nlw_gcf02373_large.jpg">http://ichef.bbci.co.uk/arts/yourpaintings/images/paintings/nlw/large/nlw_nlw_gcf02373_large.jpg</text:a></text:p>
          </table:table-cell>
          <table:table-cell office:value-type="string" table:style-name="ce5">
            <text:p>http://www.bbc.co.uk/arts/yourpaintings/paintings/above-carneddi-no-2-120767</text:p>
          </table:table-cell>
          <table:table-cell office:value-type="string" table:style-name="ce5">
            <text:p>nlw_nlw_gcf0237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Carmel no.1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rmel</text:p>
          </table:table-cell>
          <table:table-cell table:number-columns-repeated="2" table:style-name="ce5"/>
          <table:table-cell office:value-type="float" office:value="117" table:style-name="ce5">
            <text:p>117</text:p>
          </table:table-cell>
          <table:table-cell office:value-type="float" office:value="49.7" table:style-name="ce5">
            <text:p>49.7</text:p>
          </table:table-cell>
          <table:table-cell office:value-type="float" office:value="5814.9" table:style-name="ce5">
            <text:p>5814.9</text:p>
          </table:table-cell>
          <table:table-cell office:value-type="string" table:style-name="ce6">
            <text:p><text:a xlink:href="http://ichef.bbci.co.uk/arts/yourpaintings/images/paintings/nlw/large/nlw_nlw_gcf02376_large.jpg">http://ichef.bbci.co.uk/arts/yourpaintings/images/paintings/nlw/large/nlw_nlw_gcf02376_large.jpg</text:a></text:p>
          </table:table-cell>
          <table:table-cell office:value-type="string" table:style-name="ce5">
            <text:p>http://www.bbc.co.uk/arts/yourpaintings/paintings/cottages-carmel-no-1-121054</text:p>
          </table:table-cell>
          <table:table-cell office:value-type="string" table:style-name="ce5">
            <text:p>nlw_nlw_gcf0237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olwyddelan Castle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Dolwyddelan</text:p>
          </table:table-cell>
          <table:table-cell table:number-columns-repeated="2" table:style-name="ce5"/>
          <table:table-cell office:value-type="float" office:value="75" table:style-name="ce5">
            <text:p>75</text:p>
          </table:table-cell>
          <table:table-cell office:value-type="float" office:value="75" table:style-name="ce5">
            <text:p>75</text:p>
          </table:table-cell>
          <table:table-cell office:value-type="float" office:value="5625" table:style-name="ce5">
            <text:p>5625</text:p>
          </table:table-cell>
          <table:table-cell office:value-type="string" table:style-name="ce6">
            <text:p><text:a xlink:href="http://ichef.bbci.co.uk/arts/yourpaintings/images/paintings/nlw/large/nlw_nlw_gcf02370_large.jpg">http://ichef.bbci.co.uk/arts/yourpaintings/images/paintings/nlw/large/nlw_nlw_gcf02370_large.jpg</text:a></text:p>
          </table:table-cell>
          <table:table-cell office:value-type="string" table:style-name="ce5">
            <text:p>http://www.bbc.co.uk/arts/yourpaintings/paintings/dolwyddelan-castle-121053</text:p>
          </table:table-cell>
          <table:table-cell office:value-type="string" table:style-name="ce5">
            <text:p>nlw_nlw_gcf0237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orth Swtan, Sir Fon</text:p>
          </table:table-cell>
          <table:table-cell office:value-type="float" office:value="1985" table:style-name="ce5">
            <text:p>198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orth Swtan</text:p>
          </table:table-cell>
          <table:table-cell table:number-columns-repeated="2" table:style-name="ce5"/>
          <table:table-cell office:value-type="float" office:value="89.8" table:style-name="ce5">
            <text:p>89.8</text:p>
          </table:table-cell>
          <table:table-cell office:value-type="float" office:value="49.8" table:style-name="ce5">
            <text:p>49.8</text:p>
          </table:table-cell>
          <table:table-cell office:value-type="float" office:value="4472.04" table:style-name="ce5">
            <text:p>4472.04</text:p>
          </table:table-cell>
          <table:table-cell office:value-type="string" table:style-name="ce6">
            <text:p><text:a xlink:href="http://ichef.bbci.co.uk/arts/yourpaintings/images/paintings/nlw/large/nlw_nlw_gcf02284_large.jpg">http://ichef.bbci.co.uk/arts/yourpaintings/images/paintings/nlw/large/nlw_nlw_gcf02284_large.jpg</text:a></text:p>
          </table:table-cell>
          <table:table-cell office:value-type="string" table:style-name="ce5">
            <text:p>http://www.bbc.co.uk/arts/yourpaintings/paintings/porth-swtan-sir-fon-120938</text:p>
          </table:table-cell>
          <table:table-cell office:value-type="string" table:style-name="ce5">
            <text:p>nlw_nlw_gcf0228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Landscape</text:p>
          </table:table-cell>
          <table:table-cell office:value-type="float" office:value="1987" table:style-name="ce5">
            <text:p>198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2.5" table:style-name="ce5">
            <text:p>12.5</text:p>
          </table:table-cell>
          <table:table-cell office:value-type="float" office:value="12" table:style-name="ce5">
            <text:p>12</text:p>
          </table:table-cell>
          <table:table-cell office:value-type="float" office:value="150" table:style-name="ce5">
            <text:p>150</text:p>
          </table:table-cell>
          <table:table-cell office:value-type="string" table:style-name="ce6">
            <text:p><text:a xlink:href="http://ichef.bbci.co.uk/arts/yourpaintings/images/paintings/nlw/large/nlw_nlw_gcf02331_large.jpg">http://ichef.bbci.co.uk/arts/yourpaintings/images/paintings/nlw/large/nlw_nlw_gcf02331_large.jpg</text:a></text:p>
          </table:table-cell>
          <table:table-cell office:value-type="string" table:style-name="ce5">
            <text:p>http://www.bbc.co.uk/arts/yourpaintings/paintings/mountain-landscape-121520</text:p>
          </table:table-cell>
          <table:table-cell office:value-type="string" table:style-name="ce5">
            <text:p>nlw_nlw_gcf0233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yn-y-Cau, Cader Idris</text:p>
          </table:table-cell>
          <table:table-cell office:value-type="float" office:value="1990" table:style-name="ce5">
            <text:p>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-y-cau, Cader Idris</text:p>
          </table:table-cell>
          <table:table-cell table:number-columns-repeated="4" table:style-name="ce5"/>
          <table:table-cell office:value-type="float" office:value="0" table:style-name="ce5">
            <text:p>0</text:p>
          </table:table-cell>
          <table:table-cell office:value-type="string" table:style-name="ce6">
            <text:p><text:a xlink:href="http://ichef.bbci.co.uk/arts/yourpaintings/images/paintings/nlw/large/nlw_nlw_gcf05061_large.jpg">http://ichef.bbci.co.uk/arts/yourpaintings/images/paintings/nlw/large/nlw_nlw_gcf05061_large.jpg</text:a></text:p>
          </table:table-cell>
          <table:table-cell office:value-type="string" table:style-name="ce5">
            <text:p>http://www.bbc.co.uk/arts/yourpaintings/paintings/llyn-y-cau-cader-idris-121258</text:p>
          </table:table-cell>
          <table:table-cell office:value-type="string" table:style-name="ce5">
            <text:p>nlw_nlw_gcf0506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lyn Conwy</text:p>
          </table:table-cell>
          <table:table-cell office:value-type="float" office:value="1996" table:style-name="ce5">
            <text:p>199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yn Conwy</text:p>
          </table:table-cell>
          <table:table-cell table:number-columns-repeated="2" table:style-name="ce5"/>
          <table:table-cell office:value-type="float" office:value="131" table:style-name="ce5">
            <text:p>131</text:p>
          </table:table-cell>
          <table:table-cell office:value-type="float" office:value="54" table:style-name="ce5">
            <text:p>54</text:p>
          </table:table-cell>
          <table:table-cell office:value-type="float" office:value="7074" table:style-name="ce5">
            <text:p>7074</text:p>
          </table:table-cell>
          <table:table-cell office:value-type="string" table:style-name="ce6">
            <text:p><text:a xlink:href="http://ichef.bbci.co.uk/arts/yourpaintings/images/paintings/nlw/large/nlw_nlw_gcf00135_large.jpg">http://ichef.bbci.co.uk/arts/yourpaintings/images/paintings/nlw/large/nlw_nlw_gcf00135_large.jpg</text:a></text:p>
          </table:table-cell>
          <table:table-cell office:value-type="string" table:style-name="ce5">
            <text:p>http://www.bbc.co.uk/arts/yourpaintings/paintings/llyn-conwy-119873</text:p>
          </table:table-cell>
          <table:table-cell office:value-type="string" table:style-name="ce5">
            <text:p>nlw_nlw_gcf0013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engwyryd</text:p>
          </table:table-cell>
          <table:table-cell office:value-type="float" office:value="1999" table:style-name="ce5">
            <text:p>199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-y-Gwryd</text:p>
          </table:table-cell>
          <table:table-cell table:number-columns-repeated="2" table:style-name="ce5"/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4400" table:style-name="ce5">
            <text:p>14400</text:p>
          </table:table-cell>
          <table:table-cell office:value-type="string" table:style-name="ce6">
            <text:p><text:a xlink:href="http://ichef.bbci.co.uk/arts/yourpaintings/images/paintings/nlw/large/nlw_nlw_gcf06690_large.jpg">http://ichef.bbci.co.uk/arts/yourpaintings/images/paintings/nlw/large/nlw_nlw_gcf06690_large.jpg</text:a></text:p>
          </table:table-cell>
          <table:table-cell office:value-type="string" table:style-name="ce5">
            <text:p>http://www.bbc.co.uk/arts/yourpaintings/paintings/pengwyryd-119963</text:p>
          </table:table-cell>
          <table:table-cell office:value-type="string" table:style-name="ce5">
            <text:p>nlw_nlw_gcf0669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ryn Cader Faner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 cader Faner</text:p>
          </table:table-cell>
          <table:table-cell table:number-columns-repeated="2" table:style-name="ce5"/>
          <table:table-cell office:value-type="float" office:value="120.3" table:style-name="ce5">
            <text:p>120.3</text:p>
          </table:table-cell>
          <table:table-cell office:value-type="float" office:value="120.3" table:style-name="ce5">
            <text:p>120.3</text:p>
          </table:table-cell>
          <table:table-cell office:value-type="float" office:value="14472.09" table:style-name="ce5">
            <text:p>14472.09</text:p>
          </table:table-cell>
          <table:table-cell office:value-type="string" table:style-name="ce6">
            <text:p><text:a xlink:href="http://ichef.bbci.co.uk/arts/yourpaintings/images/paintings/nlw/large/nlw_nlw_gcf00244_large.jpg">http://ichef.bbci.co.uk/arts/yourpaintings/images/paintings/nlw/large/nlw_nlw_gcf00244_large.jpg</text:a></text:p>
          </table:table-cell>
          <table:table-cell office:value-type="string" table:style-name="ce5">
            <text:p>http://www.bbc.co.uk/arts/yourpaintings/paintings/bryn-cader-faner-120019</text:p>
          </table:table-cell>
          <table:table-cell office:value-type="string" table:style-name="ce5">
            <text:p>nlw_nlw_gcf0024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hapel at Dinorwic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Dinorwig</text:p>
          </table:table-cell>
          <table:table-cell table:number-columns-repeated="2" table:style-name="ce5"/>
          <table:table-cell office:value-type="float" office:value="110" table:style-name="ce5">
            <text:p>110</text:p>
          </table:table-cell>
          <table:table-cell office:value-type="float" office:value="110" table:style-name="ce5">
            <text:p>110</text:p>
          </table:table-cell>
          <table:table-cell office:value-type="float" office:value="12100" table:style-name="ce5">
            <text:p>12100</text:p>
          </table:table-cell>
          <table:table-cell office:value-type="string" table:style-name="ce6">
            <text:p><text:a xlink:href="http://ichef.bbci.co.uk/arts/yourpaintings/images/paintings/nlw/large/nlw_nlw_gcf10056_large.jpg">http://ichef.bbci.co.uk/arts/yourpaintings/images/paintings/nlw/large/nlw_nlw_gcf10056_large.jpg</text:a></text:p>
          </table:table-cell>
          <table:table-cell office:value-type="string" table:style-name="ce5">
            <text:p>http://www.bbc.co.uk/arts/yourpaintings/paintings/chapel-at-dinorwic-119795</text:p>
          </table:table-cell>
          <table:table-cell office:value-type="string" table:style-name="ce5">
            <text:p>nlw_nlw_gcf1005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attle in the Fiel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0.5" table:style-name="ce5">
            <text:p>30.5</text:p>
          </table:table-cell>
          <table:table-cell office:value-type="float" office:value="40.6" table:style-name="ce5">
            <text:p>40.6</text:p>
          </table:table-cell>
          <table:table-cell office:value-type="float" office:value="1238.3" table:style-name="ce5">
            <text:p>1238.3</text:p>
          </table:table-cell>
          <table:table-cell office:value-type="string" table:style-name="ce6">
            <text:p><text:a xlink:href="http://ichef.bbci.co.uk/arts/yourpaintings/images/paintings/nlw/large/nlw_nlw_kwf00333_large.jpg">http://ichef.bbci.co.uk/arts/yourpaintings/images/paintings/nlw/large/nlw_nlw_kwf00333_large.jpg</text:a></text:p>
          </table:table-cell>
          <table:table-cell office:value-type="string" table:style-name="ce5">
            <text:p>http://www.bbc.co.uk/arts/yourpaintings/paintings/cattle-in-the-field-120499</text:p>
          </table:table-cell>
          <table:table-cell office:value-type="string" table:style-name="ce5">
            <text:p>nlw_nlw_kwf0033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loudy Day in Snowdonia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30.9" table:style-name="ce5">
            <text:p>30.9</text:p>
          </table:table-cell>
          <table:table-cell office:value-type="float" office:value="22.9" table:style-name="ce5">
            <text:p>22.9</text:p>
          </table:table-cell>
          <table:table-cell office:value-type="float" office:value="707.61" table:style-name="ce5">
            <text:p>707.61</text:p>
          </table:table-cell>
          <table:table-cell office:value-type="string" table:style-name="ce6">
            <text:p><text:a xlink:href="http://ichef.bbci.co.uk/arts/yourpaintings/images/paintings/nlw/large/nlw_nlw_kwf00389_large.jpg">http://ichef.bbci.co.uk/arts/yourpaintings/images/paintings/nlw/large/nlw_nlw_kwf00389_large.jpg</text:a></text:p>
          </table:table-cell>
          <table:table-cell office:value-type="string" table:style-name="ce5">
            <text:p>http://www.bbc.co.uk/arts/yourpaintings/paintings/cloudy-day-in-snowdonia-120578</text:p>
          </table:table-cell>
          <table:table-cell office:value-type="string" table:style-name="ce5">
            <text:p>nlw_nlw_kwf0038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and Cottages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61" table:style-name="ce5">
            <text:p>61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042_large.jpg">http://ichef.bbci.co.uk/arts/yourpaintings/images/paintings/nlw/large/nlw_nlw_kwf00042_large.jpg</text:a></text:p>
          </table:table-cell>
          <table:table-cell office:value-type="string" table:style-name="ce5">
            <text:p>http://www.bbc.co.uk/arts/yourpaintings/paintings/farmer-and-cottages-120471</text:p>
          </table:table-cell>
          <table:table-cell office:value-type="string" table:style-name="ce5">
            <text:p>nlw_nlw_kwf0004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resians in the Field with the Coast Beyon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1" table:style-name="ce5">
            <text:p>51</text:p>
          </table:table-cell>
          <table:table-cell office:value-type="float" office:value="3493.5" table:style-name="ce5">
            <text:p>3493.5</text:p>
          </table:table-cell>
          <table:table-cell office:value-type="string" table:style-name="ce6">
            <text:p><text:a xlink:href="http://ichef.bbci.co.uk/arts/yourpaintings/images/paintings/nlw/large/nlw_nlw_kwf00100_large.jpg">http://ichef.bbci.co.uk/arts/yourpaintings/images/paintings/nlw/large/nlw_nlw_kwf00100_large.jpg</text:a></text:p>
          </table:table-cell>
          <table:table-cell office:value-type="string" table:style-name="ce5">
            <text:p>http://www.bbc.co.uk/arts/yourpaintings/paintings/fresians-in-a-field-with-the-coast-beyond-120503</text:p>
          </table:table-cell>
          <table:table-cell office:value-type="string" table:style-name="ce5">
            <text:p>nlw_nlw_kwf0010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ampstead Heath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Hampstead Heath</text:p>
          </table:table-cell>
          <table:table-cell table:number-columns-repeated="2" table:style-name="ce5"/>
          <table:table-cell office:value-type="float" office:value="34.1" table:style-name="ce5">
            <text:p>34.1</text:p>
          </table:table-cell>
          <table:table-cell office:value-type="float" office:value="18.2" table:style-name="ce5">
            <text:p>18.2</text:p>
          </table:table-cell>
          <table:table-cell office:value-type="float" office:value="620.62" table:style-name="ce5">
            <text:p>620.62</text:p>
          </table:table-cell>
          <table:table-cell office:value-type="string" table:style-name="ce6">
            <text:p><text:a xlink:href="http://ichef.bbci.co.uk/arts/yourpaintings/images/paintings/nlw/large/nlw_nlw_kwf00332_large.jpg">http://ichef.bbci.co.uk/arts/yourpaintings/images/paintings/nlw/large/nlw_nlw_kwf00332_large.jpg</text:a></text:p>
          </table:table-cell>
          <table:table-cell office:value-type="string" table:style-name="ce5">
            <text:p>http://www.bbc.co.uk/arts/yourpaintings/paintings/hampstead-heath-120488</text:p>
          </table:table-cell>
          <table:table-cell office:value-type="string" table:style-name="ce5">
            <text:p>nlw_nlw_kwf0033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Torren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2075.6999999999998" table:style-name="ce5">
            <text:p>2075.7</text:p>
          </table:table-cell>
          <table:table-cell office:value-type="string" table:style-name="ce6">
            <text:p><text:a xlink:href="http://ichef.bbci.co.uk/arts/yourpaintings/images/paintings/nlw/large/nlw_nlw_kwf00121_large.jpg">http://ichef.bbci.co.uk/arts/yourpaintings/images/paintings/nlw/large/nlw_nlw_kwf00121_large.jpg</text:a></text:p>
          </table:table-cell>
          <table:table-cell office:value-type="string" table:style-name="ce5">
            <text:p>http://www.bbc.co.uk/arts/yourpaintings/paintings/mountain-torrent-120587?r=1343744397662</text:p>
          </table:table-cell>
          <table:table-cell office:value-type="string" table:style-name="ce5">
            <text:p>nlw_nlw_kwf0012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Valley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3.6" table:style-name="ce5">
            <text:p>33.6</text:p>
          </table:table-cell>
          <table:table-cell office:value-type="float" office:value="12" table:style-name="ce5">
            <text:p>12</text:p>
          </table:table-cell>
          <table:table-cell office:value-type="float" office:value="403.2" table:style-name="ce5">
            <text:p>403.2</text:p>
          </table:table-cell>
          <table:table-cell office:value-type="string" table:style-name="ce6">
            <text:p><text:a xlink:href="http://ichef.bbci.co.uk/arts/yourpaintings/images/paintings/nlw/large/nlw_nlw_kwf00335_large.jpg">http://ichef.bbci.co.uk/arts/yourpaintings/images/paintings/nlw/large/nlw_nlw_kwf00335_large.jpg</text:a></text:p>
          </table:table-cell>
          <table:table-cell office:value-type="string" table:style-name="ce5">
            <text:p>http://www.bbc.co.uk/arts/yourpaintings/paintings/mountain-valley-120519</text:p>
          </table:table-cell>
          <table:table-cell office:value-type="string" table:style-name="ce5">
            <text:p>nlw_nlw_kwf0033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Valley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7" table:style-name="ce5">
            <text:p>68.7</text:p>
          </table:table-cell>
          <table:table-cell office:value-type="float" office:value="51" table:style-name="ce5">
            <text:p>51</text:p>
          </table:table-cell>
          <table:table-cell office:value-type="float" office:value="3503.7" table:style-name="ce5">
            <text:p>3503.7</text:p>
          </table:table-cell>
          <table:table-cell office:value-type="string" table:style-name="ce6">
            <text:p><text:a xlink:href="http://ichef.bbci.co.uk/arts/yourpaintings/images/paintings/nlw/large/nlw_nlw_kwf00126_large.jpg">http://ichef.bbci.co.uk/arts/yourpaintings/images/paintings/nlw/large/nlw_nlw_kwf00126_large.jpg</text:a></text:p>
          </table:table-cell>
          <table:table-cell office:value-type="string" table:style-name="ce5">
            <text:p>http://www.bbc.co.uk/arts/yourpaintings/paintings/mountain-valley-120583</text:p>
          </table:table-cell>
          <table:table-cell office:value-type="string" table:style-name="ce5">
            <text:p>nlw_nlw_kwf0012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oadside Cottage, Eryri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style-name="ce2"/>
          <table:table-cell table:style-name="ce5"/>
          <table:table-cell office:value-type="float" office:value="61" table:style-name="ce5">
            <text:p>61</text:p>
          </table:table-cell>
          <table:table-cell office:value-type="float" office:value="50.5" table:style-name="ce5">
            <text:p>50.5</text:p>
          </table:table-cell>
          <table:table-cell office:value-type="float" office:value="3080.5" table:style-name="ce5">
            <text:p>3080.5</text:p>
          </table:table-cell>
          <table:table-cell office:value-type="string" table:style-name="ce6">
            <text:p><text:a xlink:href="http://ichef.bbci.co.uk/arts/yourpaintings/images/paintings/nlw/large/nlw_nlw_kwf00123_large.jpg">http://ichef.bbci.co.uk/arts/yourpaintings/images/paintings/nlw/large/nlw_nlw_kwf00123_large.jpg</text:a></text:p>
          </table:table-cell>
          <table:table-cell office:value-type="string" table:style-name="ce5">
            <text:p>http://www.bbc.co.uk/arts/yourpaintings/paintings/roadside-cottage-eryri-120433</text:p>
          </table:table-cell>
          <table:table-cell office:value-type="string" table:style-name="ce5">
            <text:p>nlw_nlw_kwf0012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unflowers with Mountain Beyond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29.8" table:style-name="ce5">
            <text:p>29.8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1215.8399999999999" table:style-name="ce5">
            <text:p>1215.84</text:p>
          </table:table-cell>
          <table:table-cell office:value-type="string" table:style-name="ce6">
            <text:p><text:a xlink:href="http://ichef.bbci.co.uk/arts/yourpaintings/images/paintings/nlw/large/nlw_nlw_kwf00334_large.jpg">http://ichef.bbci.co.uk/arts/yourpaintings/images/paintings/nlw/large/nlw_nlw_kwf00334_large.jpg</text:a></text:p>
          </table:table-cell>
          <table:table-cell office:value-type="string" table:style-name="ce5">
            <text:p>http://www.bbc.co.uk/arts/yourpaintings/paintings/sunflowers-with-mountains-beyond-120512</text:p>
          </table:table-cell>
          <table:table-cell office:value-type="string" table:style-name="ce5">
            <text:p>nlw_nlw_kwf0033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Black on Rocky Outcrop above the Coas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1" table:style-name="ce5">
            <text:p>51</text:p>
          </table:table-cell>
          <table:table-cell office:value-type="float" office:value="3493.5" table:style-name="ce5">
            <text:p>3493.5</text:p>
          </table:table-cell>
          <table:table-cell office:value-type="string" table:style-name="ce6">
            <text:p><text:a xlink:href="http://ichef.bbci.co.uk/arts/yourpaintings/images/paintings/nlw/large/nlw_nlw_kwf00099_large.jpg">http://ichef.bbci.co.uk/arts/yourpaintings/images/paintings/nlw/large/nlw_nlw_kwf00099_large.jpg</text:a></text:p>
          </table:table-cell>
          <table:table-cell office:value-type="string" table:style-name="ce5">
            <text:p>http://www.bbc.co.uk/arts/yourpaintings/paintings/welsh-black-on-rocky-outcrop-above-the-coast-120502</text:p>
          </table:table-cell>
          <table:table-cell office:value-type="string" table:style-name="ce5">
            <text:p>nlw_nlw_kwf0009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 ruined classical building</text:p>
          </table:table-cell>
          <table:table-cell office:value-type="string" table:style-name="ce5">
            <text:p>194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30.5" table:style-name="ce5">
            <text:p>30.5</text:p>
          </table:table-cell>
          <table:table-cell office:value-type="float" office:value="1241.3499999999999" table:style-name="ce5">
            <text:p>1241.35</text:p>
          </table:table-cell>
          <table:table-cell office:value-type="string" table:style-name="ce6">
            <text:p><text:a xlink:href="http://ichef.bbci.co.uk/arts/yourpaintings/images/paintings/nlw/large/nlw_nlw_kwf00393_large.jpg">http://ichef.bbci.co.uk/arts/yourpaintings/images/paintings/nlw/large/nlw_nlw_kwf00393_large.jpg</text:a></text:p>
          </table:table-cell>
          <table:table-cell office:value-type="string" table:style-name="ce5">
            <text:p>http://www.bbc.co.uk/arts/yourpaintings/paintings/a-ruined-classical-building-120441</text:p>
          </table:table-cell>
          <table:table-cell office:value-type="string" table:style-name="ce5">
            <text:p>nlw_nlw_kwf0039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usk in the Mountains</text:p>
          </table:table-cell>
          <table:table-cell office:value-type="string" table:style-name="ce5">
            <text:p>194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42.5" table:style-name="ce5">
            <text:p>42.5</text:p>
          </table:table-cell>
          <table:table-cell office:value-type="float" office:value="22" table:style-name="ce5">
            <text:p>22</text:p>
          </table:table-cell>
          <table:table-cell office:value-type="float" office:value="935" table:style-name="ce5">
            <text:p>935</text:p>
          </table:table-cell>
          <table:table-cell office:value-type="string" table:style-name="ce6">
            <text:p><text:a xlink:href="http://ichef.bbci.co.uk/arts/yourpaintings/images/paintings/nlw/large/nlw_nlw_kwf00388_large.jpg">http://ichef.bbci.co.uk/arts/yourpaintings/images/paintings/nlw/large/nlw_nlw_kwf00388_large.jpg</text:a></text:p>
          </table:table-cell>
          <table:table-cell office:value-type="string" table:style-name="ce5">
            <text:p>http://www.bbc.co.uk/arts/yourpaintings/paintings/dusk-in-the-mountains-120567</text:p>
          </table:table-cell>
          <table:table-cell office:value-type="string" table:style-name="ce5">
            <text:p>nlw_nlw_kwf0038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 Chapel in the Tyrol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yrol</text:p>
          </table:table-cell>
          <table:table-cell table:number-columns-repeated="2" table:style-name="ce5"/>
          <table:table-cell office:value-type="float" office:value="29.8" table:style-name="ce5">
            <text:p>29.8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1212.8599999999999" table:style-name="ce5">
            <text:p>1212.86</text:p>
          </table:table-cell>
          <table:table-cell office:value-type="string" table:style-name="ce6">
            <text:p><text:a xlink:href="http://ichef.bbci.co.uk/arts/yourpaintings/images/paintings/nlw/large/nlw_nlw_kwf00394_large.jpg">http://ichef.bbci.co.uk/arts/yourpaintings/images/paintings/nlw/large/nlw_nlw_kwf00394_large.jpg</text:a></text:p>
          </table:table-cell>
          <table:table-cell office:value-type="string" table:style-name="ce5">
            <text:p>http://www.bbc.co.uk/arts/yourpaintings/paintings/a-chapel-in-the-tyrol-120447</text:p>
          </table:table-cell>
          <table:table-cell office:value-type="string" table:style-name="ce5">
            <text:p>nlw_nlw_kwf0039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lpine Mountain Landscape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5" table:style-name="ce5">
            <text:p>50.5</text:p>
          </table:table-cell>
          <table:table-cell office:value-type="float" office:value="60.8" table:style-name="ce5">
            <text:p>60.8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125_large.jpg">http://ichef.bbci.co.uk/arts/yourpaintings/images/paintings/nlw/large/nlw_nlw_kwf00125_large.jpg</text:a></text:p>
          </table:table-cell>
          <table:table-cell office:value-type="string" table:style-name="ce5">
            <text:p>http://www.bbc.co.uk/arts/yourpaintings/paintings/alpine-mountain-landscape-120590</text:p>
          </table:table-cell>
          <table:table-cell office:value-type="string" table:style-name="ce5">
            <text:p>nlw_nlw_kwf0012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utumn Road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3" table:style-name="ce5">
            <text:p>76.3</text:p>
          </table:table-cell>
          <table:table-cell office:value-type="float" office:value="61" table:style-name="ce5">
            <text:p>61</text:p>
          </table:table-cell>
          <table:table-cell office:value-type="float" office:value="4654.3" table:style-name="ce5">
            <text:p>4654.3</text:p>
          </table:table-cell>
          <table:table-cell office:value-type="string" table:style-name="ce6">
            <text:p><text:a xlink:href="http://ichef.bbci.co.uk/arts/yourpaintings/images/paintings/nlw/large/nlw_nlw_kwf00073_large.jpg">http://ichef.bbci.co.uk/arts/yourpaintings/images/paintings/nlw/large/nlw_nlw_kwf00073_large.jpg</text:a></text:p>
          </table:table-cell>
          <table:table-cell office:value-type="string" table:style-name="ce5">
            <text:p>http://www.bbc.co.uk/arts/yourpaintings/paintings/autumn-road-120533</text:p>
          </table:table-cell>
          <table:table-cell office:value-type="string" table:style-name="ce5">
            <text:p>nlw_nlw_kwf0007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hurch and Cottage, North Wales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127" table:style-name="ce5">
            <text:p>127</text:p>
          </table:table-cell>
          <table:table-cell office:value-type="float" office:value="76" table:style-name="ce5">
            <text:p>76</text:p>
          </table:table-cell>
          <table:table-cell office:value-type="float" office:value="9652" table:style-name="ce5">
            <text:p>9652</text:p>
          </table:table-cell>
          <table:table-cell office:value-type="string" table:style-name="ce6">
            <text:p><text:a xlink:href="http://ichef.bbci.co.uk/arts/yourpaintings/images/paintings/nlw/large/nlw_nlw_kwf00094_large.jpg">http://ichef.bbci.co.uk/arts/yourpaintings/images/paintings/nlw/large/nlw_nlw_kwf00094_large.jpg</text:a></text:p>
          </table:table-cell>
          <table:table-cell office:value-type="string" table:style-name="ce5">
            <text:p>http://www.bbc.co.uk/arts/yourpaintings/paintings/church-and-cottage-north-wales-120566</text:p>
          </table:table-cell>
          <table:table-cell office:value-type="string" table:style-name="ce5">
            <text:p>nlw_nlw_kwf0009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loud and Mist, Eryri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02_large.jpg">http://ichef.bbci.co.uk/arts/yourpaintings/images/paintings/nlw/large/nlw_nlw_kwf00002_large.jpg</text:a></text:p>
          </table:table-cell>
          <table:table-cell office:value-type="string" table:style-name="ce5">
            <text:p>http://www.bbc.co.uk/arts/yourpaintings/paintings/cloud-and-mist-eryri-120478</text:p>
          </table:table-cell>
          <table:table-cell office:value-type="string" table:style-name="ce5">
            <text:p>nlw_nlw_kwf0000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nt Blanc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Mont Blanc</text:p>
          </table:table-cell>
          <table:table-cell table:number-columns-repeated="2" table:style-name="ce5"/>
          <table:table-cell office:value-type="float" office:value="37.6" table:style-name="ce5">
            <text:p>37.6</text:p>
          </table:table-cell>
          <table:table-cell office:value-type="float" office:value="21.4" table:style-name="ce5">
            <text:p>21.4</text:p>
          </table:table-cell>
          <table:table-cell office:value-type="float" office:value="804.64" table:style-name="ce5">
            <text:p>804.64</text:p>
          </table:table-cell>
          <table:table-cell office:value-type="string" table:style-name="ce6">
            <text:p><text:a xlink:href="http://ichef.bbci.co.uk/arts/yourpaintings/images/paintings/nlw/large/nlw_nlw_kwf00390_large.jpg">http://ichef.bbci.co.uk/arts/yourpaintings/images/paintings/nlw/large/nlw_nlw_kwf00390_large.jpg</text:a></text:p>
          </table:table-cell>
          <table:table-cell office:value-type="string" table:style-name="ce5">
            <text:p>http://www.bbc.co.uk/arts/yourpaintings/paintings/mont-blanc-120585</text:p>
          </table:table-cell>
          <table:table-cell office:value-type="string" table:style-name="ce5">
            <text:p>nlw_nlw_kwf0039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 and Rocks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40.5" table:style-name="ce5">
            <text:p>40.5</text:p>
          </table:table-cell>
          <table:table-cell office:value-type="float" office:value="2053.35" table:style-name="ce5">
            <text:p>2053.35</text:p>
          </table:table-cell>
          <table:table-cell office:value-type="string" table:style-name="ce6">
            <text:p><text:a xlink:href="http://ichef.bbci.co.uk/arts/yourpaintings/images/paintings/nlw/large/nlw_nlw_kwf00008_large.jpg">http://ichef.bbci.co.uk/arts/yourpaintings/images/paintings/nlw/large/nlw_nlw_kwf00008_large.jpg</text:a></text:p>
          </table:table-cell>
          <table:table-cell office:value-type="string" table:style-name="ce5">
            <text:p>http://www.bbc.co.uk/arts/yourpaintings/paintings/mountains-and-rocks-120484</text:p>
          </table:table-cell>
          <table:table-cell office:value-type="string" table:style-name="ce5">
            <text:p>nlw_nlw_kwf0000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 Snowdonia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8.5" table:style-name="ce5">
            <text:p>68.5</text:p>
          </table:table-cell>
          <table:table-cell office:value-type="float" office:value="50.7" table:style-name="ce5">
            <text:p>50.7</text:p>
          </table:table-cell>
          <table:table-cell office:value-type="float" office:value="3472.95" table:style-name="ce5">
            <text:p>3472.95</text:p>
          </table:table-cell>
          <table:table-cell office:value-type="string" table:style-name="ce6">
            <text:p><text:a xlink:href="http://ichef.bbci.co.uk/arts/yourpaintings/images/paintings/nlw/large/nlw_nlw_kwf00323_large.jpg">http://ichef.bbci.co.uk/arts/yourpaintings/images/paintings/nlw/large/nlw_nlw_kwf00323_large.jpg</text:a></text:p>
          </table:table-cell>
          <table:table-cell office:value-type="string" table:style-name="ce5">
            <text:p>http://www.bbc.co.uk/arts/yourpaintings/paintings/mountains-snowdonia-120581</text:p>
          </table:table-cell>
          <table:table-cell office:value-type="string" table:style-name="ce5">
            <text:p>nlw_nlw_kwf0032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ange of Mountains, Snowdonia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099999999999994" table:style-name="ce5">
            <text:p>76.1</text:p>
          </table:table-cell>
          <table:table-cell office:value-type="float" office:value="50.3" table:style-name="ce5">
            <text:p>50.3</text:p>
          </table:table-cell>
          <table:table-cell office:value-type="float" office:value="3827.83" table:style-name="ce5">
            <text:p>3827.83</text:p>
          </table:table-cell>
          <table:table-cell office:value-type="string" table:style-name="ce6">
            <text:p><text:a xlink:href="http://ichef.bbci.co.uk/arts/yourpaintings/images/paintings/nlw/large/nlw_nlw_kwf00034_large.jpg">http://ichef.bbci.co.uk/arts/yourpaintings/images/paintings/nlw/large/nlw_nlw_kwf00034_large.jpg</text:a></text:p>
          </table:table-cell>
          <table:table-cell office:value-type="string" table:style-name="ce5">
            <text:p>http://www.bbc.co.uk/arts/yourpaintings/paintings/range-of-mountains-snowdonia-120487</text:p>
          </table:table-cell>
          <table:table-cell office:value-type="string" table:style-name="ce5">
            <text:p>nlw_nlw_kwf0003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.2" table:style-name="ce5">
            <text:p>61.2</text:p>
          </table:table-cell>
          <table:table-cell office:value-type="float" office:value="51" table:style-name="ce5">
            <text:p>51</text:p>
          </table:table-cell>
          <table:table-cell office:value-type="float" office:value="3121.2" table:style-name="ce5">
            <text:p>3121.2</text:p>
          </table:table-cell>
          <table:table-cell office:value-type="string" table:style-name="ce6">
            <text:p><text:a xlink:href="http://ichef.bbci.co.uk/arts/yourpaintings/images/paintings/nlw/large/nlw_nlw_kwf00122_large.jpg">http://ichef.bbci.co.uk/arts/yourpaintings/images/paintings/nlw/large/nlw_nlw_kwf00122_large.jpg</text:a></text:p>
          </table:table-cell>
          <table:table-cell office:value-type="string" table:style-name="ce5">
            <text:p>http://www.bbc.co.uk/arts/yourpaintings/paintings/storm-120589</text:p>
          </table:table-cell>
          <table:table-cell office:value-type="string" table:style-name="ce5">
            <text:p>nlw_nlw_kwf0012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Yellow fields under a grey sky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60.8" table:style-name="ce5">
            <text:p>60.8</text:p>
          </table:table-cell>
          <table:table-cell office:value-type="float" office:value="5563.2" table:style-name="ce5">
            <text:p>5563.2</text:p>
          </table:table-cell>
          <table:table-cell office:value-type="string" table:style-name="ce6">
            <text:p><text:a xlink:href="http://ichef.bbci.co.uk/arts/yourpaintings/images/paintings/nlw/large/nlw_nlw_kwf00128_large.jpg">http://ichef.bbci.co.uk/arts/yourpaintings/images/paintings/nlw/large/nlw_nlw_kwf00128_large.jpg</text:a></text:p>
          </table:table-cell>
          <table:table-cell office:value-type="string" table:style-name="ce5">
            <text:p>http://www.bbc.co.uk/arts/yourpaintings/paintings/yellow-fields-under-a-grey-sky-120449</text:p>
          </table:table-cell>
          <table:table-cell office:value-type="string" table:style-name="ce5">
            <text:p>nlw_nlw_kwf0012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Yr Wyddfa a Grib Goch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Wyddfa, Crib Goch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60.7" table:style-name="ce5">
            <text:p>60.7</text:p>
          </table:table-cell>
          <table:table-cell office:value-type="float" office:value="4613.2" table:style-name="ce5">
            <text:p>4613.2</text:p>
          </table:table-cell>
          <table:table-cell office:value-type="string" table:style-name="ce6">
            <text:p><text:a xlink:href="http://ichef.bbci.co.uk/arts/yourpaintings/images/paintings/nlw/large/nlw_nlw_kwf00129_large.jpg">http://ichef.bbci.co.uk/arts/yourpaintings/images/paintings/nlw/large/nlw_nlw_kwf00129_large.jpg</text:a></text:p>
          </table:table-cell>
          <table:table-cell office:value-type="string" table:style-name="ce5">
            <text:p>http://www.bbc.co.uk/arts/yourpaintings/paintings/yr-wyddfa-a-grib-goch-120528</text:p>
          </table:table-cell>
          <table:table-cell office:value-type="string" table:style-name="ce5">
            <text:p>nlw_nlw_kwf0012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North Wale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50.5" table:style-name="ce5">
            <text:p>50.5</text:p>
          </table:table-cell>
          <table:table-cell office:value-type="float" office:value="61.3" table:style-name="ce5">
            <text:p>61.3</text:p>
          </table:table-cell>
          <table:table-cell office:value-type="float" office:value="3095.65" table:style-name="ce5">
            <text:p>3095.65</text:p>
          </table:table-cell>
          <table:table-cell office:value-type="string" table:style-name="ce6">
            <text:p><text:a xlink:href="http://ichef.bbci.co.uk/arts/yourpaintings/images/paintings/nlw/large/nlw_nlw_kwf00007_large.jpg">http://ichef.bbci.co.uk/arts/yourpaintings/images/paintings/nlw/large/nlw_nlw_kwf00007_large.jpg</text:a></text:p>
          </table:table-cell>
          <table:table-cell office:value-type="string" table:style-name="ce5">
            <text:p>http://www.bbc.co.uk/arts/yourpaintings/paintings/cottages-north-wales-120483</text:p>
          </table:table-cell>
          <table:table-cell office:value-type="string" table:style-name="ce5">
            <text:p>nlw_nlw_kwf0000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ark Mountains, Blue Sky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52.5" table:style-name="ce5">
            <text:p>152.5</text:p>
          </table:table-cell>
          <table:table-cell office:value-type="float" office:value="76" table:style-name="ce5">
            <text:p>76</text:p>
          </table:table-cell>
          <table:table-cell office:value-type="float" office:value="11590" table:style-name="ce5">
            <text:p>11590</text:p>
          </table:table-cell>
          <table:table-cell office:value-type="string" table:style-name="ce6">
            <text:p><text:a xlink:href="http://ichef.bbci.co.uk/arts/yourpaintings/images/paintings/nlw/large/nlw_nlw_kwf00152_large.jpg">http://ichef.bbci.co.uk/arts/yourpaintings/images/paintings/nlw/large/nlw_nlw_kwf00152_large.jpg</text:a></text:p>
          </table:table-cell>
          <table:table-cell office:value-type="string" table:style-name="ce5">
            <text:p>http://www.bbc.co.uk/arts/yourpaintings/paintings/dark-mountains-blue-sky-120446</text:p>
          </table:table-cell>
          <table:table-cell office:value-type="string" table:style-name="ce5">
            <text:p>nlw_nlw_kwf0015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iudecca, Venic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iudecca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63.1" table:style-name="ce5">
            <text:p>63.1</text:p>
          </table:table-cell>
          <table:table-cell office:value-type="float" office:value="4795.6000000000004" table:style-name="ce5">
            <text:p>4795.6</text:p>
          </table:table-cell>
          <table:table-cell office:value-type="string" table:style-name="ce6">
            <text:p><text:a xlink:href="http://ichef.bbci.co.uk/arts/yourpaintings/images/paintings/nlw/large/nlw_nlw_kwf00448_large.jpg">http://ichef.bbci.co.uk/arts/yourpaintings/images/paintings/nlw/large/nlw_nlw_kwf00448_large.jpg</text:a></text:p>
          </table:table-cell>
          <table:table-cell office:value-type="string" table:style-name="ce5">
            <text:p>http://www.bbc.co.uk/arts/yourpaintings/paintings/giudecca-venice-120501</text:p>
          </table:table-cell>
          <table:table-cell office:value-type="string" table:style-name="ce5">
            <text:p>nlw_nlw_kwf0044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reen Mountain Landscap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2080.8000000000002" table:style-name="ce5">
            <text:p>2080.8</text:p>
          </table:table-cell>
          <table:table-cell office:value-type="string" table:style-name="ce6">
            <text:p><text:a xlink:href="http://ichef.bbci.co.uk/arts/yourpaintings/images/paintings/nlw/large/nlw_nlw_kwf00111_large.jpg">http://ichef.bbci.co.uk/arts/yourpaintings/images/paintings/nlw/large/nlw_nlw_kwf00111_large.jpg</text:a></text:p>
          </table:table-cell>
          <table:table-cell office:value-type="string" table:style-name="ce5">
            <text:p>http://www.bbc.co.uk/arts/yourpaintings/paintings/green-mountain-landscape-120516</text:p>
          </table:table-cell>
          <table:table-cell office:value-type="string" table:style-name="ce5">
            <text:p>nlw_nlw_kwf0011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reen Trees and Fields Beneath a Dark Mountai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137_large.jpg">http://ichef.bbci.co.uk/arts/yourpaintings/images/paintings/nlw/large/nlw_nlw_kwf00137_large.jpg</text:a></text:p>
          </table:table-cell>
          <table:table-cell office:value-type="string" table:style-name="ce5">
            <text:p>http://www.bbc.co.uk/arts/yourpaintings/paintings/green-trees-and-fields-beneath-a-dark-mountain-120492</text:p>
          </table:table-cell>
          <table:table-cell office:value-type="string" table:style-name="ce5">
            <text:p>nlw_nlw_kwf0013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, North Wale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orth Wales</text:p>
          </table:table-cell>
          <table:table-cell table:number-columns-repeated="2" table:style-name="ce5"/>
          <table:table-cell office:value-type="float" office:value="63.1" table:style-name="ce5">
            <text:p>63.1</text:p>
          </table:table-cell>
          <table:table-cell office:value-type="float" office:value="76" table:style-name="ce5">
            <text:p>76</text:p>
          </table:table-cell>
          <table:table-cell office:value-type="float" office:value="4795.6000000000004" table:style-name="ce5">
            <text:p>4795.6</text:p>
          </table:table-cell>
          <table:table-cell office:value-type="string" table:style-name="ce6">
            <text:p><text:a xlink:href="http://ichef.bbci.co.uk/arts/yourpaintings/images/paintings/nlw/large/nlw_nlw_kwf00447_large.jpg">http://ichef.bbci.co.uk/arts/yourpaintings/images/paintings/nlw/large/nlw_nlw_kwf00447_large.jpg</text:a></text:p>
          </table:table-cell>
          <table:table-cell office:value-type="string" table:style-name="ce5">
            <text:p>http://www.bbc.co.uk/arts/yourpaintings/paintings/mountains-north-wales-120500</text:p>
          </table:table-cell>
          <table:table-cell office:value-type="string" table:style-name="ce5">
            <text:p>nlw_nlw_kwf0044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 and Cloud, Snowdonia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5" table:style-name="ce5">
            <text:p>76.5</text:p>
          </table:table-cell>
          <table:table-cell office:value-type="float" office:value="61" table:style-name="ce5">
            <text:p>61</text:p>
          </table:table-cell>
          <table:table-cell office:value-type="float" office:value="4666.5" table:style-name="ce5">
            <text:p>4666.5</text:p>
          </table:table-cell>
          <table:table-cell office:value-type="string" table:style-name="ce6">
            <text:p><text:a xlink:href="http://ichef.bbci.co.uk/arts/yourpaintings/images/paintings/nlw/large/nlw_nlw_kwf00138_large.jpg">http://ichef.bbci.co.uk/arts/yourpaintings/images/paintings/nlw/large/nlw_nlw_kwf00138_large.jpg</text:a></text:p>
          </table:table-cell>
          <table:table-cell office:value-type="string" table:style-name="ce5">
            <text:p>http://www.bbc.co.uk/arts/yourpaintings/paintings/snow-and-cloud-snowdonia-120463</text:p>
          </table:table-cell>
          <table:table-cell office:value-type="string" table:style-name="ce5">
            <text:p>nlw_nlw_kwf0013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 Rang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68.599999999999994" table:style-name="ce5">
            <text:p>68.6</text:p>
          </table:table-cell>
          <table:table-cell office:value-type="float" office:value="51" table:style-name="ce5">
            <text:p>51</text:p>
          </table:table-cell>
          <table:table-cell office:value-type="float" office:value="3498.6" table:style-name="ce5">
            <text:p>3498.6</text:p>
          </table:table-cell>
          <table:table-cell office:value-type="string" table:style-name="ce6">
            <text:p><text:a xlink:href="http://ichef.bbci.co.uk/arts/yourpaintings/images/paintings/nlw/large/nlw_nlw_kwf00004_large.jpg">http://ichef.bbci.co.uk/arts/yourpaintings/images/paintings/nlw/large/nlw_nlw_kwf00004_large.jpg</text:a></text:p>
          </table:table-cell>
          <table:table-cell office:value-type="string" table:style-name="ce5">
            <text:p>http://www.bbc.co.uk/arts/yourpaintings/paintings/snowdon-range-120480</text:p>
          </table:table-cell>
          <table:table-cell office:value-type="string" table:style-name="ce5">
            <text:p>nlw_nlw_kwf0000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ryfa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yfan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40.5" table:style-name="ce5">
            <text:p>40.5</text:p>
          </table:table-cell>
          <table:table-cell office:value-type="float" office:value="6232.2" table:style-name="ce5">
            <text:p>6232.2</text:p>
          </table:table-cell>
          <table:table-cell office:value-type="string" table:style-name="ce6">
            <text:p><text:a xlink:href="http://ichef.bbci.co.uk/arts/yourpaintings/images/paintings/nlw/large/nlw_nlw_kwf00109_large.jpg">http://ichef.bbci.co.uk/arts/yourpaintings/images/paintings/nlw/large/nlw_nlw_kwf00109_large.jpg</text:a></text:p>
          </table:table-cell>
          <table:table-cell office:value-type="string" table:style-name="ce5">
            <text:p>http://www.bbc.co.uk/arts/yourpaintings/paintings/tryfan-120517</text:p>
          </table:table-cell>
          <table:table-cell office:value-type="string" table:style-name="ce5">
            <text:p>nlw_nlw_kwf0010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loud on Foel Goch</text:p>
          </table:table-cell>
          <table:table-cell office:value-type="string" table:style-name="ce5">
            <text:p>1960-1961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Foel Goch</text:p>
          </table:table-cell>
          <table:table-cell table:number-columns-repeated="2" table:style-name="ce5"/>
          <table:table-cell office:value-type="float" office:value="112.8" table:style-name="ce5">
            <text:p>112.8</text:p>
          </table:table-cell>
          <table:table-cell office:value-type="float" office:value="91.3" table:style-name="ce5">
            <text:p>91.3</text:p>
          </table:table-cell>
          <table:table-cell office:value-type="float" office:value="10298.64" table:style-name="ce5">
            <text:p>10298.64</text:p>
          </table:table-cell>
          <table:table-cell office:value-type="string" table:style-name="ce6">
            <text:p><text:a xlink:href="http://ichef.bbci.co.uk/arts/yourpaintings/images/paintings/nlw/large/nlw_nlw_kwf00145_large.jpg">http://ichef.bbci.co.uk/arts/yourpaintings/images/paintings/nlw/large/nlw_nlw_kwf00145_large.jpg</text:a></text:p>
          </table:table-cell>
          <table:table-cell office:value-type="string" table:style-name="ce5">
            <text:p>http://www.bbc.co.uk/arts/yourpaintings/paintings/cloud-on-foel-goch-120537</text:p>
          </table:table-cell>
          <table:table-cell office:value-type="string" table:style-name="ce5">
            <text:p>nlw_nlw_kwf0014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hapel with a Mountain Behin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71.2" table:style-name="ce5">
            <text:p>71.2</text:p>
          </table:table-cell>
          <table:table-cell office:value-type="float" office:value="6521.92" table:style-name="ce5">
            <text:p>6521.92</text:p>
          </table:table-cell>
          <table:table-cell office:value-type="string" table:style-name="ce6">
            <text:p><text:a xlink:href="http://ichef.bbci.co.uk/arts/yourpaintings/images/paintings/nlw/large/nlw_nlw_kwf00398_large.jpg">http://ichef.bbci.co.uk/arts/yourpaintings/images/paintings/nlw/large/nlw_nlw_kwf00398_large.jpg</text:a></text:p>
          </table:table-cell>
          <table:table-cell office:value-type="string" table:style-name="ce5">
            <text:p>http://www.bbc.co.uk/arts/yourpaintings/paintings/chapel-with-a-mountain-behind-120524</text:p>
          </table:table-cell>
          <table:table-cell office:value-type="string" table:style-name="ce5">
            <text:p>nlw_nlw_kwf0039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nicht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nicht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317_large.jpg">http://ichef.bbci.co.uk/arts/yourpaintings/images/paintings/nlw/large/nlw_nlw_kwf00317_large.jpg</text:a></text:p>
          </table:table-cell>
          <table:table-cell office:value-type="string" table:style-name="ce5">
            <text:p>http://www.bbc.co.uk/arts/yourpaintings/paintings/cnicht-120457</text:p>
          </table:table-cell>
          <table:table-cell office:value-type="string" table:style-name="ce5">
            <text:p>nlw_nlw_kwf0031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Snowdoni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84_large.jpg">http://ichef.bbci.co.uk/arts/yourpaintings/images/paintings/nlw/large/nlw_nlw_kwf00084_large.jpg</text:a></text:p>
          </table:table-cell>
          <table:table-cell office:value-type="string" table:style-name="ce5">
            <text:p>http://www.bbc.co.uk/arts/yourpaintings/paintings/cottages-snowdonia-120547</text:p>
          </table:table-cell>
          <table:table-cell office:value-type="string" table:style-name="ce5">
            <text:p>nlw_nlw_kwf0008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Eryri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8" table:style-name="ce5">
            <text:p>50.8</text:p>
          </table:table-cell>
          <table:table-cell office:value-type="float" office:value="40.799999999999997" table:style-name="ce5">
            <text:p>40.8</text:p>
          </table:table-cell>
          <table:table-cell office:value-type="float" office:value="2072.64" table:style-name="ce5">
            <text:p>2072.64</text:p>
          </table:table-cell>
          <table:table-cell office:value-type="string" table:style-name="ce6">
            <text:p><text:a xlink:href="http://ichef.bbci.co.uk/arts/yourpaintings/images/paintings/nlw/large/nlw_nlw_kwf00120_large.jpg">http://ichef.bbci.co.uk/arts/yourpaintings/images/paintings/nlw/large/nlw_nlw_kwf00120_large.jpg</text:a></text:p>
          </table:table-cell>
          <table:table-cell office:value-type="string" table:style-name="ce5">
            <text:p>http://www.bbc.co.uk/arts/yourpaintings/paintings/eryri-120588</text:p>
          </table:table-cell>
          <table:table-cell office:value-type="string" table:style-name="ce5">
            <text:p>nlw_nlw_kwf0012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 Building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1" table:style-name="ce5">
            <text:p>51</text:p>
          </table:table-cell>
          <table:table-cell office:value-type="float" office:value="40.5" table:style-name="ce5">
            <text:p>40.5</text:p>
          </table:table-cell>
          <table:table-cell office:value-type="float" office:value="2065.5" table:style-name="ce5">
            <text:p>2065.5</text:p>
          </table:table-cell>
          <table:table-cell office:value-type="string" table:style-name="ce6">
            <text:p><text:a xlink:href="http://ichef.bbci.co.uk/arts/yourpaintings/images/paintings/nlw/large/nlw_nlw_kwf00110_large.jpg">http://ichef.bbci.co.uk/arts/yourpaintings/images/paintings/nlw/large/nlw_nlw_kwf00110_large.jpg</text:a></text:p>
          </table:table-cell>
          <table:table-cell office:value-type="string" table:style-name="ce5">
            <text:p>http://www.bbc.co.uk/arts/yourpaintings/paintings/farm-buildings-120507</text:p>
          </table:table-cell>
          <table:table-cell office:value-type="string" table:style-name="ce5">
            <text:p>nlw_nlw_kwf0011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house on the horizon in rugged groun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8" table:style-name="ce5">
            <text:p>91.8</text:p>
          </table:table-cell>
          <table:table-cell office:value-type="float" office:value="61" table:style-name="ce5">
            <text:p>61</text:p>
          </table:table-cell>
          <table:table-cell office:value-type="float" office:value="5599.8" table:style-name="ce5">
            <text:p>5599.8</text:p>
          </table:table-cell>
          <table:table-cell office:value-type="string" table:style-name="ce6">
            <text:p><text:a xlink:href="http://ichef.bbci.co.uk/arts/yourpaintings/images/paintings/nlw/large/nlw_nlw_kwf00146_large.jpg">http://ichef.bbci.co.uk/arts/yourpaintings/images/paintings/nlw/large/nlw_nlw_kwf00146_large.jpg</text:a></text:p>
          </table:table-cell>
          <table:table-cell office:value-type="string" table:style-name="ce5">
            <text:p>http://www.bbc.co.uk/arts/yourpaintings/paintings/farmhouse-on-the-horizon-in-rugged-land-120576</text:p>
          </table:table-cell>
          <table:table-cell office:value-type="string" table:style-name="ce5">
            <text:p>nlw_nlw_kwf0014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illside Cottage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6" table:style-name="ce5">
            <text:p>50.6</text:p>
          </table:table-cell>
          <table:table-cell office:value-type="float" office:value="50.5" table:style-name="ce5">
            <text:p>50.5</text:p>
          </table:table-cell>
          <table:table-cell office:value-type="float" office:value="2555.3000000000002" table:style-name="ce5">
            <text:p>2555.3</text:p>
          </table:table-cell>
          <table:table-cell office:value-type="string" table:style-name="ce6">
            <text:p><text:a xlink:href="http://ichef.bbci.co.uk/arts/yourpaintings/images/paintings/nlw/large/nlw_nlw_kwf00315_large.jpg">http://ichef.bbci.co.uk/arts/yourpaintings/images/paintings/nlw/large/nlw_nlw_kwf00315_large.jpg</text:a></text:p>
          </table:table-cell>
          <table:table-cell office:value-type="string" table:style-name="ce5">
            <text:p>http://www.bbc.co.uk/arts/yourpaintings/paintings/hillside-cottages-120459</text:p>
          </table:table-cell>
          <table:table-cell office:value-type="string" table:style-name="ce5">
            <text:p>nlw_nlw_kwf0031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illside with Trees on the Horiz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71.2" table:style-name="ce5">
            <text:p>71.2</text:p>
          </table:table-cell>
          <table:table-cell office:value-type="float" office:value="6493.44" table:style-name="ce5">
            <text:p>6493.44</text:p>
          </table:table-cell>
          <table:table-cell office:value-type="string" table:style-name="ce6">
            <text:p><text:a xlink:href="http://ichef.bbci.co.uk/arts/yourpaintings/images/paintings/nlw/large/nlw_nlw_kwf00329_large.jpg">http://ichef.bbci.co.uk/arts/yourpaintings/images/paintings/nlw/large/nlw_nlw_kwf00329_large.jpg</text:a></text:p>
          </table:table-cell>
          <table:table-cell office:value-type="string" table:style-name="ce5">
            <text:p>http://www.bbc.co.uk/arts/yourpaintings/paintings/hillside-with-trees-on-the-horizon-120445</text:p>
          </table:table-cell>
          <table:table-cell office:value-type="string" table:style-name="ce5">
            <text:p>nlw_nlw_kwf0032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ist on the Mountain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5.5" table:style-name="ce5">
            <text:p>55.5</text:p>
          </table:table-cell>
          <table:table-cell office:value-type="float" office:value="4218" table:style-name="ce5">
            <text:p>4218</text:p>
          </table:table-cell>
          <table:table-cell office:value-type="string" table:style-name="ce6">
            <text:p><text:a xlink:href="http://ichef.bbci.co.uk/arts/yourpaintings/images/paintings/nlw/large/nlw_nlw_kwf00059_large.jpg">http://ichef.bbci.co.uk/arts/yourpaintings/images/paintings/nlw/large/nlw_nlw_kwf00059_large.jpg</text:a></text:p>
          </table:table-cell>
          <table:table-cell office:value-type="string" table:style-name="ce5">
            <text:p>http://www.bbc.co.uk/arts/yourpaintings/paintings/mist-on-the-mountains-120572</text:p>
          </table:table-cell>
          <table:table-cell office:value-type="string" table:style-name="ce5">
            <text:p>nlw_nlw_kwf0005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elwyn Bach from Tanygrisiau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anygrisiau</text:p>
          </table:table-cell>
          <table:table-cell table:number-columns-repeated="2" table:style-name="ce5"/>
          <table:table-cell office:value-type="float" office:value="68" table:style-name="ce5">
            <text:p>68</text:p>
          </table:table-cell>
          <table:table-cell office:value-type="float" office:value="50.5" table:style-name="ce5">
            <text:p>50.5</text:p>
          </table:table-cell>
          <table:table-cell office:value-type="float" office:value="3434" table:style-name="ce5">
            <text:p>3434</text:p>
          </table:table-cell>
          <table:table-cell office:value-type="string" table:style-name="ce6">
            <text:p><text:a xlink:href="http://ichef.bbci.co.uk/arts/yourpaintings/images/paintings/nlw/large/nlw_nlw_kwf00124_large.jpg">http://ichef.bbci.co.uk/arts/yourpaintings/images/paintings/nlw/large/nlw_nlw_kwf00124_large.jpg</text:a></text:p>
          </table:table-cell>
          <table:table-cell office:value-type="string" table:style-name="ce5">
            <text:p>http://www.bbc.co.uk/arts/yourpaintings/paintings/moelwyn-bach-from-tanygrisiau-120582</text:p>
          </table:table-cell>
          <table:table-cell office:value-type="string" table:style-name="ce5">
            <text:p>nlw_nlw_kwf0012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Summit with low cloud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71" table:style-name="ce5">
            <text:p>71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6">
            <text:p><text:a xlink:href="http://ichef.bbci.co.uk/arts/yourpaintings/images/paintings/nlw/large/nlw_nlw_kwf00063_large.jpg">http://ichef.bbci.co.uk/arts/yourpaintings/images/paintings/nlw/large/nlw_nlw_kwf00063_large.jpg</text:a></text:p>
          </table:table-cell>
          <table:table-cell office:value-type="string" table:style-name="ce5">
            <text:p>http://www.bbc.co.uk/arts/yourpaintings/paintings/mountain-summit-with-low-cloud-120521</text:p>
          </table:table-cell>
          <table:table-cell office:value-type="string" table:style-name="ce5">
            <text:p>nlw_nlw_kwf0006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Summits, Snowdoni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91.3" table:style-name="ce5">
            <text:p>91.3</text:p>
          </table:table-cell>
          <table:table-cell office:value-type="float" office:value="50.2" table:style-name="ce5">
            <text:p>50.2</text:p>
          </table:table-cell>
          <table:table-cell office:value-type="float" office:value="4583.26" table:style-name="ce5">
            <text:p>4583.26</text:p>
          </table:table-cell>
          <table:table-cell office:value-type="string" table:style-name="ce6">
            <text:p><text:a xlink:href="http://ichef.bbci.co.uk/arts/yourpaintings/images/paintings/nlw/large/nlw_nlw_kwf00052_large.jpg">http://ichef.bbci.co.uk/arts/yourpaintings/images/paintings/nlw/large/nlw_nlw_kwf00052_large.jpg</text:a></text:p>
          </table:table-cell>
          <table:table-cell office:value-type="string" table:style-name="ce5">
            <text:p>http://www.bbc.co.uk/arts/yourpaintings/paintings/mountain-summits-snowdonia-120498</text:p>
          </table:table-cell>
          <table:table-cell office:value-type="string" table:style-name="ce5">
            <text:p>nlw_nlw_kwf0005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Nant Ffrancon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ant Ffrancon</text:p>
          </table:table-cell>
          <table:table-cell table:number-columns-repeated="2" table:style-name="ce5"/>
          <table:table-cell office:value-type="float" office:value="127.4" table:style-name="ce5">
            <text:p>127.4</text:p>
          </table:table-cell>
          <table:table-cell office:value-type="float" office:value="76" table:style-name="ce5">
            <text:p>76</text:p>
          </table:table-cell>
          <table:table-cell office:value-type="float" office:value="9682.4" table:style-name="ce5">
            <text:p>9682.4</text:p>
          </table:table-cell>
          <table:table-cell office:value-type="string" table:style-name="ce6">
            <text:p><text:a xlink:href="http://ichef.bbci.co.uk/arts/yourpaintings/images/paintings/nlw/large/nlw_nlw_kwf00098_large.jpg">http://ichef.bbci.co.uk/arts/yourpaintings/images/paintings/nlw/large/nlw_nlw_kwf00098_large.jpg</text:a></text:p>
          </table:table-cell>
          <table:table-cell office:value-type="string" table:style-name="ce5">
            <text:p>http://www.bbc.co.uk/arts/yourpaintings/paintings/nant-ffrancon-120456</text:p>
          </table:table-cell>
          <table:table-cell office:value-type="string" table:style-name="ce5">
            <text:p>nlw_nlw_kwf0009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onies at Dusk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3" table:style-name="ce5">
            <text:p>91.3</text:p>
          </table:table-cell>
          <table:table-cell office:value-type="float" office:value="55.8" table:style-name="ce5">
            <text:p>55.8</text:p>
          </table:table-cell>
          <table:table-cell office:value-type="float" office:value="5094.54" table:style-name="ce5">
            <text:p>5094.54</text:p>
          </table:table-cell>
          <table:table-cell office:value-type="string" table:style-name="ce6">
            <text:p><text:a xlink:href="http://ichef.bbci.co.uk/arts/yourpaintings/images/paintings/nlw/large/nlw_nlw_kwf00032_large.jpg">http://ichef.bbci.co.uk/arts/yourpaintings/images/paintings/nlw/large/nlw_nlw_kwf00032_large.jpg</text:a></text:p>
          </table:table-cell>
          <table:table-cell office:value-type="string" table:style-name="ce5">
            <text:p>http://www.bbc.co.uk/arts/yourpaintings/paintings/ponies-at-dusk-120496</text:p>
          </table:table-cell>
          <table:table-cell office:value-type="string" table:style-name="ce5">
            <text:p>nlw_nlw_kwf0003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hosybol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Rhosybol</text:p>
          </table:table-cell>
          <table:table-cell table:number-columns-repeated="2" table:style-name="ce5"/>
          <table:table-cell office:value-type="float" office:value="121.7" table:style-name="ce5">
            <text:p>121.7</text:p>
          </table:table-cell>
          <table:table-cell office:value-type="float" office:value="91" table:style-name="ce5">
            <text:p>91</text:p>
          </table:table-cell>
          <table:table-cell office:value-type="float" office:value="11074.7" table:style-name="ce5">
            <text:p>11074.7</text:p>
          </table:table-cell>
          <table:table-cell office:value-type="string" table:style-name="ce6">
            <text:p><text:a xlink:href="http://ichef.bbci.co.uk/arts/yourpaintings/images/paintings/nlw/large/nlw_nlw_kwf00095_large.jpg">http://ichef.bbci.co.uk/arts/yourpaintings/images/paintings/nlw/large/nlw_nlw_kwf00095_large.jpg</text:a></text:p>
          </table:table-cell>
          <table:table-cell office:value-type="string" table:style-name="ce5">
            <text:p>http://www.bbc.co.uk/arts/yourpaintings/paintings/rhosybol-120440</text:p>
          </table:table-cell>
          <table:table-cell office:value-type="string" table:style-name="ce5">
            <text:p>nlw_nlw_kwf0009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ocamdour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Rocamdour</text:p>
          </table:table-cell>
          <table:table-cell table:number-columns-repeated="2" table:style-name="ce5"/>
          <table:table-cell office:value-type="float" office:value="51" table:style-name="ce5">
            <text:p>51</text:p>
          </table:table-cell>
          <table:table-cell office:value-type="float" office:value="61.2" table:style-name="ce5">
            <text:p>61.2</text:p>
          </table:table-cell>
          <table:table-cell office:value-type="float" office:value="3121.2" table:style-name="ce5">
            <text:p>3121.2</text:p>
          </table:table-cell>
          <table:table-cell office:value-type="string" table:style-name="ce6">
            <text:p><text:a xlink:href="http://ichef.bbci.co.uk/arts/yourpaintings/images/paintings/nlw/large/nlw_nlw_kwf00082_large.jpg">http://ichef.bbci.co.uk/arts/yourpaintings/images/paintings/nlw/large/nlw_nlw_kwf00082_large.jpg</text:a></text:p>
          </table:table-cell>
          <table:table-cell office:value-type="string" table:style-name="ce5">
            <text:p>http://www.bbc.co.uk/arts/yourpaintings/paintings/rocamdour-120551</text:p>
          </table:table-cell>
          <table:table-cell office:value-type="string" table:style-name="ce5">
            <text:p>nlw_nlw_kwf0008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 on the Mountains, Eryri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.3" table:style-name="ce5">
            <text:p>76.3</text:p>
          </table:table-cell>
          <table:table-cell office:value-type="float" office:value="61.2" table:style-name="ce5">
            <text:p>61.2</text:p>
          </table:table-cell>
          <table:table-cell office:value-type="float" office:value="4669.5600000000004" table:style-name="ce5">
            <text:p>4669.56</text:p>
          </table:table-cell>
          <table:table-cell office:value-type="string" table:style-name="ce6">
            <text:p><text:a xlink:href="http://ichef.bbci.co.uk/arts/yourpaintings/images/paintings/nlw/large/nlw_nlw_kwf00070_large.jpg">http://ichef.bbci.co.uk/arts/yourpaintings/images/paintings/nlw/large/nlw_nlw_kwf00070_large.jpg</text:a></text:p>
          </table:table-cell>
          <table:table-cell office:value-type="string" table:style-name="ce5">
            <text:p>http://www.bbc.co.uk/arts/yourpaintings/paintings/snow-on-the-mountains-eryri-120536</text:p>
          </table:table-cell>
          <table:table-cell office:value-type="string" table:style-name="ce5">
            <text:p>nlw_nlw_kwf0007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 from Gelli Iago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elli Iago, Snowdon</text:p>
          </table:table-cell>
          <table:table-cell table:number-columns-repeated="2" table:style-name="ce5"/>
          <table:table-cell office:value-type="float" office:value="91.6" table:style-name="ce5">
            <text:p>91.6</text:p>
          </table:table-cell>
          <table:table-cell office:value-type="float" office:value="121.7" table:style-name="ce5">
            <text:p>121.7</text:p>
          </table:table-cell>
          <table:table-cell office:value-type="float" office:value="11147.72" table:style-name="ce5">
            <text:p>11147.72</text:p>
          </table:table-cell>
          <table:table-cell office:value-type="string" table:style-name="ce6">
            <text:p><text:a xlink:href="http://ichef.bbci.co.uk/arts/yourpaintings/images/paintings/nlw/large/nlw_nlw_kwf00097_large.jpg">http://ichef.bbci.co.uk/arts/yourpaintings/images/paintings/nlw/large/nlw_nlw_kwf00097_large.jpg</text:a></text:p>
          </table:table-cell>
          <table:table-cell office:value-type="string" table:style-name="ce5">
            <text:p>http://www.bbc.co.uk/arts/yourpaintings/paintings/snowdon-from-gelli-iago-120460</text:p>
          </table:table-cell>
          <table:table-cell office:value-type="string" table:style-name="ce5">
            <text:p>nlw_nlw_kwf0009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 from Ty Obry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, Ty Obry</text:p>
          </table:table-cell>
          <table:table-cell table:number-columns-repeated="2" table:style-name="ce5"/>
          <table:table-cell office:value-type="float" office:value="240" table:style-name="ce5">
            <text:p>240</text:p>
          </table:table-cell>
          <table:table-cell office:value-type="float" office:value="120" table:style-name="ce5">
            <text:p>120</text:p>
          </table:table-cell>
          <table:table-cell office:value-type="float" office:value="28800" table:style-name="ce5">
            <text:p>28800</text:p>
          </table:table-cell>
          <table:table-cell office:value-type="string" table:style-name="ce6">
            <text:p><text:a xlink:href="http://ichef.bbci.co.uk/arts/yourpaintings/images/paintings/nlw/large/nlw_nlw_gcf04927_large.jpg">http://ichef.bbci.co.uk/arts/yourpaintings/images/paintings/nlw/large/nlw_nlw_gcf04927_large.jpg</text:a></text:p>
          </table:table-cell>
          <table:table-cell office:value-type="string" table:style-name="ce5">
            <text:p>http://www.bbc.co.uk/arts/yourpaintings/paintings/snowdon-from-t-obry-121594</text:p>
          </table:table-cell>
          <table:table-cell office:value-type="string" table:style-name="ce5">
            <text:p>nlw_nlw_gcf0492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 Clouds over the Mountains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56" table:style-name="ce5">
            <text:p>56</text:p>
          </table:table-cell>
          <table:table-cell office:value-type="float" office:value="5129.6000000000004" table:style-name="ce5">
            <text:p>5129.6</text:p>
          </table:table-cell>
          <table:table-cell office:value-type="string" table:style-name="ce6">
            <text:p><text:a xlink:href="http://ichef.bbci.co.uk/arts/yourpaintings/images/paintings/nlw/large/nlw_nlw_kwf00147_large.jpg">http://ichef.bbci.co.uk/arts/yourpaintings/images/paintings/nlw/large/nlw_nlw_kwf00147_large.jpg</text:a></text:p>
          </table:table-cell>
          <table:table-cell office:value-type="string" table:style-name="ce5">
            <text:p>http://www.bbc.co.uk/arts/yourpaintings/paintings/storm-clouds-over-the-mountains-120577</text:p>
          </table:table-cell>
          <table:table-cell office:value-type="string" table:style-name="ce5">
            <text:p>nlw_nlw_kwf0014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Blacks, Llanddona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anddon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3721" table:style-name="ce5">
            <text:p>3721</text:p>
          </table:table-cell>
          <table:table-cell office:value-type="string" table:style-name="ce6">
            <text:p><text:a xlink:href="http://ichef.bbci.co.uk/arts/yourpaintings/images/paintings/nlw/large/nlw_nlw_kwf00101_large.jpg">http://ichef.bbci.co.uk/arts/yourpaintings/images/paintings/nlw/large/nlw_nlw_kwf00101_large.jpg</text:a></text:p>
          </table:table-cell>
          <table:table-cell office:value-type="string" table:style-name="ce5">
            <text:p>http://www.bbc.co.uk/arts/yourpaintings/paintings/welsh-blacks-llanddona-120504</text:p>
          </table:table-cell>
          <table:table-cell office:value-type="string" table:style-name="ce5">
            <text:p>nlw_nlw_kwf0010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elsh Pony Grazing at the Coast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3" table:style-name="ce5">
            <text:p>76.3</text:p>
          </table:table-cell>
          <table:table-cell office:value-type="float" office:value="56" table:style-name="ce5">
            <text:p>56</text:p>
          </table:table-cell>
          <table:table-cell office:value-type="float" office:value="4272.8" table:style-name="ce5">
            <text:p>4272.8</text:p>
          </table:table-cell>
          <table:table-cell office:value-type="string" table:style-name="ce6">
            <text:p><text:a xlink:href="http://ichef.bbci.co.uk/arts/yourpaintings/images/paintings/nlw/large/nlw_nlw_kwf00057_large.jpg">http://ichef.bbci.co.uk/arts/yourpaintings/images/paintings/nlw/large/nlw_nlw_kwf00057_large.jpg</text:a></text:p>
          </table:table-cell>
          <table:table-cell office:value-type="string" table:style-name="ce5">
            <text:p>http://www.bbc.co.uk/arts/yourpaintings/paintings/welsh-pony-grazing-at-the-coast-120571</text:p>
          </table:table-cell>
          <table:table-cell office:value-type="string" table:style-name="ce5">
            <text:p>nlw_nlw_kwf0005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utumn Sunset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60.5" table:style-name="ce5">
            <text:p>60.5</text:p>
          </table:table-cell>
          <table:table-cell office:value-type="float" office:value="4610.1000000000004" table:style-name="ce5">
            <text:p>4610.1</text:p>
          </table:table-cell>
          <table:table-cell office:value-type="string" table:style-name="ce6">
            <text:p><text:a xlink:href="http://ichef.bbci.co.uk/arts/yourpaintings/images/paintings/nlw/large/nlw_nlw_kwf00060_large.jpg">http://ichef.bbci.co.uk/arts/yourpaintings/images/paintings/nlw/large/nlw_nlw_kwf00060_large.jpg</text:a></text:p>
          </table:table-cell>
          <table:table-cell office:value-type="string" table:style-name="ce5">
            <text:p>http://www.bbc.co.uk/arts/yourpaintings/paintings/autumn-sunset-120573</text:p>
          </table:table-cell>
          <table:table-cell office:value-type="string" table:style-name="ce5">
            <text:p>nlw_nlw_kwf0006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l des Aravis, Haute Savoie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ol des Aravis, Haute Savoie</text:p>
          </table:table-cell>
          <table:table-cell table:number-columns-repeated="2" table:style-name="ce5"/>
          <table:table-cell office:value-type="float" office:value="60.7" table:style-name="ce5">
            <text:p>60.7</text:p>
          </table:table-cell>
          <table:table-cell office:value-type="float" office:value="45.7" table:style-name="ce5">
            <text:p>45.7</text:p>
          </table:table-cell>
          <table:table-cell office:value-type="float" office:value="2773.99" table:style-name="ce5">
            <text:p>2773.99</text:p>
          </table:table-cell>
          <table:table-cell office:value-type="string" table:style-name="ce6">
            <text:p><text:a xlink:href="http://ichef.bbci.co.uk/arts/yourpaintings/images/paintings/nlw/large/nlw_nlw_kwf00005_large.jpg">http://ichef.bbci.co.uk/arts/yourpaintings/images/paintings/nlw/large/nlw_nlw_kwf00005_large.jpg</text:a></text:p>
          </table:table-cell>
          <table:table-cell office:value-type="string" table:style-name="ce5">
            <text:p>http://www.bbc.co.uk/arts/yourpaintings/paintings/col-des-aravis-haute-savoie-120481</text:p>
          </table:table-cell>
          <table:table-cell office:value-type="string" table:style-name="ce5">
            <text:p>nlw_nlw_kwf0000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45.7" table:style-name="ce5">
            <text:p>45.7</text:p>
          </table:table-cell>
          <table:table-cell office:value-type="float" office:value="75.8" table:style-name="ce5">
            <text:p>75.8</text:p>
          </table:table-cell>
          <table:table-cell office:value-type="float" office:value="3464.06" table:style-name="ce5">
            <text:p>3464.06</text:p>
          </table:table-cell>
          <table:table-cell office:value-type="string" table:style-name="ce6">
            <text:p><text:a xlink:href="http://ichef.bbci.co.uk/arts/yourpaintings/images/paintings/nlw/large/nlw_nlw_kwf00132_large.jpg">http://ichef.bbci.co.uk/arts/yourpaintings/images/paintings/nlw/large/nlw_nlw_kwf00132_large.jpg</text:a></text:p>
          </table:table-cell>
          <table:table-cell office:value-type="string" table:style-name="ce5">
            <text:p>http://www.bbc.co.uk/arts/yourpaintings/paintings/cottages-eryri-120432</text:p>
          </table:table-cell>
          <table:table-cell office:value-type="string" table:style-name="ce5">
            <text:p>nlw_nlw_kwf0013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5.8" table:style-name="ce5">
            <text:p>75.8</text:p>
          </table:table-cell>
          <table:table-cell office:value-type="float" office:value="45.7" table:style-name="ce5">
            <text:p>45.7</text:p>
          </table:table-cell>
          <table:table-cell office:value-type="float" office:value="3464.06" table:style-name="ce5">
            <text:p>3464.06</text:p>
          </table:table-cell>
          <table:table-cell office:value-type="string" table:style-name="ce6">
            <text:p><text:a xlink:href="http://ichef.bbci.co.uk/arts/yourpaintings/images/paintings/nlw/large/nlw_nlw_kwf00132_large.jpg">http://ichef.bbci.co.uk/arts/yourpaintings/images/paintings/nlw/large/nlw_nlw_kwf00132_large.jpg</text:a></text:p>
          </table:table-cell>
          <table:table-cell office:value-type="string" table:style-name="ce5">
            <text:p>http://www.bbc.co.uk/arts/yourpaintings/paintings/cottages-eryri-120432</text:p>
          </table:table-cell>
          <table:table-cell office:value-type="string" table:style-name="ce5">
            <text:p>nlw_nlw_kwf0013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Eryri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50.5" table:style-name="ce5">
            <text:p>50.5</text:p>
          </table:table-cell>
          <table:table-cell office:value-type="float" office:value="60.5" table:style-name="ce5">
            <text:p>60.5</text:p>
          </table:table-cell>
          <table:table-cell office:value-type="float" office:value="3055.25" table:style-name="ce5">
            <text:p>3055.25</text:p>
          </table:table-cell>
          <table:table-cell office:value-type="string" table:style-name="ce6">
            <text:p><text:a xlink:href="http://ichef.bbci.co.uk/arts/yourpaintings/images/paintings/nlw/large/nlw_nlw_kwf00316_large.jpg">http://ichef.bbci.co.uk/arts/yourpaintings/images/paintings/nlw/large/nlw_nlw_kwf00316_large.jpg</text:a></text:p>
          </table:table-cell>
          <table:table-cell office:value-type="string" table:style-name="ce5">
            <text:p>http://www.bbc.co.uk/arts/yourpaintings/paintings/cottages-eryri-120434</text:p>
          </table:table-cell>
          <table:table-cell office:value-type="string" table:style-name="ce5">
            <text:p>nlw_nlw_kwf0031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Landscape with Trees and a Field in the Foreground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5" table:style-name="ce5">
            <text:p>76.5</text:p>
          </table:table-cell>
          <table:table-cell office:value-type="float" office:value="50.5" table:style-name="ce5">
            <text:p>50.5</text:p>
          </table:table-cell>
          <table:table-cell office:value-type="float" office:value="3863.25" table:style-name="ce5">
            <text:p>3863.25</text:p>
          </table:table-cell>
          <table:table-cell office:value-type="string" table:style-name="ce6">
            <text:p><text:a xlink:href="http://ichef.bbci.co.uk/arts/yourpaintings/images/paintings/nlw/large/nlw_nlw_kwf00035_large.jpg">http://ichef.bbci.co.uk/arts/yourpaintings/images/paintings/nlw/large/nlw_nlw_kwf00035_large.jpg</text:a></text:p>
          </table:table-cell>
          <table:table-cell office:value-type="string" table:style-name="ce5">
            <text:p>http://www.bbc.co.uk/arts/yourpaintings/paintings/mountain-landscape-with-trees-and-a-field-in-the-foregrou120486</text:p>
          </table:table-cell>
          <table:table-cell office:value-type="string" table:style-name="ce5">
            <text:p>nlw_nlw_kwf0003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, Snowdonia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76.099999999999994" table:style-name="ce5">
            <text:p>76.1</text:p>
          </table:table-cell>
          <table:table-cell office:value-type="float" office:value="60.7" table:style-name="ce5">
            <text:p>60.7</text:p>
          </table:table-cell>
          <table:table-cell office:value-type="float" office:value="4619.2700000000004" table:style-name="ce5">
            <text:p>4619.27</text:p>
          </table:table-cell>
          <table:table-cell office:value-type="string" table:style-name="ce6">
            <text:p><text:a xlink:href="http://ichef.bbci.co.uk/arts/yourpaintings/images/paintings/nlw/large/nlw_nlw_kwf00130_large.jpg">http://ichef.bbci.co.uk/arts/yourpaintings/images/paintings/nlw/large/nlw_nlw_kwf00130_large.jpg</text:a></text:p>
          </table:table-cell>
          <table:table-cell office:value-type="string" table:style-name="ce5">
            <text:p>http://www.bbc.co.uk/arts/yourpaintings/paintings/mountains-snowdonia-120529</text:p>
          </table:table-cell>
          <table:table-cell office:value-type="string" table:style-name="ce5">
            <text:p>nlw_nlw_kwf0013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Near Capel Curig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apel Curig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029_large.jpg">http://ichef.bbci.co.uk/arts/yourpaintings/images/paintings/nlw/large/nlw_nlw_kwf00029_large.jpg</text:a></text:p>
          </table:table-cell>
          <table:table-cell office:value-type="string" table:style-name="ce5">
            <text:p>http://www.bbc.co.uk/arts/yourpaintings/paintings/near-capel-curig-120493</text:p>
          </table:table-cell>
          <table:table-cell office:value-type="string" table:style-name="ce5">
            <text:p>nlw_nlw_kwf0002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enmon Coast and Ynys Seiriol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mon, Ynys Seiriol</text:p>
          </table:table-cell>
          <table:table-cell table:number-columns-repeated="2" table:style-name="ce5"/>
          <table:table-cell office:value-type="float" office:value="91.5" table:style-name="ce5">
            <text:p>91.5</text:p>
          </table:table-cell>
          <table:table-cell office:value-type="float" office:value="55.3" table:style-name="ce5">
            <text:p>55.3</text:p>
          </table:table-cell>
          <table:table-cell office:value-type="float" office:value="5059.95" table:style-name="ce5">
            <text:p>5059.95</text:p>
          </table:table-cell>
          <table:table-cell office:value-type="string" table:style-name="ce6">
            <text:p><text:a xlink:href="http://ichef.bbci.co.uk/arts/yourpaintings/images/paintings/nlw/large/nlw_nlw_kwf00030_large.jpg">http://ichef.bbci.co.uk/arts/yourpaintings/images/paintings/nlw/large/nlw_nlw_kwf00030_large.jpg</text:a></text:p>
          </table:table-cell>
          <table:table-cell office:value-type="string" table:style-name="ce5">
            <text:p>http://www.bbc.co.uk/arts/yourpaintings/paintings/penmon-coast-and-ynys-seiriol-120494</text:p>
          </table:table-cell>
          <table:table-cell office:value-type="string" table:style-name="ce5">
            <text:p>nlw_nlw_kwf0003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owards the Mountains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320_large.jpg">http://ichef.bbci.co.uk/arts/yourpaintings/images/paintings/nlw/large/nlw_nlw_kwf00320_large.jpg</text:a></text:p>
          </table:table-cell>
          <table:table-cell office:value-type="string" table:style-name="ce5">
            <text:p>http://www.bbc.co.uk/arts/yourpaintings/paintings/towards-the-mountains-120437</text:p>
          </table:table-cell>
          <table:table-cell office:value-type="string" table:style-name="ce5">
            <text:p>nlw_nlw_kwf0032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ryfan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yfan</text:p>
          </table:table-cell>
          <table:table-cell table:number-columns-repeated="2" table:style-name="ce5"/>
          <table:table-cell office:value-type="float" office:value="122.2" table:style-name="ce5">
            <text:p>122.2</text:p>
          </table:table-cell>
          <table:table-cell office:value-type="float" office:value="91.2" table:style-name="ce5">
            <text:p>91.2</text:p>
          </table:table-cell>
          <table:table-cell office:value-type="float" office:value="11144.64" table:style-name="ce5">
            <text:p>11144.64</text:p>
          </table:table-cell>
          <table:table-cell office:value-type="string" table:style-name="ce6">
            <text:p><text:a xlink:href="http://ichef.bbci.co.uk/arts/yourpaintings/images/paintings/nlw/large/nlw_nlw_kwf00135_large.jpg">http://ichef.bbci.co.uk/arts/yourpaintings/images/paintings/nlw/large/nlw_nlw_kwf00135_large.jpg</text:a></text:p>
          </table:table-cell>
          <table:table-cell office:value-type="string" table:style-name="ce5">
            <text:p>http://www.bbc.co.uk/arts/yourpaintings/paintings/tryfan-120517</text:p>
          </table:table-cell>
          <table:table-cell office:value-type="string" table:style-name="ce5">
            <text:p>nlw_nlw_kwf0013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Landscape with High Sun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76.3" table:style-name="ce5">
            <text:p>76.3</text:p>
          </table:table-cell>
          <table:table-cell office:value-type="float" office:value="5814.06" table:style-name="ce5">
            <text:p>5814.06</text:p>
          </table:table-cell>
          <table:table-cell office:value-type="string" table:style-name="ce6">
            <text:p><text:a xlink:href="http://ichef.bbci.co.uk/arts/yourpaintings/images/paintings/nlw/large/nlw_nlw_kwf00090_large.jpg">http://ichef.bbci.co.uk/arts/yourpaintings/images/paintings/nlw/large/nlw_nlw_kwf00090_large.jpg</text:a></text:p>
          </table:table-cell>
          <table:table-cell office:value-type="string" table:style-name="ce5">
            <text:p>http://www.bbc.co.uk/arts/yourpaintings/paintings/mountain-landscape-with-high-sun-120544</text:p>
          </table:table-cell>
          <table:table-cell office:value-type="string" table:style-name="ce5">
            <text:p>nlw_nlw_kwf0009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entrepella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entrepella</text:p>
          </table:table-cell>
          <table:table-cell table:number-columns-repeated="2" table:style-name="ce5"/>
          <table:table-cell office:value-type="float" office:value="76.599999999999994" table:style-name="ce5">
            <text:p>76.6</text:p>
          </table:table-cell>
          <table:table-cell office:value-type="float" office:value="178" table:style-name="ce5">
            <text:p>178</text:p>
          </table:table-cell>
          <table:table-cell office:value-type="float" office:value="13634.8" table:style-name="ce5">
            <text:p>13634.8</text:p>
          </table:table-cell>
          <table:table-cell office:value-type="string" table:style-name="ce6">
            <text:p><text:a xlink:href="http://ichef.bbci.co.uk/arts/yourpaintings/images/paintings/nlw/large/nlw_nlw_gcf04965_large.jpg">http://ichef.bbci.co.uk/arts/yourpaintings/images/paintings/nlw/large/nlw_nlw_gcf04965_large.jpg</text:a></text:p>
          </table:table-cell>
          <table:table-cell office:value-type="string" table:style-name="ce5">
            <text:p>http://www.bbc.co.uk/arts/yourpaintings/paintings/pentrepella-121383</text:p>
          </table:table-cell>
          <table:table-cell office:value-type="string" table:style-name="ce5">
            <text:p>nlw_nlw_gcf0496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lue Sky with Brown Hill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55.5" table:style-name="ce5">
            <text:p>55.5</text:p>
          </table:table-cell>
          <table:table-cell office:value-type="float" office:value="5061.6000000000004" table:style-name="ce5">
            <text:p>5061.6</text:p>
          </table:table-cell>
          <table:table-cell office:value-type="string" table:style-name="ce6">
            <text:p><text:a xlink:href="http://ichef.bbci.co.uk/arts/yourpaintings/images/paintings/nlw/large/nlw_nlw_kwf00031_large.jpg">http://ichef.bbci.co.uk/arts/yourpaintings/images/paintings/nlw/large/nlw_nlw_kwf00031_large.jpg</text:a></text:p>
          </table:table-cell>
          <table:table-cell office:value-type="string" table:style-name="ce5">
            <text:p>http://www.bbc.co.uk/arts/yourpaintings/paintings/blue-sky-with-brown-hill-120495</text:p>
          </table:table-cell>
          <table:table-cell office:value-type="string" table:style-name="ce5">
            <text:p>nlw_nlw_kwf0003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ryn yr Hen Bobl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 yr Hen Bobl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61" table:style-name="ce5">
            <text:p>61</text:p>
          </table:table-cell>
          <table:table-cell office:value-type="float" office:value="3721" table:style-name="ce5">
            <text:p>3721</text:p>
          </table:table-cell>
          <table:table-cell office:value-type="string" table:style-name="ce6">
            <text:p><text:a xlink:href="http://ichef.bbci.co.uk/arts/yourpaintings/images/paintings/nlw/large/nlw_nlw_kwf00089_large.jpg">http://ichef.bbci.co.uk/arts/yourpaintings/images/paintings/nlw/large/nlw_nlw_kwf00089_large.jpg</text:a></text:p>
          </table:table-cell>
          <table:table-cell office:value-type="string" table:style-name="ce5">
            <text:p>http://www.bbc.co.uk/arts/yourpaintings/paintings/bryn-yr-hen-bobl-120557</text:p>
          </table:table-cell>
          <table:table-cell office:value-type="string" table:style-name="ce5">
            <text:p>nlw_nlw_kwf0008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loud on the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1.5" table:style-name="ce5">
            <text:p>91.5</text:p>
          </table:table-cell>
          <table:table-cell office:value-type="float" office:value="71" table:style-name="ce5">
            <text:p>71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6">
            <text:p><text:a xlink:href="http://ichef.bbci.co.uk/arts/yourpaintings/images/paintings/nlw/large/nlw_nlw_kwf00328_large.jpg">http://ichef.bbci.co.uk/arts/yourpaintings/images/paintings/nlw/large/nlw_nlw_kwf00328_large.jpg</text:a></text:p>
          </table:table-cell>
          <table:table-cell office:value-type="string" table:style-name="ce5">
            <text:p>http://www.bbc.co.uk/arts/yourpaintings/paintings/cloud-on-the-mountains-120444</text:p>
          </table:table-cell>
          <table:table-cell office:value-type="string" table:style-name="ce5">
            <text:p>nlw_nlw_kwf0032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loud over Crib Coch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Coch</text:p>
          </table:table-cell>
          <table:table-cell table:number-columns-repeated="2" table:style-name="ce5"/>
          <table:table-cell office:value-type="float" office:value="60.5" table:style-name="ce5">
            <text:p>60.5</text:p>
          </table:table-cell>
          <table:table-cell office:value-type="float" office:value="60.5" table:style-name="ce5">
            <text:p>60.5</text:p>
          </table:table-cell>
          <table:table-cell office:value-type="float" office:value="3660.25" table:style-name="ce5">
            <text:p>3660.25</text:p>
          </table:table-cell>
          <table:table-cell office:value-type="string" table:style-name="ce6">
            <text:p><text:a xlink:href="http://ichef.bbci.co.uk/arts/yourpaintings/images/paintings/nlw/large/nlw_nlw_kwf00150_large.jpg">http://ichef.bbci.co.uk/arts/yourpaintings/images/paintings/nlw/large/nlw_nlw_kwf00150_large.jpg</text:a></text:p>
          </table:table-cell>
          <table:table-cell office:value-type="string" table:style-name="ce5">
            <text:p>http://www.bbc.co.uk/arts/yourpaintings/paintings/cloud-over-crib-goch-120505</text:p>
          </table:table-cell>
          <table:table-cell office:value-type="string" table:style-name="ce5">
            <text:p>nlw_nlw_kwf0015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raggs and Tree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5" table:style-name="ce5">
            <text:p>60.5</text:p>
          </table:table-cell>
          <table:table-cell office:value-type="float" office:value="76" table:style-name="ce5">
            <text:p>76</text:p>
          </table:table-cell>
          <table:table-cell office:value-type="float" office:value="4598" table:style-name="ce5">
            <text:p>4598</text:p>
          </table:table-cell>
          <table:table-cell office:value-type="string" table:style-name="ce6">
            <text:p><text:a xlink:href="http://ichef.bbci.co.uk/arts/yourpaintings/images/paintings/nlw/large/nlw_nlw_kwf00131_large.jpg">http://ichef.bbci.co.uk/arts/yourpaintings/images/paintings/nlw/large/nlw_nlw_kwf00131_large.jpg</text:a></text:p>
          </table:table-cell>
          <table:table-cell office:value-type="string" table:style-name="ce5">
            <text:p>http://www.bbc.co.uk/arts/yourpaintings/paintings/craggs-and-trees-120531</text:p>
          </table:table-cell>
          <table:table-cell office:value-type="string" table:style-name="ce5">
            <text:p>nlw_nlw_kwf0013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rib Goch with a Blue Sky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83_large.jpg">http://ichef.bbci.co.uk/arts/yourpaintings/images/paintings/nlw/large/nlw_nlw_kwf00083_large.jpg</text:a></text:p>
          </table:table-cell>
          <table:table-cell office:value-type="string" table:style-name="ce5">
            <text:p>http://www.bbc.co.uk/arts/yourpaintings/paintings/crib-goch-with-a-blue-sky-120549</text:p>
          </table:table-cell>
          <table:table-cell office:value-type="string" table:style-name="ce5">
            <text:p>nlw_nlw_kwf0008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wm Hetiau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182.9" table:style-name="ce5">
            <text:p>182.9</text:p>
          </table:table-cell>
          <table:table-cell office:value-type="float" office:value="121.2" table:style-name="ce5">
            <text:p>121.2</text:p>
          </table:table-cell>
          <table:table-cell office:value-type="float" office:value="22167.48" table:style-name="ce5">
            <text:p>22167.48</text:p>
          </table:table-cell>
          <table:table-cell office:value-type="string" table:style-name="ce6">
            <text:p><text:a xlink:href="http://ichef.bbci.co.uk/arts/yourpaintings/images/paintings/nlw/large/nlw_nlw_kwf00149_large.jpg">http://ichef.bbci.co.uk/arts/yourpaintings/images/paintings/nlw/large/nlw_nlw_kwf00149_large.jpg</text:a></text:p>
          </table:table-cell>
          <table:table-cell office:value-type="string" table:style-name="ce5">
            <text:p>http://www.bbc.co.uk/arts/yourpaintings/paintings/cwm-hetiau-120452</text:p>
          </table:table-cell>
          <table:table-cell office:value-type="string" table:style-name="ce5">
            <text:p>nlw_nlw_kwf0014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ark Mountains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1.2" table:style-name="ce5">
            <text:p>91.2</text:p>
          </table:table-cell>
          <table:table-cell office:value-type="float" office:value="70.7" table:style-name="ce5">
            <text:p>70.7</text:p>
          </table:table-cell>
          <table:table-cell office:value-type="float" office:value="6447.84" table:style-name="ce5">
            <text:p>6447.84</text:p>
          </table:table-cell>
          <table:table-cell office:value-type="string" table:style-name="ce6">
            <text:p><text:a xlink:href="http://ichef.bbci.co.uk/arts/yourpaintings/images/paintings/nlw/large/nlw_nlw_kwf00314_large.jpg">http://ichef.bbci.co.uk/arts/yourpaintings/images/paintings/nlw/large/nlw_nlw_kwf00314_large.jpg</text:a></text:p>
          </table:table-cell>
          <table:table-cell office:value-type="string" table:style-name="ce5">
            <text:p>http://www.bbc.co.uk/arts/yourpaintings/paintings/dark-mountains-eryri-120526</text:p>
          </table:table-cell>
          <table:table-cell office:value-type="string" table:style-name="ce5">
            <text:p>nlw_nlw_kwf0031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 Building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5.7" table:style-name="ce5">
            <text:p>75.7</text:p>
          </table:table-cell>
          <table:table-cell office:value-type="float" office:value="50.5" table:style-name="ce5">
            <text:p>50.5</text:p>
          </table:table-cell>
          <table:table-cell office:value-type="float" office:value="3822.85" table:style-name="ce5">
            <text:p>3822.85</text:p>
          </table:table-cell>
          <table:table-cell office:value-type="string" table:style-name="ce6">
            <text:p><text:a xlink:href="http://ichef.bbci.co.uk/arts/yourpaintings/images/paintings/nlw/large/nlw_nlw_kwf00051_large.jpg">http://ichef.bbci.co.uk/arts/yourpaintings/images/paintings/nlw/large/nlw_nlw_kwf00051_large.jpg</text:a></text:p>
          </table:table-cell>
          <table:table-cell office:value-type="string" table:style-name="ce5">
            <text:p>http://www.bbc.co.uk/arts/yourpaintings/paintings/farm-building-eryri-120535</text:p>
          </table:table-cell>
          <table:table-cell office:value-type="string" table:style-name="ce5">
            <text:p>nlw_nlw_kwf0005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at Dusk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68.3" table:style-name="ce5">
            <text:p>68.3</text:p>
          </table:table-cell>
          <table:table-cell office:value-type="float" office:value="3462.81" table:style-name="ce5">
            <text:p>3462.81</text:p>
          </table:table-cell>
          <table:table-cell office:value-type="string" table:style-name="ce6">
            <text:p><text:a xlink:href="http://ichef.bbci.co.uk/arts/yourpaintings/images/paintings/nlw/large/nlw_nlw_kwf00127_large.jpg">http://ichef.bbci.co.uk/arts/yourpaintings/images/paintings/nlw/large/nlw_nlw_kwf00127_large.jpg</text:a></text:p>
          </table:table-cell>
          <table:table-cell office:value-type="string" table:style-name="ce5">
            <text:p>http://www.bbc.co.uk/arts/yourpaintings/paintings/farmer-at-dusk-120586</text:p>
          </table:table-cell>
          <table:table-cell office:value-type="string" table:style-name="ce5">
            <text:p>nlw_nlw_kwf0012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rey Cloud and Sun over the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5" table:style-name="ce5">
            <text:p>68.5</text:p>
          </table:table-cell>
          <table:table-cell office:value-type="float" office:value="50.8" table:style-name="ce5">
            <text:p>50.8</text:p>
          </table:table-cell>
          <table:table-cell office:value-type="float" office:value="3479.8" table:style-name="ce5">
            <text:p>3479.8</text:p>
          </table:table-cell>
          <table:table-cell office:value-type="string" table:style-name="ce6">
            <text:p><text:a xlink:href="http://ichef.bbci.co.uk/arts/yourpaintings/images/paintings/nlw/large/nlw_nlw_kwf00003_large.jpg">http://ichef.bbci.co.uk/arts/yourpaintings/images/paintings/nlw/large/nlw_nlw_kwf00003_large.jpg</text:a></text:p>
          </table:table-cell>
          <table:table-cell office:value-type="string" table:style-name="ce5">
            <text:p>http://www.bbc.co.uk/arts/yourpaintings/paintings/grey-cloud-and-sun-over-the-mountains-120479</text:p>
          </table:table-cell>
          <table:table-cell office:value-type="string" table:style-name="ce5">
            <text:p>nlw_nlw_kwf0000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owlight,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76" table:style-name="ce5">
            <text:p>76</text:p>
          </table:table-cell>
          <table:table-cell office:value-type="float" office:value="5776" table:style-name="ce5">
            <text:p>5776</text:p>
          </table:table-cell>
          <table:table-cell office:value-type="string" table:style-name="ce6">
            <text:p><text:a xlink:href="http://ichef.bbci.co.uk/arts/yourpaintings/images/paintings/nlw/large/nlw_nlw_kwf00091_large.jpg">http://ichef.bbci.co.uk/arts/yourpaintings/images/paintings/nlw/large/nlw_nlw_kwf00091_large.jpg</text:a></text:p>
          </table:table-cell>
          <table:table-cell office:value-type="string" table:style-name="ce5">
            <text:p>http://www.bbc.co.uk/arts/yourpaintings/paintings/lowlight-eryri-120542</text:p>
          </table:table-cell>
          <table:table-cell office:value-type="string" table:style-name="ce5">
            <text:p>nlw_nlw_kwf0009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eadows, Mist and Mountain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5.5" table:style-name="ce5">
            <text:p>55.5</text:p>
          </table:table-cell>
          <table:table-cell office:value-type="float" office:value="45.6" table:style-name="ce5">
            <text:p>45.6</text:p>
          </table:table-cell>
          <table:table-cell office:value-type="float" office:value="2530.8000000000002" table:style-name="ce5">
            <text:p>2530.8</text:p>
          </table:table-cell>
          <table:table-cell office:value-type="string" table:style-name="ce6">
            <text:p><text:a xlink:href="http://ichef.bbci.co.uk/arts/yourpaintings/images/paintings/nlw/large/nlw_nlw_kwf00033_large.jpg">http://ichef.bbci.co.uk/arts/yourpaintings/images/paintings/nlw/large/nlw_nlw_kwf00033_large.jpg</text:a></text:p>
          </table:table-cell>
          <table:table-cell office:value-type="string" table:style-name="ce5">
            <text:p>http://www.bbc.co.uk/arts/yourpaintings/paintings/meadows-mist-and-mountains-120515</text:p>
          </table:table-cell>
          <table:table-cell office:value-type="string" table:style-name="ce5">
            <text:p>nlw_nlw_kwf0003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Stream with Tree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" table:style-name="ce5">
            <text:p>68</text:p>
          </table:table-cell>
          <table:table-cell office:value-type="float" office:value="55.5" table:style-name="ce5">
            <text:p>55.5</text:p>
          </table:table-cell>
          <table:table-cell office:value-type="float" office:value="3774" table:style-name="ce5">
            <text:p>3774</text:p>
          </table:table-cell>
          <table:table-cell office:value-type="string" table:style-name="ce6">
            <text:p><text:a xlink:href="http://ichef.bbci.co.uk/arts/yourpaintings/images/paintings/nlw/large/nlw_nlw_kwf00044_large.jpg">http://ichef.bbci.co.uk/arts/yourpaintings/images/paintings/nlw/large/nlw_nlw_kwf00044_large.jpg</text:a></text:p>
          </table:table-cell>
          <table:table-cell office:value-type="string" table:style-name="ce5">
            <text:p>http://www.bbc.co.uk/arts/yourpaintings/paintings/mountain-stream-with-trees-120518</text:p>
          </table:table-cell>
          <table:table-cell office:value-type="string" table:style-name="ce5">
            <text:p>nlw_nlw_kwf0004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 with Blue Sky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6" table:style-name="ce5">
            <text:p>56</text:p>
          </table:table-cell>
          <table:table-cell office:value-type="float" office:value="4267.2" table:style-name="ce5">
            <text:p>4267.2</text:p>
          </table:table-cell>
          <table:table-cell office:value-type="string" table:style-name="ce6">
            <text:p><text:a xlink:href="http://ichef.bbci.co.uk/arts/yourpaintings/images/paintings/nlw/large/nlw_nlw_kwf00056_large.jpg">http://ichef.bbci.co.uk/arts/yourpaintings/images/paintings/nlw/large/nlw_nlw_kwf00056_large.jpg</text:a></text:p>
          </table:table-cell>
          <table:table-cell office:value-type="string" table:style-name="ce5">
            <text:p>http://www.bbc.co.uk/arts/yourpaintings/paintings/mountains-with-blue-sky-120570</text:p>
          </table:table-cell>
          <table:table-cell office:value-type="string" table:style-name="ce5">
            <text:p>nlw_nlw_kwf0005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, Eryri, with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0.7" table:style-name="ce5">
            <text:p>90.7</text:p>
          </table:table-cell>
          <table:table-cell office:value-type="float" office:value="91.5" table:style-name="ce5">
            <text:p>91.5</text:p>
          </table:table-cell>
          <table:table-cell office:value-type="float" office:value="8299.0499999999993" table:style-name="ce5">
            <text:p>8299.05</text:p>
          </table:table-cell>
          <table:table-cell table:style-name="ce6"/>
          <table:table-cell office:value-type="string" table:style-name="ce5">
            <text:p>http://www.bbc.co.uk/arts/yourpaintings/paintings/mountains-eryri-with-cloud-120462</text:p>
          </table:table-cell>
          <table:table-cell office:value-type="string" table:style-name="ce5">
            <text:p>nlw_nlw_kwf0013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s, Eryri, with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90.7" table:style-name="ce5">
            <text:p>90.7</text:p>
          </table:table-cell>
          <table:table-cell office:value-type="float" office:value="91.5" table:style-name="ce5">
            <text:p>91.5</text:p>
          </table:table-cell>
          <table:table-cell office:value-type="float" office:value="8299.0499999999993" table:style-name="ce5">
            <text:p>8299.05</text:p>
          </table:table-cell>
          <table:table-cell office:value-type="string" table:style-name="ce6">
            <text:p><text:a xlink:href="http://ichef.bbci.co.uk/arts/yourpaintings/images/paintings/nlw/large/nlw_nlw_kwf00139_large.jpg">http://ichef.bbci.co.uk/arts/yourpaintings/images/paintings/nlw/large/nlw_nlw_kwf00139_large.jpg</text:a></text:p>
          </table:table-cell>
          <table:table-cell office:value-type="string" table:style-name="ce5">
            <text:p>http://www.bbc.co.uk/arts/yourpaintings/paintings/mountains-eryri-with-cloud-120462</text:p>
          </table:table-cell>
          <table:table-cell office:value-type="string" table:style-name="ce5">
            <text:p>nlw_nlw_kwf0013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ynydd Mawr a'r Wyddfa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Wyddfa</text:p>
          </table:table-cell>
          <table:table-cell table:number-columns-repeated="2" table:style-name="ce5"/>
          <table:table-cell office:value-type="float" office:value="91.5" table:style-name="ce5">
            <text:p>91.5</text:p>
          </table:table-cell>
          <table:table-cell office:value-type="float" office:value="61" table:style-name="ce5">
            <text:p>61</text:p>
          </table:table-cell>
          <table:table-cell office:value-type="float" office:value="5581.5" table:style-name="ce5">
            <text:p>5581.5</text:p>
          </table:table-cell>
          <table:table-cell office:value-type="string" table:style-name="ce6">
            <text:p><text:a xlink:href="http://ichef.bbci.co.uk/arts/yourpaintings/images/paintings/nlw/large/nlw_nlw_kwf00148_large.jpg">http://ichef.bbci.co.uk/arts/yourpaintings/images/paintings/nlw/large/nlw_nlw_kwf00148_large.jpg</text:a></text:p>
          </table:table-cell>
          <table:table-cell office:value-type="string" table:style-name="ce5">
            <text:p>http://www.bbc.co.uk/arts/yourpaintings/paintings/mynydd-mawr-ar-wyddfa-120579</text:p>
          </table:table-cell>
          <table:table-cell office:value-type="string" table:style-name="ce5">
            <text:p>nlw_nlw_kwf0014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ath beneath Crib Goch</text:p>
          </table:table-cell>
          <table:table-cell office:value-type="string" table:style-name="ce7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Coch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76" table:style-name="ce5">
            <text:p>76</text:p>
          </table:table-cell>
          <table:table-cell office:value-type="float" office:value="5776" table:style-name="ce5">
            <text:p>5776</text:p>
          </table:table-cell>
          <table:table-cell office:value-type="string" table:style-name="ce6">
            <text:p><text:a xlink:href="http://ichef.bbci.co.uk/arts/yourpaintings/images/paintings/nlw/large/nlw_nlw_kwf00076_large.jpg">http://ichef.bbci.co.uk/arts/yourpaintings/images/paintings/nlw/large/nlw_nlw_kwf00076_large.jpg</text:a></text:p>
          </table:table-cell>
          <table:table-cell office:value-type="string" table:style-name="ce5">
            <text:p>http://www.bbc.co.uk/arts/yourpaintings/paintings/path-below-crib-goch-120545</text:p>
          </table:table-cell>
          <table:table-cell office:value-type="string" table:style-name="ce5">
            <text:p>nlw_nlw_kwf0007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oad to the Farm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/ Llanfairynghornwy</text:p>
          </table:table-cell>
          <table:table-cell table:number-columns-repeated="2" table:style-name="ce5"/>
          <table:table-cell office:value-type="float" office:value="76.2" table:style-name="ce5">
            <text:p>76.2</text:p>
          </table:table-cell>
          <table:table-cell office:value-type="float" office:value="50.5" table:style-name="ce5">
            <text:p>50.5</text:p>
          </table:table-cell>
          <table:table-cell office:value-type="float" office:value="3848.1" table:style-name="ce5">
            <text:p>3848.1</text:p>
          </table:table-cell>
          <table:table-cell office:value-type="string" table:style-name="ce6">
            <text:p><text:a xlink:href="http://ichef.bbci.co.uk/arts/yourpaintings/images/paintings/nlw/large/nlw_nlw_kwf00036_large.jpg">http://ichef.bbci.co.uk/arts/yourpaintings/images/paintings/nlw/large/nlw_nlw_kwf00036_large.jpg</text:a></text:p>
          </table:table-cell>
          <table:table-cell office:value-type="string" table:style-name="ce5">
            <text:p>http://www.bbc.co.uk/arts/yourpaintings/paintings/road-to-the-farm-120489</text:p>
          </table:table-cell>
          <table:table-cell office:value-type="string" table:style-name="ce5">
            <text:p>nlw_nlw_kwf0003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ugged Mountains with Low Cloud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6" table:style-name="ce5">
            <text:p>91.6</text:p>
          </table:table-cell>
          <table:table-cell office:value-type="float" office:value="91.3" table:style-name="ce5">
            <text:p>91.3</text:p>
          </table:table-cell>
          <table:table-cell office:value-type="float" office:value="8363.08" table:style-name="ce5">
            <text:p>8363.08</text:p>
          </table:table-cell>
          <table:table-cell office:value-type="string" table:style-name="ce6">
            <text:p><text:a xlink:href="http://ichef.bbci.co.uk/arts/yourpaintings/images/paintings/nlw/large/nlw_nlw_kwf00134_large.jpg">http://ichef.bbci.co.uk/arts/yourpaintings/images/paintings/nlw/large/nlw_nlw_kwf00134_large.jpg</text:a></text:p>
          </table:table-cell>
          <table:table-cell office:value-type="string" table:style-name="ce5">
            <text:p>http://www.bbc.co.uk/arts/yourpaintings/paintings/rugged-mountains-with-low-cloud-120443</text:p>
          </table:table-cell>
          <table:table-cell office:value-type="string" table:style-name="ce5">
            <text:p>nlw_nlw_kwf0013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ian Summits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5_large.jpg">http://ichef.bbci.co.uk/arts/yourpaintings/images/paintings/nlw/large/nlw_nlw_kwf00045_large.jpg</text:a></text:p>
          </table:table-cell>
          <table:table-cell office:value-type="string" table:style-name="ce5">
            <text:p>http://www.bbc.co.uk/arts/yourpaintings/paintings/snowdonian-summits-120559</text:p>
          </table:table-cell>
          <table:table-cell office:value-type="string" table:style-name="ce5">
            <text:p>nlw_nlw_kwf0004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ummer, Snowdonia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ia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76" table:style-name="ce5">
            <text:p>76</text:p>
          </table:table-cell>
          <table:table-cell office:value-type="float" office:value="4636" table:style-name="ce5">
            <text:p>4636</text:p>
          </table:table-cell>
          <table:table-cell office:value-type="string" table:style-name="ce6">
            <text:p><text:a xlink:href="http://ichef.bbci.co.uk/arts/yourpaintings/images/paintings/nlw/large/nlw_nlw_kwf00067_large.jpg">http://ichef.bbci.co.uk/arts/yourpaintings/images/paintings/nlw/large/nlw_nlw_kwf00067_large.jpg</text:a></text:p>
          </table:table-cell>
          <table:table-cell office:value-type="string" table:style-name="ce5">
            <text:p>http://www.bbc.co.uk/arts/yourpaintings/paintings/summer-snowdonia-120540</text:p>
          </table:table-cell>
          <table:table-cell office:value-type="string" table:style-name="ce5">
            <text:p>nlw_nlw_kwf0006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Path from the Shore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91.5" table:style-name="ce5">
            <text:p>91.5</text:p>
          </table:table-cell>
          <table:table-cell office:value-type="float" office:value="8344.7999999999993" table:style-name="ce5">
            <text:p>8344.8</text:p>
          </table:table-cell>
          <table:table-cell office:value-type="string" table:style-name="ce6">
            <text:p><text:a xlink:href="http://ichef.bbci.co.uk/arts/yourpaintings/images/paintings/nlw/large/nlw_nlw_kwf00055_large.jpg">http://ichef.bbci.co.uk/arts/yourpaintings/images/paintings/nlw/large/nlw_nlw_kwf00055_large.jpg</text:a></text:p>
          </table:table-cell>
          <table:table-cell office:value-type="string" table:style-name="ce5">
            <text:p>http://www.bbc.co.uk/arts/yourpaintings/paintings/the-path-from-the-shore-120569</text:p>
          </table:table-cell>
          <table:table-cell office:value-type="string" table:style-name="ce5">
            <text:p>nlw_nlw_kwf0005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raeth Coch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aeth Coch</text:p>
          </table:table-cell>
          <table:table-cell table:number-columns-repeated="2" table:style-name="ce5"/>
          <table:table-cell office:value-type="float" office:value="127.2" table:style-name="ce5">
            <text:p>127.2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9679.92" table:style-name="ce5">
            <text:p>9679.92</text:p>
          </table:table-cell>
          <table:table-cell office:value-type="string" table:style-name="ce6">
            <text:p><text:a xlink:href="http://ichef.bbci.co.uk/arts/yourpaintings/images/paintings/nlw/large/nlw_nlw_kwf00114_large.jpg">http://ichef.bbci.co.uk/arts/yourpaintings/images/paintings/nlw/large/nlw_nlw_kwf00114_large.jpg</text:a></text:p>
          </table:table-cell>
          <table:table-cell office:value-type="string" table:style-name="ce5">
            <text:p>http://www.bbc.co.uk/arts/yourpaintings/paintings/traeth-coch-120568</text:p>
          </table:table-cell>
          <table:table-cell office:value-type="string" table:style-name="ce5">
            <text:p>nlw_nlw_kwf0011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lpine Mountains/Y Grib Goch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60.8" table:style-name="ce5">
            <text:p>60.8</text:p>
          </table:table-cell>
          <table:table-cell office:value-type="float" office:value="50.5" table:style-name="ce5">
            <text:p>50.5</text:p>
          </table:table-cell>
          <table:table-cell office:value-type="float" office:value="3070.4" table:style-name="ce5">
            <text:p>3070.4</text:p>
          </table:table-cell>
          <table:table-cell office:value-type="string" table:style-name="ce6">
            <text:p><text:a xlink:href="http://ichef.bbci.co.uk/arts/yourpaintings/images/paintings/nlw/large/nlw_nlw_kwf00081_large.jpg">http://ichef.bbci.co.uk/arts/yourpaintings/images/paintings/nlw/large/nlw_nlw_kwf00081_large.jpg</text:a></text:p>
          </table:table-cell>
          <table:table-cell office:value-type="string" table:style-name="ce5">
            <text:p>http://www.bbc.co.uk/arts/yourpaintings/paintings/alpine-mountainsy-grib-goch-120552</text:p>
          </table:table-cell>
          <table:table-cell office:value-type="string" table:style-name="ce5">
            <text:p>nlw_nlw_kwf0008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 in the Field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0.7" table:style-name="ce5">
            <text:p>60.7</text:p>
          </table:table-cell>
          <table:table-cell office:value-type="float" office:value="50.5" table:style-name="ce5">
            <text:p>50.5</text:p>
          </table:table-cell>
          <table:table-cell office:value-type="float" office:value="3065.35" table:style-name="ce5">
            <text:p>3065.35</text:p>
          </table:table-cell>
          <table:table-cell office:value-type="string" table:style-name="ce6">
            <text:p><text:a xlink:href="http://ichef.bbci.co.uk/arts/yourpaintings/images/paintings/nlw/large/nlw_nlw_kwf00079_large.jpg">http://ichef.bbci.co.uk/arts/yourpaintings/images/paintings/nlw/large/nlw_nlw_kwf00079_large.jpg</text:a></text:p>
          </table:table-cell>
          <table:table-cell office:value-type="string" table:style-name="ce5">
            <text:p>http://www.bbc.co.uk/arts/yourpaintings/paintings/cottage-in-the-fields-120553</text:p>
          </table:table-cell>
          <table:table-cell office:value-type="string" table:style-name="ce5">
            <text:p>nlw_nlw_kwf0007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yrn La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yrn Las</text:p>
          </table:table-cell>
          <table:table-cell table:number-columns-repeated="2" table:style-name="ce5"/>
          <table:table-cell office:value-type="float" office:value="76.2" table:style-name="ce5">
            <text:p>76.2</text:p>
          </table:table-cell>
          <table:table-cell office:value-type="float" office:value="50.3" table:style-name="ce5">
            <text:p>50.3</text:p>
          </table:table-cell>
          <table:table-cell office:value-type="float" office:value="3832.86" table:style-name="ce5">
            <text:p>3832.86</text:p>
          </table:table-cell>
          <table:table-cell office:value-type="string" table:style-name="ce6">
            <text:p><text:a xlink:href="http://ichef.bbci.co.uk/arts/yourpaintings/images/paintings/nlw/large/nlw_nlw_kwf00048_large.jpg">http://ichef.bbci.co.uk/arts/yourpaintings/images/paintings/nlw/large/nlw_nlw_kwf00048_large.jpg</text:a></text:p>
          </table:table-cell>
          <table:table-cell office:value-type="string" table:style-name="ce5">
            <text:p>http://www.bbc.co.uk/arts/yourpaintings/paintings/gyrn-las-120563</text:p>
          </table:table-cell>
          <table:table-cell office:value-type="string" table:style-name="ce5">
            <text:p>nlw_nlw_kwf0004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Lone Cottage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50.7" table:style-name="ce5">
            <text:p>50.7</text:p>
          </table:table-cell>
          <table:table-cell office:value-type="float" office:value="3863.34" table:style-name="ce5">
            <text:p>3863.34</text:p>
          </table:table-cell>
          <table:table-cell office:value-type="string" table:style-name="ce6">
            <text:p><text:a xlink:href="http://ichef.bbci.co.uk/arts/yourpaintings/images/paintings/nlw/large/nlw_nlw_kwf00075_large.jpg">http://ichef.bbci.co.uk/arts/yourpaintings/images/paintings/nlw/large/nlw_nlw_kwf00075_large.jpg</text:a></text:p>
          </table:table-cell>
          <table:table-cell office:value-type="string" table:style-name="ce5">
            <text:p>http://www.bbc.co.uk/arts/yourpaintings/paintings/lone-cottage-120508</text:p>
          </table:table-cell>
          <table:table-cell office:value-type="string" table:style-name="ce5">
            <text:p>nlw_nlw_kwf0007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onlight above Gwynant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wynant</text:p>
          </table:table-cell>
          <table:table-cell table:number-columns-repeated="2" table:style-name="ce5"/>
          <table:table-cell office:value-type="float" office:value="121.9" table:style-name="ce5">
            <text:p>121.9</text:p>
          </table:table-cell>
          <table:table-cell office:value-type="float" office:value="121.9" table:style-name="ce5">
            <text:p>121.9</text:p>
          </table:table-cell>
          <table:table-cell office:value-type="float" office:value="14859.61" table:style-name="ce5">
            <text:p>14859.61</text:p>
          </table:table-cell>
          <table:table-cell office:value-type="string" table:style-name="ce6">
            <text:p><text:a xlink:href="http://ichef.bbci.co.uk/arts/yourpaintings/images/paintings/nlw/large/nlw_nlw_kwf00105_large.jpg">http://ichef.bbci.co.uk/arts/yourpaintings/images/paintings/nlw/large/nlw_nlw_kwf00105_large.jpg</text:a></text:p>
          </table:table-cell>
          <table:table-cell office:value-type="string" table:style-name="ce5">
            <text:p>http://www.bbc.co.uk/arts/yourpaintings/paintings/moonlight-above-gwynant-120451</text:p>
          </table:table-cell>
          <table:table-cell office:value-type="string" table:style-name="ce5">
            <text:p>nlw_nlw_kwf0010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untain Valley Cottage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1.2" table:style-name="ce5">
            <text:p>71.2</text:p>
          </table:table-cell>
          <table:table-cell office:value-type="float" office:value="91.5" table:style-name="ce5">
            <text:p>91.5</text:p>
          </table:table-cell>
          <table:table-cell office:value-type="float" office:value="6514.8" table:style-name="ce5">
            <text:p>6514.8</text:p>
          </table:table-cell>
          <table:table-cell office:value-type="string" table:style-name="ce6">
            <text:p><text:a xlink:href="http://ichef.bbci.co.uk/arts/yourpaintings/images/paintings/nlw/large/nlw_nlw_kwf00065_large.jpg">http://ichef.bbci.co.uk/arts/yourpaintings/images/paintings/nlw/large/nlw_nlw_kwf00065_large.jpg</text:a></text:p>
          </table:table-cell>
          <table:table-cell office:value-type="string" table:style-name="ce5">
            <text:p>http://www.bbc.co.uk/arts/yourpaintings/paintings/mountain-valley-cottages-120523</text:p>
          </table:table-cell>
          <table:table-cell office:value-type="string" table:style-name="ce5">
            <text:p>nlw_nlw_kwf0006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onies on Sea Cliff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5783.6" table:style-name="ce5">
            <text:p>5783.6</text:p>
          </table:table-cell>
          <table:table-cell office:value-type="string" table:style-name="ce6">
            <text:p><text:a xlink:href="http://ichef.bbci.co.uk/arts/yourpaintings/images/paintings/nlw/large/nlw_nlw_kwf00077_large.jpg">http://ichef.bbci.co.uk/arts/yourpaintings/images/paintings/nlw/large/nlw_nlw_kwf00077_large.jpg</text:a></text:p>
          </table:table-cell>
          <table:table-cell office:value-type="string" table:style-name="ce5">
            <text:p>http://www.bbc.co.uk/arts/yourpaintings/paintings/ponies-on-a-sea-cliff-120541</text:p>
          </table:table-cell>
          <table:table-cell office:value-type="string" table:style-name="ce5">
            <text:p>nlw_nlw_kwf0007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 range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126.3" table:style-name="ce5">
            <text:p>126.3</text:p>
          </table:table-cell>
          <table:table-cell office:value-type="float" office:value="76.2" table:style-name="ce5">
            <text:p>76.2</text:p>
          </table:table-cell>
          <table:table-cell office:value-type="float" office:value="9624.06" table:style-name="ce5">
            <text:p>9624.06</text:p>
          </table:table-cell>
          <table:table-cell office:value-type="string" table:style-name="ce6">
            <text:p><text:a xlink:href="http://ichef.bbci.co.uk/arts/yourpaintings/images/paintings/nlw/large/nlw_nlw_kwf00141_large.jpg">http://ichef.bbci.co.uk/arts/yourpaintings/images/paintings/nlw/large/nlw_nlw_kwf00141_large.jpg</text:a></text:p>
          </table:table-cell>
          <table:table-cell office:value-type="string" table:style-name="ce5">
            <text:p>http://www.bbc.co.uk/arts/yourpaintings/paintings/snowdon-range-120465</text:p>
          </table:table-cell>
          <table:table-cell office:value-type="string" table:style-name="ce5">
            <text:p>nlw_nlw_kwf0014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 Approaching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0.9" table:style-name="ce5">
            <text:p>90.9</text:p>
          </table:table-cell>
          <table:table-cell office:value-type="float" office:value="90.9" table:style-name="ce5">
            <text:p>90.9</text:p>
          </table:table-cell>
          <table:table-cell office:value-type="float" office:value="8262.81" table:style-name="ce5">
            <text:p>8262.81</text:p>
          </table:table-cell>
          <table:table-cell office:value-type="string" table:style-name="ce6">
            <text:p><text:a xlink:href="http://ichef.bbci.co.uk/arts/yourpaintings/images/paintings/nlw/large/nlw_nlw_kwf00093_large.jpg">http://ichef.bbci.co.uk/arts/yourpaintings/images/paintings/nlw/large/nlw_nlw_kwf00093_large.jpg</text:a></text:p>
          </table:table-cell>
          <table:table-cell office:value-type="string" table:style-name="ce5">
            <text:p>http://www.bbc.co.uk/arts/yourpaintings/paintings/storm-approaching-120565</text:p>
          </table:table-cell>
          <table:table-cell office:value-type="string" table:style-name="ce5">
            <text:p>nlw_nlw_kwf0009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 Approaching, Eryri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7_large.jpg">http://ichef.bbci.co.uk/arts/yourpaintings/images/paintings/nlw/large/nlw_nlw_kwf00047_large.jpg</text:a></text:p>
          </table:table-cell>
          <table:table-cell office:value-type="string" table:style-name="ce5">
            <text:p>http://www.bbc.co.uk/arts/yourpaintings/paintings/storm-approaching-eryri-120561</text:p>
          </table:table-cell>
          <table:table-cell office:value-type="string" table:style-name="ce5">
            <text:p>nlw_nlw_kwf0004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Way to the Cottage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table:number-columns-repeated="2" table:style-name="ce5"/>
          <table:table-cell office:value-type="float" office:value="91.2" table:style-name="ce5">
            <text:p>91.2</text:p>
          </table:table-cell>
          <table:table-cell office:value-type="float" office:value="60.7" table:style-name="ce5">
            <text:p>60.7</text:p>
          </table:table-cell>
          <table:table-cell office:value-type="float" office:value="5535.84" table:style-name="ce5">
            <text:p>5535.84</text:p>
          </table:table-cell>
          <table:table-cell office:value-type="string" table:style-name="ce6">
            <text:p><text:a xlink:href="http://ichef.bbci.co.uk/arts/yourpaintings/images/paintings/nlw/large/nlw_nlw_kwf00062_large.jpg">http://ichef.bbci.co.uk/arts/yourpaintings/images/paintings/nlw/large/nlw_nlw_kwf00062_large.jpg</text:a></text:p>
          </table:table-cell>
          <table:table-cell office:value-type="string" table:style-name="ce5">
            <text:p>http://www.bbc.co.uk/arts/yourpaintings/paintings/the-way-to-the-cottages-120575</text:p>
          </table:table-cell>
          <table:table-cell office:value-type="string" table:style-name="ce5">
            <text:p>nlw_nlw_kwf0006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nservatory, Highgate</text:p>
          </table:table-cell>
          <table:table-cell office:value-type="float" office:value="1944" table:style-name="ce5">
            <text:p>1944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Highgate</text:p>
          </table:table-cell>
          <table:table-cell table:number-columns-repeated="2" table:style-name="ce5"/>
          <table:table-cell office:value-type="float" office:value="59.5" table:style-name="ce5">
            <text:p>59.5</text:p>
          </table:table-cell>
          <table:table-cell office:value-type="float" office:value="60" table:style-name="ce5">
            <text:p>60</text:p>
          </table:table-cell>
          <table:table-cell office:value-type="float" office:value="3570" table:style-name="ce5">
            <text:p>3570</text:p>
          </table:table-cell>
          <table:table-cell office:value-type="string" table:style-name="ce6">
            <text:p><text:a xlink:href="http://ichef.bbci.co.uk/arts/yourpaintings/images/paintings/nlw/large/nlw_nlw_gcf05125_large.jpg">http://ichef.bbci.co.uk/arts/yourpaintings/images/paintings/nlw/large/nlw_nlw_gcf05125_large.jpg</text:a></text:p>
          </table:table-cell>
          <table:table-cell office:value-type="string" table:style-name="ce5">
            <text:p>http://www.bbc.co.uk/arts/yourpaintings/paintings/conservatory-highgate-119906</text:p>
          </table:table-cell>
          <table:table-cell office:value-type="string" table:style-name="ce5">
            <text:p>nlw_nlw_gcf0512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Euros Hughes Irrigating his Field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2500" table:style-name="ce5">
            <text:p>2500</text:p>
          </table:table-cell>
          <table:table-cell office:value-type="string" table:style-name="ce6">
            <text:p><text:a xlink:href="http://ichef.bbci.co.uk/arts/yourpaintings/images/paintings/nlw/large/nlw_nlw_gcf02713_large.jpg">http://ichef.bbci.co.uk/arts/yourpaintings/images/paintings/nlw/large/nlw_nlw_gcf02713_large.jpg</text:a></text:p>
          </table:table-cell>
          <table:table-cell office:value-type="string" table:style-name="ce5">
            <text:p>http://www.bbc.co.uk/arts/yourpaintings/paintings/euros-hughes-irrigating-his-fields-120727</text:p>
          </table:table-cell>
          <table:table-cell office:value-type="string" table:style-name="ce5">
            <text:p>nlw_nlw_gcf0271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enry Roberts, Bryngwyn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Bryngwyn, Patagonia</text:p>
          </table:table-cell>
          <table:table-cell table:number-columns-repeated="2" table:style-name="ce5"/>
          <table:table-cell office:value-type="float" office:value="120.5" table:style-name="ce5">
            <text:p>120.5</text:p>
          </table:table-cell>
          <table:table-cell office:value-type="float" office:value="120.5" table:style-name="ce5">
            <text:p>120.5</text:p>
          </table:table-cell>
          <table:table-cell office:value-type="float" office:value="14520.25" table:style-name="ce5">
            <text:p>14520.25</text:p>
          </table:table-cell>
          <table:table-cell office:value-type="string" table:style-name="ce6">
            <text:p><text:a xlink:href="http://ichef.bbci.co.uk/arts/yourpaintings/images/paintings/nlw/624x544/nlw_nlw_gcf06830_624x544.jpg">http://ichef.bbci.co.uk/arts/yourpaintings/images/paintings/nlw/624x544/nlw_nlw_gcf06830_624x544.jpg</text:a></text:p>
          </table:table-cell>
          <table:table-cell office:value-type="string" table:style-name="ce5">
            <text:p>http://www.bbc.co.uk/arts/yourpaintings/paintings/henry-roberts-bryngwyn-patagonia-120104</text:p>
          </table:table-cell>
          <table:table-cell office:value-type="string" table:style-name="ce5">
            <text:p>nlw_nlw_gcf06830_624x544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an and horse in the desert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atagonia</text:p>
          </table:table-cell>
          <table:table-cell table:number-columns-repeated="2" table:style-name="ce5"/>
          <table:table-cell office:value-type="float" office:value="98" table:style-name="ce5">
            <text:p>98</text:p>
          </table:table-cell>
          <table:table-cell office:value-type="float" office:value="90.2" table:style-name="ce5">
            <text:p>90.2</text:p>
          </table:table-cell>
          <table:table-cell office:value-type="float" office:value="8839.6" table:style-name="ce5">
            <text:p>8839.6</text:p>
          </table:table-cell>
          <table:table-cell office:value-type="string" table:style-name="ce6">
            <text:p><text:a xlink:href="http://ichef.bbci.co.uk/arts/yourpaintings/images/paintings/nlw/large/nlw_nlw_gcf02740_large.jpg">http://ichef.bbci.co.uk/arts/yourpaintings/images/paintings/nlw/large/nlw_nlw_gcf02740_large.jpg</text:a></text:p>
          </table:table-cell>
          <table:table-cell office:value-type="string" table:style-name="ce5">
            <text:p>http://www.bbc.co.uk/arts/yourpaintings/paintings/man-and-horse-in-the-desert-120726</text:p>
          </table:table-cell>
          <table:table-cell office:value-type="string" table:style-name="ce5">
            <text:p>nlw_nlw_gcf0274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s on the Moelwyns: Llwybr Iddew Mawr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Llwybr Iddew Mawr</text:p>
          </table:table-cell>
          <table:table-cell table:number-columns-repeated="2" table:style-name="ce5"/>
          <table:table-cell office:value-type="float" office:value="121" table:style-name="ce5">
            <text:p>121</text:p>
          </table:table-cell>
          <table:table-cell office:value-type="float" office:value="182" table:style-name="ce5">
            <text:p>182</text:p>
          </table:table-cell>
          <table:table-cell office:value-type="float" office:value="22022" table:style-name="ce5">
            <text:p>22022</text:p>
          </table:table-cell>
          <table:table-cell office:value-type="string" table:style-name="ce6">
            <text:p><text:a xlink:href="http://ichef.bbci.co.uk/arts/yourpaintings/images/paintings/nlw/large/nlw_nlw_gcf00223_large.jpg">http://ichef.bbci.co.uk/arts/yourpaintings/images/paintings/nlw/large/nlw_nlw_gcf00223_large.jpg</text:a></text:p>
          </table:table-cell>
          <table:table-cell office:value-type="string" table:style-name="ce5">
            <text:p>http://www.bbc.co.uk/arts/yourpaintings/paintings/farmers-on-the-moelwyns-llwybr-iddew-mawr-120058</text:p>
          </table:table-cell>
          <table:table-cell office:value-type="string" table:style-name="ce5">
            <text:p>nlw_nlw_gcf0022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ardeners at Work, near Church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32.9" table:style-name="ce5">
            <text:p>32.9</text:p>
          </table:table-cell>
          <table:table-cell office:value-type="float" office:value="40" table:style-name="ce5">
            <text:p>40</text:p>
          </table:table-cell>
          <table:table-cell office:value-type="float" office:value="1316" table:style-name="ce5">
            <text:p>1316</text:p>
          </table:table-cell>
          <table:table-cell office:value-type="string" table:style-name="ce6">
            <text:p><text:a xlink:href="http://ichef.bbci.co.uk/arts/yourpaintings/images/paintings/nlw/large/nlw_nlw_kwf00392_large.jpg">http://ichef.bbci.co.uk/arts/yourpaintings/images/paintings/nlw/large/nlw_nlw_kwf00392_large.jpg</text:a></text:p>
          </table:table-cell>
          <table:table-cell office:value-type="string" table:style-name="ce5">
            <text:p>http://www.bbc.co.uk/arts/yourpaintings/paintings/gardener-at-work-near-a-church-120438</text:p>
          </table:table-cell>
          <table:table-cell office:value-type="string" table:style-name="ce5">
            <text:p>nlw_nlw_kwf0039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and Dog Climbing a Rocky path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5.7" table:style-name="ce5">
            <text:p>65.7</text:p>
          </table:table-cell>
          <table:table-cell office:value-type="float" office:value="50.6" table:style-name="ce5">
            <text:p>50.6</text:p>
          </table:table-cell>
          <table:table-cell office:value-type="float" office:value="3324.42" table:style-name="ce5">
            <text:p>3324.42</text:p>
          </table:table-cell>
          <table:table-cell office:value-type="string" table:style-name="ce6">
            <text:p><text:a xlink:href="http://ichef.bbci.co.uk/arts/yourpaintings/images/paintings/nlw/large/nlw_nlw_kwf00088_large.jpg">http://ichef.bbci.co.uk/arts/yourpaintings/images/paintings/nlw/large/nlw_nlw_kwf00088_large.jpg</text:a></text:p>
          </table:table-cell>
          <table:table-cell office:value-type="string" table:style-name="ce5">
            <text:p>http://www.bbc.co.uk/arts/yourpaintings/paintings/farmer-and-dog-climbing-a-rocky-path-120555</text:p>
          </table:table-cell>
          <table:table-cell office:value-type="string" table:style-name="ce5">
            <text:p>nlw_nlw_kwf0008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and Dog in the Mountains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7.7" table:style-name="ce5">
            <text:p>77.7</text:p>
          </table:table-cell>
          <table:table-cell office:value-type="float" office:value="61.2" table:style-name="ce5">
            <text:p>61.2</text:p>
          </table:table-cell>
          <table:table-cell office:value-type="float" office:value="4755.24" table:style-name="ce5">
            <text:p>4755.24</text:p>
          </table:table-cell>
          <table:table-cell office:value-type="string" table:style-name="ce6">
            <text:p><text:a xlink:href="http://ichef.bbci.co.uk/arts/yourpaintings/images/paintings/nlw/large/nlw_nlw_kwf00068_large.jpg">http://ichef.bbci.co.uk/arts/yourpaintings/images/paintings/nlw/large/nlw_nlw_kwf00068_large.jpg</text:a></text:p>
          </table:table-cell>
          <table:table-cell office:value-type="string" table:style-name="ce5">
            <text:p>http://www.bbc.co.uk/arts/yourpaintings/paintings/farmer-and-dog-in-the-mountains-120539</text:p>
          </table:table-cell>
          <table:table-cell office:value-type="string" table:style-name="ce5">
            <text:p>nlw_nlw_kwf0006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ree Farmers on a Mountain Path</text:p>
          </table:table-cell>
          <table:table-cell office:value-type="string" table:style-name="ce5">
            <text:p>1960-197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8.7" table:style-name="ce5">
            <text:p>68.7</text:p>
          </table:table-cell>
          <table:table-cell office:value-type="float" office:value="50.7" table:style-name="ce5">
            <text:p>50.7</text:p>
          </table:table-cell>
          <table:table-cell office:value-type="float" office:value="3483.09" table:style-name="ce5">
            <text:p>3483.09</text:p>
          </table:table-cell>
          <table:table-cell office:value-type="string" table:style-name="ce6">
            <text:p><text:a xlink:href="http://ichef.bbci.co.uk/arts/yourpaintings/images/paintings/nlw/large/nlw_nlw_kwf00106_large.jpg">http://ichef.bbci.co.uk/arts/yourpaintings/images/paintings/nlw/large/nlw_nlw_kwf00106_large.jpg</text:a></text:p>
          </table:table-cell>
          <table:table-cell office:value-type="string" table:style-name="ce5">
            <text:p>http://www.bbc.co.uk/arts/yourpaintings/paintings/three-farmers-on-a-mountain-path-120510</text:p>
          </table:table-cell>
          <table:table-cell office:value-type="string" table:style-name="ce5">
            <text:p>nlw_nlw_kwf0010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amlet on the Horizon</text:p>
          </table:table-cell>
          <table:table-cell office:value-type="string" table:style-name="ce5">
            <text:p>1970-198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7" table:style-name="ce5">
            <text:p>50.7</text:p>
          </table:table-cell>
          <table:table-cell office:value-type="float" office:value="40.5" table:style-name="ce5">
            <text:p>40.5</text:p>
          </table:table-cell>
          <table:table-cell office:value-type="float" office:value="2053.35" table:style-name="ce5">
            <text:p>2053.35</text:p>
          </table:table-cell>
          <table:table-cell office:value-type="string" table:style-name="ce6">
            <text:p><text:a xlink:href="http://ichef.bbci.co.uk/arts/yourpaintings/images/paintings/nlw/large/nlw_nlw_kwf00446_large.jpg">http://ichef.bbci.co.uk/arts/yourpaintings/images/paintings/nlw/large/nlw_nlw_kwf00446_large.jpg</text:a></text:p>
          </table:table-cell>
          <table:table-cell office:value-type="string" table:style-name="ce5">
            <text:p>http://www.bbc.co.uk/arts/yourpaintings/paintings/hamlet-on-the-horizon-120485</text:p>
          </table:table-cell>
          <table:table-cell office:value-type="string" table:style-name="ce5">
            <text:p>nlw_nlw_kwf0044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in Ery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Eryri</text:p>
          </table:table-cell>
          <table:table-cell table:number-columns-repeated="2" table:style-name="ce5"/>
          <table:table-cell office:value-type="float" office:value="60.7" table:style-name="ce5">
            <text:p>60.7</text:p>
          </table:table-cell>
          <table:table-cell office:value-type="float" office:value="50.7" table:style-name="ce5">
            <text:p>50.7</text:p>
          </table:table-cell>
          <table:table-cell office:value-type="float" office:value="3077.49" table:style-name="ce5">
            <text:p>3077.49</text:p>
          </table:table-cell>
          <table:table-cell office:value-type="string" table:style-name="ce6">
            <text:p><text:a xlink:href="http://ichef.bbci.co.uk/arts/yourpaintings/images/paintings/nlw/large/nlw_nlw_kwf00080_large.jpg">http://ichef.bbci.co.uk/arts/yourpaintings/images/paintings/nlw/large/nlw_nlw_kwf00080_large.jpg</text:a></text:p>
          </table:table-cell>
          <table:table-cell office:value-type="string" table:style-name="ce5">
            <text:p>http://www.bbc.co.uk/arts/yourpaintings/paintings/farmer-in-eryri-120550</text:p>
          </table:table-cell>
          <table:table-cell office:value-type="string" table:style-name="ce5">
            <text:p>nlw_nlw_kwf0008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Gathering (Farmers on Glyder Fach)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Glyder Fach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2" table:style-name="ce5">
            <text:p>122</text:p>
          </table:table-cell>
          <table:table-cell office:value-type="float" office:value="22326" table:style-name="ce5">
            <text:p>22326</text:p>
          </table:table-cell>
          <table:table-cell office:value-type="string" table:style-name="ce6">
            <text:p><text:a xlink:href="http://ichef.bbci.co.uk/arts/yourpaintings/images/paintings/nlw/large/nlw_nlw_gcf02358_large.jpg">http://ichef.bbci.co.uk/arts/yourpaintings/images/paintings/nlw/large/nlw_nlw_gcf02358_large.jpg</text:a></text:p>
          </table:table-cell>
          <table:table-cell office:value-type="string" table:style-name="ce5">
            <text:p>http://www.bbc.co.uk/arts/yourpaintings/paintings/the-gathering-farmers-on-glyder-fach-120999</text:p>
          </table:table-cell>
          <table:table-cell office:value-type="string" table:style-name="ce5">
            <text:p>nlw_nlw_gcf0235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on the Mountain</text:p>
          </table:table-cell>
          <table:table-cell office:value-type="string" table:style-name="ce5">
            <text:p>1984-1990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121.7" table:style-name="ce5">
            <text:p>121.7</text:p>
          </table:table-cell>
          <table:table-cell office:value-type="float" office:value="91.4" table:style-name="ce5">
            <text:p>91.4</text:p>
          </table:table-cell>
          <table:table-cell office:value-type="float" office:value="11123.38" table:style-name="ce5">
            <text:p>11123.38</text:p>
          </table:table-cell>
          <table:table-cell office:value-type="string" table:style-name="ce6">
            <text:p><text:a xlink:href="http://ichef.bbci.co.uk/arts/yourpaintings/images/paintings/nlw/large/nlw_nlw_kwf00096_large.jpg">http://ichef.bbci.co.uk/arts/yourpaintings/images/paintings/nlw/large/nlw_nlw_kwf00096_large.jpg</text:a></text:p>
          </table:table-cell>
          <table:table-cell office:value-type="string" table:style-name="ce5">
            <text:p>http://www.bbc.co.uk/arts/yourpaintings/paintings/farmer-on-the-mountain-120454</text:p>
          </table:table-cell>
          <table:table-cell office:value-type="string" table:style-name="ce5">
            <text:p>nlw_nlw_kwf0009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with Following Dog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dscape/fig.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60.8" table:style-name="ce5">
            <text:p>60.8</text:p>
          </table:table-cell>
          <table:table-cell office:value-type="float" office:value="3708.8" table:style-name="ce5">
            <text:p>3708.8</text:p>
          </table:table-cell>
          <table:table-cell office:value-type="string" table:style-name="ce6">
            <text:p><text:a xlink:href="http://ichef.bbci.co.uk/arts/yourpaintings/images/paintings/nlw/large/nlw_nlw_kwf00085_large.jpg">http://ichef.bbci.co.uk/arts/yourpaintings/images/paintings/nlw/large/nlw_nlw_kwf00085_large.jpg</text:a></text:p>
          </table:table-cell>
          <table:table-cell office:value-type="string" table:style-name="ce5">
            <text:p>http://www.bbc.co.uk/arts/yourpaintings/paintings/farmer-with-following-dog-120556</text:p>
          </table:table-cell>
          <table:table-cell office:value-type="string" table:style-name="ce5">
            <text:p>nlw_nlw_kwf0008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 Amongst the Rock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lan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" table:style-name="ce5">
            <text:p>91</text:p>
          </table:table-cell>
          <table:table-cell office:value-type="float" office:value="60.7" table:style-name="ce5">
            <text:p>60.7</text:p>
          </table:table-cell>
          <table:table-cell office:value-type="float" office:value="5523.7" table:style-name="ce5">
            <text:p>5523.7</text:p>
          </table:table-cell>
          <table:table-cell office:value-type="string" table:style-name="ce6">
            <text:p><text:a xlink:href="http://ichef.bbci.co.uk/arts/yourpaintings/images/paintings/nlw/large/nlw_nlw_kwf00061_large.jpg">http://ichef.bbci.co.uk/arts/yourpaintings/images/paintings/nlw/large/nlw_nlw_kwf00061_large.jpg</text:a></text:p>
          </table:table-cell>
          <table:table-cell office:value-type="string" table:style-name="ce5">
            <text:p>http://www.bbc.co.uk/arts/yourpaintings/paintings/farmer-amongst-the-rocks-120574</text:p>
          </table:table-cell>
          <table:table-cell office:value-type="string" table:style-name="ce5">
            <text:p>nlw_nlw_kwf0006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n Officer of the Royal Welch Fusiliers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40.5" table:style-name="ce5">
            <text:p>40.5</text:p>
          </table:table-cell>
          <table:table-cell office:value-type="float" office:value="60.7" table:style-name="ce5">
            <text:p>60.7</text:p>
          </table:table-cell>
          <table:table-cell office:value-type="float" office:value="2458.35" table:style-name="ce5">
            <text:p>2458.35</text:p>
          </table:table-cell>
          <table:table-cell office:value-type="string" table:style-name="ce6">
            <text:p><text:a xlink:href="http://ichef.bbci.co.uk/arts/yourpaintings/images/paintings/nlw/large/nlw_nlw_kwf00117_large.jpg">http://ichef.bbci.co.uk/arts/yourpaintings/images/paintings/nlw/large/nlw_nlw_kwf00117_large.jpg</text:a></text:p>
          </table:table-cell>
          <table:table-cell office:value-type="string" table:style-name="ce6">
            <text:p><text:a xlink:href="http://www.bbc.co.uk/arts/yourpaintings/paintings/an-officer-of-the-royal-welch-fusiliers-120436">http://www.bbc.co.uk/arts/yourpaintings/paintings/an-officer-of-the-royal-welch-fusiliers-120436</text:a></text:p>
          </table:table-cell>
          <table:table-cell office:value-type="string" table:style-name="ce5">
            <text:p>nlw_nlw_kwf0011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John Dafydd Evans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36.5" table:style-name="ce5">
            <text:p>36.5</text:p>
          </table:table-cell>
          <table:table-cell office:value-type="float" office:value="25.5" table:style-name="ce5">
            <text:p>25.5</text:p>
          </table:table-cell>
          <table:table-cell office:value-type="float" office:value="930.75" table:style-name="ce5">
            <text:p>930.75</text:p>
          </table:table-cell>
          <table:table-cell office:value-type="string" table:style-name="ce6">
            <text:p><text:a xlink:href="http://ichef.bbci.co.uk/arts/yourpaintings/images/paintings/nlw/large/nlw_nlw_gcf06929_large.jpg">http://ichef.bbci.co.uk/arts/yourpaintings/images/paintings/nlw/large/nlw_nlw_gcf06929_large.jpg</text:a></text:p>
          </table:table-cell>
          <table:table-cell office:value-type="string" table:style-name="ce5">
            <text:p>http://www.bbc.co.uk/arts/yourpaintings/paintings/john-dafydd-evans-19001984-121286</text:p>
          </table:table-cell>
          <table:table-cell office:value-type="string" table:style-name="ce5">
            <text:p>nlw_nlw_gcf0692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Young Woman Looking Forward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40.700000000000003" table:style-name="ce5">
            <text:p>40.7</text:p>
          </table:table-cell>
          <table:table-cell office:value-type="float" office:value="60.9" table:style-name="ce5">
            <text:p>60.9</text:p>
          </table:table-cell>
          <table:table-cell office:value-type="float" office:value="2478.63" table:style-name="ce5">
            <text:p>2478.63</text:p>
          </table:table-cell>
          <table:table-cell office:value-type="string" table:style-name="ce6">
            <text:p><text:a xlink:href="http://ichef.bbci.co.uk/arts/yourpaintings/images/paintings/nlw/large/nlw_nlw_kwf00108_large.jpg">http://ichef.bbci.co.uk/arts/yourpaintings/images/paintings/nlw/large/nlw_nlw_kwf00108_large.jpg</text:a></text:p>
          </table:table-cell>
          <table:table-cell office:value-type="string" table:style-name="ce5">
            <text:p>http://www.bbc.co.uk/arts/yourpaintings/paintings/young-woman-looking-forward-120514</text:p>
          </table:table-cell>
          <table:table-cell office:value-type="string" table:style-name="ce5">
            <text:p>nlw_nlw_kwf0010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float" office:value="1953" table:style-name="ce5">
            <text:p>1953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13" table:style-name="ce5">
            <text:p>13</text:p>
          </table:table-cell>
          <table:table-cell office:value-type="float" office:value="32" table:style-name="ce5">
            <text:p>32</text:p>
          </table:table-cell>
          <table:table-cell office:value-type="float" office:value="416" table:style-name="ce5">
            <text:p>416</text:p>
          </table:table-cell>
          <table:table-cell office:value-type="string" table:style-name="ce6">
            <text:p><text:a xlink:href="http://ichef.bbci.co.uk/arts/yourpaintings/images/paintings/nlw/large/nlw_nlw_gcf10359_large.jpg">http://ichef.bbci.co.uk/arts/yourpaintings/images/paintings/nlw/large/nlw_nlw_gcf10359_large.jpg</text:a></text:p>
          </table:table-cell>
          <table:table-cell office:value-type="string" table:style-name="ce5">
            <text:p>http://www.bbc.co.uk/arts/yourpaintings/paintings/self-portrait-119806</text:p>
          </table:table-cell>
          <table:table-cell office:value-type="string" table:style-name="ce5">
            <text:p>nlw_nlw_gcf1035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red Ulhman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61" table:style-name="ce5">
            <text:p>61</text:p>
          </table:table-cell>
          <table:table-cell office:value-type="float" office:value="51" table:style-name="ce5">
            <text:p>5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gcf05257_large.jpg">http://ichef.bbci.co.uk/arts/yourpaintings/images/paintings/nlw/large/nlw_nlw_gcf05257_large.jpg</text:a></text:p>
          </table:table-cell>
          <table:table-cell office:value-type="string" table:style-name="ce5">
            <text:p>http://www.bbc.co.uk/arts/yourpaintings/paintings/fred-uhlman-19011985-119867</text:p>
          </table:table-cell>
          <table:table-cell office:value-type="string" table:style-name="ce5">
            <text:p>nlw_nlw_gcf0525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arie Levy, nee Wooler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" table:style-name="ce5">
            <text:p>50</text:p>
          </table:table-cell>
          <table:table-cell office:value-type="float" office:value="60" table:style-name="ce5">
            <text:p>60</text:p>
          </table:table-cell>
          <table:table-cell office:value-type="float" office:value="3000" table:style-name="ce5">
            <text:p>3000</text:p>
          </table:table-cell>
          <table:table-cell office:value-type="string" table:style-name="ce6">
            <text:p><text:a xlink:href="http://ichef.bbci.co.uk/arts/yourpaintings/images/paintings/nlw/large/nlw_nlw_gcf05212_large.jpg">http://ichef.bbci.co.uk/arts/yourpaintings/images/paintings/nlw/large/nlw_nlw_gcf05212_large.jpg</text:a></text:p>
          </table:table-cell>
          <table:table-cell office:value-type="string" table:style-name="ce5">
            <text:p>http://www.bbc.co.uk/arts/yourpaintings/paintings/marie-levy-nee-wooler-121318</text:p>
          </table:table-cell>
          <table:table-cell office:value-type="string" table:style-name="ce5">
            <text:p>nlw_nlw_gcf0521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harles Evans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1.5" table:style-name="ce5">
            <text:p>51.5</text:p>
          </table:table-cell>
          <table:table-cell office:value-type="float" office:value="61.1" table:style-name="ce5">
            <text:p>61.1</text:p>
          </table:table-cell>
          <table:table-cell office:value-type="float" office:value="3146.65" table:style-name="ce5">
            <text:p>3146.65</text:p>
          </table:table-cell>
          <table:table-cell office:value-type="string" table:style-name="ce6">
            <text:p><text:a xlink:href="http://ichef.bbci.co.uk/arts/yourpaintings/images/paintings/nlw/large/nlw_nlw_gcf05024_large.jpg">http://ichef.bbci.co.uk/arts/yourpaintings/images/paintings/nlw/large/nlw_nlw_gcf05024_large.jpg</text:a></text:p>
          </table:table-cell>
          <table:table-cell office:value-type="string" table:style-name="ce5">
            <text:p>http://www.bbc.co.uk/arts/yourpaintings/paintings/charles-evans-121285</text:p>
          </table:table-cell>
          <table:table-cell office:value-type="string" table:style-name="ce5">
            <text:p>nlw_nlw_gcf0502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Jack Raymond Jones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5" table:style-name="ce5">
            <text:p>55</text:p>
          </table:table-cell>
          <table:table-cell office:value-type="float" office:value="90.5" table:style-name="ce5">
            <text:p>90.5</text:p>
          </table:table-cell>
          <table:table-cell office:value-type="float" office:value="4977.5" table:style-name="ce5">
            <text:p>4977.5</text:p>
          </table:table-cell>
          <table:table-cell office:value-type="string" table:style-name="ce6">
            <text:p><text:a xlink:href="http://ichef.bbci.co.uk/arts/yourpaintings/images/paintings/nlw/large/nlw_nlw_gcf04445_large.jpg">http://ichef.bbci.co.uk/arts/yourpaintings/images/paintings/nlw/large/nlw_nlw_gcf04445_large.jpg</text:a></text:p>
          </table:table-cell>
          <table:table-cell office:value-type="string" table:style-name="ce5">
            <text:p>http://www.bbc.co.uk/arts/yourpaintings/paintings/jack-raymond-jones-121243</text:p>
          </table:table-cell>
          <table:table-cell office:value-type="string" table:style-name="ce5">
            <text:p>nlw_nlw_gcf0444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nn Griffiths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9.7" table:style-name="ce5">
            <text:p>49.7</text:p>
          </table:table-cell>
          <table:table-cell office:value-type="float" office:value="54.3" table:style-name="ce5">
            <text:p>54.3</text:p>
          </table:table-cell>
          <table:table-cell office:value-type="float" office:value="2698.71" table:style-name="ce5">
            <text:p>2698.71</text:p>
          </table:table-cell>
          <table:table-cell office:value-type="string" table:style-name="ce6">
            <text:p><text:a xlink:href="http://ichef.bbci.co.uk/arts/yourpaintings/images/paintings/nlw/large/nlw_nlw_gcf02540_large.jpg">http://ichef.bbci.co.uk/arts/yourpaintings/images/paintings/nlw/large/nlw_nlw_gcf02540_large.jpg</text:a></text:p>
          </table:table-cell>
          <table:table-cell office:value-type="string" table:style-name="ce5">
            <text:p>http://www.bbc.co.uk/arts/yourpaintings/paintings/ann-griffiths-b-1935-121002</text:p>
          </table:table-cell>
          <table:table-cell office:value-type="string" table:style-name="ce5">
            <text:p>nlw_nlw_gcf0254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r Alun Oldfield Davies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1.5" table:style-name="ce5">
            <text:p>91.5</text:p>
          </table:table-cell>
          <table:table-cell office:value-type="float" office:value="121.5" table:style-name="ce5">
            <text:p>121.5</text:p>
          </table:table-cell>
          <table:table-cell office:value-type="float" office:value="11117.25" table:style-name="ce5">
            <text:p>11117.25</text:p>
          </table:table-cell>
          <table:table-cell office:value-type="string" table:style-name="ce6">
            <text:p><text:a xlink:href="http://ichef.bbci.co.uk/arts/yourpaintings/images/paintings/nlw/large/nlw_nlw_gcf05254_large.jpg">http://ichef.bbci.co.uk/arts/yourpaintings/images/paintings/nlw/large/nlw_nlw_gcf05254_large.jpg</text:a></text:p>
          </table:table-cell>
          <table:table-cell office:value-type="string" table:style-name="ce5">
            <text:p>http://www.bbc.co.uk/arts/yourpaintings/paintings/dr-alun-oldfield-davies-19051988-cbe-119868</text:p>
          </table:table-cell>
          <table:table-cell office:value-type="string" table:style-name="ce5">
            <text:p>nlw_nlw_gcf0525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ir Thomas Parry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0.5" table:style-name="ce5">
            <text:p>90.5</text:p>
          </table:table-cell>
          <table:table-cell office:value-type="float" office:value="75.5" table:style-name="ce5">
            <text:p>75.5</text:p>
          </table:table-cell>
          <table:table-cell office:value-type="float" office:value="6832.75" table:style-name="ce5">
            <text:p>6832.75</text:p>
          </table:table-cell>
          <table:table-cell office:value-type="string" table:style-name="ce6">
            <text:p><text:a xlink:href="http://ichef.bbci.co.uk/arts/yourpaintings/images/paintings/nlw/large/nlw_nlw_gcf01567_large.jpg">http://ichef.bbci.co.uk/arts/yourpaintings/images/paintings/nlw/large/nlw_nlw_gcf01567_large.jpg</text:a></text:p>
          </table:table-cell>
          <table:table-cell office:value-type="string" table:style-name="ce5">
            <text:p>http://www.bbc.co.uk/arts/yourpaintings/paintings/sir-thomas-parry-19041985-121468</text:p>
          </table:table-cell>
          <table:table-cell office:value-type="string" table:style-name="ce5">
            <text:p>nlw_nlw_gcf0156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illiam Moelwyn Merchant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0" table:style-name="ce5">
            <text:p>90</text:p>
          </table:table-cell>
          <table:table-cell office:value-type="float" office:value="90" table:style-name="ce5">
            <text:p>90</text:p>
          </table:table-cell>
          <table:table-cell office:value-type="float" office:value="8100" table:style-name="ce5">
            <text:p>8100</text:p>
          </table:table-cell>
          <table:table-cell office:value-type="string" table:style-name="ce6">
            <text:p><text:a xlink:href="http://ichef.bbci.co.uk/arts/yourpaintings/images/paintings/nlw/large/nlw_nlw_gcf05062_large.jpg">http://ichef.bbci.co.uk/arts/yourpaintings/images/paintings/nlw/large/nlw_nlw_gcf05062_large.jpg</text:a></text:p>
          </table:table-cell>
          <table:table-cell office:value-type="string" table:style-name="ce5">
            <text:p>http://www.bbc.co.uk/arts/yourpaintings/paintings/william-moelwyn-merchant-19131997-121229</text:p>
          </table:table-cell>
          <table:table-cell office:value-type="string" table:style-name="ce5">
            <text:p>nlw_nlw_gcf0506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iss Parry</text:p>
          </table:table-cell>
          <table:table-cell office:value-type="float" office:value="1979" table:style-name="ce5">
            <text:p>197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49.2" table:style-name="ce5">
            <text:p>49.2</text:p>
          </table:table-cell>
          <table:table-cell office:value-type="float" office:value="110" table:style-name="ce5">
            <text:p>110</text:p>
          </table:table-cell>
          <table:table-cell office:value-type="float" office:value="5412" table:style-name="ce5">
            <text:p>5412</text:p>
          </table:table-cell>
          <table:table-cell office:value-type="string" table:style-name="ce6">
            <text:p><text:a xlink:href="http://ichef.bbci.co.uk/arts/yourpaintings/images/paintings/nlw/large/nlw_nlw_gcf03772_large.jpg">http://ichef.bbci.co.uk/arts/yourpaintings/images/paintings/nlw/large/nlw_nlw_gcf03772_large.jpg</text:a></text:p>
          </table:table-cell>
          <table:table-cell office:value-type="string" table:style-name="ce5">
            <text:p>http://www.bbc.co.uk/arts/yourpaintings/paintings/miss-parry-121196</text:p>
          </table:table-cell>
          <table:table-cell office:value-type="string" table:style-name="ce5">
            <text:p>nlw_nlw_gcf0377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R.S. Thomas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6">
            <text:p><text:a xlink:href="http://ichef.bbci.co.uk/arts/yourpaintings/images/paintings/nlw/large/nlw_nlw_gcf05222_large.jpg">http://ichef.bbci.co.uk/arts/yourpaintings/images/paintings/nlw/large/nlw_nlw_gcf05222_large.jpg</text:a></text:p>
          </table:table-cell>
          <table:table-cell office:value-type="string" table:style-name="ce5">
            <text:p>http://www.bbc.co.uk/arts/yourpaintings/paintings/r-s-thomas-19132000-119943</text:p>
          </table:table-cell>
          <table:table-cell office:value-type="string" table:style-name="ce5">
            <text:p>nlw_nlw_gcf0522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oman with a Duster</text:p>
          </table:table-cell>
          <table:table-cell office:value-type="float" office:value="1990" table:style-name="ce5">
            <text:p>199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1" table:style-name="ce5">
            <text:p>91</text:p>
          </table:table-cell>
          <table:table-cell office:value-type="float" office:value="121.5" table:style-name="ce5">
            <text:p>121.5</text:p>
          </table:table-cell>
          <table:table-cell office:value-type="float" office:value="11056.5" table:style-name="ce5">
            <text:p>11056.5</text:p>
          </table:table-cell>
          <table:table-cell office:value-type="string" table:style-name="ce6">
            <text:p><text:a xlink:href="http://ichef.bbci.co.uk/arts/yourpaintings/images/paintings/nlw/large/nlw_nlw_kwf00104_large.jpg">http://ichef.bbci.co.uk/arts/yourpaintings/images/paintings/nlw/large/nlw_nlw_kwf00104_large.jpg</text:a></text:p>
          </table:table-cell>
          <table:table-cell office:value-type="string" table:style-name="ce8">
            <text:p><text:a xlink:href="http://www.bbc.co.uk/arts/yourpaintings/paintings/grey-sky-and-dark-mountains-120458">http://www.bbc.co.uk/arts/yourpaintings/paintings/grey-sky-and-dark-mountains-120458</text:a></text:p>
          </table:table-cell>
          <table:table-cell office:value-type="string" table:style-name="ce5">
            <text:p>nlw_nlw_kwf0010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float" office:value="1997" table:style-name="ce5">
            <text:p>1997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4.7" table:style-name="ce5">
            <text:p>74.7</text:p>
          </table:table-cell>
          <table:table-cell office:value-type="float" office:value="124.5" table:style-name="ce5">
            <text:p>124.5</text:p>
          </table:table-cell>
          <table:table-cell office:value-type="float" office:value="9300.15" table:style-name="ce5">
            <text:p>9300.15</text:p>
          </table:table-cell>
          <table:table-cell office:value-type="string" table:style-name="ce6">
            <text:p><text:a xlink:href="http://ichef.bbci.co.uk/arts/yourpaintings/images/paintings/nlw/large/nlw_nlw_gcf00113_large.jpg">http://ichef.bbci.co.uk/arts/yourpaintings/images/paintings/nlw/large/nlw_nlw_gcf00113_large.jpg</text:a></text:p>
          </table:table-cell>
          <table:table-cell office:value-type="string" table:style-name="ce5">
            <text:p>http://www.bbc.co.uk/arts/yourpaintings/paintings/self-portrait-120020</text:p>
          </table:table-cell>
          <table:table-cell office:value-type="string" table:style-name="ce5">
            <text:p>nlw_nlw_gcf0011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olfer Resting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26.7" table:style-name="ce5">
            <text:p>26.7</text:p>
          </table:table-cell>
          <table:table-cell office:value-type="float" office:value="20.3" table:style-name="ce5">
            <text:p>20.3</text:p>
          </table:table-cell>
          <table:table-cell office:value-type="float" office:value="542.01" table:style-name="ce5">
            <text:p>542.01</text:p>
          </table:table-cell>
          <table:table-cell office:value-type="string" table:style-name="ce6">
            <text:p><text:a xlink:href="http://ichef.bbci.co.uk/arts/yourpaintings/images/paintings/nlw/large/nlw_nlw_kwf00331_large.jpg">http://ichef.bbci.co.uk/arts/yourpaintings/images/paintings/nlw/large/nlw_nlw_kwf00331_large.jpg</text:a></text:p>
          </table:table-cell>
          <table:table-cell office:value-type="string" table:style-name="ce5">
            <text:p>http://www.bbc.co.uk/arts/yourpaintings/paintings/golfer-resting-120477</text:p>
          </table:table-cell>
          <table:table-cell office:value-type="string" table:style-name="ce5">
            <text:p>nlw_nlw_kwf0033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elf Portrait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29.4" table:style-name="ce5">
            <text:p>29.4</text:p>
          </table:table-cell>
          <table:table-cell office:value-type="float" office:value="34.700000000000003" table:style-name="ce5">
            <text:p>34.7</text:p>
          </table:table-cell>
          <table:table-cell office:value-type="float" office:value="1020.18" table:style-name="ce5">
            <text:p>1020.18</text:p>
          </table:table-cell>
          <table:table-cell office:value-type="string" table:style-name="ce6">
            <text:p><text:a xlink:href="http://ichef.bbci.co.uk/arts/yourpaintings/images/paintings/nlw/large/nlw_nlw_kwf00396_large.jpg">http://ichef.bbci.co.uk/arts/yourpaintings/images/paintings/nlw/large/nlw_nlw_kwf00396_large.jpg</text:a></text:p>
          </table:table-cell>
          <table:table-cell office:value-type="string" table:style-name="ce5">
            <text:p>http://www.bbc.co.uk/arts/yourpaintings/paintings/self-portrait-120461</text:p>
          </table:table-cell>
          <table:table-cell office:value-type="string" table:style-name="ce5">
            <text:p>nlw_nlw_kwf0039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Cleric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61.2" table:style-name="ce5">
            <text:p>61.2</text:p>
          </table:table-cell>
          <table:table-cell office:value-type="float" office:value="91.3" table:style-name="ce5">
            <text:p>91.3</text:p>
          </table:table-cell>
          <table:table-cell office:value-type="float" office:value="5587.56" table:style-name="ce5">
            <text:p>5587.56</text:p>
          </table:table-cell>
          <table:table-cell office:value-type="string" table:style-name="ce6">
            <text:p><text:a xlink:href="http://ichef.bbci.co.uk/arts/yourpaintings/images/paintings/nlw/large/nlw_nlw_kwf00053_large.jpg">http://ichef.bbci.co.uk/arts/yourpaintings/images/paintings/nlw/large/nlw_nlw_kwf00053_large.jpg</text:a></text:p>
          </table:table-cell>
          <table:table-cell office:value-type="string" table:style-name="ce5">
            <text:p>http://www.bbc.co.uk/arts/yourpaintings/paintings/the-cleric-120468</text:p>
          </table:table-cell>
          <table:table-cell office:value-type="string" table:style-name="ce5">
            <text:p>nlw_nlw_kwf00053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Nun at a Crucifix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61.5" table:style-name="ce5">
            <text:p>61.5</text:p>
          </table:table-cell>
          <table:table-cell office:value-type="float" office:value="76.8" table:style-name="ce5">
            <text:p>76.8</text:p>
          </table:table-cell>
          <table:table-cell office:value-type="float" office:value="4723.2" table:style-name="ce5">
            <text:p>4723.2</text:p>
          </table:table-cell>
          <table:table-cell office:value-type="string" table:style-name="ce6">
            <text:p><text:a xlink:href="http://ichef.bbci.co.uk/arts/yourpaintings/images/paintings/nlw/large/nlw_nlw_kwf00071_large.jpg">http://ichef.bbci.co.uk/arts/yourpaintings/images/paintings/nlw/large/nlw_nlw_kwf00071_large.jpg</text:a></text:p>
          </table:table-cell>
          <table:table-cell office:value-type="string" table:style-name="ce5">
            <text:p>http://www.bbc.co.uk/arts/yourpaintings/paintings/nun-at-a-crucifix-120534</text:p>
          </table:table-cell>
          <table:table-cell office:value-type="string" table:style-name="ce5">
            <text:p>nlw_nlw_kwf0007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ichelle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.5" table:style-name="ce5">
            <text:p>50.5</text:p>
          </table:table-cell>
          <table:table-cell office:value-type="float" office:value="60.5" table:style-name="ce5">
            <text:p>60.5</text:p>
          </table:table-cell>
          <table:table-cell office:value-type="float" office:value="3055.25" table:style-name="ce5">
            <text:p>3055.25</text:p>
          </table:table-cell>
          <table:table-cell office:value-type="string" table:style-name="ce6">
            <text:p><text:a xlink:href="http://ichef.bbci.co.uk/arts/yourpaintings/images/paintings/nlw/large/nlw_nlw_kwf00028_large.jpg">http://ichef.bbci.co.uk/arts/yourpaintings/images/paintings/nlw/large/nlw_nlw_kwf00028_large.jpg</text:a></text:p>
          </table:table-cell>
          <table:table-cell office:value-type="string" table:style-name="ce5">
            <text:p>http://www.bbc.co.uk/arts/yourpaintings/paintings/michelle-120491</text:p>
          </table:table-cell>
          <table:table-cell office:value-type="string" table:style-name="ce5">
            <text:p>nlw_nlw_kwf0002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ortrait of a Young Woman Looking Left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6">
            <text:p><text:a xlink:href="http://ichef.bbci.co.uk/arts/yourpaintings/images/paintings/nlw/large/nlw_nlw_kwf00001_large.jpg">http://ichef.bbci.co.uk/arts/yourpaintings/images/paintings/nlw/large/nlw_nlw_kwf00001_large.jpg</text:a></text:p>
          </table:table-cell>
          <table:table-cell office:value-type="string" table:style-name="ce5">
            <text:p>http://www.bbc.co.uk/arts/yourpaintings/paintings/portrait-of-a-young-woman-looking-left-120476</text:p>
          </table:table-cell>
          <table:table-cell office:value-type="string" table:style-name="ce5">
            <text:p>nlw_nlw_kwf0000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Young Girl with a Black Dress, Standing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40_large.jpg">http://ichef.bbci.co.uk/arts/yourpaintings/images/paintings/nlw/large/nlw_nlw_kwf00040_large.jpg</text:a></text:p>
          </table:table-cell>
          <table:table-cell office:value-type="string" table:style-name="ce5">
            <text:p>http://www.bbc.co.uk/arts/yourpaintings/paintings/young-girl-with-a-black-dress-standing-120469</text:p>
          </table:table-cell>
          <table:table-cell office:value-type="string" table:style-name="ce5">
            <text:p>nlw_nlw_kwf0004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r Llywellyn Wyn Griffith</text:p>
          </table:table-cell>
          <table:table-cell office:value-type="string" table:style-name="ce5">
            <text:p>1960-197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0" table:style-name="ce5">
            <text:p>70</text:p>
          </table:table-cell>
          <table:table-cell office:value-type="float" office:value="90" table:style-name="ce5">
            <text:p>90</text:p>
          </table:table-cell>
          <table:table-cell office:value-type="float" office:value="6300" table:style-name="ce5">
            <text:p>6300</text:p>
          </table:table-cell>
          <table:table-cell office:value-type="string" table:style-name="ce6">
            <text:p><text:a xlink:href="http://ichef.bbci.co.uk/arts/yourpaintings/images/paintings/nlw/large/nlw_nlw_gcf06814_large.jpg">http://ichef.bbci.co.uk/arts/yourpaintings/images/paintings/nlw/large/nlw_nlw_gcf06814_large.jpg</text:a></text:p>
          </table:table-cell>
          <table:table-cell office:value-type="string" table:style-name="ce5">
            <text:p>http://www.bbc.co.uk/arts/yourpaintings/paintings/dr-llewellyn-wyn-griffith-18901977-120062</text:p>
          </table:table-cell>
          <table:table-cell office:value-type="string" table:style-name="ce5">
            <text:p>nlw_nlw_gcf0681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Keith Andrew</text:p>
          </table:table-cell>
          <table:table-cell office:value-type="string" table:style-name="ce5">
            <text:p>1980-199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4.5" table:style-name="ce5">
            <text:p>74.5</text:p>
          </table:table-cell>
          <table:table-cell office:value-type="float" office:value="74.5" table:style-name="ce5">
            <text:p>74.5</text:p>
          </table:table-cell>
          <table:table-cell office:value-type="float" office:value="5550.25" table:style-name="ce5">
            <text:p>5550.25</text:p>
          </table:table-cell>
          <table:table-cell office:value-type="string" table:style-name="ce6">
            <text:p><text:a xlink:href="http://ichef.bbci.co.uk/arts/yourpaintings/images/paintings/nlw/large/nlw_nlw_gcf02695_large.jpg">http://ichef.bbci.co.uk/arts/yourpaintings/images/paintings/nlw/large/nlw_nlw_gcf02695_large.jpg</text:a></text:p>
          </table:table-cell>
          <table:table-cell office:value-type="string" table:style-name="ce5">
            <text:p>http://www.bbc.co.uk/arts/yourpaintings/paintings/keith-andrew-b-1947-121105</text:p>
          </table:table-cell>
          <table:table-cell office:value-type="string" table:style-name="ce5">
            <text:p>nlw_nlw_gcf0269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irl Guide 1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.2" table:style-name="ce5">
            <text:p>76.2</text:p>
          </table:table-cell>
          <table:table-cell office:value-type="float" office:value="76.099999999999994" table:style-name="ce5">
            <text:p>76.1</text:p>
          </table:table-cell>
          <table:table-cell office:value-type="float" office:value="5798.82" table:style-name="ce5">
            <text:p>5798.82</text:p>
          </table:table-cell>
          <table:table-cell office:value-type="string" table:style-name="ce6">
            <text:p><text:a xlink:href="http://ichef.bbci.co.uk/arts/yourpaintings/images/paintings/nlw/large/nlw_nlw_kwf00116_large.jpg">http://ichef.bbci.co.uk/arts/yourpaintings/images/paintings/nlw/large/nlw_nlw_kwf00116_large.jpg</text:a></text:p>
          </table:table-cell>
          <table:table-cell office:value-type="string" table:style-name="ce5">
            <text:p>http://www.bbc.co.uk/arts/yourpaintings/paintings/girl-guide-1-120511</text:p>
          </table:table-cell>
          <table:table-cell office:value-type="string" table:style-name="ce5">
            <text:p>nlw_nlw_kwf0011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Girl Guide 2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76.5" table:style-name="ce5">
            <text:p>76.5</text:p>
          </table:table-cell>
          <table:table-cell office:value-type="float" office:value="76.5" table:style-name="ce5">
            <text:p>76.5</text:p>
          </table:table-cell>
          <table:table-cell office:value-type="float" office:value="5852.25" table:style-name="ce5">
            <text:p>5852.25</text:p>
          </table:table-cell>
          <table:table-cell office:value-type="string" table:style-name="ce6">
            <text:p><text:a xlink:href="http://ichef.bbci.co.uk/arts/yourpaintings/images/paintings/nlw/large/nlw_nlw_kwf00136_large.jpg">http://ichef.bbci.co.uk/arts/yourpaintings/images/paintings/nlw/large/nlw_nlw_kwf00136_large.jpg</text:a></text:p>
          </table:table-cell>
          <table:table-cell office:value-type="string" table:style-name="ce5">
            <text:p>http://www.bbc.co.uk/arts/yourpaintings/paintings/girl-guide-2-120429</text:p>
          </table:table-cell>
          <table:table-cell office:value-type="string" table:style-name="ce5">
            <text:p>nlw_nlw_kwf0013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ugh Rowlands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61" table:style-name="ce5">
            <text:p>61</text:p>
          </table:table-cell>
          <table:table-cell office:value-type="float" office:value="50.7" table:style-name="ce5">
            <text:p>50.7</text:p>
          </table:table-cell>
          <table:table-cell office:value-type="float" office:value="3092.7" table:style-name="ce5">
            <text:p>3092.7</text:p>
          </table:table-cell>
          <table:table-cell office:value-type="string" table:style-name="ce6">
            <text:p><text:a xlink:href="http://ichef.bbci.co.uk/arts/yourpaintings/images/paintings/nlw/large/nlw_nlw_kwf00107_large.jpg">http://ichef.bbci.co.uk/arts/yourpaintings/images/paintings/nlw/large/nlw_nlw_kwf00107_large.jpg</text:a></text:p>
          </table:table-cell>
          <table:table-cell office:value-type="string" table:style-name="ce5">
            <text:p>http://www.bbc.co.uk/arts/yourpaintings/paintings/hugh-rowlands-120509</text:p>
          </table:table-cell>
          <table:table-cell office:value-type="string" table:style-name="ce5">
            <text:p>nlw_nlw_kwf0010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enry Williams o Hafotty</text:p>
          </table:table-cell>
          <table:table-cell office:value-type="string" table:style-name="ce5">
            <text:p>s.d.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0.5" table:style-name="ce5">
            <text:p>50.5</text:p>
          </table:table-cell>
          <table:table-cell office:value-type="float" office:value="68.5" table:style-name="ce5">
            <text:p>68.5</text:p>
          </table:table-cell>
          <table:table-cell office:value-type="float" office:value="3459.25" table:style-name="ce5">
            <text:p>3459.25</text:p>
          </table:table-cell>
          <table:table-cell office:value-type="string" table:style-name="ce6">
            <text:p><text:a xlink:href="http://ichef.bbci.co.uk/arts/yourpaintings/images/paintings/nlw/large/nlw_nlw_gcf02784_large.jpg">http://ichef.bbci.co.uk/arts/yourpaintings/images/paintings/nlw/large/nlw_nlw_gcf02784_large.jpg</text:a></text:p>
          </table:table-cell>
          <table:table-cell office:value-type="string" table:style-name="ce5">
            <text:p>http://www.bbc.co.uk/arts/yourpaintings/paintings/henry-williams-o-hafotty-18881960-121060</text:p>
          </table:table-cell>
          <table:table-cell office:value-type="string" table:style-name="ce5">
            <text:p>nlw_nlw_gcf0278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, Trearddur</text:p>
          </table:table-cell>
          <table:table-cell office:value-type="float" office:value="1996" table:style-name="ce5">
            <text:p>199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Trearddur</text:p>
          </table:table-cell>
          <table:table-cell table:number-columns-repeated="2" table:style-name="ce5"/>
          <table:table-cell office:value-type="float" office:value="90.5" table:style-name="ce5">
            <text:p>90.5</text:p>
          </table:table-cell>
          <table:table-cell office:value-type="float" office:value="60" table:style-name="ce5">
            <text:p>60</text:p>
          </table:table-cell>
          <table:table-cell office:value-type="float" office:value="5430" table:style-name="ce5">
            <text:p>5430</text:p>
          </table:table-cell>
          <table:table-cell office:value-type="string" table:style-name="ce6">
            <text:p><text:a xlink:href="http://ichef.bbci.co.uk/arts/yourpaintings/images/paintings/nlw/large/nlw_nlw_gcf06857_large.jpg">http://ichef.bbci.co.uk/arts/yourpaintings/images/paintings/nlw/large/nlw_nlw_gcf06857_large.jpg</text:a></text:p>
          </table:table-cell>
          <table:table-cell office:value-type="string" table:style-name="ce5">
            <text:p>http://www.bbc.co.uk/arts/yourpaintings/paintings/storm-trearddur-119870</text:p>
          </table:table-cell>
          <table:table-cell office:value-type="string" table:style-name="ce5">
            <text:p>nlw_nlw_gcf0685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unset, Anglesey</text:p>
          </table:table-cell>
          <table:table-cell office:value-type="float" office:value="2004" table:style-name="ce5">
            <text:p>2004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Anglesey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6">
            <text:p><text:a xlink:href="http://ichef.bbci.co.uk/arts/yourpaintings/images/paintings/nlw/large/nlw_nlw_gcf08104_large.jpg">http://ichef.bbci.co.uk/arts/yourpaintings/images/paintings/nlw/large/nlw_nlw_gcf08104_large.jpg</text:a></text:p>
          </table:table-cell>
          <table:table-cell office:value-type="string" table:style-name="ce5">
            <text:p>http://www.bbc.co.uk/arts/yourpaintings/paintings/sunset-anglesey-119720</text:p>
          </table:table-cell>
          <table:table-cell office:value-type="string" table:style-name="ce5">
            <text:p>nlw_nlw_gcf0810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ark Hills Across the Water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5" table:style-name="ce5">
            <text:p>91.5</text:p>
          </table:table-cell>
          <table:table-cell office:value-type="float" office:value="50.5" table:style-name="ce5">
            <text:p>50.5</text:p>
          </table:table-cell>
          <table:table-cell office:value-type="float" office:value="4620.75" table:style-name="ce5">
            <text:p>4620.75</text:p>
          </table:table-cell>
          <table:table-cell office:value-type="string" table:style-name="ce6">
            <text:p><text:a xlink:href="http://ichef.bbci.co.uk/arts/yourpaintings/images/paintings/nlw/large/nlw_nlw_kwf00151_large.jpg">http://ichef.bbci.co.uk/arts/yourpaintings/images/paintings/nlw/large/nlw_nlw_kwf00151_large.jpg</text:a></text:p>
          </table:table-cell>
          <table:table-cell office:value-type="string" table:style-name="ce5">
            <text:p>http://www.bbc.co.uk/arts/yourpaintings/paintings/dark-hills-across-the-water-120497</text:p>
          </table:table-cell>
          <table:table-cell office:value-type="string" table:style-name="ce5">
            <text:p>nlw_nlw_kwf0015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y Sky and Distant Mountain</text:p>
          </table:table-cell>
          <table:table-cell office:value-type="string" table:style-name="ce5">
            <text:p>1960-198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61" table:style-name="ce5">
            <text:p>61</text:p>
          </table:table-cell>
          <table:table-cell office:value-type="float" office:value="50.4" table:style-name="ce5">
            <text:p>50.4</text:p>
          </table:table-cell>
          <table:table-cell office:value-type="float" office:value="3074.4" table:style-name="ce5">
            <text:p>3074.4</text:p>
          </table:table-cell>
          <table:table-cell office:value-type="string" table:style-name="ce6">
            <text:p><text:a xlink:href="http://ichef.bbci.co.uk/arts/yourpaintings/images/paintings/nlw/large/nlw_nlw_kwf00321_large.jpg">http://ichef.bbci.co.uk/arts/yourpaintings/images/paintings/nlw/large/nlw_nlw_kwf00321_large.jpg</text:a></text:p>
          </table:table-cell>
          <table:table-cell office:value-type="string" table:style-name="ce5">
            <text:p>http://www.bbc.co.uk/arts/yourpaintings/paintings/stormy-sky-and-distant-mountain-120435</text:p>
          </table:table-cell>
          <table:table-cell office:value-type="string" table:style-name="ce5">
            <text:p>nlw_nlw_kwf0032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astal Sunset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2" table:style-name="ce5">
            <text:p>76.2</text:p>
          </table:table-cell>
          <table:table-cell office:value-type="float" office:value="76.2" table:style-name="ce5">
            <text:p>76.2</text:p>
          </table:table-cell>
          <table:table-cell office:value-type="float" office:value="5806.44" table:style-name="ce5">
            <text:p>5806.44</text:p>
          </table:table-cell>
          <table:table-cell office:value-type="string" table:style-name="ce6">
            <text:p><text:a xlink:href="http://ichef.bbci.co.uk/arts/yourpaintings/images/paintings/nlw/large/nlw_nlw_kwf00010_large.jpg">http://ichef.bbci.co.uk/arts/yourpaintings/images/paintings/nlw/large/nlw_nlw_kwf00010_large.jpg</text:a></text:p>
          </table:table-cell>
          <table:table-cell office:value-type="string" table:style-name="ce5">
            <text:p>http://www.bbc.co.uk/arts/yourpaintings/paintings/coastal-sunset-120543</text:p>
          </table:table-cell>
          <table:table-cell office:value-type="string" table:style-name="ce5">
            <text:p>nlw_nlw_kwf00010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wllderi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Pwllderi</text:p>
          </table:table-cell>
          <table:table-cell table:number-columns-repeated="2" table:style-name="ce5"/>
          <table:table-cell office:value-type="float" office:value="61" table:style-name="ce5">
            <text:p>61</text:p>
          </table:table-cell>
          <table:table-cell office:value-type="float" office:value="51.3" table:style-name="ce5">
            <text:p>51.3</text:p>
          </table:table-cell>
          <table:table-cell office:value-type="float" office:value="3129.3" table:style-name="ce5">
            <text:p>3129.3</text:p>
          </table:table-cell>
          <table:table-cell office:value-type="string" table:style-name="ce6">
            <text:p><text:a xlink:href="http://ichef.bbci.co.uk/arts/yourpaintings/images/paintings/nlw/large/nlw_nlw_kwf00086_large.jpg">http://ichef.bbci.co.uk/arts/yourpaintings/images/paintings/nlw/large/nlw_nlw_kwf00086_large.jpg</text:a></text:p>
          </table:table-cell>
          <table:table-cell office:value-type="string" table:style-name="ce5">
            <text:p>http://www.bbc.co.uk/arts/yourpaintings/paintings/pwllderi-120548</text:p>
          </table:table-cell>
          <table:table-cell office:value-type="string" table:style-name="ce5">
            <text:p>nlw_nlw_kwf0008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inter Coast</text:p>
          </table:table-cell>
          <table:table-cell office:value-type="string" table:style-name="ce5">
            <text:p>1970-1990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.5" table:style-name="ce5">
            <text:p>76.5</text:p>
          </table:table-cell>
          <table:table-cell office:value-type="float" office:value="50.9" table:style-name="ce5">
            <text:p>50.9</text:p>
          </table:table-cell>
          <table:table-cell office:value-type="float" office:value="3893.85" table:style-name="ce5">
            <text:p>3893.85</text:p>
          </table:table-cell>
          <table:table-cell office:value-type="string" table:style-name="ce6">
            <text:p><text:a xlink:href="http://ichef.bbci.co.uk/arts/yourpaintings/images/paintings/nlw/large/nlw_nlw_kwf00038_large.jpg">http://ichef.bbci.co.uk/arts/yourpaintings/images/paintings/nlw/large/nlw_nlw_kwf00038_large.jpg</text:a></text:p>
          </table:table-cell>
          <table:table-cell office:value-type="string" table:style-name="ce5">
            <text:p>http://www.bbc.co.uk/arts/yourpaintings/paintings/winter-coast-120475</text:p>
          </table:table-cell>
          <table:table-cell office:value-type="string" table:style-name="ce5">
            <text:p>nlw_nlw_kwf00038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cross the Water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3" table:style-name="ce5">
            <text:p>50.3</text:p>
          </table:table-cell>
          <table:table-cell office:value-type="float" office:value="3822.8" table:style-name="ce5">
            <text:p>3822.8</text:p>
          </table:table-cell>
          <table:table-cell office:value-type="string" table:style-name="ce6">
            <text:p><text:a xlink:href="http://ichef.bbci.co.uk/arts/yourpaintings/images/paintings/nlw/large/nlw_nlw_kwf00041_large.jpg">http://ichef.bbci.co.uk/arts/yourpaintings/images/paintings/nlw/large/nlw_nlw_kwf00041_large.jpg</text:a></text:p>
          </table:table-cell>
          <table:table-cell office:value-type="string" table:style-name="ce5">
            <text:p>http://www.bbc.co.uk/arts/yourpaintings/paintings/across-the-water-120470</text:p>
          </table:table-cell>
          <table:table-cell office:value-type="string" table:style-name="ce5">
            <text:p>nlw_nlw_kwf00041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astal Sunset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50.5" table:style-name="ce5">
            <text:p>50.5</text:p>
          </table:table-cell>
          <table:table-cell office:value-type="float" office:value="75.7" table:style-name="ce5">
            <text:p>75.7</text:p>
          </table:table-cell>
          <table:table-cell office:value-type="float" office:value="3822.85" table:style-name="ce5">
            <text:p>3822.85</text:p>
          </table:table-cell>
          <table:table-cell office:value-type="string" table:style-name="ce6">
            <text:p><text:a xlink:href="http://ichef.bbci.co.uk/arts/yourpaintings/images/paintings/nlw/large/nlw_nlw_kwf00046_large.jpg">http://ichef.bbci.co.uk/arts/yourpaintings/images/paintings/nlw/large/nlw_nlw_kwf00046_large.jpg</text:a></text:p>
          </table:table-cell>
          <table:table-cell office:value-type="string" table:style-name="ce5">
            <text:p>http://www.bbc.co.uk/arts/yourpaintings/paintings/coastal-sunset-120560</text:p>
          </table:table-cell>
          <table:table-cell office:value-type="string" table:style-name="ce5">
            <text:p>nlw_nlw_kwf00046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 from the Beach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61" table:style-name="ce5">
            <text:p>61</text:p>
          </table:table-cell>
          <table:table-cell office:value-type="float" office:value="5563.2" table:style-name="ce5">
            <text:p>5563.2</text:p>
          </table:table-cell>
          <table:table-cell office:value-type="string" table:style-name="ce6">
            <text:p><text:a xlink:href="http://ichef.bbci.co.uk/arts/yourpaintings/images/paintings/nlw/large/nlw_nlw_kwf00142_large.jpg">http://ichef.bbci.co.uk/arts/yourpaintings/images/paintings/nlw/large/nlw_nlw_kwf00142_large.jpg</text:a></text:p>
          </table:table-cell>
          <table:table-cell office:value-type="string" table:style-name="ce5">
            <text:p>http://www.bbc.co.uk/arts/yourpaintings/paintings/storm-from-the-beach-120455</text:p>
          </table:table-cell>
          <table:table-cell office:value-type="string" table:style-name="ce5">
            <text:p>nlw_nlw_kwf0014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y Sea<text:s text:c="2"/>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5.5" table:style-name="ce5">
            <text:p>75.5</text:p>
          </table:table-cell>
          <table:table-cell office:value-type="float" office:value="50.5" table:style-name="ce5">
            <text:p>50.5</text:p>
          </table:table-cell>
          <table:table-cell office:value-type="float" office:value="3812.75" table:style-name="ce5">
            <text:p>3812.75</text:p>
          </table:table-cell>
          <table:table-cell office:value-type="string" table:style-name="ce6">
            <text:p><text:a xlink:href="http://ichef.bbci.co.uk/arts/yourpaintings/images/paintings/nlw/large/nlw_nlw_kwf00039_large.jpg">http://ichef.bbci.co.uk/arts/yourpaintings/images/paintings/nlw/large/nlw_nlw_kwf00039_large.jpg</text:a></text:p>
          </table:table-cell>
          <table:table-cell office:value-type="string" table:style-name="ce5">
            <text:p>http://www.bbc.co.uk/arts/yourpaintings/paintings/stormy-sea-120467</text:p>
          </table:table-cell>
          <table:table-cell office:value-type="string" table:style-name="ce5">
            <text:p>nlw_nlw_kwf0003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y Sea under a Dark Sky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76" table:style-name="ce5">
            <text:p>76</text:p>
          </table:table-cell>
          <table:table-cell office:value-type="float" office:value="50.5" table:style-name="ce5">
            <text:p>50.5</text:p>
          </table:table-cell>
          <table:table-cell office:value-type="float" office:value="3838" table:style-name="ce5">
            <text:p>3838</text:p>
          </table:table-cell>
          <table:table-cell office:value-type="string" table:style-name="ce6">
            <text:p><text:a xlink:href="http://ichef.bbci.co.uk/arts/yourpaintings/images/paintings/nlw/large/nlw_nlw_kwf00009_large.jpg">http://ichef.bbci.co.uk/arts/yourpaintings/images/paintings/nlw/large/nlw_nlw_kwf00009_large.jpg</text:a></text:p>
          </table:table-cell>
          <table:table-cell office:value-type="string" table:style-name="ce5">
            <text:p>http://www.bbc.co.uk/arts/yourpaintings/paintings/stormy-sea-under-a-dark-sky-120558</text:p>
          </table:table-cell>
          <table:table-cell office:value-type="string" table:style-name="ce5">
            <text:p>nlw_nlw_kwf00009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ave on Stormy Sea</text:p>
          </table:table-cell>
          <table:table-cell office:value-type="string" table:style-name="ce5">
            <text:p>1990-2006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string" table:style-name="ce5">
            <text:p>unknown</text:p>
          </table:table-cell>
          <table:table-cell office:value-type="float" office:value="91.2" table:style-name="ce5">
            <text:p>91.2</text:p>
          </table:table-cell>
          <table:table-cell office:value-type="float" office:value="60.5" table:style-name="ce5">
            <text:p>60.5</text:p>
          </table:table-cell>
          <table:table-cell office:value-type="float" office:value="5517.6" table:style-name="ce5">
            <text:p>5517.6</text:p>
          </table:table-cell>
          <table:table-cell office:value-type="string" table:style-name="ce6">
            <text:p><text:a xlink:href="http://ichef.bbci.co.uk/arts/yourpaintings/images/paintings/nlw/large/nlw_nlw_kwf00054_large.jpg">http://ichef.bbci.co.uk/arts/yourpaintings/images/paintings/nlw/large/nlw_nlw_kwf00054_large.jpg</text:a></text:p>
          </table:table-cell>
          <table:table-cell office:value-type="string" table:style-name="ce5">
            <text:p>http://www.bbc.co.uk/arts/yourpaintings/paintings/wave-on-stormy-sea-120466</text:p>
          </table:table-cell>
          <table:table-cell office:value-type="string" table:style-name="ce5">
            <text:p>nlw_nlw_kwf00054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ackerel</text:p>
          </table:table-cell>
          <table:table-cell office:value-type="float" office:value="1950" table:style-name="ce5">
            <text:p>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90" table:style-name="ce5">
            <text:p>90</text:p>
          </table:table-cell>
          <table:table-cell office:value-type="float" office:value="55" table:style-name="ce5">
            <text:p>55</text:p>
          </table:table-cell>
          <table:table-cell office:value-type="float" office:value="4950" table:style-name="ce5">
            <text:p>4950</text:p>
          </table:table-cell>
          <table:table-cell office:value-type="string" table:style-name="ce6">
            <text:p><text:a xlink:href="http://ichef.bbci.co.uk/arts/yourpaintings/images/paintings/nlw/large/nlw_nlw_gcf06607_large.jpg">http://ichef.bbci.co.uk/arts/yourpaintings/images/paintings/nlw/large/nlw_nlw_gcf06607_large.jpg</text:a></text:p>
          </table:table-cell>
          <table:table-cell office:value-type="string" table:style-name="ce5">
            <text:p>http://www.bbc.co.uk/arts/yourpaintings/paintings/mackerel-119905</text:p>
          </table:table-cell>
          <table:table-cell office:value-type="string" table:style-name="ce5">
            <text:p>nlw_nlw_gcf06607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ead hare in brown paper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.</text:p>
          </table:table-cell>
          <table:table-cell office:value-type="float" office:value="50.7" table:style-name="ce5">
            <text:p>50.7</text:p>
          </table:table-cell>
          <table:table-cell office:value-type="float" office:value="68.3" table:style-name="ce5">
            <text:p>68.3</text:p>
          </table:table-cell>
          <table:table-cell office:value-type="float" office:value="3462.81" table:style-name="ce5">
            <text:p>3462.81</text:p>
          </table:table-cell>
          <table:table-cell office:value-type="string" table:style-name="ce6">
            <text:p><text:a xlink:href="http://ichef.bbci.co.uk/arts/yourpaintings/images/paintings/nlw/large/nlw_nlw_kwf00112_large.jpg">http://ichef.bbci.co.uk/arts/yourpaintings/images/paintings/nlw/large/nlw_nlw_kwf00112_large.jpg</text:a></text:p>
          </table:table-cell>
          <table:table-cell office:value-type="string" table:style-name="ce5">
            <text:p>http://www.bbc.co.uk/arts/yourpaintings/paintings/dead-hare-in-brown-paper-120513</text:p>
          </table:table-cell>
          <table:table-cell office:value-type="string" table:style-name="ce5">
            <text:p>nlw_nlw_kwf00112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keleton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37.799999999999997" table:style-name="ce5">
            <text:p>37.8</text:p>
          </table:table-cell>
          <table:table-cell office:value-type="float" office:value="28" table:style-name="ce5">
            <text:p>28</text:p>
          </table:table-cell>
          <table:table-cell office:value-type="float" office:value="1058.4000000000001" table:style-name="ce5">
            <text:p>1058.4</text:p>
          </table:table-cell>
          <table:table-cell office:value-type="string" table:style-name="ce6">
            <text:p><text:a xlink:href="http://ichef.bbci.co.uk/arts/yourpaintings/images/paintings/nlw/large/nlw_nlw_kwb01555_large.jpg">http://ichef.bbci.co.uk/arts/yourpaintings/images/paintings/nlw/large/nlw_nlw_kwb01555_large.jpg</text:a></text:p>
          </table:table-cell>
          <table:table-cell office:value-type="string" table:style-name="ce5">
            <text:p>http://www.bbc.co.uk/arts/yourpaintings/paintings/skeleton-120591</text:p>
          </table:table-cell>
          <table:table-cell office:value-type="string" table:style-name="ce5">
            <text:p>nlw_nlw_kwb0155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lucked Chicken</text:p>
          </table:table-cell>
          <table:table-cell office:value-type="string" table:style-name="ce5">
            <text:p>1950-1970</text:p>
          </table:table-cell>
          <table:table-cell office:value-type="string" table:style-name="ce5">
            <text:p>still life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56.5" table:style-name="ce5">
            <text:p>56.5</text:p>
          </table:table-cell>
          <table:table-cell office:value-type="float" office:value="102" table:style-name="ce5">
            <text:p>102</text:p>
          </table:table-cell>
          <table:table-cell office:value-type="float" office:value="5763" table:style-name="ce5">
            <text:p>5763</text:p>
          </table:table-cell>
          <table:table-cell office:value-type="string" table:style-name="ce6">
            <text:p><text:a xlink:href="http://ichef.bbci.co.uk/arts/yourpaintings/images/paintings/nlw/large/nlw_nlw_kwf00115_large.jpg">http://ichef.bbci.co.uk/arts/yourpaintings/images/paintings/nlw/large/nlw_nlw_kwf00115_large.jpg</text:a></text:p>
          </table:table-cell>
          <table:table-cell office:value-type="string" table:style-name="ce5">
            <text:p>http://www.bbc.co.uk/arts/yourpaintings/paintings/plucked-chicken-120527</text:p>
          </table:table-cell>
          <table:table-cell office:value-type="string" table:style-name="ce5">
            <text:p>nlw_nlw_kwf00115_large.jpg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ale Nude</text:p>
          </table:table-cell>
          <table:table-cell office:value-type="string" table:style-name="ce5">
            <text:p>1940-1950</text:p>
          </table:table-cell>
          <table:table-cell office:value-type="string" table:style-name="ce5">
            <text:p>study</text:p>
          </table:table-cell>
          <table:table-cell office:value-type="string" table:style-name="ce5">
            <text:p>NLW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string" table:style-name="ce5">
            <text:p>n.a.</text:p>
          </table:table-cell>
          <table:table-cell office:value-type="float" office:value="25.3" table:style-name="ce5">
            <text:p>25.3</text:p>
          </table:table-cell>
          <table:table-cell office:value-type="float" office:value="35.5" table:style-name="ce5">
            <text:p>35.5</text:p>
          </table:table-cell>
          <table:table-cell office:value-type="float" office:value="898.15" table:style-name="ce5">
            <text:p>898.15</text:p>
          </table:table-cell>
          <table:table-cell office:value-type="string" table:style-name="ce6">
            <text:p><text:a xlink:href="http://ichef.bbci.co.uk/arts/yourpaintings/images/paintings/nlw/large/nlw_nlw_kwf00330_large.jpg">http://ichef.bbci.co.uk/arts/yourpaintings/images/paintings/nlw/large/nlw_nlw_kwf00330_large.jpg</text:a></text:p>
          </table:table-cell>
          <table:table-cell office:value-type="string" table:style-name="ce5">
            <text:p>http://www.bbc.co.uk/arts/yourpaintings/paintings/male-nude-120472</text:p>
          </table:table-cell>
          <table:table-cell office:value-type="string" table:style-name="ce5">
            <text:p>nlw_nlw_kwf00330_large.jpg</text:p>
          </table:table-cell>
          <table:table-cell table:number-columns-repeated="16370"/>
        </table:table-row>
        <table:table-row table:number-rows-repeated="20" table:style-name="ro2">
          <table:table-cell office:value-type="string" table:style-name="ce5">
            <text:p>Williams, Kyffin</text:p>
          </table:table-cell>
          <table:table-cell table:number-columns-repeated="1022" table:style-name="ce5"/>
          <table:table-cell table:number-columns-repeated="15361"/>
        </table:table-row>
        <table:table-row table:number-rows-repeated="25" table:style-name="ro2">
          <table:table-cell office:value-type="string" table:style-name="ce4">
            <text:p>Williams, Kyffin</text:p>
          </table:table-cell>
          <table:table-cell table:number-columns-repeated="3" table:style-name="ce4"/>
          <table:table-cell table:style-name="ce5"/>
          <table:table-cell table:number-columns-repeated="8" table:style-name="ce4"/>
          <table:table-cell table:number-columns-repeated="16371"/>
        </table:table-row>
        <table:table-row table:number-rows-repeated="6" table:style-name="ro2">
          <table:table-cell office:value-type="string" table:style-name="ce4">
            <text:p>Williams, Kyffin</text:p>
          </table:table-cell>
          <table:table-cell table:number-columns-repeated="3" table:style-name="ce4"/>
          <table:table-cell table:style-name="ce5"/>
          <table:table-cell table:number-columns-repeated="8" table:style-name="ce4"/>
          <table:table-cell table:number-columns-repeated="1010" table:style-name="ce5"/>
          <table:table-cell table:number-columns-repeated="15361"/>
        </table:table-row>
        <table:table-row table:style-name="ro2">
          <table:table-cell office:value-type="string" table:style-name="ce4">
            <text:p>Williams, Kyffin</text:p>
          </table:table-cell>
          <table:table-cell table:number-columns-repeated="3" table:style-name="ce4"/>
          <table:table-cell table:style-name="ce5"/>
          <table:table-cell table:number-columns-repeated="6" table:style-name="ce4"/>
          <table:table-cell table:style-name="ce6"/>
          <table:table-cell table:number-columns-repeated="2" table:style-name="ce4"/>
          <table:table-cell table:number-columns-repeated="16370"/>
        </table:table-row>
        <table:table-row table:number-rows-repeated="2" table:style-name="ro2">
          <table:table-cell office:value-type="string" table:style-name="ce4">
            <text:p>Williams, Kyffin</text:p>
          </table:table-cell>
          <table:table-cell table:number-columns-repeated="3" table:style-name="ce4"/>
          <table:table-cell table:style-name="ce5"/>
          <table:table-cell table:number-columns-repeated="9" table:style-name="ce4"/>
          <table:table-cell table:number-columns-repeated="16370"/>
        </table:table-row>
        <table:table-row table:number-rows-repeated="10" table:style-name="ro2">
          <table:table-cell office:value-type="string" table:style-name="ce4">
            <text:p>Williams, Kyffin</text:p>
          </table:table-cell>
          <table:table-cell table:number-columns-repeated="3" table:style-name="ce4"/>
          <table:table-cell table:style-name="ce5"/>
          <table:table-cell table:number-columns-repeated="8" table:style-name="ce4"/>
          <table:table-cell table:number-columns-repeated="1010" table:style-name="ce5"/>
          <table:table-cell table:number-columns-repeated="15361"/>
        </table:table-row>
        <table:table-row table:style-name="ro2">
          <table:table-cell office:value-type="string" table:style-name="ce4">
            <text:p>Williams, Kyffin</text:p>
          </table:table-cell>
          <table:table-cell table:number-columns-repeated="10" table:style-name="ce4"/>
          <table:table-cell table:style-name="ce6"/>
          <table:table-cell table:number-columns-repeated="2" table:style-name="ce4"/>
          <table:table-cell office:value-type="string" table:style-name="ce4">
            <text:p>narrative- The Depot, Wrexham</text:p>
          </table:table-cell>
          <table:table-cell table:number-columns-repeated="16369"/>
        </table:table-row>
        <table:table-row table:number-rows-repeated="2" table:style-name="ro2">
          <table:table-cell office:value-type="string" table:style-name="ce4">
            <text:p>Williams, Kyffin</text:p>
          </table:table-cell>
          <table:table-cell table:number-columns-repeated="10" table:style-name="ce4"/>
          <table:table-cell table:style-name="ce6"/>
          <table:table-cell table:number-columns-repeated="3" table:style-name="ce4"/>
          <table:table-cell table:number-columns-repeated="16369"/>
        </table:table-row>
        <table:table-row table:number-rows-repeated="2" table:style-name="ro2">
          <table:table-cell office:value-type="string" table:style-name="ce4">
            <text:p>Williams, Kyffin</text:p>
          </table:table-cell>
          <table:table-cell table:number-columns-repeated="1022" table:style-name="ce5"/>
          <table:table-cell table:number-columns-repeated="15361"/>
        </table:table-row>
        <table:table-row table:style-name="ro2">
          <table:table-cell office:value-type="string" table:style-name="ce4">
            <text:p>Williams, Kyffin</text:p>
          </table:table-cell>
          <table:table-cell table:number-columns-repeated="10" table:style-name="ce5"/>
          <table:table-cell table:style-name="ce9"/>
          <table:table-cell table:number-columns-repeated="1011" table:style-name="ce5"/>
          <table:table-cell table:number-columns-repeated="15361"/>
        </table:table-row>
        <table:table-row table:number-rows-repeated="7" table:style-name="ro2">
          <table:table-cell office:value-type="string" table:style-name="ce4">
            <text:p>Williams, Kyffin</text:p>
          </table:table-cell>
          <table:table-cell table:number-columns-repeated="1022" table:style-name="ce5"/>
          <table:table-cell table:number-columns-repeated="15361"/>
        </table:table-row>
        <table:table-row table:number-rows-repeated="25" table:style-name="ro2">
          <table:table-cell office:value-type="string" table:style-name="ce4">
            <text:p>Williams, Kyffin</text:p>
          </table:table-cell>
          <table:table-cell table:number-columns-repeated="16383"/>
        </table:table-row>
        <table:table-row table:number-rows-repeated="1048263" table:style-name="ro4">
          <table:table-cell table:number-columns-repeated="16384"/>
        </table:table-row>
      </table:table>
      <table:table table:name="NMGW" table:style-name="ta2">
        <table:table-column table:style-name="co8" table:default-cell-style-name="ce10"/>
        <table:table-column table:style-name="co11" table:number-columns-repeated="1022" table:default-cell-style-name="ce10"/>
        <table:table-column table:style-name="co6" table:default-cell-style-name="ce10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s, Cwm Nantlle</text:p>
          </table:table-cell>
          <table:table-cell office:value-type="float" office:value="1947" table:style-name="ce5">
            <text:p>194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Cwm Nantlle</text:p>
          </table:table-cell>
          <table:table-cell table:number-columns-repeated="2" table:style-name="ce5"/>
          <table:table-cell office:value-type="float" office:value="61.2" table:style-name="ce5">
            <text:p>61.2</text:p>
          </table:table-cell>
          <table:table-cell office:value-type="float" office:value="51.2" table:style-name="ce5">
            <text:p>51.2</text:p>
          </table:table-cell>
          <table:table-cell office:value-type="float" office:value="3133.44" table:style-name="ce5">
            <text:p>3133.44</text:p>
          </table:table-cell>
          <table:table-cell office:value-type="string" table:style-name="ce5">
            <text:p>http://ichef.bbci.co.uk/arts/yourpaintings/images/paintings/acnmw/large/acnmw_acnmw_da001332_large.jpg</text:p>
          </table:table-cell>
          <table:table-cell office:value-type="string" table:style-name="ce5">
            <text:p>http://www.bbc.co.uk/arts/yourpaintings/paintings/farmers-cwm-nantlle</text:p>
          </table:table-cell>
          <table:table-cell office:value-type="string" table:style-name="ce5">
            <text:p>da00133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ir Charles Evans</text:p>
          </table:table-cell>
          <table:table-cell office:value-type="float" office:value="1965" table:style-name="ce5">
            <text:p>1965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1" table:style-name="ce5">
            <text:p>71</text:p>
          </table:table-cell>
          <table:table-cell office:value-type="float" office:value="91" table:style-name="ce5">
            <text:p>91</text:p>
          </table:table-cell>
          <table:table-cell office:value-type="float" office:value="6461" table:style-name="ce5">
            <text:p>6461</text:p>
          </table:table-cell>
          <table:table-cell office:value-type="string" table:style-name="ce5">
            <text:p>http://ichef.bbci.co.uk/arts/yourpaintings/images/paintings/acnmw/large/acnmw_acnmw_nmwa3086_large.jpg</text:p>
          </table:table-cell>
          <table:table-cell office:value-type="string" table:style-name="ce5">
            <text:p>http://www.bbc.co.uk/arts/yourpaintings/paintings/sir-charles-evans-19181995</text:p>
          </table:table-cell>
          <table:table-cell office:value-type="string" table:style-name="ce5">
            <text:p>nmwa3068</text:p>
          </table:table-cell>
          <table:table-cell office:value-type="string" table:style-name="ce5">
            <text:p>Non-colour reprodction</text:p>
          </table:table-cell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oel Hebog</text:p>
          </table:table-cell>
          <table:table-cell office:value-type="float" office:value="1952" table:style-name="ce5">
            <text:p>1952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Moel Hebog</text:p>
          </table:table-cell>
          <table:table-cell table:number-columns-repeated="2" table:style-name="ce5"/>
          <table:table-cell office:value-type="float" office:value="35.5" table:style-name="ce5">
            <text:p>35.5</text:p>
          </table:table-cell>
          <table:table-cell office:value-type="float" office:value="25.4" table:style-name="ce5">
            <text:p>25.4</text:p>
          </table:table-cell>
          <table:table-cell office:value-type="float" office:value="901.7" table:style-name="ce5">
            <text:p>901.7</text:p>
          </table:table-cell>
          <table:table-cell office:value-type="string" table:style-name="ce5">
            <text:p>http://ichef.bbci.co.uk/arts/yourpaintings/images/paintings/acnmw/large/acnmw_acnmw_da001333_large.jpg</text:p>
          </table:table-cell>
          <table:table-cell office:value-type="string" table:style-name="ce5">
            <text:p>http://www.bbc.co.uk/arts/yourpaintings/paintings/sir-charles-evans-19181995</text:p>
          </table:table-cell>
          <table:table-cell office:value-type="string" table:style-name="ce5">
            <text:p>da001333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ers of the Carneddau</text:p>
          </table:table-cell>
          <table:table-cell office:value-type="float" office:value="1980" table:style-name="ce5">
            <text:p>198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Carneddau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1.7" table:style-name="ce5">
            <text:p>121.7</text:p>
          </table:table-cell>
          <table:table-cell office:value-type="float" office:value="22271.1" table:style-name="ce5">
            <text:p>22271.1</text:p>
          </table:table-cell>
          <table:table-cell office:value-type="string" table:style-name="ce5">
            <text:p>http://ichef.bbci.co.uk/arts/yourpaintings/images/paintings/acnmw/large/acnmw_acnmw_da003077_large.jpg</text:p>
          </table:table-cell>
          <table:table-cell office:value-type="string" table:style-name="ce5">
            <text:p>http://www.bbc.co.uk/arts/yourpaintings/paintings/farmers-on-the-carneddau-116913</text:p>
          </table:table-cell>
          <table:table-cell office:value-type="string" table:style-name="ce5">
            <text:p>da003077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Huw T. Edwards</text:p>
          </table:table-cell>
          <table:table-cell office:value-type="float" office:value="1960" table:style-name="ce5">
            <text:p>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1" table:style-name="ce5">
            <text:p>71</text:p>
          </table:table-cell>
          <table:table-cell office:value-type="float" office:value="91.5" table:style-name="ce5">
            <text:p>91.5</text:p>
          </table:table-cell>
          <table:table-cell office:value-type="float" office:value="6496.5" table:style-name="ce5">
            <text:p>6496.5</text:p>
          </table:table-cell>
          <table:table-cell office:value-type="string" table:style-name="ce5">
            <text:p>http://ichef.bbci.co.uk/arts/yourpaintings/images/paintings/acnmw/large/acnmw_acnmw_da002998_large.jpg</text:p>
          </table:table-cell>
          <table:table-cell office:value-type="string" table:style-name="ce5">
            <text:p>http://www.bbc.co.uk/arts/yourpaintings/paintings/huw-t-edwards</text:p>
          </table:table-cell>
          <table:table-cell office:value-type="string" table:style-name="ce5">
            <text:p>da00299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Blaen Ffrancon no.1</text:p>
          </table:table-cell>
          <table:table-cell office:value-type="float" office:value="1978" table:style-name="ce5">
            <text:p>1978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Blaen Ffrancon</text:p>
          </table:table-cell>
          <table:table-cell table:number-columns-repeated="2" table:style-name="ce5"/>
          <table:table-cell office:value-type="float" office:value="121.9" table:style-name="ce5">
            <text:p>121.9</text:p>
          </table:table-cell>
          <table:table-cell office:value-type="float" office:value="92.1" table:style-name="ce5">
            <text:p>92.1</text:p>
          </table:table-cell>
          <table:table-cell office:value-type="float" office:value="11226.99" table:style-name="ce5">
            <text:p>11226.99</text:p>
          </table:table-cell>
          <table:table-cell office:value-type="string" table:style-name="ce5">
            <text:p>http://ichef.bbci.co.uk/arts/yourpaintings/images/paintings/acnmw/large/acnmw_acnmw_da000679_large.jpg</text:p>
          </table:table-cell>
          <table:table-cell office:value-type="string" table:style-name="ce5">
            <text:p>http://www.bbc.co.uk/arts/yourpaintings/paintings/blaen-ffrancon-no-1</text:p>
          </table:table-cell>
          <table:table-cell office:value-type="string" table:style-name="ce5">
            <text:p>da000679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The Moelwyns from Aberglaslyn</text:p>
          </table:table-cell>
          <table:table-cell office:value-type="float" office:value="1952" table:style-name="ce5">
            <text:p>1952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77" table:style-name="ce5">
            <text:p>77</text:p>
          </table:table-cell>
          <table:table-cell office:value-type="float" office:value="38.799999999999997" table:style-name="ce5">
            <text:p>38.8</text:p>
          </table:table-cell>
          <table:table-cell office:value-type="float" office:value="2987.6" table:style-name="ce5">
            <text:p>2987.6</text:p>
          </table:table-cell>
          <table:table-cell office:value-type="string" table:style-name="ce5">
            <text:p>http://ichef.bbci.co.uk/arts/yourpaintings/images/paintings/acnmw/large/acnmw_acnmw_da003078_large.jpg</text:p>
          </table:table-cell>
          <table:table-cell office:value-type="string" table:style-name="ce5">
            <text:p>http://www.bbc.co.uk/arts/yourpaintings/paintings/the-moelwyns-from-aberglaslyn</text:p>
          </table:table-cell>
          <table:table-cell office:value-type="string" table:style-name="ce5">
            <text:p>da003078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torm, Porth Cwyfan</text:p>
          </table:table-cell>
          <table:table-cell office:value-type="float" office:value="1995" table:style-name="ce5">
            <text:p>1995</text:p>
          </table:table-cell>
          <table:table-cell office:value-type="string" table:style-name="ce5">
            <text:p>sea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Porth Cwyfan</text:p>
          </table:table-cell>
          <table:table-cell table:number-columns-repeated="2" table:style-name="ce5"/>
          <table:table-cell office:value-type="float" office:value="145.4" table:style-name="ce5">
            <text:p>145.4</text:p>
          </table:table-cell>
          <table:table-cell office:value-type="float" office:value="94.3" table:style-name="ce5">
            <text:p>94.3</text:p>
          </table:table-cell>
          <table:table-cell office:value-type="float" office:value="13711.22" table:style-name="ce5">
            <text:p>13711.22</text:p>
          </table:table-cell>
          <table:table-cell office:value-type="string" table:style-name="ce5">
            <text:p>http://ichef.bbci.co.uk/arts/yourpaintings/images/paintings/acnmw/large/acnmw_acnmw_da000680_large.jpg</text:p>
          </table:table-cell>
          <table:table-cell office:value-type="string" table:style-name="ce5">
            <text:p>http://www.bbc.co.uk/arts/yourpaintings/paintings/storm-porth-cwyfan</text:p>
          </table:table-cell>
          <table:table-cell office:value-type="string" table:style-name="ce5">
            <text:p>da00068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Mary</text:p>
          </table:table-cell>
          <table:table-cell office:value-type="string" table:style-name="ce5">
            <text:p>1950-1960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51" table:style-name="ce5">
            <text:p>51</text:p>
          </table:table-cell>
          <table:table-cell office:value-type="float" office:value="61" table:style-name="ce5">
            <text:p>61</text:p>
          </table:table-cell>
          <table:table-cell office:value-type="float" office:value="3111" table:style-name="ce5">
            <text:p>3111</text:p>
          </table:table-cell>
          <table:table-cell office:value-type="string" table:style-name="ce5">
            <text:p>http://ichef.bbci.co.uk/arts/yourpaintings/images/paintings/acnmw/large/acnmw_acnmw_da003971_large.jpg</text:p>
          </table:table-cell>
          <table:table-cell office:value-type="string" table:style-name="ce5">
            <text:p>http://www.bbc.co.uk/arts/yourpaintings/paintings/mary-160711</text:p>
          </table:table-cell>
          <table:table-cell office:value-type="string" table:style-name="ce5">
            <text:p>da003971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Duffryncamwy, Patagonia</text:p>
          </table:table-cell>
          <table:table-cell office:value-type="float" office:value="1969" table:style-name="ce5">
            <text:p>1969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Duffryn Camwy</text:p>
          </table:table-cell>
          <table:table-cell table:number-columns-repeated="2" table:style-name="ce5"/>
          <table:table-cell office:value-type="float" office:value="121.3" table:style-name="ce5">
            <text:p>121.3</text:p>
          </table:table-cell>
          <table:table-cell office:value-type="float" office:value="121.3" table:style-name="ce5">
            <text:p>121.3</text:p>
          </table:table-cell>
          <table:table-cell office:value-type="float" office:value="14713.69" table:style-name="ce5">
            <text:p>14713.69</text:p>
          </table:table-cell>
          <table:table-cell office:value-type="string" table:style-name="ce5">
            <text:p>http://ichef.bbci.co.uk/arts/yourpaintings/images/paintings/acnmw/large/acnmw_acnmw_da001089_large.jpg</text:p>
          </table:table-cell>
          <table:table-cell office:value-type="string" table:style-name="ce5">
            <text:p>http://www.bbc.co.uk/arts/yourpaintings/paintings/duffryncamwy-patagonia</text:p>
          </table:table-cell>
          <table:table-cell office:value-type="string" table:style-name="ce5">
            <text:p>da001089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illiam Lee</text:p>
          </table:table-cell>
          <table:table-cell office:value-type="float" office:value="1979" table:style-name="ce5">
            <text:p>1979</text:p>
          </table:table-cell>
          <table:table-cell office:value-type="string" table:style-name="ce5">
            <text:p>portrait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string" table:style-name="ce5">
            <text:p>n.a</text:p>
          </table:table-cell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office:value-type="float" office:value="8281" table:style-name="ce5">
            <text:p>8281</text:p>
          </table:table-cell>
          <table:table-cell office:value-type="string" table:style-name="ce5">
            <text:p>http://ichef.bbci.co.uk/arts/yourpaintings/images/paintings/acnmw/large/acnmw_acnmw_da003972_large.jpg</text:p>
          </table:table-cell>
          <table:table-cell office:value-type="string" table:style-name="ce5">
            <text:p>http://www.bbc.co.uk/arts/yourpaintings/paintings/william-lee</text:p>
          </table:table-cell>
          <table:table-cell office:value-type="string" table:style-name="ce5">
            <text:p>da003972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Cottages, Llanddona</text:p>
          </table:table-cell>
          <table:table-cell office:value-type="float" office:value="1955" table:style-name="ce5">
            <text:p>195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Llanddona</text:p>
          </table:table-cell>
          <table:table-cell table:number-columns-repeated="2" table:style-name="ce5"/>
          <table:table-cell office:value-type="float" office:value="76.5" table:style-name="ce5">
            <text:p>76.5</text:p>
          </table:table-cell>
          <table:table-cell office:value-type="float" office:value="50.8" table:style-name="ce5">
            <text:p>50.8</text:p>
          </table:table-cell>
          <table:table-cell office:value-type="float" office:value="3886.2" table:style-name="ce5">
            <text:p>3886.2</text:p>
          </table:table-cell>
          <table:table-cell office:value-type="string" table:style-name="ce5">
            <text:p>http://ichef.bbci.co.uk/arts/yourpaintings/images/paintings/acnmw/large/acnmw_acnmw_da001330_large.jpg</text:p>
          </table:table-cell>
          <table:table-cell office:value-type="string" table:style-name="ce5">
            <text:p>http://www.bbc.co.uk/arts/yourpaintings/paintings/cottages-llanddona</text:p>
          </table:table-cell>
          <table:table-cell office:value-type="string" table:style-name="ce5">
            <text:p>da001330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don from Llyn Nantle</text:p>
          </table:table-cell>
          <table:table-cell office:value-type="float" office:value="1945" table:style-name="ce5">
            <text:p>1945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Snowdon</text:p>
          </table:table-cell>
          <table:table-cell table:number-columns-repeated="2" table:style-name="ce5"/>
          <table:table-cell office:value-type="float" office:value="49.5" table:style-name="ce5">
            <text:p>49.5</text:p>
          </table:table-cell>
          <table:table-cell office:value-type="float" office:value="39.4" table:style-name="ce5">
            <text:p>39.4</text:p>
          </table:table-cell>
          <table:table-cell office:value-type="float" office:value="1950.3" table:style-name="ce5">
            <text:p>1950.3</text:p>
          </table:table-cell>
          <table:table-cell office:value-type="string" table:style-name="ce5">
            <text:p>http://ichef.bbci.co.uk/arts/yourpaintings/images/paintings/acnmw/large/acnmw_acnmw_da006778_02_large.jpg</text:p>
          </table:table-cell>
          <table:table-cell office:value-type="string" table:style-name="ce5">
            <text:p>http://www.bbc.co.uk/arts/yourpaintings/paintings/snowdon-from-llyn-nantle</text:p>
          </table:table-cell>
          <table:table-cell office:value-type="string" table:style-name="ce5">
            <text:p>da006778_02_large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Anglesey Cottages with Cattle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Anglesey</text:p>
          </table:table-cell>
          <table:table-cell table:number-columns-repeated="2" table:style-name="ce5"/>
          <table:table-cell office:value-type="float" office:value="76" table:style-name="ce5">
            <text:p>76</text:p>
          </table:table-cell>
          <table:table-cell office:value-type="float" office:value="59.8" table:style-name="ce5">
            <text:p>59.8</text:p>
          </table:table-cell>
          <table:table-cell office:value-type="float" office:value="4544.8" table:style-name="ce5">
            <text:p>4544.8</text:p>
          </table:table-cell>
          <table:table-cell office:value-type="string" table:style-name="ce5">
            <text:p>http://ichef.bbci.co.uk/arts/yourpaintings/images/paintings/acnmw/large/acnmw_acnmw_da001331_large.jpg</text:p>
          </table:table-cell>
          <table:table-cell office:value-type="string" table:style-name="ce5">
            <text:p>http://www.bbc.co.uk/arts/yourpaintings/paintings/anglesey-cottages-with-cattle</text:p>
          </table:table-cell>
          <table:table-cell office:value-type="string" table:style-name="ce5">
            <text:p>da001331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Snow on Siabod</text:p>
          </table:table-cell>
          <table:table-cell office:value-type="float" office:value="1968" table:style-name="ce5">
            <text:p>1968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NMGW</text:p>
          </table:table-cell>
          <table:table-cell office:value-type="string" table:style-name="ce5">
            <text:p>Siabod</text:p>
          </table:table-cell>
          <table:table-cell table:number-columns-repeated="2" table:style-name="ce5"/>
          <table:table-cell office:value-type="float" office:value="50.9" table:style-name="ce5">
            <text:p>50.9</text:p>
          </table:table-cell>
          <table:table-cell office:value-type="float" office:value="40.6" table:style-name="ce5">
            <text:p>40.6</text:p>
          </table:table-cell>
          <table:table-cell office:value-type="float" office:value="2066.54" table:style-name="ce5">
            <text:p>2066.54</text:p>
          </table:table-cell>
          <table:table-cell office:value-type="string" table:style-name="ce5">
            <text:p>http://ichef.bbci.co.uk/arts/yourpaintings/images/paintings/acnmw/large/acnmw_acnmw_da001329_large.jpg</text:p>
          </table:table-cell>
          <table:table-cell office:value-type="string" table:style-name="ce5">
            <text:p>http://www.bbc.co.uk/arts/yourpaintings/paintings/snow-on-siabod</text:p>
          </table:table-cell>
          <table:table-cell office:value-type="string" table:style-name="ce5">
            <text:p>da001329</text:p>
          </table:table-cell>
          <table:table-cell table:style-name="ce5"/>
          <table:table-cell table:number-columns-repeated="16369"/>
        </table:table-row>
        <table:table-row table:number-rows-repeated="1048560" table:style-name="ro4">
          <table:table-cell table:number-columns-repeated="16384"/>
        </table:table-row>
      </table:table>
      <table:table table:name="GAC" table:style-name="ta2">
        <table:table-column table:style-name="co8" table:default-cell-style-name="ce5"/>
        <table:table-column table:style-name="co11" table:number-columns-repeated="1022" table:default-cell-style-name="ce5"/>
        <table:table-column table:style-name="co6" table:default-cell-style-name="ce5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Winter at Fachwen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Fachwen</text:p>
          </table:table-cell>
          <table:table-cell table:number-columns-repeated="2" table:style-name="ce5"/>
          <table:table-cell office:value-type="float" office:value="244" table:style-name="ce5">
            <text:p>244</text:p>
          </table:table-cell>
          <table:table-cell office:value-type="float" office:value="122" table:style-name="ce5">
            <text:p>122</text:p>
          </table:table-cell>
          <table:table-cell table:style-name="ce5"/>
          <table:table-cell office:value-type="string" table:style-name="ce5">
            <text:p>http://ichef.bbci.co.uk/arts/yourpaintings/images/paintings/gac/large/gac_gac_11014_large.jpg</text:p>
          </table:table-cell>
          <table:table-cell office:value-type="string" table:style-name="ce5">
            <text:p>http://www.bbc.co.uk/arts/yourpaintings/paintings/winter-at-fachwen-29568</text:p>
          </table:table-cell>
          <table:table-cell office:value-type="string" table:style-name="ce5">
            <text:p>gac_gac_11014_larg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 below Crib Goch</text:p>
          </table:table-cell>
          <table:table-cell office:value-type="float" office:value="1967" table:style-name="ce5">
            <text:p>196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float" office:value="183" table:style-name="ce5">
            <text:p>183</text:p>
          </table:table-cell>
          <table:table-cell office:value-type="float" office:value="122" table:style-name="ce5">
            <text:p>122</text:p>
          </table:table-cell>
          <table:table-cell table:style-name="ce5"/>
          <table:table-cell office:value-type="string" table:style-name="ce5">
            <text:p>http://ichef.bbci.co.uk/arts/yourpaintings/images/paintings/gac/large/gac_gac_11015_large.jpg</text:p>
          </table:table-cell>
          <table:table-cell office:value-type="string" table:style-name="ce5">
            <text:p>http://www.bbc.co.uk/arts/yourpaintings/paintings/farm-below-crib-goch-29569</text:p>
          </table:table-cell>
          <table:table-cell office:value-type="string" table:style-name="ce5">
            <text:p>gac_gac_11015_larg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Nant Ffrancon from Llandegfan</text:p>
          </table:table-cell>
          <table:table-cell office:value-type="float" office:value="1970" table:style-name="ce5">
            <text:p>1970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Nant Ffrancon</text:p>
          </table:table-cell>
          <table:table-cell table:number-columns-repeated="2" table:style-name="ce5"/>
          <table:table-cell office:value-type="float" office:value="76.400000000000006" table:style-name="ce5">
            <text:p>76.4</text:p>
          </table:table-cell>
          <table:table-cell office:value-type="float" office:value="30.8" table:style-name="ce5">
            <text:p>30.8</text:p>
          </table:table-cell>
          <table:table-cell table:style-name="ce5"/>
          <table:table-cell office:value-type="string" table:style-name="ce5">
            <text:p>http://ichef.bbci.co.uk/arts/yourpaintings/images/paintings/gac/large/gac_gac_13839_large.jpg</text:p>
          </table:table-cell>
          <table:table-cell office:value-type="string" table:style-name="ce5">
            <text:p>http://www.bbc.co.uk/arts/yourpaintings/paintings/nant-ffrancon-from-llandegfan-29571</text:p>
          </table:table-cell>
          <table:table-cell office:value-type="string" table:style-name="ce5">
            <text:p>gac_gac_13839_larg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Pontllyfni in Snow</text:p>
          </table:table-cell>
          <table:table-cell office:value-type="float" office:value="1977" table:style-name="ce5">
            <text:p>197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Pontllyfni</text:p>
          </table:table-cell>
          <table:table-cell table:number-columns-repeated="2" table:style-name="ce5"/>
          <table:table-cell office:value-type="float" office:value="91" table:style-name="ce5">
            <text:p>91</text:p>
          </table:table-cell>
          <table:table-cell office:value-type="float" office:value="91" table:style-name="ce5">
            <text:p>91</text:p>
          </table:table-cell>
          <table:table-cell table:style-name="ce5"/>
          <table:table-cell office:value-type="string" table:style-name="ce5">
            <text:p>http://ichef.bbci.co.uk/arts/yourpaintings/images/paintings/gac/large/gac_gac_13782_large.jpg</text:p>
          </table:table-cell>
          <table:table-cell office:value-type="string" table:style-name="ce5">
            <text:p>http://www.bbc.co.uk/arts/yourpaintings/paintings/farms-porth-dafarch-no-1-29570</text:p>
          </table:table-cell>
          <table:table-cell office:value-type="string" table:style-name="ce5">
            <text:p>gac_gac_13782_large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Williams, Kyffin</text:p>
          </table:table-cell>
          <table:table-cell office:value-type="string" table:style-name="ce5">
            <text:p>Farms, Pont Darfach, no.1</text:p>
          </table:table-cell>
          <table:table-cell office:value-type="float" office:value="1977" table:style-name="ce5">
            <text:p>1977</text:p>
          </table:table-cell>
          <table:table-cell office:value-type="string" table:style-name="ce5">
            <text:p>landscape</text:p>
          </table:table-cell>
          <table:table-cell office:value-type="string" table:style-name="ce5">
            <text:p>GAC</text:p>
          </table:table-cell>
          <table:table-cell office:value-type="string" table:style-name="ce5">
            <text:p>Pont Darfach</text:p>
          </table:table-cell>
          <table:table-cell table:number-columns-repeated="2" table:style-name="ce5"/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office:value-type="string" table:style-name="ce5">
            <text:p>Screen print</text:p>
          </table:table-cell>
          <table:table-cell table:number-columns-repeated="1011" table:style-name="ce5"/>
          <table:table-cell table:number-columns-repeated="15360"/>
        </table:table-row>
        <table:table-row table:number-rows-repeated="1048570" table:style-name="ro5">
          <table:table-cell table:number-columns-repeated="16384"/>
        </table:table-row>
      </table:table>
      <table:table table:name="Aber" table:style-name="ta3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nowdon, the Traeth and Frightened Horse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Snowdon</text:p>
          </table:table-cell>
          <table:table-cell office:value-type="string" table:style-name="ce4">
            <text:p>N 53° 4' 6''</text:p>
          </table:table-cell>
          <table:table-cell office:value-type="string" table:style-name="ce4">
            <text:p>W 4° 4' 41''</text:p>
          </table:table-cell>
          <table:table-cell office:value-type="float" office:value="183" table:style-name="ce4">
            <text:p>183</text:p>
          </table:table-cell>
          <table:table-cell office:value-type="float" office:value="76.5" table:style-name="ce4">
            <text:p>76.5</text:p>
          </table:table-cell>
          <table:table-cell office:value-type="float" office:value="13999.5" table:style-name="ce4">
            <text:p>13999.5</text:p>
          </table:table-cell>
          <table:table-cell office:value-type="string" table:style-name="ce4">
            <text:p>http://www.bbc.co.uk/arts/yourpaintings/paintings/snowdon-the-traeth-and-frightened-horse-176713</text:p>
          </table:table-cell>
          <table:table-cell office:value-type="string" table:style-name="ce4">
            <text:p>nwm_au_op108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ir David Parry Hughes</text:p>
          </table:table-cell>
          <table:table-cell office:value-type="float" office:value="1954" table:style-name="ce4">
            <text:p>195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string" table:style-name="ce4">
            <text:p>n.a</text:p>
          </table:table-cell>
          <table:table-cell office:value-type="float" office:value="71" table:style-name="ce4">
            <text:p>71</text:p>
          </table:table-cell>
          <table:table-cell office:value-type="float" office:value="91" table:style-name="ce4">
            <text:p>91</text:p>
          </table:table-cell>
          <table:table-cell office:value-type="float" office:value="6461" table:style-name="ce4">
            <text:p>6461</text:p>
          </table:table-cell>
          <table:table-cell office:value-type="string" table:style-name="ce4">
            <text:p>http://www.bbc.co.uk/arts/yourpaintings/paintings/sir-david-hughes-parry-18931973-president-19551964-176714</text:p>
          </table:table-cell>
          <table:table-cell office:value-type="string" table:style-name="ce4">
            <text:p>nwm_au_op110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un and Cloud on Lliwedd</text:p>
          </table:table-cell>
          <table:table-cell office:value-type="float" office:value="1973" table:style-name="ce4">
            <text:p>1973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Aberystwyth University</text:p>
          </table:table-cell>
          <table:table-cell office:value-type="string" table:style-name="ce4">
            <text:p>Lliwedd</text:p>
          </table:table-cell>
          <table:table-cell office:value-type="string" table:style-name="ce4">
            <text:p>N 53° 3' 34''</text:p>
          </table:table-cell>
          <table:table-cell office:value-type="string" table:style-name="ce4">
            <text:p>W 4° 3' 25''</text:p>
          </table:table-cell>
          <table:table-cell office:value-type="float" office:value="76.2" table:style-name="ce4">
            <text:p>76.2</text:p>
          </table:table-cell>
          <table:table-cell office:value-type="float" office:value="55.3" table:style-name="ce4">
            <text:p>55.3</text:p>
          </table:table-cell>
          <table:table-cell office:value-type="float" office:value="4213.8599999999997" table:style-name="ce4">
            <text:p>4213.86</text:p>
          </table:table-cell>
          <table:table-cell office:value-type="string" table:style-name="ce4">
            <text:p>http://www.bbc.co.uk/arts/yourpaintings/paintings/sun-and-cloud-on-lliwedd-176715</text:p>
          </table:table-cell>
          <table:table-cell office:value-type="string" table:style-name="ce4">
            <text:p>nwm_au_op109_large.jpg</text:p>
          </table:table-cell>
          <table:table-cell table:number-columns-repeated="16371"/>
        </table:table-row>
        <table:table-row table:number-rows-repeated="1048572" table:style-name="ro5">
          <table:table-cell table:number-columns-repeated="16384"/>
        </table:table-row>
      </table:table>
      <table:table table:name="Oriel_Mon" table:style-name="ta3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11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Yolanta</text:p>
          </table:table-cell>
          <table:table-cell office:value-type="float" office:value="1967" table:style-name="ce4">
            <text:p>1967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91" table:style-name="ce4">
            <text:p>91</text:p>
          </table:table-cell>
          <table:table-cell office:value-type="float" office:value="60" table:style-name="ce4">
            <text:p>60</text:p>
          </table:table-cell>
          <table:table-cell office:value-type="float" office:value="5460" table:style-name="ce4">
            <text:p>5460</text:p>
          </table:table-cell>
          <table:table-cell office:value-type="string" table:style-name="ce4">
            <text:p>http://www.bbc.co.uk/arts/yourpaintings/paintings/yolanta-181342</text:p>
          </table:table-cell>
          <table:table-cell office:value-type="string" table:style-name="ce4">
            <text:p>nwm_oym_8_93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arm, Llanddona</text:p>
          </table:table-cell>
          <table:table-cell office:value-type="float" office:value="1958" table:style-name="ce4">
            <text:p>195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ddona</text:p>
          </table:table-cell>
          <table:table-cell office:value-type="string" table:style-name="ce4">
            <text:p>N 53° 17' 33''</text:p>
          </table:table-cell>
          <table:table-cell office:value-type="string" table:style-name="ce4">
            <text:p>W 4° 8' 11''</text:p>
          </table:table-cell>
          <table:table-cell office:value-type="float" office:value="62" table:style-name="ce4">
            <text:p>62</text:p>
          </table:table-cell>
          <table:table-cell office:value-type="float" office:value="51.8" table:style-name="ce4">
            <text:p>51.8</text:p>
          </table:table-cell>
          <table:table-cell office:value-type="float" office:value="3211.6" table:style-name="ce4">
            <text:p>3211.6</text:p>
          </table:table-cell>
          <table:table-cell office:value-type="string" table:style-name="ce4">
            <text:p>http://www.bbc.co.uk/arts/yourpaintings/paintings/farm-llanddona-181349</text:p>
          </table:table-cell>
          <table:table-cell office:value-type="string" table:style-name="ce4">
            <text:p>nwm_oym_13_94_large.jpg</text:p>
          </table:table-cell>
          <table:table-cell office:value-type="string" table:style-name="ce4">
            <text:p>info on location at BBC entry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Her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Hermon (Pembs?)</text:p>
          </table:table-cell>
          <table:table-cell office:value-type="string" table:style-name="ce4">
            <text:p>N 51° 57' 23''</text:p>
          </table:table-cell>
          <table:table-cell office:value-type="string" table:style-name="ce4">
            <text:p>W 4° 36' 33''</text:p>
          </table:table-cell>
          <table:table-cell office:value-type="float" office:value="91" table:style-name="ce4">
            <text:p>91</text:p>
          </table:table-cell>
          <table:table-cell office:value-type="float" office:value="91" table:style-name="ce4">
            <text:p>91</text:p>
          </table:table-cell>
          <table:table-cell office:value-type="float" office:value="8281" table:style-name="ce4">
            <text:p>8281</text:p>
          </table:table-cell>
          <table:table-cell office:value-type="string" table:style-name="ce4">
            <text:p>http://www.bbc.co.uk/arts/yourpaintings/paintings/hermon-181358</text:p>
          </table:table-cell>
          <table:table-cell office:value-type="string" table:style-name="ce4">
            <text:p>nwm_oym_19_01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Lliwedd</text:p>
          </table:table-cell>
          <table:table-cell office:value-type="float" office:value="1978" table:style-name="ce4">
            <text:p>197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iwedd</text:p>
          </table:table-cell>
          <table:table-cell office:value-type="string" table:style-name="ce4">
            <text:p>N 53° 3' 34''</text:p>
          </table:table-cell>
          <table:table-cell office:value-type="string" table:style-name="ce4">
            <text:p>W 4° 3' 25''</text:p>
          </table:table-cell>
          <table:table-cell office:value-type="float" office:value="91" table:style-name="ce4">
            <text:p>91</text:p>
          </table:table-cell>
          <table:table-cell office:value-type="float" office:value="91" table:style-name="ce4">
            <text:p>91</text:p>
          </table:table-cell>
          <table:table-cell office:value-type="float" office:value="8281" table:style-name="ce4">
            <text:p>8281</text:p>
          </table:table-cell>
          <table:table-cell office:value-type="string" table:style-name="ce4">
            <text:p>http://www.bbc.co.uk/arts/yourpaintings/paintings/lliwedd-181343</text:p>
          </table:table-cell>
          <table:table-cell office:value-type="string" table:style-name="ce4">
            <text:p>nwm_oym_6_04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Anglesey Landscape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Anglese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1" table:style-name="ce4">
            <text:p>121</text:p>
          </table:table-cell>
          <table:table-cell office:value-type="float" office:value="90" table:style-name="ce4">
            <text:p>90</text:p>
          </table:table-cell>
          <table:table-cell office:value-type="float" office:value="10890" table:style-name="ce4">
            <text:p>10890</text:p>
          </table:table-cell>
          <table:table-cell office:value-type="string" table:style-name="ce4">
            <text:p>http://www.bbc.co.uk/arts/yourpaintings/paintings/anglesey-landscape-181351</text:p>
          </table:table-cell>
          <table:table-cell office:value-type="string" table:style-name="ce4">
            <text:p>nwm_oym_1_01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Moelfre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oelfre (hill)</text:p>
          </table:table-cell>
          <table:table-cell office:value-type="string" table:style-name="ce4">
            <text:p>N 52° 0' 0''</text:p>
          </table:table-cell>
          <table:table-cell office:value-type="string" table:style-name="ce4">
            <text:p>W 4° 26' 25''</text:p>
          </table:table-cell>
          <table:table-cell office:value-type="float" office:value="68" table:style-name="ce4">
            <text:p>68</text:p>
          </table:table-cell>
          <table:table-cell office:value-type="float" office:value="50.5" table:style-name="ce4">
            <text:p>50.5</text:p>
          </table:table-cell>
          <table:table-cell office:value-type="float" office:value="3434" table:style-name="ce4">
            <text:p>3434</text:p>
          </table:table-cell>
          <table:table-cell office:value-type="string" table:style-name="ce4">
            <text:p>http://www.bbc.co.uk/arts/yourpaintings/paintings/moelfre-181359</text:p>
          </table:table-cell>
          <table:table-cell office:value-type="string" table:style-name="ce4">
            <text:p>nwm_oym_3_9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edw, Penrhosllugwy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rhos-Lligwy</text:p>
          </table:table-cell>
          <table:table-cell office:value-type="string" table:style-name="ce4">
            <text:p>N 53° 18' 3.90"</text:p>
          </table:table-cell>
          <table:table-cell office:value-type="string" table:style-name="ce4">
            <text:p>W 4° 36' 0.37"</text:p>
          </table:table-cell>
          <table:table-cell office:value-type="float" office:value="88.5" table:style-name="ce4">
            <text:p>88.5</text:p>
          </table:table-cell>
          <table:table-cell office:value-type="float" office:value="58.5" table:style-name="ce4">
            <text:p>58.5</text:p>
          </table:table-cell>
          <table:table-cell office:value-type="float" office:value="5177.25" table:style-name="ce4">
            <text:p>5177.25</text:p>
          </table:table-cell>
          <table:table-cell office:value-type="string" table:style-name="ce4">
            <text:p>http://www.bbc.co.uk/arts/yourpaintings/paintings/fedw-penrhosllugwy-181324</text:p>
          </table:table-cell>
          <table:table-cell office:value-type="string" table:style-name="ce4">
            <text:p>nwm_oym_5_92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torm at Trearddur</text:p>
          </table:table-cell>
          <table:table-cell office:value-type="float" office:value="1987" table:style-name="ce4">
            <text:p>198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Trearddur</text:p>
          </table:table-cell>
          <table:table-cell office:value-type="string" table:style-name="ce4">
            <text:p>N 53° 17' 34''</text:p>
          </table:table-cell>
          <table:table-cell office:value-type="string" table:style-name="ce4">
            <text:p>W 4° 38' 30''</text:p>
          </table:table-cell>
          <table:table-cell office:value-type="float" office:value="126" table:style-name="ce4">
            <text:p>126</text:p>
          </table:table-cell>
          <table:table-cell office:value-type="float" office:value="95" table:style-name="ce4">
            <text:p>95</text:p>
          </table:table-cell>
          <table:table-cell office:value-type="float" office:value="11970" table:style-name="ce4">
            <text:p>11970</text:p>
          </table:table-cell>
          <table:table-cell office:value-type="string" table:style-name="ce4">
            <text:p>http://www.bbc.co.uk/arts/yourpaintings/paintings/storm-at-trearddur-181345</text:p>
          </table:table-cell>
          <table:table-cell office:value-type="string" table:style-name="ce4">
            <text:p>nwm_oym_39_8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Miss Josling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0.5" table:style-name="ce4">
            <text:p>20.5</text:p>
          </table:table-cell>
          <table:table-cell office:value-type="float" office:value="30.5" table:style-name="ce4">
            <text:p>30.5</text:p>
          </table:table-cell>
          <table:table-cell office:value-type="float" office:value="625.25" table:style-name="ce4">
            <text:p>625.25</text:p>
          </table:table-cell>
          <table:table-cell office:value-type="string" table:style-name="ce4">
            <text:p>http://www.bbc.co.uk/arts/yourpaintings/paintings/miss-josling-181352</text:p>
          </table:table-cell>
          <table:table-cell office:value-type="string" table:style-name="ce4">
            <text:p>nwm_oym_15_96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Allt Corn Yd, Llanddon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ddona</text:p>
          </table:table-cell>
          <table:table-cell office:value-type="string" table:style-name="ce4">
            <text:p>N 53° 17' 33''</text:p>
          </table:table-cell>
          <table:table-cell office:value-type="string" table:style-name="ce4">
            <text:p>W 4° 8' 11''</text:p>
          </table:table-cell>
          <table:table-cell office:value-type="float" office:value="91.4" table:style-name="ce4">
            <text:p>91.4</text:p>
          </table:table-cell>
          <table:table-cell office:value-type="float" office:value="61" table:style-name="ce4">
            <text:p>61</text:p>
          </table:table-cell>
          <table:table-cell office:value-type="float" office:value="5575.4" table:style-name="ce4">
            <text:p>5575.4</text:p>
          </table:table-cell>
          <table:table-cell office:value-type="string" table:style-name="ce4">
            <text:p>http://www.bbc.co.uk/arts/yourpaintings/paintings/allt-corn-yd-llanddona-181361</text:p>
          </table:table-cell>
          <table:table-cell office:value-type="string" table:style-name="ce4">
            <text:p>nwm_oym_pcf3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wtan</text:p>
          </table:table-cell>
          <table:table-cell office:value-type="float" office:value="1947" table:style-name="ce4">
            <text:p>194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Swtan</text:p>
          </table:table-cell>
          <table:table-cell office:value-type="string" table:style-name="ce4">
            <text:p>N 53° 22' 17.03"</text:p>
          </table:table-cell>
          <table:table-cell office:value-type="string" table:style-name="ce4">
            <text:p>W4° 33' 16.98</text:p>
          </table:table-cell>
          <table:table-cell office:value-type="float" office:value="50.8" table:style-name="ce4">
            <text:p>50.8</text:p>
          </table:table-cell>
          <table:table-cell office:value-type="float" office:value="44.6" table:style-name="ce4">
            <text:p>44.6</text:p>
          </table:table-cell>
          <table:table-cell office:value-type="float" office:value="2265.6799999999998" table:style-name="ce4">
            <text:p>2265.68</text:p>
          </table:table-cell>
          <table:table-cell office:value-type="string" table:style-name="ce4">
            <text:p>http://www.bbc.co.uk/arts/yourpaintings/paintings/swtan-181337</text:p>
          </table:table-cell>
          <table:table-cell office:value-type="string" table:style-name="ce4">
            <text:p>nwm_oym_1_90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The Chelsea Pensioner</text:p>
          </table:table-cell>
          <table:table-cell office:value-type="float" office:value="1980" table:style-name="ce4">
            <text:p>198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64" table:style-name="ce4">
            <text:p>64</text:p>
          </table:table-cell>
          <table:table-cell office:value-type="float" office:value="95" table:style-name="ce4">
            <text:p>95</text:p>
          </table:table-cell>
          <table:table-cell office:value-type="float" office:value="6080" table:style-name="ce4">
            <text:p>6080</text:p>
          </table:table-cell>
          <table:table-cell office:value-type="string" table:style-name="ce4">
            <text:p>http://www.bbc.co.uk/arts/yourpaintings/paintings/the-chelsea-pensioner-181344</text:p>
          </table:table-cell>
          <table:table-cell office:value-type="string" table:style-name="ce4">
            <text:p>nwm_oym_l1_9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ottages, Mynydd Bodafon</text:p>
          </table:table-cell>
          <table:table-cell office:value-type="float" office:value="1962" table:style-name="ce4">
            <text:p>1962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ynydd Bodafon</text:p>
          </table:table-cell>
          <table:table-cell office:value-type="string" table:style-name="ce4">
            <text:p>N 53° 20' 40.59"</text:p>
          </table:table-cell>
          <table:table-cell office:value-type="string" table:style-name="ce4">
            <text:p>W 4° 17' 45.33"</text:p>
          </table:table-cell>
          <table:table-cell office:value-type="float" office:value="57" table:style-name="ce4">
            <text:p>57</text:p>
          </table:table-cell>
          <table:table-cell office:value-type="float" office:value="77.5" table:style-name="ce4">
            <text:p>77.5</text:p>
          </table:table-cell>
          <table:table-cell office:value-type="float" office:value="4417.5" table:style-name="ce4">
            <text:p>4417.5</text:p>
          </table:table-cell>
          <table:table-cell office:value-type="string" table:style-name="ce4">
            <text:p>http://www.bbc.co.uk/arts/yourpaintings/paintings/cottages-mynydd-bodafon-181353</text:p>
          </table:table-cell>
          <table:table-cell office:value-type="string" table:style-name="ce4">
            <text:p>nwm_oym_3_95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Penmon Cros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mon</text:p>
          </table:table-cell>
          <table:table-cell office:value-type="string" table:style-name="ce4">
            <text:p>N 53° 18' 16''</text:p>
          </table:table-cell>
          <table:table-cell office:value-type="string" table:style-name="ce4">
            <text:p>W 4° 3' 27''</text:p>
          </table:table-cell>
          <table:table-cell office:value-type="float" office:value="39.5" table:style-name="ce4">
            <text:p>39.5</text:p>
          </table:table-cell>
          <table:table-cell office:value-type="float" office:value="77.5" table:style-name="ce4">
            <text:p>77.5</text:p>
          </table:table-cell>
          <table:table-cell office:value-type="float" office:value="3061.25" table:style-name="ce4">
            <text:p>3061.25</text:p>
          </table:table-cell>
          <table:table-cell office:value-type="string" table:style-name="ce4">
            <text:p>http://www.bbc.co.uk/arts/yourpaintings/paintings/penmon-cross-181360</text:p>
          </table:table-cell>
          <table:table-cell office:value-type="string" table:style-name="ce4">
            <text:p>nwm_oym_69_94_large.jpg</text:p>
          </table:table-cell>
          <table:table-cell office:value-type="string" table:style-name="ce4">
            <text:p>painted in situ. Cross moved 1977, so painted beofre this date?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armer and Cattle</text:p>
          </table:table-cell>
          <table:table-cell office:value-type="float" office:value="1957" table:style-name="ce4">
            <text:p>1957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8.5" table:style-name="ce4">
            <text:p>58.5</text:p>
          </table:table-cell>
          <table:table-cell office:value-type="float" office:value="128.69999999999999" table:style-name="ce4">
            <text:p>128.7</text:p>
          </table:table-cell>
          <table:table-cell office:value-type="float" office:value="7528.95" table:style-name="ce4">
            <text:p>7528.95</text:p>
          </table:table-cell>
          <table:table-cell office:value-type="string" table:style-name="ce4">
            <text:p>http://www.bbc.co.uk/arts/yourpaintings/paintings/farmer-and-cattle-181339</text:p>
          </table:table-cell>
          <table:table-cell office:value-type="string" table:style-name="ce4">
            <text:p>nwm_oym_1_02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Evan Roberts</text:p>
          </table:table-cell>
          <table:table-cell office:value-type="float" office:value="1990" table:style-name="ce4">
            <text:p>199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2" table:style-name="ce4">
            <text:p>72</text:p>
          </table:table-cell>
          <table:table-cell office:value-type="float" office:value="72" table:style-name="ce4">
            <text:p>72</text:p>
          </table:table-cell>
          <table:table-cell office:value-type="float" office:value="5184" table:style-name="ce4">
            <text:p>5184</text:p>
          </table:table-cell>
          <table:table-cell office:value-type="string" table:style-name="ce4">
            <text:p>http://www.bbc.co.uk/arts/yourpaintings/paintings/evan-roberts-19091991-181346</text:p>
          </table:table-cell>
          <table:table-cell office:value-type="string" table:style-name="ce4">
            <text:p>nwm_oym_55_91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armers Below the ridge</text:p>
          </table:table-cell>
          <table:table-cell office:value-type="float" office:value="1983" table:style-name="ce4">
            <text:p>1983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92.8" table:style-name="ce4">
            <text:p>92.8</text:p>
          </table:table-cell>
          <table:table-cell office:value-type="float" office:value="122.5" table:style-name="ce4">
            <text:p>122.5</text:p>
          </table:table-cell>
          <table:table-cell office:value-type="float" office:value="11368" table:style-name="ce4">
            <text:p>11368</text:p>
          </table:table-cell>
          <table:table-cell office:value-type="string" table:style-name="ce4">
            <text:p>http://www.bbc.co.uk/arts/yourpaintings/paintings/farmers-below-the-ridge-181354</text:p>
          </table:table-cell>
          <table:table-cell office:value-type="string" table:style-name="ce4">
            <text:p>nwm_oym_l8_9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arm Cesere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Ceserea?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1.5" table:style-name="ce4">
            <text:p>111.5</text:p>
          </table:table-cell>
          <table:table-cell office:value-type="float" office:value="50" table:style-name="ce4">
            <text:p>50</text:p>
          </table:table-cell>
          <table:table-cell office:value-type="float" office:value="5575" table:style-name="ce4">
            <text:p>5575</text:p>
          </table:table-cell>
          <table:table-cell office:value-type="string" table:style-name="ce4">
            <text:p>http://www.bbc.co.uk/arts/yourpaintings/paintings/farm-ceserea-181362</text:p>
          </table:table-cell>
          <table:table-cell office:value-type="string" table:style-name="ce4">
            <text:p>nwm_oym_l1_04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Pilot Boat off Moelfre</text:p>
          </table:table-cell>
          <table:table-cell office:value-type="float" office:value="1947" table:style-name="ce4">
            <text:p>1947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Ynys Moelfre</text:p>
          </table:table-cell>
          <table:table-cell office:value-type="string" table:style-name="ce4">
            <text:p>N 53° 21' 0''</text:p>
          </table:table-cell>
          <table:table-cell office:value-type="string" table:style-name="ce4">
            <text:p>W 4° 14' 0''</text:p>
          </table:table-cell>
          <table:table-cell office:value-type="float" office:value="74.5" table:style-name="ce4">
            <text:p>74.5</text:p>
          </table:table-cell>
          <table:table-cell office:value-type="float" office:value="38.5" table:style-name="ce4">
            <text:p>38.5</text:p>
          </table:table-cell>
          <table:table-cell office:value-type="float" office:value="2868.25" table:style-name="ce4">
            <text:p>2868.25</text:p>
          </table:table-cell>
          <table:table-cell office:value-type="string" table:style-name="ce4">
            <text:p>http://www.bbc.co.uk/arts/yourpaintings/paintings/pilot-boat-off-moelfre-181338</text:p>
          </table:table-cell>
          <table:table-cell office:value-type="string" table:style-name="ce4">
            <text:p>nwm_oym_4_92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Llannerchymedd Mill</text:p>
          </table:table-cell>
          <table:table-cell office:value-type="float" office:value="1955" table:style-name="ce4">
            <text:p>1955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erchymedd</text:p>
          </table:table-cell>
          <table:table-cell office:value-type="string" table:style-name="ce4">
            <text:p>N 53° 19' 50''</text:p>
          </table:table-cell>
          <table:table-cell office:value-type="string" table:style-name="ce4">
            <text:p>W 4° 22' 37''</text:p>
          </table:table-cell>
          <table:table-cell office:value-type="float" office:value="69.5" table:style-name="ce4">
            <text:p>69.5</text:p>
          </table:table-cell>
          <table:table-cell office:value-type="float" office:value="52" table:style-name="ce4">
            <text:p>52</text:p>
          </table:table-cell>
          <table:table-cell office:value-type="float" office:value="3614" table:style-name="ce4">
            <text:p>3614</text:p>
          </table:table-cell>
          <table:table-cell office:value-type="string" table:style-name="ce4">
            <text:p>http://www.bbc.co.uk/arts/yourpaintings/paintings/llannerchymedd-mill-181347</text:p>
          </table:table-cell>
          <table:table-cell office:value-type="string" table:style-name="ce4">
            <text:p>nwm_oym_23_95_large.jpg</text:p>
          </table:table-cell>
          <table:table-cell office:value-type="string" table:style-name="ce4">
            <text:p>http://www.kent.ac.uk/library/specialcollections/mills/r.php/23647/show.html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View from Pwllfanogl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wllfanogl</text:p>
          </table:table-cell>
          <table:table-cell office:value-type="string" table:style-name="ce4">
            <text:p>N 53° 13' 4.04"</text:p>
          </table:table-cell>
          <table:table-cell office:value-type="string" table:style-name="ce4">
            <text:p>W 4° 12' 13.67"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5776" table:style-name="ce4">
            <text:p>5776</text:p>
          </table:table-cell>
          <table:table-cell office:value-type="string" table:style-name="ce4">
            <text:p>http://www.bbc.co.uk/arts/yourpaintings/paintings/view-from-pwllfanogl-181356</text:p>
          </table:table-cell>
          <table:table-cell office:value-type="string" table:style-name="ce4">
            <text:p>nwm_oym_1_98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Tan-y-Grisiau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Tan-y-grisiau</text:p>
          </table:table-cell>
          <table:table-cell office:value-type="string" table:style-name="ce4">
            <text:p>N 52° 59' 18.20"</text:p>
          </table:table-cell>
          <table:table-cell office:value-type="string" table:style-name="ce4">
            <text:p>W 3° 57' 34.07"</text:p>
          </table:table-cell>
          <table:table-cell office:value-type="float" office:value="70" table:style-name="ce4">
            <text:p>70</text:p>
          </table:table-cell>
          <table:table-cell office:value-type="float" office:value="90" table:style-name="ce4">
            <text:p>90</text:p>
          </table:table-cell>
          <table:table-cell office:value-type="float" office:value="6300" table:style-name="ce4">
            <text:p>6300</text:p>
          </table:table-cell>
          <table:table-cell office:value-type="string" table:style-name="ce4">
            <text:p>http://www.bbc.co.uk/arts/yourpaintings/paintings/tan-y-grislau-181363</text:p>
          </table:table-cell>
          <table:table-cell office:value-type="string" table:style-name="ce4">
            <text:p>nwm_oym_7_98_58_large.jpg</text:p>
          </table:table-cell>
          <table:table-cell office:value-type="string" table:style-name="ce4">
            <text:p>Christopher Williams, Augustus John also painted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Moelwyn Bach</text:p>
          </table:table-cell>
          <table:table-cell office:value-type="float" office:value="1960" table:style-name="ce4">
            <text:p>1960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Moelwyn Bach</text:p>
          </table:table-cell>
          <table:table-cell office:value-type="string" table:style-name="ce4">
            <text:p>N 52° 58' 0''</text:p>
          </table:table-cell>
          <table:table-cell office:value-type="string" table:style-name="ce4">
            <text:p>W 4° 0' 0''</text:p>
          </table:table-cell>
          <table:table-cell office:value-type="float" office:value="122.5" table:style-name="ce4">
            <text:p>122.5</text:p>
          </table:table-cell>
          <table:table-cell office:value-type="float" office:value="92.2" table:style-name="ce4">
            <text:p>92.2</text:p>
          </table:table-cell>
          <table:table-cell office:value-type="float" office:value="11294.5" table:style-name="ce4">
            <text:p>11294.5</text:p>
          </table:table-cell>
          <table:table-cell office:value-type="string" table:style-name="ce4">
            <text:p>http://www.bbc.co.uk/arts/yourpaintings/paintings/moelwyn-bach-181340</text:p>
          </table:table-cell>
          <table:table-cell office:value-type="string" table:style-name="ce4">
            <text:p>nwm_oym_7_98_5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ottages, Llanrhuddlad</text:p>
          </table:table-cell>
          <table:table-cell office:value-type="float" office:value="1955" table:style-name="ce4">
            <text:p>1955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Llanrhuddlad</text:p>
          </table:table-cell>
          <table:table-cell office:value-type="string" table:style-name="ce4">
            <text:p>N 53° 22' 21.00"</text:p>
          </table:table-cell>
          <table:table-cell office:value-type="string" table:style-name="ce4">
            <text:p>W 4° 30' 35.62"</text:p>
          </table:table-cell>
          <table:table-cell office:value-type="float" office:value="62" table:style-name="ce4">
            <text:p>62</text:p>
          </table:table-cell>
          <table:table-cell office:value-type="float" office:value="51.8" table:style-name="ce4">
            <text:p>51.8</text:p>
          </table:table-cell>
          <table:table-cell office:value-type="float" office:value="3211.6" table:style-name="ce4">
            <text:p>3211.6</text:p>
          </table:table-cell>
          <table:table-cell office:value-type="string" table:style-name="ce4">
            <text:p>http://www.bbc.co.uk/arts/yourpaintings/paintings/cottages-llanrhuddlad-181348</text:p>
          </table:table-cell>
          <table:table-cell office:value-type="string" table:style-name="ce4">
            <text:p>nwm_oym_9_94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Mrs Rowlands</text:p>
          </table:table-cell>
          <table:table-cell office:value-type="float" office:value="1984" table:style-name="ce4">
            <text:p>198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6.5" table:style-name="ce4">
            <text:p>76.5</text:p>
          </table:table-cell>
          <table:table-cell office:value-type="float" office:value="126" table:style-name="ce4">
            <text:p>126</text:p>
          </table:table-cell>
          <table:table-cell office:value-type="float" office:value="9639" table:style-name="ce4">
            <text:p>9639</text:p>
          </table:table-cell>
          <table:table-cell office:value-type="string" table:style-name="ce4">
            <text:p>http://www.bbc.co.uk/arts/yourpaintings/paintings/mrs-rowlands-181355</text:p>
          </table:table-cell>
          <table:table-cell office:value-type="string" table:style-name="ce4">
            <text:p>nwm_oym_pcf7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nowstorm off Penmon</text:p>
          </table:table-cell>
          <table:table-cell office:value-type="float" office:value="1961" table:style-name="ce4">
            <text:p>1961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Penmon</text:p>
          </table:table-cell>
          <table:table-cell office:value-type="string" table:style-name="ce4">
            <text:p>N 53° 18' 16''</text:p>
          </table:table-cell>
          <table:table-cell office:value-type="string" table:style-name="ce4">
            <text:p>W 4° 3' 27''</text:p>
          </table:table-cell>
          <table:table-cell office:value-type="float" office:value="122" table:style-name="ce4">
            <text:p>122</text:p>
          </table:table-cell>
          <table:table-cell office:value-type="float" office:value="91.5" table:style-name="ce4">
            <text:p>91.5</text:p>
          </table:table-cell>
          <table:table-cell office:value-type="float" office:value="11163" table:style-name="ce4">
            <text:p>11163</text:p>
          </table:table-cell>
          <table:table-cell office:value-type="string" table:style-name="ce4">
            <text:p>http://www.bbc.co.uk/arts/yourpaintings/paintings/snowstorm-off-penmon-181341</text:p>
          </table:table-cell>
          <table:table-cell office:value-type="string" table:style-name="ce4">
            <text:p>nwm_oym_38_92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apel Carmel</text:p>
          </table:table-cell>
          <table:table-cell office:value-type="float" office:value="1958" table:style-name="ce4">
            <text:p>1958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Carmel</text:p>
          </table:table-cell>
          <table:table-cell office:value-type="string" table:style-name="ce4">
            <text:p>N 52° 49' 28.75"</text:p>
          </table:table-cell>
          <table:table-cell office:value-type="string" table:style-name="ce4">
            <text:p>W 4° 43' 39.25"</text:p>
          </table:table-cell>
          <table:table-cell office:value-type="float" office:value="62" table:style-name="ce4">
            <text:p>62</text:p>
          </table:table-cell>
          <table:table-cell office:value-type="float" office:value="51.5" table:style-name="ce4">
            <text:p>51.5</text:p>
          </table:table-cell>
          <table:table-cell office:value-type="float" office:value="3193" table:style-name="ce4">
            <text:p>3193</text:p>
          </table:table-cell>
          <table:table-cell office:value-type="string" table:style-name="ce4">
            <text:p>http://www.bbc.co.uk/arts/yourpaintings/paintings/capel-carmel-181350</text:p>
          </table:table-cell>
          <table:table-cell office:value-type="string" table:style-name="ce4">
            <text:p>nwm_oym_14_94_large.jpg</text:p>
          </table:table-cell>
          <table:table-cell table:number-columns-repeated="1011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unset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seascape</text:p>
          </table:table-cell>
          <table:table-cell office:value-type="string" table:style-name="ce4">
            <text:p>Oriel 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121.7" table:style-name="ce4">
            <text:p>121.7</text:p>
          </table:table-cell>
          <table:table-cell office:value-type="float" office:value="121.7" table:style-name="ce4">
            <text:p>121.7</text:p>
          </table:table-cell>
          <table:table-cell office:value-type="float" office:value="14810.89" table:style-name="ce4">
            <text:p>14810.89</text:p>
          </table:table-cell>
          <table:table-cell office:value-type="string" table:style-name="ce4">
            <text:p>http://www.bbc.co.uk/arts/yourpaintings/paintings/sunset-181357</text:p>
          </table:table-cell>
          <table:table-cell office:value-type="string" table:style-name="ce4">
            <text:p>nwm_oym_18_01_large.jpg</text:p>
          </table:table-cell>
          <table:table-cell table:number-columns-repeated="1011" table:style-name="ce4"/>
          <table:table-cell table:number-columns-repeated="15360"/>
        </table:table-row>
        <table:table-row table:number-rows-repeated="1048547" table:style-name="ro5">
          <table:table-cell table:number-columns-repeated="16384"/>
        </table:table-row>
      </table:table>
      <table:table table:name="NPG" table:style-name="ta4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5">
            <text:p>Filenam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Dame Eileen Louise Younghusband</text:p>
          </table:table-cell>
          <table:table-cell office:value-type="float" office:value="1965" table:style-name="ce4">
            <text:p>1965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NPG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1.099999999999994" table:style-name="ce4">
            <text:p>71.1</text:p>
          </table:table-cell>
          <table:table-cell office:value-type="float" office:value="91.5" table:style-name="ce4">
            <text:p>91.5</text:p>
          </table:table-cell>
          <table:table-cell office:value-type="float" office:value="6505.65" table:style-name="ce4">
            <text:p>6505.65</text:p>
          </table:table-cell>
          <table:table-cell office:value-type="string" table:style-name="ce6">
            <text:p><text:a xlink:href="http://ichef.bbci.co.uk/arts/yourpaintings/images/paintings/npg/large/npg_npg_6621_large.jpg">http://ichef.bbci.co.uk/arts/yourpaintings/images/paintings/npg/large/npg_npg_6621_large.jpg</text:a></text:p>
          </table:table-cell>
          <table:table-cell office:value-type="string" table:style-name="ce4">
            <text:p>http://www.bbc.co.uk/arts/yourpaintings/paintings/dame-eileen-louise-younghusband</text:p>
          </table:table-cell>
          <table:table-cell office:value-type="string" table:style-name="ce4">
            <text:p>npg_npg_6621_large.jpg</text:p>
          </table:table-cell>
          <table:table-cell table:number-columns-repeated="16370"/>
        </table:table-row>
        <table:table-row table:number-rows-repeated="1048574" table:style-name="ro5">
          <table:table-cell table:number-columns-repeated="16384"/>
        </table:table-row>
      </table:table>
      <table:table table:name="MOMA_Cymru" table:style-name="ta4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ottages, Cilgwyn</text:p>
          </table:table-cell>
          <table:table-cell office:value-type="string" table:style-name="ce4">
            <text:p>?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OMA Wales</text:p>
          </table:table-cell>
          <table:table-cell office:value-type="string" table:style-name="ce4">
            <text:p>Cilgwyn</text:p>
          </table:table-cell>
          <table:table-cell table:number-columns-repeated="2" table:style-name="ce4"/>
          <table:table-cell office:value-type="float" office:value="62" table:style-name="ce4">
            <text:p>62</text:p>
          </table:table-cell>
          <table:table-cell office:value-type="float" office:value="52.2" table:style-name="ce4">
            <text:p>52.2</text:p>
          </table:table-cell>
          <table:table-cell office:value-type="float" office:value="3236.4" table:style-name="ce4">
            <text:p>3236.4</text:p>
          </table:table-cell>
          <table:table-cell table:style-name="ce4"/>
          <table:table-cell office:value-type="string" table:style-name="ce4">
            <text:p>http://www.bbc.co.uk/arts/yourpaintings/paintings/cottages-cilgwyn-182106</text:p>
          </table:table-cell>
          <table:table-cell office:value-type="string" table:style-name="ce4">
            <text:p>nwm_yt_7_large.jpg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Waterfall, Ogwen</text:p>
          </table:table-cell>
          <table:table-cell office:value-type="string" table:style-name="ce4">
            <text:p>?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MOMA Wales</text:p>
          </table:table-cell>
          <table:table-cell office:value-type="string" table:style-name="ce4">
            <text:p>Ogwen</text:p>
          </table:table-cell>
          <table:table-cell table:number-columns-repeated="2" table:style-name="ce4"/>
          <table:table-cell office:value-type="float" office:value="77" table:style-name="ce4">
            <text:p>77</text:p>
          </table:table-cell>
          <table:table-cell office:value-type="float" office:value="127" table:style-name="ce4">
            <text:p>127</text:p>
          </table:table-cell>
          <table:table-cell office:value-type="float" office:value="9779" table:style-name="ce4">
            <text:p>9779</text:p>
          </table:table-cell>
          <table:table-cell table:style-name="ce4"/>
          <table:table-cell office:value-type="string" table:style-name="ce4">
            <text:p>http://www.bbc.co.uk/arts/yourpaintings/paintings/waterfall-ogwen-182107</text:p>
          </table:table-cell>
          <table:table-cell office:value-type="string" table:style-name="ce4">
            <text:p>nwm_yt_42_large.jpg</text:p>
          </table:table-cell>
          <table:table-cell table:number-columns-repeated="16370"/>
        </table:table-row>
        <table:table-row table:number-rows-repeated="1048573" table:style-name="ro5">
          <table:table-cell table:number-columns-repeated="16384"/>
        </table:table-row>
      </table:table>
      <table:table table:name="Royal_Academy" table:style-name="ta5">
        <table:table-column table:style-name="co1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Dafydd Williams on the Mountain</text:p>
          </table:table-cell>
          <table:table-cell office:value-type="float" office:value="1969" table:style-name="ce4">
            <text:p>1969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unknown</text:p>
          </table:table-cell>
          <table:table-cell table:number-columns-repeated="2" table:style-name="ce4"/>
          <table:table-cell office:value-type="float" office:value="121.8" table:style-name="ce4">
            <text:p>121.8</text:p>
          </table:table-cell>
          <table:table-cell office:value-type="float" office:value="91.5" table:style-name="ce4">
            <text:p>91.5</text:p>
          </table:table-cell>
          <table:table-cell table:style-name="ce4"/>
          <table:table-cell office:value-type="string" table:style-name="ce4">
            <text:p>http://ichef.bbci.co.uk/arts/yourpaintings/images/paintings/raa/large/wmr_raa_pl002115_large.jpg</text:p>
          </table:table-cell>
          <table:table-cell office:value-type="string" table:style-name="ce4">
            <text:p>http://www.bbc.co.uk/arts/yourpaintings/paintings/dafydd-williams-on-the-mountain</text:p>
          </table:table-cell>
          <table:table-cell office:value-type="string" table:style-name="ce4">
            <text:p>wmr_raa_pl002115_large.jpg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Blaen Nant</text:p>
          </table:table-cell>
          <table:table-cell office:value-type="float" office:value="1976" table:style-name="ce4">
            <text:p>1976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Blaen Nant</text:p>
          </table:table-cell>
          <table:table-cell table:number-columns-repeated="2" table:style-name="ce4"/>
          <table:table-cell office:value-type="float" office:value="127" table:style-name="ce4">
            <text:p>127</text:p>
          </table:table-cell>
          <table:table-cell office:value-type="float" office:value="76.7" table:style-name="ce4">
            <text:p>76.7</text:p>
          </table:table-cell>
          <table:table-cell table:style-name="ce4"/>
          <table:table-cell office:value-type="string" table:style-name="ce4">
            <text:p>http://ichef.bbci.co.uk/arts/yourpaintings/images/paintings/raa/large/wmr_raa_03_580_large.jpg</text:p>
          </table:table-cell>
          <table:table-cell office:value-type="string" table:style-name="ce4">
            <text:p>http://www.bbc.co.uk/arts/yourpaintings/paintings/blaen-nant</text:p>
          </table:table-cell>
          <table:table-cell office:value-type="string" table:style-name="ce4">
            <text:p>wmr_raa_03_580_large.jpg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German Girl</text:p>
          </table:table-cell>
          <table:table-cell office:value-type="float" office:value="1963" table:style-name="ce4">
            <text:p>196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oyal Academ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1" table:style-name="ce4">
            <text:p>51</text:p>
          </table:table-cell>
          <table:table-cell office:value-type="float" office:value="61" table:style-name="ce4">
            <text:p>61</text:p>
          </table:table-cell>
          <table:table-cell table:style-name="ce4"/>
          <table:table-cell office:value-type="string" table:style-name="ce4">
            <text:p>http://ichef.bbci.co.uk/arts/yourpaintings/images/paintings/raa/large/wmr_raa_03_579_large.jpg</text:p>
          </table:table-cell>
          <table:table-cell office:value-type="string" table:style-name="ce4">
            <text:p>http://www.bbc.co.uk/arts/yourpaintings/paintings/german-girl</text:p>
          </table:table-cell>
          <table:table-cell office:value-type="string" table:style-name="ce4">
            <text:p>wmr_raa_03_579_large.jpg</text:p>
          </table:table-cell>
          <table:table-cell table:number-columns-repeated="16370"/>
        </table:table-row>
        <table:table-row table:number-rows-repeated="1048572" table:style-name="ro5">
          <table:table-cell table:number-columns-repeated="16384"/>
        </table:table-row>
      </table:table>
      <table:table table:name="UCL_Art_Collection" table:style-name="ta5">
        <table:table-column table:style-name="co1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Portrait of a Boy</text:p>
          </table:table-cell>
          <table:table-cell office:value-type="float" office:value="1944" table:style-name="ce4">
            <text:p>1944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UCL Art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7.9" table:style-name="ce4">
            <text:p>27.9</text:p>
          </table:table-cell>
          <table:table-cell office:value-type="float" office:value="21.6" table:style-name="ce4">
            <text:p>21.6</text:p>
          </table:table-cell>
          <table:table-cell table:style-name="ce4"/>
          <table:table-cell office:value-type="string" table:style-name="ce4">
            <text:p>http://ichef.bbci.co.uk/arts/yourpaintings/images/paintings/uclac/large/lducs_uclac_pc5121_large.jpg</text:p>
          </table:table-cell>
          <table:table-cell office:value-type="string" table:style-name="ce4">
            <text:p>http://www.bbc.co.uk/arts/yourpaintings/paintings/portrait-of-a-boy-42574</text:p>
          </table:table-cell>
          <table:table-cell office:value-type="string" table:style-name="ce4">
            <text:p>lducs_uclac_pc5121_large.jpg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Portrait of a Grey-Haired Woman</text:p>
          </table:table-cell>
          <table:table-cell office:value-type="float" office:value="1943" table:style-name="ce4">
            <text:p>194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UCL Art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25.4" table:style-name="ce4">
            <text:p>25.4</text:p>
          </table:table-cell>
          <table:table-cell office:value-type="float" office:value="30.5" table:style-name="ce4">
            <text:p>30.5</text:p>
          </table:table-cell>
          <table:table-cell table:style-name="ce4"/>
          <table:table-cell office:value-type="string" table:style-name="ce4">
            <text:p>http://ichef.bbci.co.uk/arts/yourpaintings/images/paintings/uclac/large/lducs_uclac_pc5125_large.jpg</text:p>
          </table:table-cell>
          <table:table-cell office:value-type="string" table:style-name="ce4">
            <text:p>http://www.bbc.co.uk/arts/yourpaintings/paintings/portrait-of-a-grey-haired-woman-42573</text:p>
          </table:table-cell>
          <table:table-cell office:value-type="string" table:style-name="ce4">
            <text:p>lducs_uclac_pc5125_large.jpg</text:p>
          </table:table-cell>
          <table:table-cell table:number-columns-repeated="16370"/>
        </table:table-row>
        <table:table-row table:number-rows-repeated="1048573" table:style-name="ro5">
          <table:table-cell table:number-columns-repeated="16384"/>
        </table:table-row>
      </table:table>
      <table:table table:name="Bangor_University" table:style-name="ta3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Hills above Nant Peri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ant Peris</text:p>
          </table:table-cell>
          <table:table-cell office:value-type="string" table:style-name="ce4">
            <text:p>53° 6' 19.4862"</text:p>
          </table:table-cell>
          <table:table-cell office:value-type="string" table:style-name="ce4">
            <text:p>-4° 5' 8.4366"</text:p>
          </table:table-cell>
          <table:table-cell office:value-type="float" office:value="125" table:style-name="ce4">
            <text:p>125</text:p>
          </table:table-cell>
          <table:table-cell office:value-type="float" office:value="94.4" table:style-name="ce4">
            <text:p>94.4</text:p>
          </table:table-cell>
          <table:table-cell office:value-type="float" office:value="11800" table:style-name="ce4">
            <text:p>11800</text:p>
          </table:table-cell>
          <table:table-cell office:value-type="string" table:style-name="ce4">
            <text:p>http://www.bbc.co.uk/arts/yourpaintings/paintings/hills-above-nant-peris-177969</text:p>
          </table:table-cell>
          <table:table-cell office:value-type="string" table:style-name="ce4">
            <text:p>nwm_bu_ol00225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Hugh Thomas, Portrait of a Farmer</text:p>
          </table:table-cell>
          <table:table-cell office:value-type="float" office:value="1950" table:style-name="ce4">
            <text:p>1950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49.5" table:style-name="ce4">
            <text:p>49.5</text:p>
          </table:table-cell>
          <table:table-cell office:value-type="float" office:value="59.5" table:style-name="ce4">
            <text:p>59.5</text:p>
          </table:table-cell>
          <table:table-cell office:value-type="float" office:value="2945.25" table:style-name="ce4">
            <text:p>2945.25</text:p>
          </table:table-cell>
          <table:table-cell office:value-type="string" table:style-name="ce4">
            <text:p>http://www.bbc.co.uk/arts/yourpaintings/paintings/hugh-thomas-portrait-of-a-farmer-177962</text:p>
          </table:table-cell>
          <table:table-cell office:value-type="string" table:style-name="ce4">
            <text:p>nwm_bu_op00175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Ponies at Betws Garm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Betws Garmon</text:p>
          </table:table-cell>
          <table:table-cell office:value-type="string" table:style-name="ce4">
            <text:p>N 53° 4' 16''</text:p>
          </table:table-cell>
          <table:table-cell office:value-type="string" table:style-name="ce4">
            <text:p>W 4° 9' 3''</text:p>
          </table:table-cell>
          <table:table-cell office:value-type="float" office:value="119.6" table:style-name="ce4">
            <text:p>119.6</text:p>
          </table:table-cell>
          <table:table-cell office:value-type="float" office:value="89.5" table:style-name="ce4">
            <text:p>89.5</text:p>
          </table:table-cell>
          <table:table-cell office:value-type="float" office:value="10704.2" table:style-name="ce4">
            <text:p>10704.2</text:p>
          </table:table-cell>
          <table:table-cell office:value-type="string" table:style-name="ce4">
            <text:p>http://www.bbc.co.uk/arts/yourpaintings/paintings/ponies-at-betws-garmon-177970</text:p>
          </table:table-cell>
          <table:table-cell office:value-type="string" table:style-name="ce4">
            <text:p>nwm_bu_ol00226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Dyfryn, Ceserea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Ceserea?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6" table:style-name="ce4">
            <text:p>126</text:p>
          </table:table-cell>
          <table:table-cell office:value-type="float" office:value="74" table:style-name="ce4">
            <text:p>74</text:p>
          </table:table-cell>
          <table:table-cell office:value-type="float" office:value="9324" table:style-name="ce4">
            <text:p>9324</text:p>
          </table:table-cell>
          <table:table-cell office:value-type="string" table:style-name="ce4">
            <text:p>http://www.bbc.co.uk/arts/yourpaintings/paintings/dyfryn-cesarea-177963</text:p>
          </table:table-cell>
          <table:table-cell office:value-type="string" table:style-name="ce4">
            <text:p>nwm_bu_ol00227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The Crucifixio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genr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7" table:style-name="ce4">
            <text:p>57</text:p>
          </table:table-cell>
          <table:table-cell office:value-type="float" office:value="125.5" table:style-name="ce4">
            <text:p>125.5</text:p>
          </table:table-cell>
          <table:table-cell office:value-type="float" office:value="7153.5" table:style-name="ce4">
            <text:p>7153.5</text:p>
          </table:table-cell>
          <table:table-cell office:value-type="string" table:style-name="ce4">
            <text:p>http://www.bbc.co.uk/arts/yourpaintings/paintings/the-crucifixion-177971</text:p>
          </table:table-cell>
          <table:table-cell office:value-type="string" table:style-name="ce4">
            <text:p>nwm_bu_op00246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Snowdon from Drws y Coed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Drws y Coed</text:p>
          </table:table-cell>
          <table:table-cell office:value-type="string" table:style-name="ce4">
            <text:p>N 53° 2′ 43″</text:p>
          </table:table-cell>
          <table:table-cell office:value-type="string" table:style-name="ce4">
            <text:p>W 4° 9′ 50″</text:p>
          </table:table-cell>
          <table:table-cell office:value-type="float" office:value="181.6" table:style-name="ce4">
            <text:p>181.6</text:p>
          </table:table-cell>
          <table:table-cell office:value-type="float" office:value="119.8" table:style-name="ce4">
            <text:p>119.8</text:p>
          </table:table-cell>
          <table:table-cell office:value-type="float" office:value="21755.68" table:style-name="ce4">
            <text:p>21755.68</text:p>
          </table:table-cell>
          <table:table-cell office:value-type="string" table:style-name="ce4">
            <text:p>http://www.bbc.co.uk/arts/yourpaintings/paintings/snowdon-from-drws-y-coed-177964</text:p>
          </table:table-cell>
          <table:table-cell office:value-type="string" table:style-name="ce4">
            <text:p>nwm_bu_ol00219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armer on the Mountain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19.8" table:style-name="ce4">
            <text:p>119.8</text:p>
          </table:table-cell>
          <table:table-cell office:value-type="float" office:value="90.1" table:style-name="ce4">
            <text:p>90.1</text:p>
          </table:table-cell>
          <table:table-cell office:value-type="float" office:value="10793.98" table:style-name="ce4">
            <text:p>10793.98</text:p>
          </table:table-cell>
          <table:table-cell office:value-type="string" table:style-name="ce4">
            <text:p>http://www.bbc.co.uk/arts/yourpaintings/paintings/farmer-on-the-mountains-177966</text:p>
          </table:table-cell>
          <table:table-cell office:value-type="string" table:style-name="ce4">
            <text:p>nwm_bu_ol00222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loud and Hills above the Traeth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Traeth</text:p>
          </table:table-cell>
          <table:table-cell office:value-type="string" table:style-name="ce4">
            <text:p>N 53° 15' 0''</text:p>
          </table:table-cell>
          <table:table-cell office:value-type="string" table:style-name="ce4">
            <text:p>W 4° 3' 0''</text:p>
          </table:table-cell>
          <table:table-cell office:value-type="float" office:value="120.4" table:style-name="ce4">
            <text:p>120.4</text:p>
          </table:table-cell>
          <table:table-cell office:value-type="float" office:value="90.5" table:style-name="ce4">
            <text:p>90.5</text:p>
          </table:table-cell>
          <table:table-cell office:value-type="float" office:value="10896.2" table:style-name="ce4">
            <text:p>10896.2</text:p>
          </table:table-cell>
          <table:table-cell office:value-type="string" table:style-name="ce4">
            <text:p>http://www.bbc.co.uk/arts/yourpaintings/paintings/cloud-and-hills-above-the-traeth-177965</text:p>
          </table:table-cell>
          <table:table-cell office:value-type="string" table:style-name="ce4">
            <text:p>nwm_bu_ol00221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louds above Crib Goch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Crib Goch</text:p>
          </table:table-cell>
          <table:table-cell office:value-type="string" table:style-name="ce4">
            <text:p>N 53° 4' 34''</text:p>
          </table:table-cell>
          <table:table-cell office:value-type="string" table:style-name="ce4">
            <text:p>W 4° 3' 17''</text:p>
          </table:table-cell>
          <table:table-cell office:value-type="float" office:value="93.7" table:style-name="ce4">
            <text:p>93.7</text:p>
          </table:table-cell>
          <table:table-cell office:value-type="float" office:value="89.5" table:style-name="ce4">
            <text:p>89.5</text:p>
          </table:table-cell>
          <table:table-cell office:value-type="float" office:value="8386.15" table:style-name="ce4">
            <text:p>8386.15</text:p>
          </table:table-cell>
          <table:table-cell office:value-type="string" table:style-name="ce4">
            <text:p>http://www.bbc.co.uk/arts/yourpaintings/paintings/clouds-above-crib-goch-177967</text:p>
          </table:table-cell>
          <table:table-cell office:value-type="string" table:style-name="ce4">
            <text:p>nwm_bu_ol00223_large.jpg</text:p>
          </table:table-cell>
          <table:table-cell table:number-columns-repeated="16371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Hillside with Sheep Farmer and Dog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Bangor University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unknown</text:p>
          </table:table-cell>
          <table:table-cell office:value-type="float" office:value="125.2" table:style-name="ce4">
            <text:p>125.2</text:p>
          </table:table-cell>
          <table:table-cell office:value-type="float" office:value="74.5" table:style-name="ce4">
            <text:p>74.5</text:p>
          </table:table-cell>
          <table:table-cell office:value-type="float" office:value="9327.4" table:style-name="ce4">
            <text:p>9327.4</text:p>
          </table:table-cell>
          <table:table-cell office:value-type="string" table:style-name="ce4">
            <text:p>http://www.bbc.co.uk/arts/yourpaintings/paintings/hillside-with-sheep-farmer-and-dog-177968</text:p>
          </table:table-cell>
          <table:table-cell office:value-type="string" table:style-name="ce4">
            <text:p>nwm_bu_ol00224_large.jpg</text:p>
          </table:table-cell>
          <table:table-cell table:number-columns-repeated="16371"/>
        </table:table-row>
        <table:table-row table:number-rows-repeated="1048565" table:style-name="ro5">
          <table:table-cell table:number-columns-repeated="16384"/>
        </table:table-row>
      </table:table>
      <table:table table:name="RWF_Regimental_Museum" table:style-name="ta4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office:value-type="string" table:style-name="ce2">
            <text:p>Notes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Fusilier Dean (The Depot, Wrexham, 1948)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75" table:style-name="ce4">
            <text:p>75</text:p>
          </table:table-cell>
          <table:table-cell office:value-type="float" office:value="88" table:style-name="ce4">
            <text:p>88</text:p>
          </table:table-cell>
          <table:table-cell table:style-name="ce4"/>
          <table:table-cell office:value-type="string" table:style-name="ce6">
            <text:p><text:a xlink:href="http://ichef.bbci.co.uk/arts/yourpaintings/images/paintings/rwfm/large/nwm_rwfm_4001_large.jpg">http://ichef.bbci.co.uk/arts/yourpaintings/images/paintings/rwfm/large/nwm_rwfm_4001_large.jpg</text:a></text:p>
          </table:table-cell>
          <table:table-cell office:value-type="string" table:style-name="ce4">
            <text:p>http://www.bbc.co.uk/arts/yourpaintings/paintings/fusilier-dean-the-depot-wrexham-1948-181490</text:p>
          </table:table-cell>
          <table:table-cell office:value-type="string" table:style-name="ce4">
            <text:p>nwm_rwfm_4001_large.jpg</text:p>
          </table:table-cell>
          <table:table-cell office:value-type="string" table:style-name="ce4">
            <text:p>narrative- The Depot, Wrexham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Royal Welchman in Scarlet</text:p>
          </table:table-cell>
          <table:table-cell office:value-type="float" office:value="1948" table:style-name="ce4">
            <text:p>1948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59.6" table:style-name="ce4">
            <text:p>59.6</text:p>
          </table:table-cell>
          <table:table-cell office:value-type="float" office:value="75.3" table:style-name="ce4">
            <text:p>75.3</text:p>
          </table:table-cell>
          <table:table-cell table:style-name="ce4"/>
          <table:table-cell office:value-type="string" table:style-name="ce6">
            <text:p><text:a xlink:href="http://ichef.bbci.co.uk/arts/yourpaintings/images/paintings/rwfm/large/nwm_rwfm_5932_large.jpg">http://ichef.bbci.co.uk/arts/yourpaintings/images/paintings/rwfm/large/nwm_rwfm_5932_large.jpg</text:a></text:p>
          </table:table-cell>
          <table:table-cell office:value-type="string" table:style-name="ce4">
            <text:p>http://www.bbc.co.uk/arts/yourpaintings/paintings/royal-welchman-in-scarlet-181492</text:p>
          </table:table-cell>
          <table:table-cell office:value-type="string" table:style-name="ce4">
            <text:p>nwm_rwfm_5932_large.jpg</text:p>
          </table:table-cell>
          <table:table-cell table:number-columns-repeated="1010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orpral Norman Pritchard, Goat Major, 3rd Battalion</text:p>
          </table:table-cell>
          <table:table-cell office:value-type="float" office:value="1983" table:style-name="ce4">
            <text:p>1983</text:p>
          </table:table-cell>
          <table:table-cell office:value-type="string" table:style-name="ce4">
            <text:p>portrait</text:p>
          </table:table-cell>
          <table:table-cell office:value-type="string" table:style-name="ce4">
            <text:p>RWF Regimental Museum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string" table:style-name="ce4">
            <text:p>n.a.</text:p>
          </table:table-cell>
          <table:table-cell office:value-type="float" office:value="110" table:style-name="ce4">
            <text:p>110</text:p>
          </table:table-cell>
          <table:table-cell office:value-type="float" office:value="112" table:style-name="ce4">
            <text:p>112</text:p>
          </table:table-cell>
          <table:table-cell table:style-name="ce4"/>
          <table:table-cell office:value-type="string" table:style-name="ce6">
            <text:p><text:a xlink:href="http://ichef.bbci.co.uk/arts/yourpaintings/images/paintings/rwfm/large/nwm_rwfm_8999zz_large.jpg">http://ichef.bbci.co.uk/arts/yourpaintings/images/paintings/rwfm/large/nwm_rwfm_8999zz_large.jpg</text:a></text:p>
          </table:table-cell>
          <table:table-cell office:value-type="string" table:style-name="ce4">
            <text:p>http://www.bbc.co.uk/arts/yourpaintings/paintings/corporal-norman-pritchard-goat-major-3rd-battalion-181494</text:p>
          </table:table-cell>
          <table:table-cell office:value-type="string" table:style-name="ce4">
            <text:p>nwm_rwfm_8999zz_large.jpg</text:p>
          </table:table-cell>
          <table:table-cell table:number-columns-repeated="1010" table:style-name="ce4"/>
          <table:table-cell table:number-columns-repeated="15360"/>
        </table:table-row>
        <table:table-row table:number-rows-repeated="1048572" table:style-name="ro5">
          <table:table-cell table:number-columns-repeated="16384"/>
        </table:table-row>
      </table:table>
      <table:table table:name="Gwynedd_Council_Collection" table:style-name="ta4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010" table:style-name="ce4"/>
          <table:table-cell table:number-columns-repeated="1536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5">
            <text:p>Ferm Fynydd Hill Farm (recto)</text:p>
          </table:table-cell>
          <table:table-cell table:number-columns-repeated="2" table:style-name="ce5"/>
          <table:table-cell office:value-type="string" table:style-name="ce5">
            <text:p>Gwynedd Council Collection</text:p>
          </table:table-cell>
          <table:table-cell table:number-columns-repeated="3" table:style-name="ce5"/>
          <table:table-cell office:value-type="float" office:value="151.5" table:style-name="ce5">
            <text:p>151.5</text:p>
          </table:table-cell>
          <table:table-cell office:value-type="float" office:value="75.5" table:style-name="ce5">
            <text:p>75.5</text:p>
          </table:table-cell>
          <table:table-cell office:value-type="float" office:value="11438.25" table:style-name="ce5">
            <text:p>11438.25</text:p>
          </table:table-cell>
          <table:table-cell office:value-type="string" table:style-name="ce6">
            <text:p><text:a xlink:href="http://ichef.bbci.co.uk/arts/yourpaintings/images/paintings/gccc/large/nwm_gccc_gccc13b_large.jpg">http://ichef.bbci.co.uk/arts/yourpaintings/images/paintings/gccc/large/nwm_gccc_gccc13b_large.jpg</text:a></text:p>
          </table:table-cell>
          <table:table-cell office:value-type="string" table:style-name="ce5">
            <text:p>http://www.bbc.co.uk/arts/yourpaintings/paintings/fferm-fynydd-hill-farm-183739</text:p>
          </table:table-cell>
          <table:table-cell office:value-type="string" table:style-name="ce5">
            <text:p>nwm_gccc_gccc13b_large.jpg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5">
            <text:p>Ferm Fynydd Hill Farm (verso)</text:p>
          </table:table-cell>
          <table:table-cell table:number-columns-repeated="2" table:style-name="ce5"/>
          <table:table-cell office:value-type="string" table:style-name="ce5">
            <text:p>Gwynedd Council Collection</text:p>
          </table:table-cell>
          <table:table-cell table:number-columns-repeated="3" table:style-name="ce5"/>
          <table:table-cell office:value-type="float" office:value="151.5" table:style-name="ce5">
            <text:p>151.5</text:p>
          </table:table-cell>
          <table:table-cell office:value-type="float" office:value="75.5" table:style-name="ce5">
            <text:p>75.5</text:p>
          </table:table-cell>
          <table:table-cell office:value-type="float" office:value="11438.25" table:style-name="ce5">
            <text:p>11438.25</text:p>
          </table:table-cell>
          <table:table-cell office:value-type="string" table:style-name="ce6">
            <text:p><text:a xlink:href="http://ichef.bbci.co.uk/arts/yourpaintings/images/paintings/gccc/large/nwm_gccc_gccc13_large.jpg">http://ichef.bbci.co.uk/arts/yourpaintings/images/paintings/gccc/large/nwm_gccc_gccc13_large.jpg</text:a></text:p>
          </table:table-cell>
          <table:table-cell office:value-type="string" table:style-name="ce6">
            <text:p>http://www.bbc.co.uk/arts/yourpaintings/paintings/fferm-fynydd-hill-farm-183740</text:p>
          </table:table-cell>
          <table:table-cell office:value-type="string" table:style-name="ce5">
            <text:p>nwm_gccc_gccc13_large.jpg</text:p>
          </table:table-cell>
          <table:table-cell table:style-name="ce5"/>
          <table:table-cell table:number-columns-repeated="16369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5">
            <text:p>Crib Goch</text:p>
          </table:table-cell>
          <table:table-cell table:number-columns-repeated="2" table:style-name="ce5"/>
          <table:table-cell office:value-type="string" table:style-name="ce5">
            <text:p>Gwynedd Council Collection</text:p>
          </table:table-cell>
          <table:table-cell table:number-columns-repeated="3" table:style-name="ce5"/>
          <table:table-cell office:value-type="float" office:value="122" table:style-name="ce5">
            <text:p>122</text:p>
          </table:table-cell>
          <table:table-cell office:value-type="float" office:value="122" table:style-name="ce5">
            <text:p>122</text:p>
          </table:table-cell>
          <table:table-cell office:value-type="float" office:value="14884" table:style-name="ce5">
            <text:p>14884</text:p>
          </table:table-cell>
          <table:table-cell office:value-type="string" table:style-name="ce6">
            <text:p><text:a xlink:href="http://ichef.bbci.co.uk/arts/yourpaintings/images/paintings/gccc/large/nwm_gccc_gccc009_large.jpg">http://ichef.bbci.co.uk/arts/yourpaintings/images/paintings/gccc/large/nwm_gccc_gccc009_large.jpg</text:a></text:p>
          </table:table-cell>
          <table:table-cell office:value-type="string" table:style-name="ce6">
            <text:p>http://www.bbc.co.uk/arts/yourpaintings/paintings/crib-goch-183743</text:p>
          </table:table-cell>
          <table:table-cell office:value-type="string" table:style-name="ce5">
            <text:p>nwm_gccc_gccc009_large.jpg</text:p>
          </table:table-cell>
          <table:table-cell table:style-name="ce5"/>
          <table:table-cell table:number-columns-repeated="16369"/>
        </table:table-row>
        <table:table-row table:number-rows-repeated="1048572" table:style-name="ro5">
          <table:table-cell table:number-columns-repeated="16384"/>
        </table:table-row>
      </table:table>
      <table:table table:name="Newport_Museum_and_Art_Gallery" table:style-name="ta3">
        <table:table-column table:style-name="co6" table:number-columns-repeated="1024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2">
            <text:p>Author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Genre</text:p>
          </table:table-cell>
          <table:table-cell office:value-type="string" table:style-name="ce2">
            <text:p>Collection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office:value-type="string" table:style-name="ce2">
            <text:p>Width (cm)</text:p>
          </table:table-cell>
          <table:table-cell office:value-type="string" table:style-name="ce2">
            <text:p>Height (cm)</text:p>
          </table:table-cell>
          <table:table-cell office:value-type="string" table:style-name="ce2">
            <text:p>Area (cm2)</text:p>
          </table:table-cell>
          <table:table-cell office:value-type="string" table:style-name="ce2">
            <text:p>image</text:p>
          </table:table-cell>
          <table:table-cell office:value-type="string" table:style-name="ce2">
            <text:p>Image location</text:p>
          </table:table-cell>
          <table:table-cell office:value-type="string" table:style-name="ce2">
            <text:p>File name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rib Coch and Llanberis Pass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ewport Museum and Art Gallery</text:p>
          </table:table-cell>
          <table:table-cell table:number-columns-repeated="3" table:style-name="ce4"/>
          <table:table-cell office:value-type="float" office:value="152.4" table:style-name="ce4">
            <text:p>152.4</text:p>
          </table:table-cell>
          <table:table-cell office:value-type="float" office:value="75.599999999999994" table:style-name="ce4">
            <text:p>75.6</text:p>
          </table:table-cell>
          <table:table-cell table:style-name="ce4"/>
          <table:table-cell office:value-type="string" table:style-name="ce4">
            <text:p>http://ichef.bbci.co.uk/arts/yourpaintings/images/paintings/npmag/large/sw_npmag_1960_1_large.jpg</text:p>
          </table:table-cell>
          <table:table-cell office:value-type="string" table:style-name="ce4">
            <text:p>http://www.bbc.co.uk/arts/yourpaintings/paintings/crib-coch-and-llanberis-pass-156150</text:p>
          </table:table-cell>
          <table:table-cell office:value-type="string" table:style-name="ce4">
            <text:p>sw_npmag_1960_1_large.jpg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Williams, Kyffin</text:p>
          </table:table-cell>
          <table:table-cell office:value-type="string" table:style-name="ce4">
            <text:p>Cwm Pennant</text:p>
          </table:table-cell>
          <table:table-cell office:value-type="string" table:style-name="ce4">
            <text:p>unknown</text:p>
          </table:table-cell>
          <table:table-cell office:value-type="string" table:style-name="ce4">
            <text:p>landscape</text:p>
          </table:table-cell>
          <table:table-cell office:value-type="string" table:style-name="ce4">
            <text:p>Newport Museum and Art Gallery</text:p>
          </table:table-cell>
          <table:table-cell table:number-columns-repeated="3" table:style-name="ce4"/>
          <table:table-cell office:value-type="float" office:value="67.2" table:style-name="ce4">
            <text:p>67.2</text:p>
          </table:table-cell>
          <table:table-cell office:value-type="float" office:value="50" table:style-name="ce4">
            <text:p>50</text:p>
          </table:table-cell>
          <table:table-cell table:style-name="ce4"/>
          <table:table-cell office:value-type="string" table:style-name="ce4">
            <text:p>http://ichef.bbci.co.uk/arts/yourpaintings/images/paintings/npmag/large/sw_npmag_1953_78_large.jpg</text:p>
          </table:table-cell>
          <table:table-cell office:value-type="string" table:style-name="ce4">
            <text:p>http://www.bbc.co.uk/arts/yourpaintings/paintings/cwm-pennant-156105</text:p>
          </table:table-cell>
          <table:table-cell office:value-type="string" table:style-name="ce4">
            <text:p>sw_npmag_1953_78_large.jpg</text:p>
          </table:table-cell>
          <table:table-cell table:number-columns-repeated="16370"/>
        </table:table-row>
        <table:table-row table:number-rows-repeated="1048573" table:style-name="ro5">
          <table:table-cell table:number-columns-repeated="16384"/>
        </table:table-row>
      </table:table>
      <table:database-ranges>
        <table:database-range table:target-range-address="NLW.A1:NLW.N275" table:name="__Anonymous_Sheet_DB__0">
          <table:sort>
            <table:sort-by table:field-number="3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1" style:font-name-asian="Arial11" style:font-name-complex="Arial1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1" style:font-name-asian="Arial11" style:font-name-complex="Arial1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1" style:font-name-asian="Arial11" style:font-name-complex="Arial1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36">
      <style:table-cell-properties style:vertical-align="automatic" fo:background-color="transparent"/>
      <style:text-properties fo:color="#0000FF" style:font-name="Arial11" style:font-name-asian="Arial11" style:font-name-complex="Arial1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6">
      <style:table-cell-properties style:vertical-align="automatic" fo:background-color="transparent"/>
      <style:text-properties style:font-name="Arial11" style:font-name-asian="Arial11" style:font-name-complex="Arial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7">
      <style:table-cell-properties style:vertical-align="automatic" fo:background-color="transparent"/>
      <style:text-properties style:font-name="Arial11" style:font-name-asian="Arial11" style:font-name-complex="Arial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4645669291339in" fo:margin-left="0in" fo:margin-right="0in" fo:margin-bottom="0in"/>
      </style:header-style>
      <style:footer-style>
        <style:header-footer-properties fo:min-height="0.634645669291339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1" style:font-name-asian="Arial11" style:font-name-complex="Arial11" fo:font-size="11pt" style:font-size-asian="11pt" style:font-size-complex="11pt"/>
    </style:style>
    <style:style style:name="T2" style:family="text">
      <style:text-properties fo:color="#000000" style:font-name="Arial11" style:font-name-asian="Arial11" style:font-name-complex="Arial11" fo:font-size="11pt" style:font-size-asian="11pt" style:font-size-complex="11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gdr</dc:creator>
    <meta:creation-date>2012-09-03T15:54:56Z</meta:creation-date>
    <dc:date>2012-09-26T09:53:15Z</dc:date>
    <meta:editing-cycles>5</meta:editing-cycles>
    <meta:editing-duration>PT10264S</meta:editing-duration>
  </office:meta>
</office:document-meta>
</file>